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86mm"/>
    </style:style>
    <style:style style:name="co7" style:family="table-column">
      <style:table-column-properties fo:break-before="auto" style:column-width="27.9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ff66" fo:border="0.06pt solid #000000"/>
    </style:style>
    <style:style style:name="ce7" style:family="table-cell" style:parent-style-name="Default">
      <style:table-cell-properties fo:background-color="#ccff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ff66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ccff66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ffff99" fo:border="0.06pt solid #000000"/>
    </style:style>
    <style:style style:name="ce14" style:family="table-cell" style:parent-style-name="Default" style:data-style-name="N4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4">
      <style:table-cell-properties fo:background-color="#ffff99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4">
      <style:table-cell-properties fo:background-color="#ffff99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cc00" fo:border="0.06pt solid #000000"/>
    </style:style>
    <style:style style:name="ce19" style:family="table-cell" style:parent-style-name="Default">
      <style:table-cell-properties fo:background-color="#ffcc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cc00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cc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ff" fo:border="0.06pt solid #000000"/>
    </style:style>
    <style:style style:name="ce23" style:family="table-cell" style:parent-style-name="Default">
      <style:table-cell-properties fo:background-color="#99fff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99ffff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10"/>
        <table:table-column table:style-name="co2" table:default-cell-style-name="ce13"/>
        <table:table-column table:style-name="co2" table:default-cell-style-name="ce10"/>
        <table:table-column table:style-name="co2" table:default-cell-style-name="ce13"/>
        <table:table-column table:style-name="co2" table:default-cell-style-name="ce10"/>
        <table:table-column table:style-name="co2" table:default-cell-style-name="ce1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22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SPEC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style-name="ce2" office:value-type="string" calcext:value-type="string">
            <text:p>NumInsts</text:p>
          </table:table-cell>
          <table:table-cell table:style-name="ce2" office:value-type="string" calcext:value-type="string">
            <text:p>Tim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FP2006/433.milc/433.milc</text:p>
          </table:table-cell>
          <table:table-cell office:value-type="float" office:value="812112" calcext:value-type="float">
            <text:p>812112</text:p>
          </table:table-cell>
          <table:table-cell office:value-type="float" office:value="187986" calcext:value-type="float">
            <text:p>187986</text:p>
          </table:table-cell>
          <table:table-cell table:formula="of:=([.C3]/[.B3])*100" office:value-type="float" office:value="23.14779242272" calcext:value-type="float">
            <text:p>23,15</text:p>
          </table:table-cell>
          <table:table-cell office:value-type="float" office:value="264314" calcext:value-type="float">
            <text:p>264314</text:p>
          </table:table-cell>
          <table:table-cell table:formula="of:=([.E3]/[.B3])*100" office:value-type="float" office:value="32.5464960498059" calcext:value-type="float">
            <text:p>32,55</text:p>
          </table:table-cell>
          <table:table-cell office:value-type="float" office:value="362184" calcext:value-type="float">
            <text:p>362184</text:p>
          </table:table-cell>
          <table:table-cell table:formula="of:=([.G3]/[.B3])*100" office:value-type="float" office:value="44.5977894674626" calcext:value-type="float">
            <text:p>44,60</text:p>
          </table:table-cell>
          <table:table-cell office:value-type="float" office:value="8157" calcext:value-type="float">
            <text:p>8157</text:p>
          </table:table-cell>
          <table:table-cell office:value-type="float" office:value="28781" calcext:value-type="float">
            <text:p>28781</text:p>
          </table:table-cell>
          <table:table-cell office:value-type="float" office:value="81083" calcext:value-type="float">
            <text:p>81083</text:p>
          </table:table-cell>
          <table:table-cell office:value-type="float" office:value="26562" calcext:value-type="float">
            <text:p>26562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FP2006/470.lbm/470.lbm</text:p>
          </table:table-cell>
          <table:table-cell table:style-name="ce7" office:value-type="float" office:value="31945" calcext:value-type="float">
            <text:p>31945</text:p>
          </table:table-cell>
          <table:table-cell table:style-name="ce11" office:value-type="float" office:value="11881" calcext:value-type="float">
            <text:p>11881</text:p>
          </table:table-cell>
          <table:table-cell table:style-name="ce14" table:formula="of:=([.C4]/[.B4])*100" office:value-type="float" office:value="37.1920488339333" calcext:value-type="float">
            <text:p>37,19</text:p>
          </table:table-cell>
          <table:table-cell table:style-name="ce11" office:value-type="float" office:value="1888" calcext:value-type="float">
            <text:p>1888</text:p>
          </table:table-cell>
          <table:table-cell table:style-name="ce14" table:formula="of:=([.E4]/[.B4])*100" office:value-type="float" office:value="5.91015808420723" calcext:value-type="float">
            <text:p>5,91</text:p>
          </table:table-cell>
          <table:table-cell table:style-name="ce11" office:value-type="float" office:value="13671" calcext:value-type="float">
            <text:p>13671</text:p>
          </table:table-cell>
          <table:table-cell table:style-name="ce14" table:formula="of:=([.G4]/[.B4])*100" office:value-type="float" office:value="42.7954296447018" calcext:value-type="float">
            <text:p>42,80</text:p>
          </table:table-cell>
          <table:table-cell table:style-name="ce19" office:value-type="float" office:value="1960" calcext:value-type="float">
            <text:p>1960</text:p>
          </table:table-cell>
          <table:table-cell table:style-name="ce19" office:value-type="float" office:value="13924" calcext:value-type="float">
            <text:p>13924</text:p>
          </table:table-cell>
          <table:table-cell table:style-name="ce19" office:value-type="float" office:value="28776" calcext:value-type="float">
            <text:p>28776</text:p>
          </table:table-cell>
          <table:table-cell office:value-type="float" office:value="4248" calcext:value-type="float">
            <text:p>4248</text:p>
          </table:table-cell>
          <table:table-cell office:value-type="string" calcext:value-type="string">
            <text:p>4.000000e+00</text:p>
          </table:table-cell>
          <table:table-cell table:style-name="ce26" table:number-columns-repeated="1011"/>
        </table:table-row>
        <table:table-row table:style-name="ro3">
          <table:table-cell table:style-name="ce3" office:value-type="string" calcext:value-type="string">
            <text:p>CINT2006/401.bzip2/401.bzip2</text:p>
          </table:table-cell>
          <table:table-cell table:style-name="ce7" office:value-type="float" office:value="2476276" calcext:value-type="float">
            <text:p>2476276</text:p>
          </table:table-cell>
          <table:table-cell table:style-name="ce11" office:value-type="float" office:value="571349" calcext:value-type="float">
            <text:p>571349</text:p>
          </table:table-cell>
          <table:table-cell table:style-name="ce14" table:formula="of:=([.C5]/[.B5])*100" office:value-type="float" office:value="23.0729127124763" calcext:value-type="float">
            <text:p>23,07</text:p>
          </table:table-cell>
          <table:table-cell table:style-name="ce11" office:value-type="float" office:value="531311" calcext:value-type="float">
            <text:p>531311</text:p>
          </table:table-cell>
          <table:table-cell table:style-name="ce14" table:formula="of:=([.E5]/[.B5])*100" office:value-type="float" office:value="21.456049325681" calcext:value-type="float">
            <text:p>21,46</text:p>
          </table:table-cell>
          <table:table-cell table:style-name="ce11" office:value-type="float" office:value="661035" calcext:value-type="float">
            <text:p>661035</text:p>
          </table:table-cell>
          <table:table-cell table:style-name="ce14" table:formula="of:=([.G5]/[.B5])*100" office:value-type="float" office:value="26.694722236132" calcext:value-type="float">
            <text:p>26,69</text:p>
          </table:table-cell>
          <table:table-cell table:style-name="ce19" office:value-type="float" office:value="7951" calcext:value-type="float">
            <text:p>7951</text:p>
          </table:table-cell>
          <table:table-cell table:style-name="ce19" office:value-type="float" office:value="243523" calcext:value-type="float">
            <text:p>243523</text:p>
          </table:table-cell>
          <table:table-cell table:style-name="ce19" office:value-type="float" office:value="695279" calcext:value-type="float">
            <text:p>695279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8.000000e+01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CINT2006/403.gcc/403.gcc</text:p>
          </table:table-cell>
          <table:table-cell office:value-type="float" office:value="189306295" calcext:value-type="float">
            <text:p>189306295</text:p>
          </table:table-cell>
          <table:table-cell office:value-type="float" office:value="2799295" calcext:value-type="float">
            <text:p>2799295</text:p>
          </table:table-cell>
          <table:table-cell table:formula="of:=([.C6]/[.B6])*100" office:value-type="float" office:value="1.47871205233825" calcext:value-type="float">
            <text:p>1,48</text:p>
          </table:table-cell>
          <table:table-cell office:value-type="float" office:value="8151009" calcext:value-type="float">
            <text:p>8151009</text:p>
          </table:table-cell>
          <table:table-cell table:formula="of:=([.E6]/[.B6])*100" office:value-type="float" office:value="4.3057252797642" calcext:value-type="float">
            <text:p>4,31</text:p>
          </table:table-cell>
          <table:table-cell office:value-type="float" office:value="8923834" calcext:value-type="float">
            <text:p>8923834</text:p>
          </table:table-cell>
          <table:table-cell table:formula="of:=([.G6]/[.B6])*100" office:value-type="float" office:value="4.71396579812626" calcext:value-type="float">
            <text:p>4,71</text:p>
          </table:table-cell>
          <table:table-cell office:value-type="float" office:value="263152" calcext:value-type="float">
            <text:p>263152</text:p>
          </table:table-cell>
          <table:table-cell office:value-type="float" office:value="3619358" calcext:value-type="float">
            <text:p>3619358</text:p>
          </table:table-cell>
          <table:table-cell office:value-type="float" office:value="7486186" calcext:value-type="float">
            <text:p>7486186</text:p>
          </table:table-cell>
          <table:table-cell office:value-type="float" office:value="918664" calcext:value-type="float">
            <text:p>918664</text:p>
          </table:table-cell>
          <table:table-cell office:value-type="string" calcext:value-type="string">
            <text:p>7.197000e+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INT2006/429.mcf/429.mcf</text:p>
          </table:table-cell>
          <table:table-cell office:value-type="float" office:value="51307" calcext:value-type="float">
            <text:p>51307</text:p>
          </table:table-cell>
          <table:table-cell office:value-type="float" office:value="4522" calcext:value-type="float">
            <text:p>4522</text:p>
          </table:table-cell>
          <table:table-cell table:formula="of:=([.C7]/[.B7])*100" office:value-type="float" office:value="8.81361217767556" calcext:value-type="float">
            <text:p>8,81</text:p>
          </table:table-cell>
          <table:table-cell office:value-type="float" office:value="8144" calcext:value-type="float">
            <text:p>8144</text:p>
          </table:table-cell>
          <table:table-cell table:formula="of:=([.E7]/[.B7])*100" office:value-type="float" office:value="15.8730777476758" calcext:value-type="float">
            <text:p>15,87</text:p>
          </table:table-cell>
          <table:table-cell office:value-type="float" office:value="8889" calcext:value-type="float">
            <text:p>8889</text:p>
          </table:table-cell>
          <table:table-cell table:formula="of:=([.G7]/[.B7])*100" office:value-type="float" office:value="17.3251213284737" calcext:value-type="float">
            <text:p>17,33</text:p>
          </table:table-cell>
          <table:table-cell office:value-type="float" office:value="674" calcext:value-type="float">
            <text:p>674</text:p>
          </table:table-cell>
          <table:table-cell office:value-type="float" office:value="4112" calcext:value-type="float">
            <text:p>4112</text:p>
          </table:table-cell>
          <table:table-cell office:value-type="float" office:value="8353" calcext:value-type="float">
            <text:p>8353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INT2006/445.gobmk/445.gobmk</text:p>
          </table:table-cell>
          <table:table-cell table:style-name="ce7" office:value-type="float" office:value="3544116" calcext:value-type="float">
            <text:p>3544116</text:p>
          </table:table-cell>
          <table:table-cell table:style-name="ce11" office:value-type="float" office:value="852368" calcext:value-type="float">
            <text:p>852368</text:p>
          </table:table-cell>
          <table:table-cell table:style-name="ce14" table:formula="of:=([.C8]/[.B8])*100" office:value-type="float" office:value="24.0502286042556" calcext:value-type="float">
            <text:p>24,05</text:p>
          </table:table-cell>
          <table:table-cell table:style-name="ce11" office:value-type="float" office:value="1705559" calcext:value-type="float">
            <text:p>1705559</text:p>
          </table:table-cell>
          <table:table-cell table:style-name="ce14" table:formula="of:=([.E8]/[.B8])*100" office:value-type="float" office:value="48.1236787960665" calcext:value-type="float">
            <text:p>48,12</text:p>
          </table:table-cell>
          <table:table-cell table:style-name="ce11" office:value-type="float" office:value="2274936" calcext:value-type="float">
            <text:p>2274936</text:p>
          </table:table-cell>
          <table:table-cell table:style-name="ce14" table:formula="of:=([.G8]/[.B8])*100" office:value-type="float" office:value="64.1890953907829" calcext:value-type="float">
            <text:p>64,19</text:p>
          </table:table-cell>
          <table:table-cell table:style-name="ce19" office:value-type="float" office:value="76915" calcext:value-type="float">
            <text:p>76915</text:p>
          </table:table-cell>
          <table:table-cell table:style-name="ce19" office:value-type="float" office:value="329681" calcext:value-type="float">
            <text:p>329681</text:p>
          </table:table-cell>
          <table:table-cell table:style-name="ce19" office:value-type="float" office:value="670747" calcext:value-type="float">
            <text:p>670747</text:p>
          </table:table-cell>
          <table:table-cell office:value-type="float" office:value="162856" calcext:value-type="float">
            <text:p>162856</text:p>
          </table:table-cell>
          <table:table-cell office:value-type="string" calcext:value-type="string">
            <text:p>4.920000e+02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CINT2006/456.hmmer/456.hmmer</text:p>
          </table:table-cell>
          <table:table-cell office:value-type="float" office:value="2785429" calcext:value-type="float">
            <text:p>2785429</text:p>
          </table:table-cell>
          <table:table-cell office:value-type="float" office:value="114576" calcext:value-type="float">
            <text:p>114576</text:p>
          </table:table-cell>
          <table:table-cell table:formula="of:=([.C9]/[.B9])*100" office:value-type="float" office:value="4.11340587033452" calcext:value-type="float">
            <text:p>4,11</text:p>
          </table:table-cell>
          <table:table-cell office:value-type="float" office:value="268667" calcext:value-type="float">
            <text:p>268667</text:p>
          </table:table-cell>
          <table:table-cell table:formula="of:=([.E9]/[.B9])*100" office:value-type="float" office:value="9.6454442026704" calcext:value-type="float">
            <text:p>9,65</text:p>
          </table:table-cell>
          <table:table-cell office:value-type="float" office:value="280452" calcext:value-type="float">
            <text:p>280452</text:p>
          </table:table-cell>
          <table:table-cell table:formula="of:=([.G9]/[.B9])*100" office:value-type="float" office:value="10.0685388139493" calcext:value-type="float">
            <text:p>10,07</text:p>
          </table:table-cell>
          <table:table-cell office:value-type="float" office:value="26197" calcext:value-type="float">
            <text:p>26197</text:p>
          </table:table-cell>
          <table:table-cell office:value-type="float" office:value="98807" calcext:value-type="float">
            <text:p>98807</text:p>
          </table:table-cell>
          <table:table-cell office:value-type="float" office:value="231798" calcext:value-type="float">
            <text:p>231798</text:p>
          </table:table-cell>
          <table:table-cell office:value-type="float" office:value="74881" calcext:value-type="float">
            <text:p>74881</text:p>
          </table:table-cell>
          <table:table-cell office:value-type="string" calcext:value-type="string">
            <text:p>2.2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INT2006/458.sjeng/458.sjeng</text:p>
          </table:table-cell>
          <table:table-cell office:value-type="float" office:value="509472" calcext:value-type="float">
            <text:p>509472</text:p>
          </table:table-cell>
          <table:table-cell office:value-type="float" office:value="18299" calcext:value-type="float">
            <text:p>18299</text:p>
          </table:table-cell>
          <table:table-cell table:formula="of:=([.C10]/[.B10])*100" office:value-type="float" office:value="3.59175774134791" calcext:value-type="float">
            <text:p>3,59</text:p>
          </table:table-cell>
          <table:table-cell office:value-type="float" office:value="371833" calcext:value-type="float">
            <text:p>371833</text:p>
          </table:table-cell>
          <table:table-cell table:formula="of:=([.E10]/[.B10])*100" office:value-type="float" office:value="72.9839912693926" calcext:value-type="float">
            <text:p>72,98</text:p>
          </table:table-cell>
          <table:table-cell office:value-type="float" office:value="375850" calcext:value-type="float">
            <text:p>375850</text:p>
          </table:table-cell>
          <table:table-cell table:formula="of:=([.G10]/[.B10])*100" office:value-type="float" office:value="73.7724546196847" calcext:value-type="float">
            <text:p>73,77</text:p>
          </table:table-cell>
          <table:table-cell office:value-type="float" office:value="12669" calcext:value-type="float">
            <text:p>12669</text:p>
          </table:table-cell>
          <table:table-cell office:value-type="float" office:value="19132" calcext:value-type="float">
            <text:p>19132</text:p>
          </table:table-cell>
          <table:table-cell office:value-type="float" office:value="39138" calcext:value-type="float">
            <text:p>39138</text:p>
          </table:table-cell>
          <table:table-cell office:value-type="float" office:value="30684" calcext:value-type="float">
            <text:p>30684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INT2006/462.libquantum/462.libquantum</text:p>
          </table:table-cell>
          <table:table-cell office:value-type="float" office:value="147146" calcext:value-type="float">
            <text:p>147146</text:p>
          </table:table-cell>
          <table:table-cell office:value-type="float" office:value="5045" calcext:value-type="float">
            <text:p>5045</text:p>
          </table:table-cell>
          <table:table-cell table:formula="of:=([.C11]/[.B11])*100" office:value-type="float" office:value="3.42856754515923" calcext:value-type="float">
            <text:p>3,43</text:p>
          </table:table-cell>
          <table:table-cell office:value-type="float" office:value="76669" calcext:value-type="float">
            <text:p>76669</text:p>
          </table:table-cell>
          <table:table-cell table:formula="of:=([.E11]/[.B11])*100" office:value-type="float" office:value="52.104032729398" calcext:value-type="float">
            <text:p>52,10</text:p>
          </table:table-cell>
          <table:table-cell office:value-type="float" office:value="78181" calcext:value-type="float">
            <text:p>78181</text:p>
          </table:table-cell>
          <table:table-cell table:formula="of:=([.G11]/[.B11])*100" office:value-type="float" office:value="53.1315835972436" calcext:value-type="float">
            <text:p>53,13</text:p>
          </table:table-cell>
          <table:table-cell office:value-type="float" office:value="2208" calcext:value-type="float">
            <text:p>2208</text:p>
          </table:table-cell>
          <table:table-cell office:value-type="float" office:value="4992" calcext:value-type="float">
            <text:p>4992</text:p>
          </table:table-cell>
          <table:table-cell office:value-type="float" office:value="9048" calcext:value-type="float">
            <text:p>9048</text:p>
          </table:table-cell>
          <table:table-cell office:value-type="float" office:value="7608" calcext:value-type="float">
            <text:p>760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INT2006/464.h264ref/464.h264ref</text:p>
          </table:table-cell>
          <table:table-cell office:value-type="float" office:value="19943619" calcext:value-type="float">
            <text:p>19943619</text:p>
          </table:table-cell>
          <table:table-cell office:value-type="float" office:value="254482" calcext:value-type="float">
            <text:p>254482</text:p>
          </table:table-cell>
          <table:table-cell table:formula="of:=([.C12]/[.B12])*100" office:value-type="float" office:value="1.27600712789389" calcext:value-type="float">
            <text:p>1,28</text:p>
          </table:table-cell>
          <table:table-cell office:value-type="float" office:value="2589659" calcext:value-type="float">
            <text:p>2589659</text:p>
          </table:table-cell>
          <table:table-cell table:formula="of:=([.E12]/[.B12])*100" office:value-type="float" office:value="12.9849000825778" calcext:value-type="float">
            <text:p>12,98</text:p>
          </table:table-cell>
          <table:table-cell office:value-type="float" office:value="2647580" calcext:value-type="float">
            <text:p>2647580</text:p>
          </table:table-cell>
          <table:table-cell table:formula="of:=([.G12]/[.B12])*100" office:value-type="float" office:value="13.2753238015628" calcext:value-type="float">
            <text:p>13,28</text:p>
          </table:table-cell>
          <table:table-cell office:value-type="float" office:value="58017" calcext:value-type="float">
            <text:p>58017</text:p>
          </table:table-cell>
          <table:table-cell office:value-type="float" office:value="235934" calcext:value-type="float">
            <text:p>235934</text:p>
          </table:table-cell>
          <table:table-cell office:value-type="float" office:value="579055" calcext:value-type="float">
            <text:p>579055</text:p>
          </table:table-cell>
          <table:table-cell office:value-type="float" office:value="153142" calcext:value-type="float">
            <text:p>153142</text:p>
          </table:table-cell>
          <table:table-cell office:value-type="string" calcext:value-type="string">
            <text:p>1.240000e+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INT2006/473.astar/473.astar</text:p>
          </table:table-cell>
          <table:table-cell office:value-type="float" office:value="95705" calcext:value-type="float">
            <text:p>95705</text:p>
          </table:table-cell>
          <table:table-cell office:value-type="float" office:value="15180" calcext:value-type="float">
            <text:p>15180</text:p>
          </table:table-cell>
          <table:table-cell table:formula="of:=([.C13]/[.B13])*100" office:value-type="float" office:value="15.8612402695784" calcext:value-type="float">
            <text:p>15,86</text:p>
          </table:table-cell>
          <table:table-cell office:value-type="float" office:value="44535" calcext:value-type="float">
            <text:p>44535</text:p>
          </table:table-cell>
          <table:table-cell table:formula="of:=([.E13]/[.B13])*100" office:value-type="float" office:value="46.5336189331801" calcext:value-type="float">
            <text:p>46,53</text:p>
          </table:table-cell>
          <table:table-cell office:value-type="float" office:value="46467" calcext:value-type="float">
            <text:p>46467</text:p>
          </table:table-cell>
          <table:table-cell table:formula="of:=([.G13]/[.B13])*100" office:value-type="float" office:value="48.5523222402173" calcext:value-type="float">
            <text:p>48,55</text:p>
          </table:table-cell>
          <table:table-cell office:value-type="float" office:value="3540" calcext:value-type="float">
            <text:p>3540</text:p>
          </table:table-cell>
          <table:table-cell office:value-type="float" office:value="13616" calcext:value-type="float">
            <text:p>13616</text:p>
          </table:table-cell>
          <table:table-cell office:value-type="float" office:value="29086" calcext:value-type="float">
            <text:p>29086</text:p>
          </table:table-cell>
          <table:table-cell office:value-type="float" office:value="9508" calcext:value-type="float">
            <text:p>950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:.B13])" office:value-type="float" office:value="219703422" calcext:value-type="float">
            <text:p>219703422</text:p>
          </table:table-cell>
          <table:table-cell table:formula="of:=SUM([.C3:.C13])" office:value-type="float" office:value="4834983" calcext:value-type="float">
            <text:p>4834983</text:p>
          </table:table-cell>
          <table:table-cell table:formula="of:=([.C14]/[.B14])*100" office:value-type="float" office:value="2.20068625057647" calcext:value-type="float">
            <text:p>2,20</text:p>
          </table:table-cell>
          <table:table-cell table:formula="of:=SUM([.E3:.E13])" office:value-type="float" office:value="14013588" calcext:value-type="float">
            <text:p>14013588</text:p>
          </table:table-cell>
          <table:table-cell table:formula="of:=([.E14]/[.B14])*100" office:value-type="float" office:value="6.37841134763937" calcext:value-type="float">
            <text:p>6,38</text:p>
          </table:table-cell>
          <table:table-cell table:formula="of:=SUM([.G3:.G13])" office:value-type="float" office:value="15673079" calcext:value-type="float">
            <text:p>15673079</text:p>
          </table:table-cell>
          <table:table-cell table:formula="of:=([.G14]/[.B14])*100" office:value-type="float" office:value="7.13374368834364" calcext:value-type="float">
            <text:p>7,13</text:p>
          </table:table-cell>
          <table:table-cell table:formula="of:=SUM([.I3:.I13])" office:value-type="float" office:value="461440" calcext:value-type="float">
            <text:p>461440</text:p>
          </table:table-cell>
          <table:table-cell table:formula="of:=SUM([.J3:.J13])" office:value-type="float" office:value="4611860" calcext:value-type="float">
            <text:p>4611860</text:p>
          </table:table-cell>
          <table:table-cell table:formula="of:=SUM([.K3:.K13])" office:value-type="float" office:value="9858549" calcext:value-type="float">
            <text:p>9858549</text:p>
          </table:table-cell>
          <table:table-cell table:formula="of:=SUM([.L3:.L13])" office:value-type="float" office:value="1409993" calcext:value-type="float">
            <text:p>1409993</text:p>
          </table:table-cell>
          <table:table-cell table:number-columns-repeated="1012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Test-Suite Multisource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style-name="ce2" office:value-type="string" calcext:value-type="string">
            <text:p>NumInsts</text:p>
          </table:table-cell>
          <table:table-cell table:style-name="ce2" office:value-type="string" calcext:value-type="string">
            <text:p>Tim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C_Sequoia/AMGmk/AMGmk</text:p>
          </table:table-cell>
          <table:table-cell office:value-type="float" office:value="13033" calcext:value-type="float">
            <text:p>13033</text:p>
          </table:table-cell>
          <table:table-cell office:value-type="float" office:value="783" calcext:value-type="float">
            <text:p>783</text:p>
          </table:table-cell>
          <table:table-cell table:formula="of:=([.C18]/[.B18])*100" office:value-type="float" office:value="6.00782628711732" calcext:value-type="float">
            <text:p>6,01</text:p>
          </table:table-cell>
          <table:table-cell office:value-type="float" office:value="1759" calcext:value-type="float">
            <text:p>1759</text:p>
          </table:table-cell>
          <table:table-cell table:formula="of:=([.E18]/[.B18])*100" office:value-type="float" office:value="13.4965088621192" calcext:value-type="float">
            <text:p>13,50</text:p>
          </table:table-cell>
          <table:table-cell office:value-type="float" office:value="2048" calcext:value-type="float">
            <text:p>2048</text:p>
          </table:table-cell>
          <table:table-cell table:formula="of:=([.G18]/[.B18])*100" office:value-type="float" office:value="15.7139568786926" calcext:value-type="float">
            <text:p>15,71</text:p>
          </table:table-cell>
          <table:table-cell office:value-type="float" office:value="1158" calcext:value-type="float">
            <text:p>1158</text:p>
          </table:table-cell>
          <table:table-cell office:value-type="float" office:value="1705" calcext:value-type="float">
            <text:p>1705</text:p>
          </table:table-cell>
          <table:table-cell office:value-type="float" office:value="3888" calcext:value-type="float">
            <text:p>3888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C_Sequoia/CrystalMk/CrystalMk</text:p>
          </table:table-cell>
          <table:table-cell office:value-type="float" office:value="4670" calcext:value-type="float">
            <text:p>4670</text:p>
          </table:table-cell>
          <table:table-cell office:value-type="float" office:value="142" calcext:value-type="float">
            <text:p>142</text:p>
          </table:table-cell>
          <table:table-cell table:formula="of:=([.C19]/[.B19])*100" office:value-type="float" office:value="3.0406852248394" calcext:value-type="float">
            <text:p>3,04</text:p>
          </table:table-cell>
          <table:table-cell office:value-type="float" office:value="2317" calcext:value-type="float">
            <text:p>2317</text:p>
          </table:table-cell>
          <table:table-cell table:formula="of:=([.E19]/[.B19])*100" office:value-type="float" office:value="49.6145610278373" calcext:value-type="float">
            <text:p>49,61</text:p>
          </table:table-cell>
          <table:table-cell office:value-type="float" office:value="2457" calcext:value-type="float">
            <text:p>2457</text:p>
          </table:table-cell>
          <table:table-cell table:formula="of:=([.G19]/[.B19])*100" office:value-type="float" office:value="52.6124197002141" calcext:value-type="float">
            <text:p>52,61</text:p>
          </table:table-cell>
          <table:table-cell office:value-type="float" office:value="302" calcext:value-type="float">
            <text:p>302</text:p>
          </table:table-cell>
          <table:table-cell office:value-type="float" office:value="486" calcext:value-type="float">
            <text:p>486</text:p>
          </table:table-cell>
          <table:table-cell office:value-type="float" office:value="1066" calcext:value-type="float">
            <text:p>106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C_Sequoia/IRSmk/IRSmk</text:p>
          </table:table-cell>
          <table:table-cell office:value-type="float" office:value="28275" calcext:value-type="float">
            <text:p>28275</text:p>
          </table:table-cell>
          <table:table-cell office:value-type="float" office:value="1280" calcext:value-type="float">
            <text:p>1280</text:p>
          </table:table-cell>
          <table:table-cell table:formula="of:=([.C20]/[.B20])*100" office:value-type="float" office:value="4.52696728558798" calcext:value-type="float">
            <text:p>4,53</text:p>
          </table:table-cell>
          <table:table-cell office:value-type="float" office:value="4716" calcext:value-type="float">
            <text:p>4716</text:p>
          </table:table-cell>
          <table:table-cell table:formula="of:=([.E20]/[.B20])*100" office:value-type="float" office:value="16.6790450928382" calcext:value-type="float">
            <text:p>16,68</text:p>
          </table:table-cell>
          <table:table-cell office:value-type="float" office:value="4811" calcext:value-type="float">
            <text:p>4811</text:p>
          </table:table-cell>
          <table:table-cell table:formula="of:=([.G20]/[.B20])*100" office:value-type="float" office:value="17.0150309460654" calcext:value-type="float">
            <text:p>17,02</text:p>
          </table:table-cell>
          <table:table-cell office:value-type="float" office:value="294" calcext:value-type="float">
            <text:p>294</text:p>
          </table:table-cell>
          <table:table-cell office:value-type="float" office:value="1478" calcext:value-type="float">
            <text:p>1478</text:p>
          </table:table-cell>
          <table:table-cell office:value-type="float" office:value="2818" calcext:value-type="float">
            <text:p>2818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CI_Purple/SMG2000/smg2000</text:p>
          </table:table-cell>
          <table:table-cell office:value-type="float" office:value="8639247" calcext:value-type="float">
            <text:p>8639247</text:p>
          </table:table-cell>
          <table:table-cell office:value-type="float" office:value="652743" calcext:value-type="float">
            <text:p>652743</text:p>
          </table:table-cell>
          <table:table-cell table:formula="of:=([.C21]/[.B21])*100" office:value-type="float" office:value="7.55555432088005" calcext:value-type="float">
            <text:p>7,56</text:p>
          </table:table-cell>
          <table:table-cell office:value-type="float" office:value="896284" calcext:value-type="float">
            <text:p>896284</text:p>
          </table:table-cell>
          <table:table-cell table:formula="of:=([.E21]/[.B21])*100" office:value-type="float" office:value="10.3745615792673" calcext:value-type="float">
            <text:p>10,37</text:p>
          </table:table-cell>
          <table:table-cell office:value-type="float" office:value="1056802" calcext:value-type="float">
            <text:p>1056802</text:p>
          </table:table-cell>
          <table:table-cell table:formula="of:=([.G21]/[.B21])*100" office:value-type="float" office:value="12.2325707321483" calcext:value-type="float">
            <text:p>12,23</text:p>
          </table:table-cell>
          <table:table-cell office:value-type="float" office:value="33081" calcext:value-type="float">
            <text:p>33081</text:p>
          </table:table-cell>
          <table:table-cell office:value-type="float" office:value="106344" calcext:value-type="float">
            <text:p>106344</text:p>
          </table:table-cell>
          <table:table-cell office:value-type="float" office:value="249361" calcext:value-type="float">
            <text:p>249361</text:p>
          </table:table-cell>
          <table:table-cell office:value-type="float" office:value="72004" calcext:value-type="float">
            <text:p>72004</text:p>
          </table:table-cell>
          <table:table-cell office:value-type="string" calcext:value-type="string">
            <text:p>1.7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tBench/drop3/drop3</text:p>
          </table:table-cell>
          <table:table-cell office:value-type="float" office:value="1195" calcext:value-type="float">
            <text:p>1195</text:p>
          </table:table-cell>
          <table:table-cell office:value-type="float" office:value="26" calcext:value-type="float">
            <text:p>26</text:p>
          </table:table-cell>
          <table:table-cell table:formula="of:=([.C22]/[.B22])*100" office:value-type="float" office:value="2.17573221757322" calcext:value-type="float">
            <text:p>2,18</text:p>
          </table:table-cell>
          <table:table-cell office:value-type="float" office:value="394" calcext:value-type="float">
            <text:p>394</text:p>
          </table:table-cell>
          <table:table-cell table:formula="of:=([.E22]/[.B22])*100" office:value-type="float" office:value="32.9707112970711" calcext:value-type="float">
            <text:p>32,97</text:p>
          </table:table-cell>
          <table:table-cell office:value-type="float" office:value="396" calcext:value-type="float">
            <text:p>396</text:p>
          </table:table-cell>
          <table:table-cell table:formula="of:=([.G22]/[.B22])*100" office:value-type="float" office:value="33.1380753138075" calcext:value-type="float">
            <text:p>33,14</text:p>
          </table:table-cell>
          <table:table-cell office:value-type="float" office:value="266" calcext:value-type="float">
            <text:p>266</text:p>
          </table:table-cell>
          <table:table-cell office:value-type="float" office:value="193" calcext:value-type="float">
            <text:p>193</text:p>
          </table:table-cell>
          <table:table-cell office:value-type="float" office:value="260" calcext:value-type="float">
            <text:p>26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tBench/five11/five11</text:p>
          </table:table-cell>
          <table:table-cell office:value-type="float" office:value="339" calcext:value-type="float">
            <text:p>339</text:p>
          </table:table-cell>
          <table:table-cell office:value-type="float" office:value="22" calcext:value-type="float">
            <text:p>22</text:p>
          </table:table-cell>
          <table:table-cell table:formula="of:=([.C23]/[.B23])*100" office:value-type="float" office:value="6.48967551622419" calcext:value-type="float">
            <text:p>6,49</text:p>
          </table:table-cell>
          <table:table-cell office:value-type="float" office:value="125" calcext:value-type="float">
            <text:p>125</text:p>
          </table:table-cell>
          <table:table-cell table:formula="of:=([.E23]/[.B23])*100" office:value-type="float" office:value="36.8731563421829" calcext:value-type="float">
            <text:p>36,87</text:p>
          </table:table-cell>
          <table:table-cell office:value-type="float" office:value="135" calcext:value-type="float">
            <text:p>135</text:p>
          </table:table-cell>
          <table:table-cell table:formula="of:=([.G23]/[.B23])*100" office:value-type="float" office:value="39.8230088495575" calcext:value-type="float">
            <text:p>39,82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61" calcext:value-type="float">
            <text:p>16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tBench/uudecode/uudecode</text:p>
          </table:table-cell>
          <table:table-cell office:value-type="float" office:value="605" calcext:value-type="float">
            <text:p>605</text:p>
          </table:table-cell>
          <table:table-cell office:value-type="float" office:value="28" calcext:value-type="float">
            <text:p>28</text:p>
          </table:table-cell>
          <table:table-cell table:formula="of:=([.C24]/[.B24])*100" office:value-type="float" office:value="4.62809917355372" calcext:value-type="float">
            <text:p>4,63</text:p>
          </table:table-cell>
          <table:table-cell office:value-type="float" office:value="289" calcext:value-type="float">
            <text:p>289</text:p>
          </table:table-cell>
          <table:table-cell table:formula="of:=([.E24]/[.B24])*100" office:value-type="float" office:value="47.7685950413223" calcext:value-type="float">
            <text:p>47,77</text:p>
          </table:table-cell>
          <table:table-cell office:value-type="float" office:value="291" calcext:value-type="float">
            <text:p>291</text:p>
          </table:table-cell>
          <table:table-cell table:formula="of:=([.G24]/[.B24])*100" office:value-type="float" office:value="48.099173553719" calcext:value-type="float">
            <text:p>48,10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228" calcext:value-type="float">
            <text:p>22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tBench/uuencode/uuencode</text:p>
          </table:table-cell>
          <table:table-cell office:value-type="float" office:value="905" calcext:value-type="float">
            <text:p>905</text:p>
          </table:table-cell>
          <table:table-cell office:value-type="float" office:value="123" calcext:value-type="float">
            <text:p>123</text:p>
          </table:table-cell>
          <table:table-cell table:formula="of:=([.C25]/[.B25])*100" office:value-type="float" office:value="13.5911602209945" calcext:value-type="float">
            <text:p>13,59</text:p>
          </table:table-cell>
          <table:table-cell office:value-type="float" office:value="340" calcext:value-type="float">
            <text:p>340</text:p>
          </table:table-cell>
          <table:table-cell table:formula="of:=([.E25]/[.B25])*100" office:value-type="float" office:value="37.5690607734807" calcext:value-type="float">
            <text:p>37,57</text:p>
          </table:table-cell>
          <table:table-cell office:value-type="float" office:value="370" calcext:value-type="float">
            <text:p>370</text:p>
          </table:table-cell>
          <table:table-cell table:formula="of:=([.G25]/[.B25])*100" office:value-type="float" office:value="40.8839779005525" calcext:value-type="float">
            <text:p>40,88</text:p>
          </table:table-cell>
          <table:table-cell office:value-type="float" office:value="200" calcext:value-type="float">
            <text:p>200</text:p>
          </table:table-cell>
          <table:table-cell office:value-type="float" office:value="224" calcext:value-type="float">
            <text:p>224</text:p>
          </table:table-cell>
          <table:table-cell office:value-type="float" office:value="441" calcext:value-type="float">
            <text:p>44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et/bullet</text:p>
          </table:table-cell>
          <table:table-cell office:value-type="float" office:value="6185289" calcext:value-type="float">
            <text:p>6185289</text:p>
          </table:table-cell>
          <table:table-cell office:value-type="float" office:value="394941" calcext:value-type="float">
            <text:p>394941</text:p>
          </table:table-cell>
          <table:table-cell table:formula="of:=([.C26]/[.B26])*100" office:value-type="float" office:value="6.3851664813075" calcext:value-type="float">
            <text:p>6,39</text:p>
          </table:table-cell>
          <table:table-cell office:value-type="float" office:value="3188289" calcext:value-type="float">
            <text:p>3188289</text:p>
          </table:table-cell>
          <table:table-cell table:formula="of:=([.E26]/[.B26])*100" office:value-type="float" office:value="51.5463222494535" calcext:value-type="float">
            <text:p>51,55</text:p>
          </table:table-cell>
          <table:table-cell office:value-type="float" office:value="3233754" calcext:value-type="float">
            <text:p>3233754</text:p>
          </table:table-cell>
          <table:table-cell table:formula="of:=([.G26]/[.B26])*100" office:value-type="float" office:value="52.2813727862999" calcext:value-type="float">
            <text:p>52,28</text:p>
          </table:table-cell>
          <table:table-cell office:value-type="float" office:value="52071" calcext:value-type="float">
            <text:p>52071</text:p>
          </table:table-cell>
          <table:table-cell office:value-type="float" office:value="205279" calcext:value-type="float">
            <text:p>205279</text:p>
          </table:table-cell>
          <table:table-cell office:value-type="float" office:value="518998" calcext:value-type="float">
            <text:p>518998</text:p>
          </table:table-cell>
          <table:table-cell office:value-type="float" office:value="157421" calcext:value-type="float">
            <text:p>157421</text:p>
          </table:table-cell>
          <table:table-cell office:value-type="string" calcext:value-type="string">
            <text:p>2.5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hourstones-3.1/fhourstones3.1</text:p>
          </table:table-cell>
          <table:table-cell office:value-type="float" office:value="1661" calcext:value-type="float">
            <text:p>1661</text:p>
          </table:table-cell>
          <table:table-cell office:value-type="float" office:value="66" calcext:value-type="float">
            <text:p>66</text:p>
          </table:table-cell>
          <table:table-cell table:formula="of:=([.C27]/[.B27])*100" office:value-type="float" office:value="3.97350993377483" calcext:value-type="float">
            <text:p>3,97</text:p>
          </table:table-cell>
          <table:table-cell office:value-type="float" office:value="1200" calcext:value-type="float">
            <text:p>1200</text:p>
          </table:table-cell>
          <table:table-cell table:formula="of:=([.E27]/[.B27])*100" office:value-type="float" office:value="72.2456351595424" calcext:value-type="float">
            <text:p>72,25</text:p>
          </table:table-cell>
          <table:table-cell office:value-type="float" office:value="1246" calcext:value-type="float">
            <text:p>1246</text:p>
          </table:table-cell>
          <table:table-cell table:formula="of:=([.G27]/[.B27])*100" office:value-type="float" office:value="75.0150511739916" calcext:value-type="float">
            <text:p>75,02</text:p>
          </table:table-cell>
          <table:table-cell office:value-type="float" office:value="560" calcext:value-type="float">
            <text:p>560</text:p>
          </table:table-cell>
          <table:table-cell office:value-type="float" office:value="447" calcext:value-type="float">
            <text:p>447</text:p>
          </table:table-cell>
          <table:table-cell office:value-type="float" office:value="1046" calcext:value-type="float">
            <text:p>1046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hourstones/fhourstones</text:p>
          </table:table-cell>
          <table:table-cell office:value-type="float" office:value="2115" calcext:value-type="float">
            <text:p>2115</text:p>
          </table:table-cell>
          <table:table-cell office:value-type="float" office:value="70" calcext:value-type="float">
            <text:p>70</text:p>
          </table:table-cell>
          <table:table-cell table:formula="of:=([.C28]/[.B28])*100" office:value-type="float" office:value="3.3096926713948" calcext:value-type="float">
            <text:p>3,31</text:p>
          </table:table-cell>
          <table:table-cell office:value-type="float" office:value="1710" calcext:value-type="float">
            <text:p>1710</text:p>
          </table:table-cell>
          <table:table-cell table:formula="of:=([.E28]/[.B28])*100" office:value-type="float" office:value="80.8510638297872" calcext:value-type="float">
            <text:p>80,85</text:p>
          </table:table-cell>
          <table:table-cell office:value-type="float" office:value="1758" calcext:value-type="float">
            <text:p>1758</text:p>
          </table:table-cell>
          <table:table-cell table:formula="of:=([.G28]/[.B28])*100" office:value-type="float" office:value="83.1205673758865" calcext:value-type="float">
            <text:p>83,12</text:p>
          </table:table-cell>
          <table:table-cell office:value-type="float" office:value="575" calcext:value-type="float">
            <text:p>575</text:p>
          </table:table-cell>
          <table:table-cell office:value-type="float" office:value="481" calcext:value-type="float">
            <text:p>481</text:p>
          </table:table-cell>
          <table:table-cell office:value-type="float" office:value="1010" calcext:value-type="float">
            <text:p>101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eeBench/analyzer/analyzer</text:p>
          </table:table-cell>
          <table:table-cell office:value-type="float" office:value="39883" calcext:value-type="float">
            <text:p>39883</text:p>
          </table:table-cell>
          <table:table-cell office:value-type="float" office:value="728" calcext:value-type="float">
            <text:p>728</text:p>
          </table:table-cell>
          <table:table-cell table:formula="of:=([.C29]/[.B29])*100" office:value-type="float" office:value="1.82533911691698" calcext:value-type="float">
            <text:p>1,83</text:p>
          </table:table-cell>
          <table:table-cell office:value-type="float" office:value="20130" calcext:value-type="float">
            <text:p>20130</text:p>
          </table:table-cell>
          <table:table-cell table:formula="of:=([.E29]/[.B29])*100" office:value-type="float" office:value="50.472632449916" calcext:value-type="float">
            <text:p>50,47</text:p>
          </table:table-cell>
          <table:table-cell office:value-type="float" office:value="20383" calcext:value-type="float">
            <text:p>20383</text:p>
          </table:table-cell>
          <table:table-cell table:formula="of:=([.G29]/[.B29])*100" office:value-type="float" office:value="51.1069879397237" calcext:value-type="float">
            <text:p>51,11</text:p>
          </table:table-cell>
          <table:table-cell office:value-type="float" office:value="724" calcext:value-type="float">
            <text:p>724</text:p>
          </table:table-cell>
          <table:table-cell office:value-type="float" office:value="879" calcext:value-type="float">
            <text:p>879</text:p>
          </table:table-cell>
          <table:table-cell office:value-type="float" office:value="1559" calcext:value-type="float">
            <text:p>1559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eeBench/distray/distray</text:p>
          </table:table-cell>
          <table:table-cell office:value-type="float" office:value="18866" calcext:value-type="float">
            <text:p>18866</text:p>
          </table:table-cell>
          <table:table-cell office:value-type="float" office:value="1176" calcext:value-type="float">
            <text:p>1176</text:p>
          </table:table-cell>
          <table:table-cell table:formula="of:=([.C30]/[.B30])*100" office:value-type="float" office:value="6.23343581045267" calcext:value-type="float">
            <text:p>6,23</text:p>
          </table:table-cell>
          <table:table-cell office:value-type="float" office:value="13133" calcext:value-type="float">
            <text:p>13133</text:p>
          </table:table-cell>
          <table:table-cell table:formula="of:=([.E30]/[.B30])*100" office:value-type="float" office:value="69.6120004240433" calcext:value-type="float">
            <text:p>69,61</text:p>
          </table:table-cell>
          <table:table-cell office:value-type="float" office:value="13310" calcext:value-type="float">
            <text:p>13310</text:p>
          </table:table-cell>
          <table:table-cell table:formula="of:=([.G30]/[.B30])*100" office:value-type="float" office:value="70.5501961200042" calcext:value-type="float">
            <text:p>70,55</text:p>
          </table:table-cell>
          <table:table-cell office:value-type="float" office:value="154" calcext:value-type="float">
            <text:p>154</text:p>
          </table:table-cell>
          <table:table-cell office:value-type="float" office:value="671" calcext:value-type="float">
            <text:p>671</text:p>
          </table:table-cell>
          <table:table-cell office:value-type="float" office:value="1398" calcext:value-type="float">
            <text:p>1398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eeBench/fourinarow/fourinarow</text:p>
          </table:table-cell>
          <table:table-cell office:value-type="float" office:value="2063" calcext:value-type="float">
            <text:p>2063</text:p>
          </table:table-cell>
          <table:table-cell office:value-type="float" office:value="19" calcext:value-type="float">
            <text:p>19</text:p>
          </table:table-cell>
          <table:table-cell table:formula="of:=([.C31]/[.B31])*100" office:value-type="float" office:value="0.920988851187591" calcext:value-type="float">
            <text:p>0,92</text:p>
          </table:table-cell>
          <table:table-cell office:value-type="float" office:value="1531" calcext:value-type="float">
            <text:p>1531</text:p>
          </table:table-cell>
          <table:table-cell table:formula="of:=([.E31]/[.B31])*100" office:value-type="float" office:value="74.2123121667475" calcext:value-type="float">
            <text:p>74,21</text:p>
          </table:table-cell>
          <table:table-cell office:value-type="float" office:value="1549" calcext:value-type="float">
            <text:p>1549</text:p>
          </table:table-cell>
          <table:table-cell table:formula="of:=([.G31]/[.B31])*100" office:value-type="float" office:value="75.0848279205041" calcext:value-type="float">
            <text:p>75,08</text:p>
          </table:table-cell>
          <table:table-cell office:value-type="float" office:value="872" calcext:value-type="float">
            <text:p>872</text:p>
          </table:table-cell>
          <table:table-cell office:value-type="float" office:value="652" calcext:value-type="float">
            <text:p>652</text:p>
          </table:table-cell>
          <table:table-cell office:value-type="float" office:value="1031" calcext:value-type="float">
            <text:p>1031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eeBench/mason/mason</text:p>
          </table:table-cell>
          <table:table-cell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([.C32]/[.B32])*100" office:value-type="float" office:value="18.038570084666" calcext:value-type="float">
            <text:p>18,04</text:p>
          </table:table-cell>
          <table:table-cell office:value-type="float" office:value="3568" calcext:value-type="float">
            <text:p>3568</text:p>
          </table:table-cell>
          <table:table-cell table:formula="of:=([.E32]/[.B32])*100" office:value-type="float" office:value="83.9134524929445" calcext:value-type="float">
            <text:p>83,91</text:p>
          </table:table-cell>
          <table:table-cell office:value-type="float" office:value="3661" calcext:value-type="float">
            <text:p>3661</text:p>
          </table:table-cell>
          <table:table-cell table:formula="of:=([.G32]/[.B32])*100" office:value-type="float" office:value="86.1006585136406" calcext:value-type="float">
            <text:p>86,10</text:p>
          </table:table-cell>
          <table:table-cell office:value-type="float" office:value="219" calcext:value-type="float">
            <text:p>219</text:p>
          </table:table-cell>
          <table:table-cell office:value-type="float" office:value="714" calcext:value-type="float">
            <text:p>714</text:p>
          </table:table-cell>
          <table:table-cell office:value-type="float" office:value="1377" calcext:value-type="float">
            <text:p>1377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eeBench/neural/neural</text:p>
          </table:table-cell>
          <table:table-cell office:value-type="float" office:value="8504" calcext:value-type="float">
            <text:p>8504</text:p>
          </table:table-cell>
          <table:table-cell office:value-type="float" office:value="6" calcext:value-type="float">
            <text:p>6</text:p>
          </table:table-cell>
          <table:table-cell table:formula="of:=([.C33]/[.B33])*100" office:value-type="float" office:value="0.070555032925682" calcext:value-type="float">
            <text:p>0,07</text:p>
          </table:table-cell>
          <table:table-cell office:value-type="float" office:value="2960" calcext:value-type="float">
            <text:p>2960</text:p>
          </table:table-cell>
          <table:table-cell table:formula="of:=([.E33]/[.B33])*100" office:value-type="float" office:value="34.8071495766698" calcext:value-type="float">
            <text:p>34,81</text:p>
          </table:table-cell>
          <table:table-cell office:value-type="float" office:value="2962" calcext:value-type="float">
            <text:p>2962</text:p>
          </table:table-cell>
          <table:table-cell table:formula="of:=([.G33]/[.B33])*100" office:value-type="float" office:value="34.8306679209784" calcext:value-type="float">
            <text:p>34,83</text:p>
          </table:table-cell>
          <table:table-cell office:value-type="float" office:value="432" calcext:value-type="float">
            <text:p>432</text:p>
          </table:table-cell>
          <table:table-cell office:value-type="float" office:value="467" calcext:value-type="float">
            <text:p>467</text:p>
          </table:table-cell>
          <table:table-cell office:value-type="float" office:value="736" calcext:value-type="float">
            <text:p>736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eeBench/pcompress2/pcompress2</text:p>
          </table:table-cell>
          <table:table-cell office:value-type="float" office:value="5318" calcext:value-type="float">
            <text:p>5318</text:p>
          </table:table-cell>
          <table:table-cell office:value-type="float" office:value="48" calcext:value-type="float">
            <text:p>48</text:p>
          </table:table-cell>
          <table:table-cell table:formula="of:=([.C34]/[.B34])*100" office:value-type="float" office:value="0.90259496051147" calcext:value-type="float">
            <text:p>0,90</text:p>
          </table:table-cell>
          <table:table-cell office:value-type="float" office:value="2009" calcext:value-type="float">
            <text:p>2009</text:p>
          </table:table-cell>
          <table:table-cell table:formula="of:=([.E34]/[.B34])*100" office:value-type="float" office:value="37.7773599097405" calcext:value-type="float">
            <text:p>37,78</text:p>
          </table:table-cell>
          <table:table-cell office:value-type="float" office:value="2049" calcext:value-type="float">
            <text:p>2049</text:p>
          </table:table-cell>
          <table:table-cell table:formula="of:=([.G34]/[.B34])*100" office:value-type="float" office:value="38.5295223768334" calcext:value-type="float">
            <text:p>38,53</text:p>
          </table:table-cell>
          <table:table-cell office:value-type="float" office:value="608" calcext:value-type="float">
            <text:p>608</text:p>
          </table:table-cell>
          <table:table-cell office:value-type="float" office:value="470" calcext:value-type="float">
            <text:p>470</text:p>
          </table:table-cell>
          <table:table-cell office:value-type="float" office:value="792" calcext:value-type="float">
            <text:p>792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FreeBench/pifft/pifft</text:p>
          </table:table-cell>
          <table:table-cell table:style-name="ce7" office:value-type="float" office:value="90200" calcext:value-type="float">
            <text:p>90200</text:p>
          </table:table-cell>
          <table:table-cell table:style-name="ce11" office:value-type="float" office:value="26072" calcext:value-type="float">
            <text:p>26072</text:p>
          </table:table-cell>
          <table:table-cell table:style-name="ce14" table:formula="of:=([.C35]/[.B35])*100" office:value-type="float" office:value="28.9046563192905" calcext:value-type="float">
            <text:p>28,90</text:p>
          </table:table-cell>
          <table:table-cell table:style-name="ce11" office:value-type="float" office:value="19866" calcext:value-type="float">
            <text:p>19866</text:p>
          </table:table-cell>
          <table:table-cell table:style-name="ce14" table:formula="of:=([.E35]/[.B35])*100" office:value-type="float" office:value="22.0243902439024" calcext:value-type="float">
            <text:p>22,02</text:p>
          </table:table-cell>
          <table:table-cell table:style-name="ce11" office:value-type="float" office:value="28632" calcext:value-type="float">
            <text:p>28632</text:p>
          </table:table-cell>
          <table:table-cell table:style-name="ce14" table:formula="of:=([.G35]/[.B35])*100" office:value-type="float" office:value="31.7427937915743" calcext:value-type="float">
            <text:p>31,74</text:p>
          </table:table-cell>
          <table:table-cell table:style-name="ce19" office:value-type="float" office:value="3818" calcext:value-type="float">
            <text:p>3818</text:p>
          </table:table-cell>
          <table:table-cell table:style-name="ce19" office:value-type="float" office:value="26919" calcext:value-type="float">
            <text:p>26919</text:p>
          </table:table-cell>
          <table:table-cell table:style-name="ce19" office:value-type="float" office:value="55149" calcext:value-type="float">
            <text:p>55149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1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llubenchmark/llu</text:p>
          </table:table-cell>
          <table:table-cell office:value-type="float" office:value="2119" calcext:value-type="float">
            <text:p>2119</text:p>
          </table:table-cell>
          <table:table-cell office:value-type="float" office:value="67" calcext:value-type="float">
            <text:p>67</text:p>
          </table:table-cell>
          <table:table-cell table:formula="of:=([.C36]/[.B36])*100" office:value-type="float" office:value="3.16186880604059" calcext:value-type="float">
            <text:p>3,16</text:p>
          </table:table-cell>
          <table:table-cell office:value-type="float" office:value="690" calcext:value-type="float">
            <text:p>690</text:p>
          </table:table-cell>
          <table:table-cell table:formula="of:=([.E36]/[.B36])*100" office:value-type="float" office:value="32.5625294950448" calcext:value-type="float">
            <text:p>32,56</text:p>
          </table:table-cell>
          <table:table-cell office:value-type="float" office:value="730" calcext:value-type="float">
            <text:p>730</text:p>
          </table:table-cell>
          <table:table-cell table:formula="of:=([.G36]/[.B36])*100" office:value-type="float" office:value="34.4502123643228" calcext:value-type="float">
            <text:p>34,45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328" calcext:value-type="float">
            <text:p>32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fft/pairlocalalign</text:p>
          </table:table-cell>
          <table:table-cell office:value-type="float" office:value="2648577" calcext:value-type="float">
            <text:p>2648577</text:p>
          </table:table-cell>
          <table:table-cell office:value-type="float" office:value="236869" calcext:value-type="float">
            <text:p>236869</text:p>
          </table:table-cell>
          <table:table-cell table:formula="of:=([.C37]/[.B37])*100" office:value-type="float" office:value="8.94325518948477" calcext:value-type="float">
            <text:p>8,94</text:p>
          </table:table-cell>
          <table:table-cell office:value-type="float" office:value="502196" calcext:value-type="float">
            <text:p>502196</text:p>
          </table:table-cell>
          <table:table-cell table:formula="of:=([.E37]/[.B37])*100" office:value-type="float" office:value="18.9609741381882" calcext:value-type="float">
            <text:p>18,96</text:p>
          </table:table-cell>
          <table:table-cell office:value-type="float" office:value="520703" calcext:value-type="float">
            <text:p>520703</text:p>
          </table:table-cell>
          <table:table-cell table:formula="of:=([.G37]/[.B37])*100" office:value-type="float" office:value="19.6597267136277" calcext:value-type="float">
            <text:p>19,66</text:p>
          </table:table-cell>
          <table:table-cell office:value-type="float" office:value="27811" calcext:value-type="float">
            <text:p>27811</text:p>
          </table:table-cell>
          <table:table-cell office:value-type="float" office:value="104193" calcext:value-type="float">
            <text:p>104193</text:p>
          </table:table-cell>
          <table:table-cell office:value-type="float" office:value="275395" calcext:value-type="float">
            <text:p>275395</text:p>
          </table:table-cell>
          <table:table-cell office:value-type="float" office:value="75979" calcext:value-type="float">
            <text:p>75979</text:p>
          </table:table-cell>
          <table:table-cell office:value-type="string" calcext:value-type="string">
            <text:p>3.6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llocBench/cfrac/cfrac</text:p>
          </table:table-cell>
          <table:table-cell office:value-type="float" office:value="111453" calcext:value-type="float">
            <text:p>111453</text:p>
          </table:table-cell>
          <table:table-cell office:value-type="float" office:value="1251" calcext:value-type="float">
            <text:p>1251</text:p>
          </table:table-cell>
          <table:table-cell table:formula="of:=([.C38]/[.B38])*100" office:value-type="float" office:value="1.12244623294124" calcext:value-type="float">
            <text:p>1,12</text:p>
          </table:table-cell>
          <table:table-cell office:value-type="float" office:value="14656" calcext:value-type="float">
            <text:p>14656</text:p>
          </table:table-cell>
          <table:table-cell table:formula="of:=([.E38]/[.B38])*100" office:value-type="float" office:value="13.1499376418759" calcext:value-type="float">
            <text:p>13,15</text:p>
          </table:table-cell>
          <table:table-cell office:value-type="float" office:value="15403" calcext:value-type="float">
            <text:p>15403</text:p>
          </table:table-cell>
          <table:table-cell table:formula="of:=([.G38]/[.B38])*100" office:value-type="float" office:value="13.8201753205387" calcext:value-type="float">
            <text:p>13,82</text:p>
          </table:table-cell>
          <table:table-cell office:value-type="float" office:value="2340" calcext:value-type="float">
            <text:p>2340</text:p>
          </table:table-cell>
          <table:table-cell office:value-type="float" office:value="2327" calcext:value-type="float">
            <text:p>2327</text:p>
          </table:table-cell>
          <table:table-cell office:value-type="float" office:value="4082" calcext:value-type="float">
            <text:p>4082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llocBench/espresso/espresso</text:p>
          </table:table-cell>
          <table:table-cell office:value-type="float" office:value="796585" calcext:value-type="float">
            <text:p>796585</text:p>
          </table:table-cell>
          <table:table-cell office:value-type="float" office:value="19567" calcext:value-type="float">
            <text:p>19567</text:p>
          </table:table-cell>
          <table:table-cell table:formula="of:=([.C39]/[.B39])*100" office:value-type="float" office:value="2.45636058926543" calcext:value-type="float">
            <text:p>2,46</text:p>
          </table:table-cell>
          <table:table-cell office:value-type="float" office:value="112010" calcext:value-type="float">
            <text:p>112010</text:p>
          </table:table-cell>
          <table:table-cell table:formula="of:=([.E39]/[.B39])*100" office:value-type="float" office:value="14.0612740636592" calcext:value-type="float">
            <text:p>14,06</text:p>
          </table:table-cell>
          <table:table-cell office:value-type="float" office:value="115289" calcext:value-type="float">
            <text:p>115289</text:p>
          </table:table-cell>
          <table:table-cell table:formula="of:=([.G39]/[.B39])*100" office:value-type="float" office:value="14.4729062184199" calcext:value-type="float">
            <text:p>14,47</text:p>
          </table:table-cell>
          <table:table-cell office:value-type="float" office:value="13143" calcext:value-type="float">
            <text:p>13143</text:p>
          </table:table-cell>
          <table:table-cell office:value-type="float" office:value="19456" calcext:value-type="float">
            <text:p>19456</text:p>
          </table:table-cell>
          <table:table-cell office:value-type="float" office:value="37220" calcext:value-type="float">
            <text:p>37220</text:p>
          </table:table-cell>
          <table:table-cell office:value-type="float" office:value="37376" calcext:value-type="float">
            <text:p>37376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llocBench/gs/gs</text:p>
          </table:table-cell>
          <table:table-cell office:value-type="float" office:value="643068" calcext:value-type="float">
            <text:p>643068</text:p>
          </table:table-cell>
          <table:table-cell office:value-type="float" office:value="97421" calcext:value-type="float">
            <text:p>97421</text:p>
          </table:table-cell>
          <table:table-cell table:formula="of:=([.C40]/[.B40])*100" office:value-type="float" office:value="15.1494087717007" calcext:value-type="float">
            <text:p>15,15</text:p>
          </table:table-cell>
          <table:table-cell office:value-type="float" office:value="270769" calcext:value-type="float">
            <text:p>270769</text:p>
          </table:table-cell>
          <table:table-cell table:formula="of:=([.E40]/[.B40])*100" office:value-type="float" office:value="42.105811516045" calcext:value-type="float">
            <text:p>42,11</text:p>
          </table:table-cell>
          <table:table-cell office:value-type="float" office:value="280240" calcext:value-type="float">
            <text:p>280240</text:p>
          </table:table-cell>
          <table:table-cell table:formula="of:=([.G40]/[.B40])*100" office:value-type="float" office:value="43.5785951096929" calcext:value-type="float">
            <text:p>43,58</text:p>
          </table:table-cell>
          <table:table-cell office:value-type="float" office:value="13736" calcext:value-type="float">
            <text:p>13736</text:p>
          </table:table-cell>
          <table:table-cell office:value-type="float" office:value="62260" calcext:value-type="float">
            <text:p>62260</text:p>
          </table:table-cell>
          <table:table-cell office:value-type="float" office:value="141022" calcext:value-type="float">
            <text:p>141022</text:p>
          </table:table-cell>
          <table:table-cell office:value-type="float" office:value="40625" calcext:value-type="float">
            <text:p>40625</text:p>
          </table:table-cell>
          <table:table-cell office:value-type="string" calcext:value-type="string">
            <text:p>3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01-qbsort/qbsort</text:p>
          </table:table-cell>
          <table:table-cell office:value-type="float" office:value="3351" calcext:value-type="float">
            <text:p>3351</text:p>
          </table:table-cell>
          <table:table-cell office:value-type="float" office:value="73" calcext:value-type="float">
            <text:p>73</text:p>
          </table:table-cell>
          <table:table-cell table:formula="of:=([.C41]/[.B41])*100" office:value-type="float" office:value="2.17845419277827" calcext:value-type="float">
            <text:p>2,18</text:p>
          </table:table-cell>
          <table:table-cell office:value-type="float" office:value="713" calcext:value-type="float">
            <text:p>713</text:p>
          </table:table-cell>
          <table:table-cell table:formula="of:=([.E41]/[.B41])*100" office:value-type="float" office:value="21.2772306774097" calcext:value-type="float">
            <text:p>21,28</text:p>
          </table:table-cell>
          <table:table-cell office:value-type="float" office:value="747" calcext:value-type="float">
            <text:p>747</text:p>
          </table:table-cell>
          <table:table-cell table:formula="of:=([.G41]/[.B41])*100" office:value-type="float" office:value="22.2918531781558" calcext:value-type="float">
            <text:p>22,29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office:value-type="float" office:value="263" calcext:value-type="float">
            <text:p>26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03-testtrie/testtrie</text:p>
          </table:table-cell>
          <table:table-cell office:value-type="float" office:value="1142" calcext:value-type="float">
            <text:p>1142</text:p>
          </table:table-cell>
          <table:table-cell office:value-type="float" office:value="91" calcext:value-type="float">
            <text:p>91</text:p>
          </table:table-cell>
          <table:table-cell table:formula="of:=([.C42]/[.B42])*100" office:value-type="float" office:value="7.96847635726795" calcext:value-type="float">
            <text:p>7,97</text:p>
          </table:table-cell>
          <table:table-cell office:value-type="float" office:value="173" calcext:value-type="float">
            <text:p>173</text:p>
          </table:table-cell>
          <table:table-cell table:formula="of:=([.E42]/[.B42])*100" office:value-type="float" office:value="15.1488616462347" calcext:value-type="float">
            <text:p>15,15</text:p>
          </table:table-cell>
          <table:table-cell office:value-type="float" office:value="194" calcext:value-type="float">
            <text:p>194</text:p>
          </table:table-cell>
          <table:table-cell table:formula="of:=([.G42]/[.B42])*100" office:value-type="float" office:value="16.9877408056042" calcext:value-type="float">
            <text:p>16,99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217" calcext:value-type="float">
            <text:p>21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04-bisect/bisect</text:p>
          </table:table-cell>
          <table:table-cell office:value-type="float" office:value="2069" calcext:value-type="float">
            <text:p>2069</text:p>
          </table:table-cell>
          <table:table-cell office:value-type="float" office:value="38" calcext:value-type="float">
            <text:p>38</text:p>
          </table:table-cell>
          <table:table-cell table:formula="of:=([.C43]/[.B43])*100" office:value-type="float" office:value="1.83663605606573" calcext:value-type="float">
            <text:p>1,84</text:p>
          </table:table-cell>
          <table:table-cell office:value-type="float" office:value="944" calcext:value-type="float">
            <text:p>944</text:p>
          </table:table-cell>
          <table:table-cell table:formula="of:=([.E43]/[.B43])*100" office:value-type="float" office:value="45.6259062348961" calcext:value-type="float">
            <text:p>45,63</text:p>
          </table:table-cell>
          <table:table-cell office:value-type="float" office:value="980" calcext:value-type="float">
            <text:p>980</text:p>
          </table:table-cell>
          <table:table-cell table:formula="of:=([.G43]/[.B43])*100" office:value-type="float" office:value="47.3658772353794" calcext:value-type="float">
            <text:p>47,37</text:p>
          </table:table-cell>
          <table:table-cell office:value-type="float" office:value="149" calcext:value-type="float">
            <text:p>149</text:p>
          </table:table-cell>
          <table:table-cell office:value-type="float" office:value="196" calcext:value-type="float">
            <text:p>196</text:p>
          </table:table-cell>
          <table:table-cell office:value-type="float" office:value="363" calcext:value-type="float">
            <text:p>36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05-eks/eks</text:p>
          </table:table-cell>
          <table:table-cell office:value-type="float" office:value="8542" calcext:value-type="float">
            <text:p>8542</text:p>
          </table:table-cell>
          <table:table-cell office:value-type="float" office:value="92" calcext:value-type="float">
            <text:p>92</text:p>
          </table:table-cell>
          <table:table-cell table:formula="of:=([.C44]/[.B44])*100" office:value-type="float" office:value="1.07703114024819" calcext:value-type="float">
            <text:p>1,08</text:p>
          </table:table-cell>
          <table:table-cell office:value-type="float" office:value="1384" calcext:value-type="float">
            <text:p>1384</text:p>
          </table:table-cell>
          <table:table-cell table:formula="of:=([.E44]/[.B44])*100" office:value-type="float" office:value="16.2022945446031" calcext:value-type="float">
            <text:p>16,20</text:p>
          </table:table-cell>
          <table:table-cell office:value-type="float" office:value="1462" calcext:value-type="float">
            <text:p>1462</text:p>
          </table:table-cell>
          <table:table-cell table:formula="of:=([.G44]/[.B44])*100" office:value-type="float" office:value="17.1154296417701" calcext:value-type="float">
            <text:p>17,12</text:p>
          </table:table-cell>
          <table:table-cell office:value-type="float" office:value="699" calcext:value-type="float">
            <text:p>699</text:p>
          </table:table-cell>
          <table:table-cell office:value-type="float" office:value="909" calcext:value-type="float">
            <text:p>909</text:p>
          </table:table-cell>
          <table:table-cell office:value-type="float" office:value="1903" calcext:value-type="float">
            <text:p>1903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08-main/main</text:p>
          </table:table-cell>
          <table:table-cell office:value-type="float" office:value="19941" calcext:value-type="float">
            <text:p>19941</text:p>
          </table:table-cell>
          <table:table-cell office:value-type="float" office:value="3621" calcext:value-type="float">
            <text:p>3621</text:p>
          </table:table-cell>
          <table:table-cell table:formula="of:=([.C45]/[.B45])*100" office:value-type="float" office:value="18.1585677749361" calcext:value-type="float">
            <text:p>18,16</text:p>
          </table:table-cell>
          <table:table-cell office:value-type="float" office:value="8800" calcext:value-type="float">
            <text:p>8800</text:p>
          </table:table-cell>
          <table:table-cell table:formula="of:=([.E45]/[.B45])*100" office:value-type="float" office:value="44.1301840429266" calcext:value-type="float">
            <text:p>44,13</text:p>
          </table:table-cell>
          <table:table-cell office:value-type="float" office:value="9464" calcext:value-type="float">
            <text:p>9464</text:p>
          </table:table-cell>
          <table:table-cell table:formula="of:=([.G45]/[.B45])*100" office:value-type="float" office:value="47.4600070207111" calcext:value-type="float">
            <text:p>47,46</text:p>
          </table:table-cell>
          <table:table-cell office:value-type="float" office:value="326" calcext:value-type="float">
            <text:p>326</text:p>
          </table:table-cell>
          <table:table-cell office:value-type="float" office:value="1879" calcext:value-type="float">
            <text:p>1879</text:p>
          </table:table-cell>
          <table:table-cell office:value-type="float" office:value="4360" calcext:value-type="float">
            <text:p>4360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09-vor/vor</text:p>
          </table:table-cell>
          <table:table-cell office:value-type="float" office:value="71431" calcext:value-type="float">
            <text:p>71431</text:p>
          </table:table-cell>
          <table:table-cell office:value-type="float" office:value="3500" calcext:value-type="float">
            <text:p>3500</text:p>
          </table:table-cell>
          <table:table-cell table:formula="of:=([.C46]/[.B46])*100" office:value-type="float" office:value="4.89983340566421" calcext:value-type="float">
            <text:p>4,90</text:p>
          </table:table-cell>
          <table:table-cell office:value-type="float" office:value="36838" calcext:value-type="float">
            <text:p>36838</text:p>
          </table:table-cell>
          <table:table-cell table:formula="of:=([.E46]/[.B46])*100" office:value-type="float" office:value="51.5714465708166" calcext:value-type="float">
            <text:p>51,57</text:p>
          </table:table-cell>
          <table:table-cell office:value-type="float" office:value="38065" calcext:value-type="float">
            <text:p>38065</text:p>
          </table:table-cell>
          <table:table-cell table:formula="of:=([.G46]/[.B46])*100" office:value-type="float" office:value="53.2891881676023" calcext:value-type="float">
            <text:p>53,29</text:p>
          </table:table-cell>
          <table:table-cell office:value-type="float" office:value="771" calcext:value-type="float">
            <text:p>771</text:p>
          </table:table-cell>
          <table:table-cell office:value-type="float" office:value="1872" calcext:value-type="float">
            <text:p>1872</text:p>
          </table:table-cell>
          <table:table-cell office:value-type="float" office:value="3765" calcext:value-type="float">
            <text:p>3765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12-IOtest/iotest</text:p>
          </table:table-cell>
          <table:table-cell office:value-type="float" office:value="491" calcext:value-type="float">
            <text:p>491</text:p>
          </table:table-cell>
          <table:table-cell office:value-type="float" office:value="141" calcext:value-type="float">
            <text:p>141</text:p>
          </table:table-cell>
          <table:table-cell table:formula="of:=([.C47]/[.B47])*100" office:value-type="float" office:value="28.7169042769857" calcext:value-type="float">
            <text:p>28,72</text:p>
          </table:table-cell>
          <table:table-cell office:value-type="float" office:value="415" calcext:value-type="float">
            <text:p>415</text:p>
          </table:table-cell>
          <table:table-cell table:formula="of:=([.E47]/[.B47])*100" office:value-type="float" office:value="84.5213849287169" calcext:value-type="float">
            <text:p>84,52</text:p>
          </table:table-cell>
          <table:table-cell office:value-type="float" office:value="439" calcext:value-type="float">
            <text:p>439</text:p>
          </table:table-cell>
          <table:table-cell table:formula="of:=([.G47]/[.B47])*100" office:value-type="float" office:value="89.4093686354379" calcext:value-type="float">
            <text:p>89,41</text:p>
          </table:table-cell>
          <table:table-cell office:value-type="float" office:value="182" calcext:value-type="float">
            <text:p>182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15-trie/trie</text:p>
          </table:table-cell>
          <table:table-cell office:value-type="float" office:value="940" calcext:value-type="float">
            <text:p>940</text:p>
          </table:table-cell>
          <table:table-cell office:value-type="float" office:value="158" calcext:value-type="float">
            <text:p>158</text:p>
          </table:table-cell>
          <table:table-cell table:formula="of:=([.C48]/[.B48])*100" office:value-type="float" office:value="16.8085106382979" calcext:value-type="float">
            <text:p>16,81</text:p>
          </table:table-cell>
          <table:table-cell office:value-type="float" office:value="283" calcext:value-type="float">
            <text:p>283</text:p>
          </table:table-cell>
          <table:table-cell table:formula="of:=([.E48]/[.B48])*100" office:value-type="float" office:value="30.1063829787234" calcext:value-type="float">
            <text:p>30,11</text:p>
          </table:table-cell>
          <table:table-cell office:value-type="float" office:value="313" calcext:value-type="float">
            <text:p>313</text:p>
          </table:table-cell>
          <table:table-cell table:formula="of:=([.G48]/[.B48])*100" office:value-type="float" office:value="33.2978723404255" calcext:value-type="float">
            <text:p>33,30</text:p>
          </table:table-cell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 office:value-type="float" office:value="239" calcext:value-type="float">
            <text:p>23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17-bintr/bintr</text:p>
          </table:table-cell>
          <table:table-cell office:value-type="float" office:value="764" calcext:value-type="float">
            <text:p>764</text:p>
          </table:table-cell>
          <table:table-cell office:value-type="float" office:value="69" calcext:value-type="float">
            <text:p>69</text:p>
          </table:table-cell>
          <table:table-cell table:formula="of:=([.C49]/[.B49])*100" office:value-type="float" office:value="9.03141361256544" calcext:value-type="float">
            <text:p>9,03</text:p>
          </table:table-cell>
          <table:table-cell office:value-type="float" office:value="318" calcext:value-type="float">
            <text:p>318</text:p>
          </table:table-cell>
          <table:table-cell table:formula="of:=([.E49]/[.B49])*100" office:value-type="float" office:value="41.6230366492147" calcext:value-type="float">
            <text:p>41,62</text:p>
          </table:table-cell>
          <table:table-cell office:value-type="float" office:value="340" calcext:value-type="float">
            <text:p>340</text:p>
          </table:table-cell>
          <table:table-cell table:formula="of:=([.G49]/[.B49])*100" office:value-type="float" office:value="44.5026178010471" calcext:value-type="float">
            <text:p>44,50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96" calcext:value-type="float">
            <text:p>19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Cat/18-imp/imp</text:p>
          </table:table-cell>
          <table:table-cell office:value-type="float" office:value="30395" calcext:value-type="float">
            <text:p>30395</text:p>
          </table:table-cell>
          <table:table-cell office:value-type="float" office:value="2799" calcext:value-type="float">
            <text:p>2799</text:p>
          </table:table-cell>
          <table:table-cell table:formula="of:=([.C50]/[.B50])*100" office:value-type="float" office:value="9.20875143938148" calcext:value-type="float">
            <text:p>9,21</text:p>
          </table:table-cell>
          <table:table-cell office:value-type="float" office:value="6402" calcext:value-type="float">
            <text:p>6402</text:p>
          </table:table-cell>
          <table:table-cell table:formula="of:=([.E50]/[.B50])*100" office:value-type="float" office:value="21.0626747820365" calcext:value-type="float">
            <text:p>21,06</text:p>
          </table:table-cell>
          <table:table-cell office:value-type="float" office:value="6878" calcext:value-type="float">
            <text:p>6878</text:p>
          </table:table-cell>
          <table:table-cell table:formula="of:=([.G50]/[.B50])*100" office:value-type="float" office:value="22.6287218292482" calcext:value-type="float">
            <text:p>22,63</text:p>
          </table:table-cell>
          <table:table-cell office:value-type="float" office:value="1113" calcext:value-type="float">
            <text:p>1113</text:p>
          </table:table-cell>
          <table:table-cell office:value-type="float" office:value="3292" calcext:value-type="float">
            <text:p>3292</text:p>
          </table:table-cell>
          <table:table-cell office:value-type="float" office:value="6521" calcext:value-type="float">
            <text:p>6521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diabench/adpcm/rawcaudio/rawcaudio</text:p>
          </table:table-cell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formula="of:=([.C51]/[.B51])*100" office:value-type="float" office:value="6.2874251497006" calcext:value-type="float">
            <text:p>6,29</text:p>
          </table:table-cell>
          <table:table-cell office:value-type="float" office:value="60" calcext:value-type="float">
            <text:p>60</text:p>
          </table:table-cell>
          <table:table-cell table:formula="of:=([.E51]/[.B51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51]/[.B51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diabench/adpcm/rawdaudio/rawdaudio</text:p>
          </table:table-cell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formula="of:=([.C52]/[.B52])*100" office:value-type="float" office:value="6.2874251497006" calcext:value-type="float">
            <text:p>6,29</text:p>
          </table:table-cell>
          <table:table-cell office:value-type="float" office:value="60" calcext:value-type="float">
            <text:p>60</text:p>
          </table:table-cell>
          <table:table-cell table:formula="of:=([.E52]/[.B52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52]/[.B52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diabench/g721/g721encode/encode</text:p>
          </table:table-cell>
          <table:table-cell office:value-type="float" office:value="9274" calcext:value-type="float">
            <text:p>9274</text:p>
          </table:table-cell>
          <table:table-cell office:value-type="float" office:value="5384" calcext:value-type="float">
            <text:p>5384</text:p>
          </table:table-cell>
          <table:table-cell table:formula="of:=([.C53]/[.B53])*100" office:value-type="float" office:value="58.0547767953418" calcext:value-type="float">
            <text:p>58,05</text:p>
          </table:table-cell>
          <table:table-cell office:value-type="float" office:value="6360" calcext:value-type="float">
            <text:p>6360</text:p>
          </table:table-cell>
          <table:table-cell table:formula="of:=([.E53]/[.B53])*100" office:value-type="float" office:value="68.5788225145568" calcext:value-type="float">
            <text:p>68,58</text:p>
          </table:table-cell>
          <table:table-cell office:value-type="float" office:value="7103" calcext:value-type="float">
            <text:p>7103</text:p>
          </table:table-cell>
          <table:table-cell table:formula="of:=([.G53]/[.B53])*100" office:value-type="float" office:value="76.5904679749838" calcext:value-type="float">
            <text:p>76,59</text:p>
          </table:table-cell>
          <table:table-cell office:value-type="float" office:value="1293" calcext:value-type="float">
            <text:p>1293</text:p>
          </table:table-cell>
          <table:table-cell office:value-type="float" office:value="3071" calcext:value-type="float">
            <text:p>3071</text:p>
          </table:table-cell>
          <table:table-cell office:value-type="float" office:value="6136" calcext:value-type="float">
            <text:p>6136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diabench/gsm/toast/toast</text:p>
          </table:table-cell>
          <table:table-cell office:value-type="float" office:value="161750" calcext:value-type="float">
            <text:p>161750</text:p>
          </table:table-cell>
          <table:table-cell office:value-type="float" office:value="33375" calcext:value-type="float">
            <text:p>33375</text:p>
          </table:table-cell>
          <table:table-cell table:formula="of:=([.C54]/[.B54])*100" office:value-type="float" office:value="20.6336939721793" calcext:value-type="float">
            <text:p>20,63</text:p>
          </table:table-cell>
          <table:table-cell office:value-type="float" office:value="114033" calcext:value-type="float">
            <text:p>114033</text:p>
          </table:table-cell>
          <table:table-cell table:formula="of:=([.E54]/[.B54])*100" office:value-type="float" office:value="70.4995363214838" calcext:value-type="float">
            <text:p>70,50</text:p>
          </table:table-cell>
          <table:table-cell office:value-type="float" office:value="117376" calcext:value-type="float">
            <text:p>117376</text:p>
          </table:table-cell>
          <table:table-cell table:formula="of:=([.G54]/[.B54])*100" office:value-type="float" office:value="72.5663060278207" calcext:value-type="float">
            <text:p>72,57</text:p>
          </table:table-cell>
          <table:table-cell office:value-type="float" office:value="6310" calcext:value-type="float">
            <text:p>6310</text:p>
          </table:table-cell>
          <table:table-cell office:value-type="float" office:value="25492" calcext:value-type="float">
            <text:p>25492</text:p>
          </table:table-cell>
          <table:table-cell office:value-type="float" office:value="50545" calcext:value-type="float">
            <text:p>50545</text:p>
          </table:table-cell>
          <table:table-cell office:value-type="float" office:value="10501" calcext:value-type="float">
            <text:p>1050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diabench/jpeg/jpeg-6a/cjpeg</text:p>
          </table:table-cell>
          <table:table-cell office:value-type="float" office:value="641287" calcext:value-type="float">
            <text:p>641287</text:p>
          </table:table-cell>
          <table:table-cell office:value-type="float" office:value="63778" calcext:value-type="float">
            <text:p>63778</text:p>
          </table:table-cell>
          <table:table-cell table:formula="of:=([.C55]/[.B55])*100" office:value-type="float" office:value="9.94531309694411" calcext:value-type="float">
            <text:p>9,95</text:p>
          </table:table-cell>
          <table:table-cell office:value-type="float" office:value="98016" calcext:value-type="float">
            <text:p>98016</text:p>
          </table:table-cell>
          <table:table-cell table:formula="of:=([.E55]/[.B55])*100" office:value-type="float" office:value="15.2842642997597" calcext:value-type="float">
            <text:p>15,28</text:p>
          </table:table-cell>
          <table:table-cell office:value-type="float" office:value="110572" calcext:value-type="float">
            <text:p>110572</text:p>
          </table:table-cell>
          <table:table-cell table:formula="of:=([.G55]/[.B55])*100" office:value-type="float" office:value="17.2422020093967" calcext:value-type="float">
            <text:p>17,24</text:p>
          </table:table-cell>
          <table:table-cell office:value-type="float" office:value="12270" calcext:value-type="float">
            <text:p>12270</text:p>
          </table:table-cell>
          <table:table-cell office:value-type="float" office:value="45625" calcext:value-type="float">
            <text:p>45625</text:p>
          </table:table-cell>
          <table:table-cell office:value-type="float" office:value="95185" calcext:value-type="float">
            <text:p>95185</text:p>
          </table:table-cell>
          <table:table-cell office:value-type="float" office:value="38744" calcext:value-type="float">
            <text:p>3874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diabench/mpeg2/mpeg2dec/mpeg2decode</text:p>
          </table:table-cell>
          <table:table-cell office:value-type="float" office:value="68208" calcext:value-type="float">
            <text:p>68208</text:p>
          </table:table-cell>
          <table:table-cell office:value-type="float" office:value="7657" calcext:value-type="float">
            <text:p>7657</text:p>
          </table:table-cell>
          <table:table-cell table:formula="of:=([.C56]/[.B56])*100" office:value-type="float" office:value="11.2259558996012" calcext:value-type="float">
            <text:p>11,23</text:p>
          </table:table-cell>
          <table:table-cell office:value-type="float" office:value="23824" calcext:value-type="float">
            <text:p>23824</text:p>
          </table:table-cell>
          <table:table-cell table:formula="of:=([.E56]/[.B56])*100" office:value-type="float" office:value="34.9284541402768" calcext:value-type="float">
            <text:p>34,93</text:p>
          </table:table-cell>
          <table:table-cell office:value-type="float" office:value="25794" calcext:value-type="float">
            <text:p>25794</text:p>
          </table:table-cell>
          <table:table-cell table:formula="of:=([.G56]/[.B56])*100" office:value-type="float" office:value="37.8166783954961" calcext:value-type="float">
            <text:p>37,82</text:p>
          </table:table-cell>
          <table:table-cell office:value-type="float" office:value="4430" calcext:value-type="float">
            <text:p>4430</text:p>
          </table:table-cell>
          <table:table-cell office:value-type="float" office:value="4342" calcext:value-type="float">
            <text:p>4342</text:p>
          </table:table-cell>
          <table:table-cell office:value-type="float" office:value="9981" calcext:value-type="float">
            <text:p>9981</text:p>
          </table:table-cell>
          <table:table-cell office:value-type="float" office:value="9949" calcext:value-type="float">
            <text:p>994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automotive-basicmath/automotive-basicmath</text:p>
          </table:table-cell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table:formula="of:=([.C57]/[.B57])*100" office:value-type="float" office:value="1.78571428571429" calcext:value-type="float">
            <text:p>1,79</text:p>
          </table:table-cell>
          <table:table-cell office:value-type="float" office:value="580" calcext:value-type="float">
            <text:p>580</text:p>
          </table:table-cell>
          <table:table-cell table:formula="of:=([.E57]/[.B57])*100" office:value-type="float" office:value="69.0476190476191" calcext:value-type="float">
            <text:p>69,05</text:p>
          </table:table-cell>
          <table:table-cell office:value-type="float" office:value="580" calcext:value-type="float">
            <text:p>580</text:p>
          </table:table-cell>
          <table:table-cell table:formula="of:=([.G57]/[.B57])*100" office:value-type="float" office:value="69.0476190476191" calcext:value-type="float">
            <text:p>69,05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88" calcext:value-type="float">
            <text:p>18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iBench/automotive-bitcount/automotive-bitcount</text:p>
          </table:table-cell>
          <table:table-cell table:style-name="ce7" office:value-type="float" office:value="554" calcext:value-type="float">
            <text:p>554</text:p>
          </table:table-cell>
          <table:table-cell table:style-name="ce11" office:value-type="float" office:value="119" calcext:value-type="float">
            <text:p>119</text:p>
          </table:table-cell>
          <table:table-cell table:style-name="ce14" table:formula="of:=([.C58]/[.B58])*100" office:value-type="float" office:value="21.4801444043321" calcext:value-type="float">
            <text:p>21,48</text:p>
          </table:table-cell>
          <table:table-cell table:style-name="ce11" office:value-type="float" office:value="238" calcext:value-type="float">
            <text:p>238</text:p>
          </table:table-cell>
          <table:table-cell table:style-name="ce14" table:formula="of:=([.E58]/[.B58])*100" office:value-type="float" office:value="42.9602888086643" calcext:value-type="float">
            <text:p>42,96</text:p>
          </table:table-cell>
          <table:table-cell table:style-name="ce11" office:value-type="float" office:value="289" calcext:value-type="float">
            <text:p>289</text:p>
          </table:table-cell>
          <table:table-cell table:style-name="ce14" table:formula="of:=([.G58]/[.B58])*100" office:value-type="float" office:value="52.1660649819495" calcext:value-type="float">
            <text:p>52,17</text:p>
          </table:table-cell>
          <table:table-cell table:style-name="ce19" office:value-type="float" office:value="347" calcext:value-type="float">
            <text:p>347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340" calcext:value-type="float">
            <text:p>34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table:style-name="ce4" office:value-type="string" calcext:value-type="string">
            <text:p>MiBench/automotive-susan/automotive-susan</text:p>
          </table:table-cell>
          <table:table-cell table:style-name="ce8" office:value-type="float" office:value="105478" calcext:value-type="float">
            <text:p>105478</text:p>
          </table:table-cell>
          <table:table-cell office:value-type="float" office:value="3379" calcext:value-type="float">
            <text:p>3379</text:p>
          </table:table-cell>
          <table:table-cell table:style-name="ce15" table:formula="of:=([.C59]/[.B59])*100" office:value-type="float" office:value="3.20351163275754" calcext:value-type="float">
            <text:p>3,20</text:p>
          </table:table-cell>
          <table:table-cell table:style-name="ce17" office:value-type="float" office:value="11883" calcext:value-type="float">
            <text:p>11883</text:p>
          </table:table-cell>
          <table:table-cell table:style-name="ce15" table:formula="of:=([.E59]/[.B59])*100" office:value-type="float" office:value="11.2658563871139" calcext:value-type="float">
            <text:p>11,27</text:p>
          </table:table-cell>
          <table:table-cell office:value-type="float" office:value="12641" calcext:value-type="float">
            <text:p>12641</text:p>
          </table:table-cell>
          <table:table-cell table:style-name="ce15" table:formula="of:=([.G59]/[.B59])*100" office:value-type="float" office:value="11.9844896566109" calcext:value-type="float">
            <text:p>11,98</text:p>
          </table:table-cell>
          <table:table-cell table:style-name="ce20" office:value-type="float" office:value="5679" calcext:value-type="float">
            <text:p>5679</text:p>
          </table:table-cell>
          <table:table-cell table:style-name="ce20" office:value-type="float" office:value="5655" calcext:value-type="float">
            <text:p>5655</text:p>
          </table:table-cell>
          <table:table-cell table:style-name="ce20" office:value-type="float" office:value="11990" calcext:value-type="float">
            <text:p>11990</text:p>
          </table:table-cell>
          <table:table-cell office:value-type="float" office:value="8368" calcext:value-type="float">
            <text:p>8368</text:p>
          </table:table-cell>
          <table:table-cell office:value-type="string" calcext:value-type="string">
            <text:p>0.000000e+00</text:p>
          </table:table-cell>
          <table:table-cell table:style-name="ce27" table:number-columns-repeated="1011"/>
        </table:table-row>
        <table:table-row table:style-name="ro2">
          <table:table-cell office:value-type="string" calcext:value-type="string">
            <text:p>MiBench/consumer-jpeg/consumer-jpeg</text:p>
          </table:table-cell>
          <table:table-cell office:value-type="float" office:value="536547" calcext:value-type="float">
            <text:p>536547</text:p>
          </table:table-cell>
          <table:table-cell office:value-type="float" office:value="59112" calcext:value-type="float">
            <text:p>59112</text:p>
          </table:table-cell>
          <table:table-cell table:formula="of:=([.C60]/[.B60])*100" office:value-type="float" office:value="11.0171149964495" calcext:value-type="float">
            <text:p>11,02</text:p>
          </table:table-cell>
          <table:table-cell office:value-type="float" office:value="80954" calcext:value-type="float">
            <text:p>80954</text:p>
          </table:table-cell>
          <table:table-cell table:formula="of:=([.E60]/[.B60])*100" office:value-type="float" office:value="15.0879606073652" calcext:value-type="float">
            <text:p>15,09</text:p>
          </table:table-cell>
          <table:table-cell office:value-type="float" office:value="92974" calcext:value-type="float">
            <text:p>92974</text:p>
          </table:table-cell>
          <table:table-cell table:formula="of:=([.G60]/[.B60])*100" office:value-type="float" office:value="17.3282116944089" calcext:value-type="float">
            <text:p>17,33</text:p>
          </table:table-cell>
          <table:table-cell office:value-type="float" office:value="11837" calcext:value-type="float">
            <text:p>11837</text:p>
          </table:table-cell>
          <table:table-cell office:value-type="float" office:value="42599" calcext:value-type="float">
            <text:p>42599</text:p>
          </table:table-cell>
          <table:table-cell office:value-type="float" office:value="89117" calcext:value-type="float">
            <text:p>89117</text:p>
          </table:table-cell>
          <table:table-cell office:value-type="float" office:value="37002" calcext:value-type="float">
            <text:p>37002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consumer-lame/consumer-lame</text:p>
          </table:table-cell>
          <table:table-cell office:value-type="float" office:value="1003868" calcext:value-type="float">
            <text:p>1003868</text:p>
          </table:table-cell>
          <table:table-cell office:value-type="float" office:value="152822" calcext:value-type="float">
            <text:p>152822</text:p>
          </table:table-cell>
          <table:table-cell table:formula="of:=([.C61]/[.B61])*100" office:value-type="float" office:value="15.2233162128885" calcext:value-type="float">
            <text:p>15,22</text:p>
          </table:table-cell>
          <table:table-cell office:value-type="float" office:value="407621" calcext:value-type="float">
            <text:p>407621</text:p>
          </table:table-cell>
          <table:table-cell table:formula="of:=([.E61]/[.B61])*100" office:value-type="float" office:value="40.6050397064156" calcext:value-type="float">
            <text:p>40,61</text:p>
          </table:table-cell>
          <table:table-cell office:value-type="float" office:value="415478" calcext:value-type="float">
            <text:p>415478</text:p>
          </table:table-cell>
          <table:table-cell table:formula="of:=([.G61]/[.B61])*100" office:value-type="float" office:value="41.3877123287125" calcext:value-type="float">
            <text:p>41,39</text:p>
          </table:table-cell>
          <table:table-cell office:value-type="float" office:value="11550" calcext:value-type="float">
            <text:p>11550</text:p>
          </table:table-cell>
          <table:table-cell office:value-type="float" office:value="148583" calcext:value-type="float">
            <text:p>148583</text:p>
          </table:table-cell>
          <table:table-cell office:value-type="float" office:value="301243" calcext:value-type="float">
            <text:p>301243</text:p>
          </table:table-cell>
          <table:table-cell office:value-type="float" office:value="33571" calcext:value-type="float">
            <text:p>33571</text:p>
          </table:table-cell>
          <table:table-cell office:value-type="string" calcext:value-type="string">
            <text:p>1.2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consumer-typeset/consumer-typeset</text:p>
          </table:table-cell>
          <table:table-cell office:value-type="float" office:value="295875797" calcext:value-type="float">
            <text:p>295875797</text:p>
          </table:table-cell>
          <table:table-cell office:value-type="float" office:value="1708678" calcext:value-type="float">
            <text:p>1708678</text:p>
          </table:table-cell>
          <table:table-cell table:formula="of:=([.C62]/[.B62])*100" office:value-type="float" office:value="0.577498402142031" calcext:value-type="float">
            <text:p>0,58</text:p>
          </table:table-cell>
          <table:table-cell office:value-type="float" office:value="9901270" calcext:value-type="float">
            <text:p>9901270</text:p>
          </table:table-cell>
          <table:table-cell table:formula="of:=([.E62]/[.B62])*100" office:value-type="float" office:value="3.34642782559197" calcext:value-type="float">
            <text:p>3,35</text:p>
          </table:table-cell>
          <table:table-cell office:value-type="float" office:value="10818208" calcext:value-type="float">
            <text:p>10818208</text:p>
          </table:table-cell>
          <table:table-cell table:formula="of:=([.G62]/[.B62])*100" office:value-type="float" office:value="3.65633421513014" calcext:value-type="float">
            <text:p>3,66</text:p>
          </table:table-cell>
          <table:table-cell office:value-type="float" office:value="49660" calcext:value-type="float">
            <text:p>49660</text:p>
          </table:table-cell>
          <table:table-cell office:value-type="float" office:value="231814" calcext:value-type="float">
            <text:p>231814</text:p>
          </table:table-cell>
          <table:table-cell office:value-type="float" office:value="696282" calcext:value-type="float">
            <text:p>696282</text:p>
          </table:table-cell>
          <table:table-cell office:value-type="float" office:value="272632" calcext:value-type="float">
            <text:p>272632</text:p>
          </table:table-cell>
          <table:table-cell office:value-type="string" calcext:value-type="string">
            <text:p>2.7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network-dijkstra/network-dijkstra</text:p>
          </table:table-cell>
          <table:table-cell office:value-type="float" office:value="1002" calcext:value-type="float">
            <text:p>1002</text:p>
          </table:table-cell>
          <table:table-cell office:value-type="float" office:value="36" calcext:value-type="float">
            <text:p>36</text:p>
          </table:table-cell>
          <table:table-cell table:formula="of:=([.C63]/[.B63])*100" office:value-type="float" office:value="3.59281437125748" calcext:value-type="float">
            <text:p>3,59</text:p>
          </table:table-cell>
          <table:table-cell office:value-type="float" office:value="513" calcext:value-type="float">
            <text:p>513</text:p>
          </table:table-cell>
          <table:table-cell table:formula="of:=([.E63]/[.B63])*100" office:value-type="float" office:value="51.1976047904192" calcext:value-type="float">
            <text:p>51,20</text:p>
          </table:table-cell>
          <table:table-cell office:value-type="float" office:value="536" calcext:value-type="float">
            <text:p>536</text:p>
          </table:table-cell>
          <table:table-cell table:formula="of:=([.G63]/[.B63])*100" office:value-type="float" office:value="53.4930139720559" calcext:value-type="float">
            <text:p>53,49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network-patricia/network-patricia</text:p>
          </table:table-cell>
          <table:table-cell office:value-type="float" office:value="15230" calcext:value-type="float">
            <text:p>15230</text:p>
          </table:table-cell>
          <table:table-cell office:value-type="float" office:value="701" calcext:value-type="float">
            <text:p>701</text:p>
          </table:table-cell>
          <table:table-cell table:formula="of:=([.C64]/[.B64])*100" office:value-type="float" office:value="4.60275771503611" calcext:value-type="float">
            <text:p>4,60</text:p>
          </table:table-cell>
          <table:table-cell office:value-type="float" office:value="2651" calcext:value-type="float">
            <text:p>2651</text:p>
          </table:table-cell>
          <table:table-cell table:formula="of:=([.E64]/[.B64])*100" office:value-type="float" office:value="17.4064346684176" calcext:value-type="float">
            <text:p>17,41</text:p>
          </table:table-cell>
          <table:table-cell office:value-type="float" office:value="2848" calcext:value-type="float">
            <text:p>2848</text:p>
          </table:table-cell>
          <table:table-cell table:formula="of:=([.G64]/[.B64])*100" office:value-type="float" office:value="18.6999343401182" calcext:value-type="float">
            <text:p>18,70</text:p>
          </table:table-cell>
          <table:table-cell office:value-type="float" office:value="211" calcext:value-type="float">
            <text:p>211</text:p>
          </table:table-cell>
          <table:table-cell office:value-type="float" office:value="597" calcext:value-type="float">
            <text:p>597</text:p>
          </table:table-cell>
          <table:table-cell office:value-type="float" office:value="1185" calcext:value-type="float">
            <text:p>1185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office-ispell/office-ispell</text:p>
          </table:table-cell>
          <table:table-cell office:value-type="float" office:value="194403" calcext:value-type="float">
            <text:p>194403</text:p>
          </table:table-cell>
          <table:table-cell office:value-type="float" office:value="3054" calcext:value-type="float">
            <text:p>3054</text:p>
          </table:table-cell>
          <table:table-cell table:formula="of:=([.C65]/[.B65])*100" office:value-type="float" office:value="1.57096341105847" calcext:value-type="float">
            <text:p>1,57</text:p>
          </table:table-cell>
          <table:table-cell office:value-type="float" office:value="44241" calcext:value-type="float">
            <text:p>44241</text:p>
          </table:table-cell>
          <table:table-cell table:formula="of:=([.E65]/[.B65])*100" office:value-type="float" office:value="22.7573648554806" calcext:value-type="float">
            <text:p>22,76</text:p>
          </table:table-cell>
          <table:table-cell office:value-type="float" office:value="45062" calcext:value-type="float">
            <text:p>45062</text:p>
          </table:table-cell>
          <table:table-cell table:formula="of:=([.G65]/[.B65])*100" office:value-type="float" office:value="23.1796834410992" calcext:value-type="float">
            <text:p>23,18</text:p>
          </table:table-cell>
          <table:table-cell office:value-type="float" office:value="4876" calcext:value-type="float">
            <text:p>4876</text:p>
          </table:table-cell>
          <table:table-cell office:value-type="float" office:value="5029" calcext:value-type="float">
            <text:p>5029</text:p>
          </table:table-cell>
          <table:table-cell office:value-type="float" office:value="9373" calcext:value-type="float">
            <text:p>9373</text:p>
          </table:table-cell>
          <table:table-cell office:value-type="float" office:value="13549" calcext:value-type="float">
            <text:p>1354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office-stringsearch/office-stringsearch</text:p>
          </table:table-cell>
          <table:table-cell office:value-type="float" office:value="1458" calcext:value-type="float">
            <text:p>1458</text:p>
          </table:table-cell>
          <table:table-cell office:value-type="float" office:value="4" calcext:value-type="float">
            <text:p>4</text:p>
          </table:table-cell>
          <table:table-cell table:formula="of:=([.C66]/[.B66])*100" office:value-type="float" office:value="0.274348422496571" calcext:value-type="float">
            <text:p>0,27</text:p>
          </table:table-cell>
          <table:table-cell office:value-type="float" office:value="398" calcext:value-type="float">
            <text:p>398</text:p>
          </table:table-cell>
          <table:table-cell table:formula="of:=([.E66]/[.B66])*100" office:value-type="float" office:value="27.2976680384088" calcext:value-type="float">
            <text:p>27,30</text:p>
          </table:table-cell>
          <table:table-cell office:value-type="float" office:value="402" calcext:value-type="float">
            <text:p>402</text:p>
          </table:table-cell>
          <table:table-cell table:formula="of:=([.G66]/[.B66])*100" office:value-type="float" office:value="27.5720164609053" calcext:value-type="float">
            <text:p>27,57</text:p>
          </table:table-cell>
          <table:table-cell office:value-type="float" office:value="326" calcext:value-type="float">
            <text:p>326</text:p>
          </table:table-cell>
          <table:table-cell office:value-type="float" office:value="296" calcext:value-type="float">
            <text:p>296</text:p>
          </table:table-cell>
          <table:table-cell office:value-type="float" office:value="507" calcext:value-type="float">
            <text:p>50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iBench/security-blowfish/security-blowfish</text:p>
          </table:table-cell>
          <table:table-cell table:style-name="ce8" office:value-type="float" office:value="45304" calcext:value-type="float">
            <text:p>45304</text:p>
          </table:table-cell>
          <table:table-cell office:value-type="float" office:value="2034" calcext:value-type="float">
            <text:p>2034</text:p>
          </table:table-cell>
          <table:table-cell table:style-name="ce15" table:formula="of:=([.C67]/[.B67])*100" office:value-type="float" office:value="4.48966978633233" calcext:value-type="float">
            <text:p>4,49</text:p>
          </table:table-cell>
          <table:table-cell table:style-name="ce17" office:value-type="float" office:value="16779" calcext:value-type="float">
            <text:p>16779</text:p>
          </table:table-cell>
          <table:table-cell table:style-name="ce15" table:formula="of:=([.E67]/[.B67])*100" office:value-type="float" office:value="37.0364647713226" calcext:value-type="float">
            <text:p>37,04</text:p>
          </table:table-cell>
          <table:table-cell office:value-type="float" office:value="17381" calcext:value-type="float">
            <text:p>17381</text:p>
          </table:table-cell>
          <table:table-cell table:style-name="ce15" table:formula="of:=([.G67]/[.B67])*100" office:value-type="float" office:value="38.3652657601978" calcext:value-type="float">
            <text:p>38,37</text:p>
          </table:table-cell>
          <table:table-cell table:style-name="ce20" office:value-type="float" office:value="1709" calcext:value-type="float">
            <text:p>1709</text:p>
          </table:table-cell>
          <table:table-cell table:style-name="ce20" office:value-type="float" office:value="1594" calcext:value-type="float">
            <text:p>1594</text:p>
          </table:table-cell>
          <table:table-cell table:style-name="ce20" office:value-type="float" office:value="2846" calcext:value-type="float">
            <text:p>2846</text:p>
          </table:table-cell>
          <table:table-cell office:value-type="float" office:value="2881" calcext:value-type="float">
            <text:p>2881</text:p>
          </table:table-cell>
          <table:table-cell office:value-type="string" calcext:value-type="string">
            <text:p>0.000000e+00</text:p>
          </table:table-cell>
          <table:table-cell table:style-name="ce27" table:number-columns-repeated="1011"/>
        </table:table-row>
        <table:table-row table:style-name="ro2">
          <table:table-cell office:value-type="string" calcext:value-type="string">
            <text:p>MiBench/security-rijndael/security-rijndael</text:p>
          </table:table-cell>
          <table:table-cell office:value-type="float" office:value="457977" calcext:value-type="float">
            <text:p>457977</text:p>
          </table:table-cell>
          <table:table-cell office:value-type="float" office:value="39951" calcext:value-type="float">
            <text:p>39951</text:p>
          </table:table-cell>
          <table:table-cell table:formula="of:=([.C68]/[.B68])*100" office:value-type="float" office:value="8.72336383704859" calcext:value-type="float">
            <text:p>8,72</text:p>
          </table:table-cell>
          <table:table-cell office:value-type="float" office:value="275807" calcext:value-type="float">
            <text:p>275807</text:p>
          </table:table-cell>
          <table:table-cell table:formula="of:=([.E68]/[.B68])*100" office:value-type="float" office:value="60.222893289401" calcext:value-type="float">
            <text:p>60,22</text:p>
          </table:table-cell>
          <table:table-cell office:value-type="float" office:value="277932" calcext:value-type="float">
            <text:p>277932</text:p>
          </table:table-cell>
          <table:table-cell table:formula="of:=([.G68]/[.B68])*100" office:value-type="float" office:value="60.6868903896921" calcext:value-type="float">
            <text:p>60,69</text:p>
          </table:table-cell>
          <table:table-cell office:value-type="float" office:value="3406" calcext:value-type="float">
            <text:p>3406</text:p>
          </table:table-cell>
          <table:table-cell office:value-type="float" office:value="20158" calcext:value-type="float">
            <text:p>20158</text:p>
          </table:table-cell>
          <table:table-cell office:value-type="float" office:value="42318" calcext:value-type="float">
            <text:p>42318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iBench/security-sha/security-sha</text:p>
          </table:table-cell>
          <table:table-cell table:style-name="ce7" office:value-type="float" office:value="1497" calcext:value-type="float">
            <text:p>1497</text:p>
          </table:table-cell>
          <table:table-cell table:style-name="ce11" office:value-type="float" office:value="485" calcext:value-type="float">
            <text:p>485</text:p>
          </table:table-cell>
          <table:table-cell table:style-name="ce14" table:formula="of:=([.C69]/[.B69])*100" office:value-type="float" office:value="32.3981295925184" calcext:value-type="float">
            <text:p>32,40</text:p>
          </table:table-cell>
          <table:table-cell table:style-name="ce11" office:value-type="float" office:value="629" calcext:value-type="float">
            <text:p>629</text:p>
          </table:table-cell>
          <table:table-cell table:style-name="ce14" table:formula="of:=([.E69]/[.B69])*100" office:value-type="float" office:value="42.0173680694723" calcext:value-type="float">
            <text:p>42,02</text:p>
          </table:table-cell>
          <table:table-cell table:style-name="ce11" office:value-type="float" office:value="865" calcext:value-type="float">
            <text:p>865</text:p>
          </table:table-cell>
          <table:table-cell table:style-name="ce14" table:formula="of:=([.G69]/[.B69])*100" office:value-type="float" office:value="57.7822311289245" calcext:value-type="float">
            <text:p>57,78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780" calcext:value-type="float">
            <text:p>78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MiBench/telecomm-adpcm/telecomm-adpcm</text:p>
          </table:table-cell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formula="of:=([.C70]/[.B70])*100" office:value-type="float" office:value="6.2874251497006" calcext:value-type="float">
            <text:p>6,29</text:p>
          </table:table-cell>
          <table:table-cell office:value-type="float" office:value="60" calcext:value-type="float">
            <text:p>60</text:p>
          </table:table-cell>
          <table:table-cell table:formula="of:=([.E70]/[.B70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70]/[.B70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telecomm-CRC32/telecomm-CRC3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formula="of:=([.C71]/[.B71])*100" office:value-type="float" office:value="2.4390243902439" calcext:value-type="float">
            <text:p>2,44</text:p>
          </table:table-cell>
          <table:table-cell office:value-type="float" office:value="30" calcext:value-type="float">
            <text:p>30</text:p>
          </table:table-cell>
          <table:table-cell table:formula="of:=([.E71]/[.B71])*100" office:value-type="float" office:value="24.390243902439" calcext:value-type="float">
            <text:p>24,39</text:p>
          </table:table-cell>
          <table:table-cell office:value-type="float" office:value="30" calcext:value-type="float">
            <text:p>30</text:p>
          </table:table-cell>
          <table:table-cell table:formula="of:=([.G71]/[.B71])*100" office:value-type="float" office:value="24.390243902439" calcext:value-type="float">
            <text:p>24,3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telecomm-FFT/telecomm-fft</text:p>
          </table:table-cell>
          <table:table-cell office:value-type="float" office:value="2644" calcext:value-type="float">
            <text:p>2644</text:p>
          </table:table-cell>
          <table:table-cell office:value-type="float" office:value="132" calcext:value-type="float">
            <text:p>132</text:p>
          </table:table-cell>
          <table:table-cell table:formula="of:=([.C72]/[.B72])*100" office:value-type="float" office:value="4.99243570347958" calcext:value-type="float">
            <text:p>4,99</text:p>
          </table:table-cell>
          <table:table-cell office:value-type="float" office:value="1950" calcext:value-type="float">
            <text:p>1950</text:p>
          </table:table-cell>
          <table:table-cell table:formula="of:=([.E72]/[.B72])*100" office:value-type="float" office:value="73.7518910741301" calcext:value-type="float">
            <text:p>73,75</text:p>
          </table:table-cell>
          <table:table-cell office:value-type="float" office:value="1968" calcext:value-type="float">
            <text:p>1968</text:p>
          </table:table-cell>
          <table:table-cell table:formula="of:=([.G72]/[.B72])*100" office:value-type="float" office:value="74.4326777609682" calcext:value-type="float">
            <text:p>74,43</text:p>
          </table:table-cell>
          <table:table-cell office:value-type="float" office:value="176" calcext:value-type="float">
            <text:p>176</text:p>
          </table:table-cell>
          <table:table-cell office:value-type="float" office:value="202" calcext:value-type="float">
            <text:p>202</text:p>
          </table:table-cell>
          <table:table-cell office:value-type="float" office:value="396" calcext:value-type="float">
            <text:p>39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Bench/telecomm-gsm/telecomm-gsm</text:p>
          </table:table-cell>
          <table:table-cell office:value-type="float" office:value="161750" calcext:value-type="float">
            <text:p>161750</text:p>
          </table:table-cell>
          <table:table-cell office:value-type="float" office:value="33375" calcext:value-type="float">
            <text:p>33375</text:p>
          </table:table-cell>
          <table:table-cell table:formula="of:=([.C73]/[.B73])*100" office:value-type="float" office:value="20.6336939721793" calcext:value-type="float">
            <text:p>20,63</text:p>
          </table:table-cell>
          <table:table-cell office:value-type="float" office:value="114033" calcext:value-type="float">
            <text:p>114033</text:p>
          </table:table-cell>
          <table:table-cell table:formula="of:=([.E73]/[.B73])*100" office:value-type="float" office:value="70.4995363214838" calcext:value-type="float">
            <text:p>70,50</text:p>
          </table:table-cell>
          <table:table-cell office:value-type="float" office:value="117376" calcext:value-type="float">
            <text:p>117376</text:p>
          </table:table-cell>
          <table:table-cell table:formula="of:=([.G73]/[.B73])*100" office:value-type="float" office:value="72.5663060278207" calcext:value-type="float">
            <text:p>72,57</text:p>
          </table:table-cell>
          <table:table-cell office:value-type="float" office:value="6310" calcext:value-type="float">
            <text:p>6310</text:p>
          </table:table-cell>
          <table:table-cell office:value-type="float" office:value="25492" calcext:value-type="float">
            <text:p>25492</text:p>
          </table:table-cell>
          <table:table-cell office:value-type="float" office:value="50543" calcext:value-type="float">
            <text:p>50543</text:p>
          </table:table-cell>
          <table:table-cell office:value-type="float" office:value="10501" calcext:value-type="float">
            <text:p>10501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bench/nbench</text:p>
          </table:table-cell>
          <table:table-cell office:value-type="float" office:value="37610" calcext:value-type="float">
            <text:p>37610</text:p>
          </table:table-cell>
          <table:table-cell office:value-type="float" office:value="2531" calcext:value-type="float">
            <text:p>2531</text:p>
          </table:table-cell>
          <table:table-cell table:formula="of:=([.C74]/[.B74])*100" office:value-type="float" office:value="6.72959319329966" calcext:value-type="float">
            <text:p>6,73</text:p>
          </table:table-cell>
          <table:table-cell office:value-type="float" office:value="20189" calcext:value-type="float">
            <text:p>20189</text:p>
          </table:table-cell>
          <table:table-cell table:formula="of:=([.E74]/[.B74])*100" office:value-type="float" office:value="53.6798723743685" calcext:value-type="float">
            <text:p>53,68</text:p>
          </table:table-cell>
          <table:table-cell office:value-type="float" office:value="20945" calcext:value-type="float">
            <text:p>20945</text:p>
          </table:table-cell>
          <table:table-cell table:formula="of:=([.G74]/[.B74])*100" office:value-type="float" office:value="55.6899760701941" calcext:value-type="float">
            <text:p>55,69</text:p>
          </table:table-cell>
          <table:table-cell office:value-type="float" office:value="3043" calcext:value-type="float">
            <text:p>3043</text:p>
          </table:table-cell>
          <table:table-cell office:value-type="float" office:value="3738" calcext:value-type="float">
            <text:p>3738</text:p>
          </table:table-cell>
          <table:table-cell office:value-type="float" office:value="7846" calcext:value-type="float">
            <text:p>7846</text:p>
          </table:table-cell>
          <table:table-cell office:value-type="float" office:value="7514" calcext:value-type="float">
            <text:p>751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PB-serial/is/is</text:p>
          </table:table-cell>
          <table:table-cell office:value-type="float" office:value="1048" calcext:value-type="float">
            <text:p>1048</text:p>
          </table:table-cell>
          <table:table-cell office:value-type="float" office:value="10" calcext:value-type="float">
            <text:p>10</text:p>
          </table:table-cell>
          <table:table-cell table:formula="of:=([.C75]/[.B75])*100" office:value-type="float" office:value="0.954198473282443" calcext:value-type="float">
            <text:p>0,95</text:p>
          </table:table-cell>
          <table:table-cell office:value-type="float" office:value="881" calcext:value-type="float">
            <text:p>881</text:p>
          </table:table-cell>
          <table:table-cell table:formula="of:=([.E75]/[.B75])*100" office:value-type="float" office:value="84.0648854961832" calcext:value-type="float">
            <text:p>84,06</text:p>
          </table:table-cell>
          <table:table-cell office:value-type="float" office:value="889" calcext:value-type="float">
            <text:p>889</text:p>
          </table:table-cell>
          <table:table-cell table:formula="of:=([.G75]/[.B75])*100" office:value-type="float" office:value="84.8282442748092" calcext:value-type="float">
            <text:p>84,83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2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bh/bh</text:p>
          </table:table-cell>
          <table:table-cell office:value-type="float" office:value="16134" calcext:value-type="float">
            <text:p>16134</text:p>
          </table:table-cell>
          <table:table-cell office:value-type="float" office:value="1746" calcext:value-type="float">
            <text:p>1746</text:p>
          </table:table-cell>
          <table:table-cell table:formula="of:=([.C76]/[.B76])*100" office:value-type="float" office:value="10.8218668650056" calcext:value-type="float">
            <text:p>10,82</text:p>
          </table:table-cell>
          <table:table-cell office:value-type="float" office:value="11172" calcext:value-type="float">
            <text:p>11172</text:p>
          </table:table-cell>
          <table:table-cell table:formula="of:=([.E76]/[.B76])*100" office:value-type="float" office:value="69.2450725176646" calcext:value-type="float">
            <text:p>69,25</text:p>
          </table:table-cell>
          <table:table-cell office:value-type="float" office:value="11953" calcext:value-type="float">
            <text:p>11953</text:p>
          </table:table-cell>
          <table:table-cell table:formula="of:=([.G76]/[.B76])*100" office:value-type="float" office:value="74.0857815792736" calcext:value-type="float">
            <text:p>74,09</text:p>
          </table:table-cell>
          <table:table-cell office:value-type="float" office:value="569" calcext:value-type="float">
            <text:p>569</text:p>
          </table:table-cell>
          <table:table-cell office:value-type="float" office:value="1413" calcext:value-type="float">
            <text:p>1413</text:p>
          </table:table-cell>
          <table:table-cell office:value-type="float" office:value="2995" calcext:value-type="float">
            <text:p>2995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bisort/bisort</text:p>
          </table:table-cell>
          <table:table-cell office:value-type="float" office:value="1083" calcext:value-type="float">
            <text:p>1083</text:p>
          </table:table-cell>
          <table:table-cell office:value-type="float" office:value="98" calcext:value-type="float">
            <text:p>98</text:p>
          </table:table-cell>
          <table:table-cell table:formula="of:=([.C77]/[.B77])*100" office:value-type="float" office:value="9.04893813481071" calcext:value-type="float">
            <text:p>9,05</text:p>
          </table:table-cell>
          <table:table-cell office:value-type="float" office:value="293" calcext:value-type="float">
            <text:p>293</text:p>
          </table:table-cell>
          <table:table-cell table:formula="of:=([.E77]/[.B77])*100" office:value-type="float" office:value="27.0544783010157" calcext:value-type="float">
            <text:p>27,05</text:p>
          </table:table-cell>
          <table:table-cell office:value-type="float" office:value="317" calcext:value-type="float">
            <text:p>317</text:p>
          </table:table-cell>
          <table:table-cell table:formula="of:=([.G77]/[.B77])*100" office:value-type="float" office:value="29.2705447830102" calcext:value-type="float">
            <text:p>29,27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219" calcext:value-type="float">
            <text:p>21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em3d/em3d</text:p>
          </table:table-cell>
          <table:table-cell office:value-type="float" office:value="4016" calcext:value-type="float">
            <text:p>4016</text:p>
          </table:table-cell>
          <table:table-cell office:value-type="float" office:value="259" calcext:value-type="float">
            <text:p>259</text:p>
          </table:table-cell>
          <table:table-cell table:formula="of:=([.C78]/[.B78])*100" office:value-type="float" office:value="6.449203187251" calcext:value-type="float">
            <text:p>6,45</text:p>
          </table:table-cell>
          <table:table-cell office:value-type="float" office:value="1226" calcext:value-type="float">
            <text:p>1226</text:p>
          </table:table-cell>
          <table:table-cell table:formula="of:=([.E78]/[.B78])*100" office:value-type="float" office:value="30.5278884462151" calcext:value-type="float">
            <text:p>30,53</text:p>
          </table:table-cell>
          <table:table-cell office:value-type="float" office:value="1333" calcext:value-type="float">
            <text:p>1333</text:p>
          </table:table-cell>
          <table:table-cell table:formula="of:=([.G78]/[.B78])*100" office:value-type="float" office:value="33.1922310756972" calcext:value-type="float">
            <text:p>33,19</text:p>
          </table:table-cell>
          <table:table-cell office:value-type="float" office:value="279" calcext:value-type="float">
            <text:p>279</text:p>
          </table:table-cell>
          <table:table-cell office:value-type="float" office:value="386" calcext:value-type="float">
            <text:p>386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health/health</text:p>
          </table:table-cell>
          <table:table-cell office:value-type="float" office:value="6590" calcext:value-type="float">
            <text:p>6590</text:p>
          </table:table-cell>
          <table:table-cell office:value-type="float" office:value="860" calcext:value-type="float">
            <text:p>860</text:p>
          </table:table-cell>
          <table:table-cell table:formula="of:=([.C79]/[.B79])*100" office:value-type="float" office:value="13.0500758725341" calcext:value-type="float">
            <text:p>13,05</text:p>
          </table:table-cell>
          <table:table-cell office:value-type="float" office:value="3468" calcext:value-type="float">
            <text:p>3468</text:p>
          </table:table-cell>
          <table:table-cell table:formula="of:=([.E79]/[.B79])*100" office:value-type="float" office:value="52.6251896813354" calcext:value-type="float">
            <text:p>52,63</text:p>
          </table:table-cell>
          <table:table-cell office:value-type="float" office:value="3787" calcext:value-type="float">
            <text:p>3787</text:p>
          </table:table-cell>
          <table:table-cell table:formula="of:=([.G79]/[.B79])*100" office:value-type="float" office:value="57.4658573596358" calcext:value-type="float">
            <text:p>57,47</text:p>
          </table:table-cell>
          <table:table-cell office:value-type="float" office:value="185" calcext:value-type="float">
            <text:p>185</text:p>
          </table:table-cell>
          <table:table-cell office:value-type="float" office:value="518" calcext:value-type="float">
            <text:p>518</text:p>
          </table:table-cell>
          <table:table-cell office:value-type="float" office:value="1170" calcext:value-type="float">
            <text:p>117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mst/mst</text:p>
          </table:table-cell>
          <table:table-cell office:value-type="float" office:value="3292" calcext:value-type="float">
            <text:p>3292</text:p>
          </table:table-cell>
          <table:table-cell office:value-type="float" office:value="165" calcext:value-type="float">
            <text:p>165</text:p>
          </table:table-cell>
          <table:table-cell table:formula="of:=([.C80]/[.B80])*100" office:value-type="float" office:value="5.01215066828676" calcext:value-type="float">
            <text:p>5,01</text:p>
          </table:table-cell>
          <table:table-cell office:value-type="float" office:value="2010" calcext:value-type="float">
            <text:p>2010</text:p>
          </table:table-cell>
          <table:table-cell table:formula="of:=([.E80]/[.B80])*100" office:value-type="float" office:value="61.0571081409478" calcext:value-type="float">
            <text:p>61,06</text:p>
          </table:table-cell>
          <table:table-cell office:value-type="float" office:value="2070" calcext:value-type="float">
            <text:p>2070</text:p>
          </table:table-cell>
          <table:table-cell table:formula="of:=([.G80]/[.B80])*100" office:value-type="float" office:value="62.8797083839611" calcext:value-type="float">
            <text:p>62,88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431" calcext:value-type="float">
            <text:p>43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perimeter/perimeter</text:p>
          </table:table-cell>
          <table:table-cell office:value-type="float" office:value="1087" calcext:value-type="float">
            <text:p>1087</text:p>
          </table:table-cell>
          <table:table-cell office:value-type="float" office:value="281" calcext:value-type="float">
            <text:p>281</text:p>
          </table:table-cell>
          <table:table-cell table:formula="of:=([.C81]/[.B81])*100" office:value-type="float" office:value="25.8509659613615" calcext:value-type="float">
            <text:p>25,85</text:p>
          </table:table-cell>
          <table:table-cell office:value-type="float" office:value="282" calcext:value-type="float">
            <text:p>282</text:p>
          </table:table-cell>
          <table:table-cell table:formula="of:=([.E81]/[.B81])*100" office:value-type="float" office:value="25.9429622815087" calcext:value-type="float">
            <text:p>25,94</text:p>
          </table:table-cell>
          <table:table-cell office:value-type="float" office:value="314" calcext:value-type="float">
            <text:p>314</text:p>
          </table:table-cell>
          <table:table-cell table:formula="of:=([.G81]/[.B81])*100" office:value-type="float" office:value="28.886844526219" calcext:value-type="float">
            <text:p>28,89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508" calcext:value-type="float">
            <text:p>508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power/power</text:p>
          </table:table-cell>
          <table:table-cell office:value-type="float" office:value="12649" calcext:value-type="float">
            <text:p>12649</text:p>
          </table:table-cell>
          <table:table-cell office:value-type="float" office:value="3922" calcext:value-type="float">
            <text:p>3922</text:p>
          </table:table-cell>
          <table:table-cell table:formula="of:=([.C82]/[.B82])*100" office:value-type="float" office:value="31.0064036682742" calcext:value-type="float">
            <text:p>31,01</text:p>
          </table:table-cell>
          <table:table-cell office:value-type="float" office:value="9352" calcext:value-type="float">
            <text:p>9352</text:p>
          </table:table-cell>
          <table:table-cell table:formula="of:=([.E82]/[.B82])*100" office:value-type="float" office:value="73.9346983951301" calcext:value-type="float">
            <text:p>73,93</text:p>
          </table:table-cell>
          <table:table-cell office:value-type="float" office:value="9871" calcext:value-type="float">
            <text:p>9871</text:p>
          </table:table-cell>
          <table:table-cell table:formula="of:=([.G82]/[.B82])*100" office:value-type="float" office:value="78.0377895485809" calcext:value-type="float">
            <text:p>78,04</text:p>
          </table:table-cell>
          <table:table-cell office:value-type="float" office:value="208" calcext:value-type="float">
            <text:p>208</text:p>
          </table:table-cell>
          <table:table-cell office:value-type="float" office:value="1724" calcext:value-type="float">
            <text:p>1724</text:p>
          </table:table-cell>
          <table:table-cell office:value-type="float" office:value="3748" calcext:value-type="float">
            <text:p>3748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treeadd/treeadd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formula="of:=([.C83]/[.B83])*100" office:value-type="float" office:value="18.9873417721519" calcext:value-type="float">
            <text:p>18,99</text:p>
          </table:table-cell>
          <table:table-cell office:value-type="float" office:value="22" calcext:value-type="float">
            <text:p>22</text:p>
          </table:table-cell>
          <table:table-cell table:formula="of:=([.E83]/[.B83])*100" office:value-type="float" office:value="27.8481012658228" calcext:value-type="float">
            <text:p>27,85</text:p>
          </table:table-cell>
          <table:table-cell office:value-type="float" office:value="26" calcext:value-type="float">
            <text:p>26</text:p>
          </table:table-cell>
          <table:table-cell table:formula="of:=([.G83]/[.B83])*100" office:value-type="float" office:value="32.9113924050633" calcext:value-type="float">
            <text:p>32,9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tsp/tsp</text:p>
          </table:table-cell>
          <table:table-cell office:value-type="float" office:value="2787" calcext:value-type="float">
            <text:p>2787</text:p>
          </table:table-cell>
          <table:table-cell office:value-type="float" office:value="252" calcext:value-type="float">
            <text:p>252</text:p>
          </table:table-cell>
          <table:table-cell table:formula="of:=([.C84]/[.B84])*100" office:value-type="float" office:value="9.04198062432723" calcext:value-type="float">
            <text:p>9,04</text:p>
          </table:table-cell>
          <table:table-cell office:value-type="float" office:value="253" calcext:value-type="float">
            <text:p>253</text:p>
          </table:table-cell>
          <table:table-cell table:formula="of:=([.E84]/[.B84])*100" office:value-type="float" office:value="9.0778614998206" calcext:value-type="float">
            <text:p>9,08</text:p>
          </table:table-cell>
          <table:table-cell office:value-type="float" office:value="365" calcext:value-type="float">
            <text:p>365</text:p>
          </table:table-cell>
          <table:table-cell table:formula="of:=([.G84]/[.B84])*100" office:value-type="float" office:value="13.0965195550771" calcext:value-type="float">
            <text:p>13,10</text:p>
          </table:table-cell>
          <table:table-cell office:value-type="float" office:value="165" calcext:value-type="float">
            <text:p>165</text:p>
          </table:table-cell>
          <table:table-cell office:value-type="float" office:value="288" calcext:value-type="float">
            <text:p>288</text:p>
          </table:table-cell>
          <table:table-cell office:value-type="float" office:value="568" calcext:value-type="float">
            <text:p>568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lden/voronoi/voronoi</text:p>
          </table:table-cell>
          <table:table-cell office:value-type="float" office:value="41562" calcext:value-type="float">
            <text:p>41562</text:p>
          </table:table-cell>
          <table:table-cell office:value-type="float" office:value="590" calcext:value-type="float">
            <text:p>590</text:p>
          </table:table-cell>
          <table:table-cell table:formula="of:=([.C85]/[.B85])*100" office:value-type="float" office:value="1.41956594966556" calcext:value-type="float">
            <text:p>1,42</text:p>
          </table:table-cell>
          <table:table-cell office:value-type="float" office:value="14625" calcext:value-type="float">
            <text:p>14625</text:p>
          </table:table-cell>
          <table:table-cell table:formula="of:=([.E85]/[.B85])*100" office:value-type="float" office:value="35.1883932438285" calcext:value-type="float">
            <text:p>35,19</text:p>
          </table:table-cell>
          <table:table-cell office:value-type="float" office:value="14870" calcext:value-type="float">
            <text:p>14870</text:p>
          </table:table-cell>
          <table:table-cell table:formula="of:=([.G85]/[.B85])*100" office:value-type="float" office:value="35.7778740195371" calcext:value-type="float">
            <text:p>35,78</text:p>
          </table:table-cell>
          <table:table-cell office:value-type="float" office:value="797" calcext:value-type="float">
            <text:p>797</text:p>
          </table:table-cell>
          <table:table-cell office:value-type="float" office:value="702" calcext:value-type="float">
            <text:p>702</text:p>
          </table:table-cell>
          <table:table-cell office:value-type="float" office:value="1084" calcext:value-type="float">
            <text:p>1084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Q8p/paq8p</text:p>
          </table:table-cell>
          <table:table-cell office:value-type="float" office:value="205943" calcext:value-type="float">
            <text:p>205943</text:p>
          </table:table-cell>
          <table:table-cell office:value-type="float" office:value="4023" calcext:value-type="float">
            <text:p>4023</text:p>
          </table:table-cell>
          <table:table-cell table:formula="of:=([.C86]/[.B86])*100" office:value-type="float" office:value="1.95345313994649" calcext:value-type="float">
            <text:p>1,95</text:p>
          </table:table-cell>
          <table:table-cell office:value-type="float" office:value="63443" calcext:value-type="float">
            <text:p>63443</text:p>
          </table:table-cell>
          <table:table-cell table:formula="of:=([.E86]/[.B86])*100" office:value-type="float" office:value="30.8060968326187" calcext:value-type="float">
            <text:p>30,81</text:p>
          </table:table-cell>
          <table:table-cell office:value-type="float" office:value="64559" calcext:value-type="float">
            <text:p>64559</text:p>
          </table:table-cell>
          <table:table-cell table:formula="of:=([.G86]/[.B86])*100" office:value-type="float" office:value="31.3479943479506" calcext:value-type="float">
            <text:p>31,35</text:p>
          </table:table-cell>
          <table:table-cell office:value-type="float" office:value="8066" calcext:value-type="float">
            <text:p>8066</text:p>
          </table:table-cell>
          <table:table-cell office:value-type="float" office:value="6428" calcext:value-type="float">
            <text:p>6428</text:p>
          </table:table-cell>
          <table:table-cell office:value-type="float" office:value="14247" calcext:value-type="float">
            <text:p>14247</text:p>
          </table:table-cell>
          <table:table-cell office:value-type="float" office:value="15184" calcext:value-type="float">
            <text:p>1518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agrep/agrep</text:p>
          </table:table-cell>
          <table:table-cell office:value-type="float" office:value="149996" calcext:value-type="float">
            <text:p>149996</text:p>
          </table:table-cell>
          <table:table-cell office:value-type="float" office:value="6838" calcext:value-type="float">
            <text:p>6838</text:p>
          </table:table-cell>
          <table:table-cell table:formula="of:=([.C87]/[.B87])*100" office:value-type="float" office:value="4.55878823435292" calcext:value-type="float">
            <text:p>4,56</text:p>
          </table:table-cell>
          <table:table-cell office:value-type="float" office:value="80301" calcext:value-type="float">
            <text:p>80301</text:p>
          </table:table-cell>
          <table:table-cell table:formula="of:=([.E87]/[.B87])*100" office:value-type="float" office:value="53.535427611403" calcext:value-type="float">
            <text:p>53,54</text:p>
          </table:table-cell>
          <table:table-cell office:value-type="float" office:value="84327" calcext:value-type="float">
            <text:p>84327</text:p>
          </table:table-cell>
          <table:table-cell table:formula="of:=([.G87]/[.B87])*100" office:value-type="float" office:value="56.219499186645" calcext:value-type="float">
            <text:p>56,22</text:p>
          </table:table-cell>
          <table:table-cell office:value-type="float" office:value="5439" calcext:value-type="float">
            <text:p>5439</text:p>
          </table:table-cell>
          <table:table-cell office:value-type="float" office:value="7116" calcext:value-type="float">
            <text:p>7116</text:p>
          </table:table-cell>
          <table:table-cell office:value-type="float" office:value="17666" calcext:value-type="float">
            <text:p>17666</text:p>
          </table:table-cell>
          <table:table-cell office:value-type="float" office:value="11907" calcext:value-type="float">
            <text:p>11907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88" calcext:value-type="float">
            <text:p>188</text:p>
          </table:table-cell>
          <table:table-cell table:formula="of:=([.C88]/[.B88])*100" office:value-type="float" office:value="19.3018480492813" calcext:value-type="float">
            <text:p>19,30</text:p>
          </table:table-cell>
          <table:table-cell office:value-type="float" office:value="627" calcext:value-type="float">
            <text:p>627</text:p>
          </table:table-cell>
          <table:table-cell table:formula="of:=([.E88]/[.B88])*100" office:value-type="float" office:value="64.3737166324435" calcext:value-type="float">
            <text:p>64,37</text:p>
          </table:table-cell>
          <table:table-cell office:value-type="float" office:value="658" calcext:value-type="float">
            <text:p>658</text:p>
          </table:table-cell>
          <table:table-cell table:formula="of:=([.G88]/[.B88])*100" office:value-type="float" office:value="67.5564681724846" calcext:value-type="float">
            <text:p>67,56</text:p>
          </table:table-cell>
          <table:table-cell office:value-type="float" office:value="119" calcext:value-type="float">
            <text:p>119</text:p>
          </table:table-cell>
          <table:table-cell office:value-type="float" office:value="190" calcext:value-type="float">
            <text:p>190</text:p>
          </table:table-cell>
          <table:table-cell office:value-type="float" office:value="410" calcext:value-type="float">
            <text:p>41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archie-client/archie</text:p>
          </table:table-cell>
          <table:table-cell office:value-type="float" office:value="161414" calcext:value-type="float">
            <text:p>161414</text:p>
          </table:table-cell>
          <table:table-cell office:value-type="float" office:value="2013" calcext:value-type="float">
            <text:p>2013</text:p>
          </table:table-cell>
          <table:table-cell table:formula="of:=([.C89]/[.B89])*100" office:value-type="float" office:value="1.24710372086684" calcext:value-type="float">
            <text:p>1,25</text:p>
          </table:table-cell>
          <table:table-cell office:value-type="float" office:value="33657" calcext:value-type="float">
            <text:p>33657</text:p>
          </table:table-cell>
          <table:table-cell table:formula="of:=([.E89]/[.B89])*100" office:value-type="float" office:value="20.8513511839122" calcext:value-type="float">
            <text:p>20,85</text:p>
          </table:table-cell>
          <table:table-cell office:value-type="float" office:value="34259" calcext:value-type="float">
            <text:p>34259</text:p>
          </table:table-cell>
          <table:table-cell table:formula="of:=([.G89]/[.B89])*100" office:value-type="float" office:value="21.2243052027705" calcext:value-type="float">
            <text:p>21,22</text:p>
          </table:table-cell>
          <table:table-cell office:value-type="float" office:value="979" calcext:value-type="float">
            <text:p>979</text:p>
          </table:table-cell>
          <table:table-cell office:value-type="float" office:value="2530" calcext:value-type="float">
            <text:p>2530</text:p>
          </table:table-cell>
          <table:table-cell office:value-type="float" office:value="4685" calcext:value-type="float">
            <text:p>4685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assembler/assembler</text:p>
          </table:table-cell>
          <table:table-cell office:value-type="float" office:value="40819" calcext:value-type="float">
            <text:p>40819</text:p>
          </table:table-cell>
          <table:table-cell office:value-type="float" office:value="863" calcext:value-type="float">
            <text:p>863</text:p>
          </table:table-cell>
          <table:table-cell table:formula="of:=([.C90]/[.B90])*100" office:value-type="float" office:value="2.1142115191455" calcext:value-type="float">
            <text:p>2,11</text:p>
          </table:table-cell>
          <table:table-cell office:value-type="float" office:value="18671" calcext:value-type="float">
            <text:p>18671</text:p>
          </table:table-cell>
          <table:table-cell table:formula="of:=([.E90]/[.B90])*100" office:value-type="float" office:value="45.7409539675151" calcext:value-type="float">
            <text:p>45,74</text:p>
          </table:table-cell>
          <table:table-cell office:value-type="float" office:value="18802" calcext:value-type="float">
            <text:p>18802</text:p>
          </table:table-cell>
          <table:table-cell table:formula="of:=([.G90]/[.B90])*100" office:value-type="float" office:value="46.061882946667" calcext:value-type="float">
            <text:p>46,06</text:p>
          </table:table-cell>
          <table:table-cell office:value-type="float" office:value="1734" calcext:value-type="float">
            <text:p>1734</text:p>
          </table:table-cell>
          <table:table-cell office:value-type="float" office:value="1588" calcext:value-type="float">
            <text:p>1588</text:p>
          </table:table-cell>
          <table:table-cell office:value-type="float" office:value="2631" calcext:value-type="float">
            <text:p>2631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bison/mybison</text:p>
          </table:table-cell>
          <table:table-cell office:value-type="float" office:value="110207" calcext:value-type="float">
            <text:p>110207</text:p>
          </table:table-cell>
          <table:table-cell office:value-type="float" office:value="1210" calcext:value-type="float">
            <text:p>1210</text:p>
          </table:table-cell>
          <table:table-cell table:formula="of:=([.C91]/[.B91])*100" office:value-type="float" office:value="1.09793388804704" calcext:value-type="float">
            <text:p>1,10</text:p>
          </table:table-cell>
          <table:table-cell office:value-type="float" office:value="12701" calcext:value-type="float">
            <text:p>12701</text:p>
          </table:table-cell>
          <table:table-cell table:formula="of:=([.E91]/[.B91])*100" office:value-type="float" office:value="11.5246762909797" calcext:value-type="float">
            <text:p>11,52</text:p>
          </table:table-cell>
          <table:table-cell office:value-type="float" office:value="13289" calcext:value-type="float">
            <text:p>13289</text:p>
          </table:table-cell>
          <table:table-cell table:formula="of:=([.G91]/[.B91])*100" office:value-type="float" office:value="12.0582177175679" calcext:value-type="float">
            <text:p>12,06</text:p>
          </table:table-cell>
          <table:table-cell office:value-type="float" office:value="4077" calcext:value-type="float">
            <text:p>4077</text:p>
          </table:table-cell>
          <table:table-cell office:value-type="float" office:value="4126" calcext:value-type="float">
            <text:p>4126</text:p>
          </table:table-cell>
          <table:table-cell office:value-type="float" office:value="7534" calcext:value-type="float">
            <text:p>7534</text:p>
          </table:table-cell>
          <table:table-cell office:value-type="float" office:value="11868" calcext:value-type="float">
            <text:p>1186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cdecl/cdecl</text:p>
          </table:table-cell>
          <table:table-cell office:value-type="float" office:value="301859" calcext:value-type="float">
            <text:p>301859</text:p>
          </table:table-cell>
          <table:table-cell office:value-type="float" office:value="41271" calcext:value-type="float">
            <text:p>41271</text:p>
          </table:table-cell>
          <table:table-cell table:formula="of:=([.C92]/[.B92])*100" office:value-type="float" office:value="13.6722774540431" calcext:value-type="float">
            <text:p>13,67</text:p>
          </table:table-cell>
          <table:table-cell office:value-type="float" office:value="73371" calcext:value-type="float">
            <text:p>73371</text:p>
          </table:table-cell>
          <table:table-cell table:formula="of:=([.E92]/[.B92])*100" office:value-type="float" office:value="24.3063814562428" calcext:value-type="float">
            <text:p>24,31</text:p>
          </table:table-cell>
          <table:table-cell office:value-type="float" office:value="75088" calcext:value-type="float">
            <text:p>75088</text:p>
          </table:table-cell>
          <table:table-cell table:formula="of:=([.G92]/[.B92])*100" office:value-type="float" office:value="24.875190072186" calcext:value-type="float">
            <text:p>24,88</text:p>
          </table:table-cell>
          <table:table-cell office:value-type="float" office:value="1389" calcext:value-type="float">
            <text:p>1389</text:p>
          </table:table-cell>
          <table:table-cell office:value-type="float" office:value="4766" calcext:value-type="float">
            <text:p>4766</text:p>
          </table:table-cell>
          <table:table-cell office:value-type="float" office:value="12129" calcext:value-type="float">
            <text:p>12129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compiler/compiler</text:p>
          </table:table-cell>
          <table:table-cell office:value-type="float" office:value="9720" calcext:value-type="float">
            <text:p>9720</text:p>
          </table:table-cell>
          <table:table-cell office:value-type="float" office:value="166" calcext:value-type="float">
            <text:p>166</text:p>
          </table:table-cell>
          <table:table-cell table:formula="of:=([.C93]/[.B93])*100" office:value-type="float" office:value="1.70781893004115" calcext:value-type="float">
            <text:p>1,71</text:p>
          </table:table-cell>
          <table:table-cell office:value-type="float" office:value="6567" calcext:value-type="float">
            <text:p>6567</text:p>
          </table:table-cell>
          <table:table-cell table:formula="of:=([.E93]/[.B93])*100" office:value-type="float" office:value="67.5617283950617" calcext:value-type="float">
            <text:p>67,56</text:p>
          </table:table-cell>
          <table:table-cell office:value-type="float" office:value="6718" calcext:value-type="float">
            <text:p>6718</text:p>
          </table:table-cell>
          <table:table-cell table:formula="of:=([.G93]/[.B93])*100" office:value-type="float" office:value="69.1152263374485" calcext:value-type="float">
            <text:p>69,12</text:p>
          </table:table-cell>
          <table:table-cell office:value-type="float" office:value="906" calcext:value-type="float">
            <text:p>906</text:p>
          </table:table-cell>
          <table:table-cell office:value-type="float" office:value="475" calcext:value-type="float">
            <text:p>475</text:p>
          </table:table-cell>
          <table:table-cell office:value-type="float" office:value="803" calcext:value-type="float">
            <text:p>803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fixoutput/fixoutput</text:p>
          </table:table-cell>
          <table:table-cell office:value-type="float" office:value="4120" calcext:value-type="float">
            <text:p>4120</text:p>
          </table:table-cell>
          <table:table-cell office:value-type="float" office:value="4" calcext:value-type="float">
            <text:p>4</text:p>
          </table:table-cell>
          <table:table-cell table:formula="of:=([.C94]/[.B94])*100" office:value-type="float" office:value="0.0970873786407767" calcext:value-type="float">
            <text:p>0,10</text:p>
          </table:table-cell>
          <table:table-cell office:value-type="float" office:value="3662" calcext:value-type="float">
            <text:p>3662</text:p>
          </table:table-cell>
          <table:table-cell table:formula="of:=([.E94]/[.B94])*100" office:value-type="float" office:value="88.8834951456311" calcext:value-type="float">
            <text:p>88,88</text:p>
          </table:table-cell>
          <table:table-cell office:value-type="float" office:value="3662" calcext:value-type="float">
            <text:p>3662</text:p>
          </table:table-cell>
          <table:table-cell table:formula="of:=([.G94]/[.B94])*100" office:value-type="float" office:value="88.8834951456311" calcext:value-type="float">
            <text:p>88,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football/football</text:p>
          </table:table-cell>
          <table:table-cell office:value-type="float" office:value="495722" calcext:value-type="float">
            <text:p>495722</text:p>
          </table:table-cell>
          <table:table-cell office:value-type="float" office:value="18885" calcext:value-type="float">
            <text:p>18885</text:p>
          </table:table-cell>
          <table:table-cell table:formula="of:=([.C95]/[.B95])*100" office:value-type="float" office:value="3.80959489391231" calcext:value-type="float">
            <text:p>3,81</text:p>
          </table:table-cell>
          <table:table-cell office:value-type="float" office:value="293744" calcext:value-type="float">
            <text:p>293744</text:p>
          </table:table-cell>
          <table:table-cell table:formula="of:=([.E95]/[.B95])*100" office:value-type="float" office:value="59.2557925611532" calcext:value-type="float">
            <text:p>59,26</text:p>
          </table:table-cell>
          <table:table-cell office:value-type="float" office:value="309100" calcext:value-type="float">
            <text:p>309100</text:p>
          </table:table-cell>
          <table:table-cell table:formula="of:=([.G95]/[.B95])*100" office:value-type="float" office:value="62.3534965161925" calcext:value-type="float">
            <text:p>62,35</text:p>
          </table:table-cell>
          <table:table-cell office:value-type="float" office:value="5067" calcext:value-type="float">
            <text:p>5067</text:p>
          </table:table-cell>
          <table:table-cell office:value-type="float" office:value="24111" calcext:value-type="float">
            <text:p>24111</text:p>
          </table:table-cell>
          <table:table-cell office:value-type="float" office:value="52846" calcext:value-type="float">
            <text:p>52846</text:p>
          </table:table-cell>
          <table:table-cell office:value-type="float" office:value="11692" calcext:value-type="float">
            <text:p>11692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gnugo/gnugo</text:p>
          </table:table-cell>
          <table:table-cell office:value-type="float" office:value="15155" calcext:value-type="float">
            <text:p>15155</text:p>
          </table:table-cell>
          <table:table-cell office:value-type="float" office:value="452" calcext:value-type="float">
            <text:p>452</text:p>
          </table:table-cell>
          <table:table-cell table:formula="of:=([.C96]/[.B96])*100" office:value-type="float" office:value="2.98251402177499" calcext:value-type="float">
            <text:p>2,98</text:p>
          </table:table-cell>
          <table:table-cell office:value-type="float" office:value="9742" calcext:value-type="float">
            <text:p>9742</text:p>
          </table:table-cell>
          <table:table-cell table:formula="of:=([.E96]/[.B96])*100" office:value-type="float" office:value="64.2824150445398" calcext:value-type="float">
            <text:p>64,28</text:p>
          </table:table-cell>
          <table:table-cell office:value-type="float" office:value="10133" calcext:value-type="float">
            <text:p>10133</text:p>
          </table:table-cell>
          <table:table-cell table:formula="of:=([.G96]/[.B96])*100" office:value-type="float" office:value="66.8624216430221" calcext:value-type="float">
            <text:p>66,86</text:p>
          </table:table-cell>
          <table:table-cell office:value-type="float" office:value="1728" calcext:value-type="float">
            <text:p>1728</text:p>
          </table:table-cell>
          <table:table-cell office:value-type="float" office:value="2417" calcext:value-type="float">
            <text:p>2417</text:p>
          </table:table-cell>
          <table:table-cell office:value-type="float" office:value="6857" calcext:value-type="float">
            <text:p>6857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loader/loader</text:p>
          </table:table-cell>
          <table:table-cell office:value-type="float" office:value="17588" calcext:value-type="float">
            <text:p>17588</text:p>
          </table:table-cell>
          <table:table-cell office:value-type="float" office:value="417" calcext:value-type="float">
            <text:p>417</text:p>
          </table:table-cell>
          <table:table-cell table:formula="of:=([.C97]/[.B97])*100" office:value-type="float" office:value="2.37093472822379" calcext:value-type="float">
            <text:p>2,37</text:p>
          </table:table-cell>
          <table:table-cell office:value-type="float" office:value="6656" calcext:value-type="float">
            <text:p>6656</text:p>
          </table:table-cell>
          <table:table-cell table:formula="of:=([.E97]/[.B97])*100" office:value-type="float" office:value="37.8439845349102" calcext:value-type="float">
            <text:p>37,84</text:p>
          </table:table-cell>
          <table:table-cell office:value-type="float" office:value="6782" calcext:value-type="float">
            <text:p>6782</text:p>
          </table:table-cell>
          <table:table-cell table:formula="of:=([.G97]/[.B97])*100" office:value-type="float" office:value="38.56038207869" calcext:value-type="float">
            <text:p>38,56</text:p>
          </table:table-cell>
          <table:table-cell office:value-type="float" office:value="632" calcext:value-type="float">
            <text:p>632</text:p>
          </table:table-cell>
          <table:table-cell office:value-type="float" office:value="677" calcext:value-type="float">
            <text:p>677</text:p>
          </table:table-cell>
          <table:table-cell office:value-type="float" office:value="1306" calcext:value-type="float">
            <text:p>1306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plot2fig/plot2fig</text:p>
          </table:table-cell>
          <table:table-cell office:value-type="float" office:value="27497" calcext:value-type="float">
            <text:p>27497</text:p>
          </table:table-cell>
          <table:table-cell office:value-type="float" office:value="781" calcext:value-type="float">
            <text:p>781</text:p>
          </table:table-cell>
          <table:table-cell table:formula="of:=([.C98]/[.B98])*100" office:value-type="float" office:value="2.84030985198385" calcext:value-type="float">
            <text:p>2,84</text:p>
          </table:table-cell>
          <table:table-cell office:value-type="float" office:value="6698" calcext:value-type="float">
            <text:p>6698</text:p>
          </table:table-cell>
          <table:table-cell table:formula="of:=([.E98]/[.B98])*100" office:value-type="float" office:value="24.3590209841074" calcext:value-type="float">
            <text:p>24,36</text:p>
          </table:table-cell>
          <table:table-cell office:value-type="float" office:value="6766" calcext:value-type="float">
            <text:p>6766</text:p>
          </table:table-cell>
          <table:table-cell table:formula="of:=([.G98]/[.B98])*100" office:value-type="float" office:value="24.6063206895298" calcext:value-type="float">
            <text:p>24,61</text:p>
          </table:table-cell>
          <table:table-cell office:value-type="float" office:value="1167" calcext:value-type="float">
            <text:p>1167</text:p>
          </table:table-cell>
          <table:table-cell office:value-type="float" office:value="1166" calcext:value-type="float">
            <text:p>1166</text:p>
          </table:table-cell>
          <table:table-cell office:value-type="float" office:value="1843" calcext:value-type="float">
            <text:p>1843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simulator/simulator</text:p>
          </table:table-cell>
          <table:table-cell office:value-type="float" office:value="28935" calcext:value-type="float">
            <text:p>28935</text:p>
          </table:table-cell>
          <table:table-cell office:value-type="float" office:value="1036" calcext:value-type="float">
            <text:p>1036</text:p>
          </table:table-cell>
          <table:table-cell table:formula="of:=([.C99]/[.B99])*100" office:value-type="float" office:value="3.58043891480905" calcext:value-type="float">
            <text:p>3,58</text:p>
          </table:table-cell>
          <table:table-cell office:value-type="float" office:value="14336" calcext:value-type="float">
            <text:p>14336</text:p>
          </table:table-cell>
          <table:table-cell table:formula="of:=([.E99]/[.B99])*100" office:value-type="float" office:value="49.5455330914118" calcext:value-type="float">
            <text:p>49,55</text:p>
          </table:table-cell>
          <table:table-cell office:value-type="float" office:value="14527" calcext:value-type="float">
            <text:p>14527</text:p>
          </table:table-cell>
          <table:table-cell table:formula="of:=([.G99]/[.B99])*100" office:value-type="float" office:value="50.2056333160532" calcext:value-type="float">
            <text:p>50,21</text:p>
          </table:table-cell>
          <table:table-cell office:value-type="float" office:value="2369" calcext:value-type="float">
            <text:p>2369</text:p>
          </table:table-cell>
          <table:table-cell office:value-type="float" office:value="2298" calcext:value-type="float">
            <text:p>2298</text:p>
          </table:table-cell>
          <table:table-cell office:value-type="float" office:value="4084" calcext:value-type="float">
            <text:p>4084</text:p>
          </table:table-cell>
          <table:table-cell office:value-type="float" office:value="6818" calcext:value-type="float">
            <text:p>681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TimberWolfMC/timberwolfmc</text:p>
          </table:table-cell>
          <table:table-cell office:value-type="float" office:value="4918342" calcext:value-type="float">
            <text:p>4918342</text:p>
          </table:table-cell>
          <table:table-cell office:value-type="float" office:value="91524" calcext:value-type="float">
            <text:p>91524</text:p>
          </table:table-cell>
          <table:table-cell table:formula="of:=([.C100]/[.B100])*100" office:value-type="float" office:value="1.86087100083727" calcext:value-type="float">
            <text:p>1,86</text:p>
          </table:table-cell>
          <table:table-cell office:value-type="float" office:value="735584" calcext:value-type="float">
            <text:p>735584</text:p>
          </table:table-cell>
          <table:table-cell table:formula="of:=([.E100]/[.B100])*100" office:value-type="float" office:value="14.9559343372218" calcext:value-type="float">
            <text:p>14,96</text:p>
          </table:table-cell>
          <table:table-cell office:value-type="float" office:value="752755" calcext:value-type="float">
            <text:p>752755</text:p>
          </table:table-cell>
          <table:table-cell table:formula="of:=([.G100]/[.B100])*100" office:value-type="float" office:value="15.3050560534424" calcext:value-type="float">
            <text:p>15,31</text:p>
          </table:table-cell>
          <table:table-cell office:value-type="float" office:value="27545" calcext:value-type="float">
            <text:p>27545</text:p>
          </table:table-cell>
          <table:table-cell office:value-type="float" office:value="68899" calcext:value-type="float">
            <text:p>68899</text:p>
          </table:table-cell>
          <table:table-cell office:value-type="float" office:value="138134" calcext:value-type="float">
            <text:p>138134</text:p>
          </table:table-cell>
          <table:table-cell office:value-type="float" office:value="79790" calcext:value-type="float">
            <text:p>79790</text:p>
          </table:table-cell>
          <table:table-cell office:value-type="string" calcext:value-type="string">
            <text:p>1.3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unix-smail/unix-smail</text:p>
          </table:table-cell>
          <table:table-cell office:value-type="float" office:value="59504" calcext:value-type="float">
            <text:p>59504</text:p>
          </table:table-cell>
          <table:table-cell office:value-type="float" office:value="576" calcext:value-type="float">
            <text:p>576</text:p>
          </table:table-cell>
          <table:table-cell table:formula="of:=([.C101]/[.B101])*100" office:value-type="float" office:value="0.968002151115891" calcext:value-type="float">
            <text:p>0,97</text:p>
          </table:table-cell>
          <table:table-cell office:value-type="float" office:value="21841" calcext:value-type="float">
            <text:p>21841</text:p>
          </table:table-cell>
          <table:table-cell table:formula="of:=([.E101]/[.B101])*100" office:value-type="float" office:value="36.7050954557677" calcext:value-type="float">
            <text:p>36,71</text:p>
          </table:table-cell>
          <table:table-cell office:value-type="float" office:value="22036" calcext:value-type="float">
            <text:p>22036</text:p>
          </table:table-cell>
          <table:table-cell table:formula="of:=([.G101]/[.B101])*100" office:value-type="float" office:value="37.0328045173434" calcext:value-type="float">
            <text:p>37,03</text:p>
          </table:table-cell>
          <table:table-cell office:value-type="float" office:value="1175" calcext:value-type="float">
            <text:p>1175</text:p>
          </table:table-cell>
          <table:table-cell office:value-type="float" office:value="1330" calcext:value-type="float">
            <text:p>1330</text:p>
          </table:table-cell>
          <table:table-cell office:value-type="float" office:value="1970" calcext:value-type="float">
            <text:p>1970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/unix-tbl/unix-tbl</text:p>
          </table:table-cell>
          <table:table-cell office:value-type="float" office:value="89856" calcext:value-type="float">
            <text:p>89856</text:p>
          </table:table-cell>
          <table:table-cell office:value-type="float" office:value="354" calcext:value-type="float">
            <text:p>354</text:p>
          </table:table-cell>
          <table:table-cell table:formula="of:=([.C102]/[.B102])*100" office:value-type="float" office:value="0.393963675213675" calcext:value-type="float">
            <text:p>0,39</text:p>
          </table:table-cell>
          <table:table-cell office:value-type="float" office:value="39066" calcext:value-type="float">
            <text:p>39066</text:p>
          </table:table-cell>
          <table:table-cell table:formula="of:=([.E102]/[.B102])*100" office:value-type="float" office:value="43.4762286324786" calcext:value-type="float">
            <text:p>43,48</text:p>
          </table:table-cell>
          <table:table-cell office:value-type="float" office:value="39260" calcext:value-type="float">
            <text:p>39260</text:p>
          </table:table-cell>
          <table:table-cell table:formula="of:=([.G102]/[.B102])*100" office:value-type="float" office:value="43.6921296296296" calcext:value-type="float">
            <text:p>43,69</text:p>
          </table:table-cell>
          <table:table-cell office:value-type="float" office:value="2499" calcext:value-type="float">
            <text:p>2499</text:p>
          </table:table-cell>
          <table:table-cell office:value-type="float" office:value="2479" calcext:value-type="float">
            <text:p>2479</text:p>
          </table:table-cell>
          <table:table-cell office:value-type="float" office:value="4784" calcext:value-type="float">
            <text:p>4784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city/city</text:p>
          </table:table-cell>
          <table:table-cell office:value-type="float" office:value="42705" calcext:value-type="float">
            <text:p>42705</text:p>
          </table:table-cell>
          <table:table-cell office:value-type="float" office:value="790" calcext:value-type="float">
            <text:p>790</text:p>
          </table:table-cell>
          <table:table-cell table:formula="of:=([.C103]/[.B103])*100" office:value-type="float" office:value="1.84990048003747" calcext:value-type="float">
            <text:p>1,85</text:p>
          </table:table-cell>
          <table:table-cell office:value-type="float" office:value="31724" calcext:value-type="float">
            <text:p>31724</text:p>
          </table:table-cell>
          <table:table-cell table:formula="of:=([.E103]/[.B103])*100" office:value-type="float" office:value="74.2863833274792" calcext:value-type="float">
            <text:p>74,29</text:p>
          </table:table-cell>
          <table:table-cell office:value-type="float" office:value="32135" calcext:value-type="float">
            <text:p>32135</text:p>
          </table:table-cell>
          <table:table-cell table:formula="of:=([.G103]/[.B103])*100" office:value-type="float" office:value="75.2487999063342" calcext:value-type="float">
            <text:p>75,25</text:p>
          </table:table-cell>
          <table:table-cell office:value-type="float" office:value="727" calcext:value-type="float">
            <text:p>727</text:p>
          </table:table-cell>
          <table:table-cell office:value-type="float" office:value="854" calcext:value-type="float">
            <text:p>854</text:p>
          </table:table-cell>
          <table:table-cell office:value-type="float" office:value="1414" calcext:value-type="float">
            <text:p>1414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deriv1/deriv1</text:p>
          </table:table-cell>
          <table:table-cell office:value-type="float" office:value="6179" calcext:value-type="float">
            <text:p>6179</text:p>
          </table:table-cell>
          <table:table-cell office:value-type="float" office:value="150" calcext:value-type="float">
            <text:p>150</text:p>
          </table:table-cell>
          <table:table-cell table:formula="of:=([.C104]/[.B104])*100" office:value-type="float" office:value="2.42757727787668" calcext:value-type="float">
            <text:p>2,43</text:p>
          </table:table-cell>
          <table:table-cell office:value-type="float" office:value="1582" calcext:value-type="float">
            <text:p>1582</text:p>
          </table:table-cell>
          <table:table-cell table:formula="of:=([.E104]/[.B104])*100" office:value-type="float" office:value="25.6028483573394" calcext:value-type="float">
            <text:p>25,60</text:p>
          </table:table-cell>
          <table:table-cell office:value-type="float" office:value="1687" calcext:value-type="float">
            <text:p>1687</text:p>
          </table:table-cell>
          <table:table-cell table:formula="of:=([.G104]/[.B104])*100" office:value-type="float" office:value="27.3021524518531" calcext:value-type="float">
            <text:p>27,30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300" calcext:value-type="float">
            <text:p>3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deriv2/deriv2</text:p>
          </table:table-cell>
          <table:table-cell office:value-type="float" office:value="78574" calcext:value-type="float">
            <text:p>78574</text:p>
          </table:table-cell>
          <table:table-cell office:value-type="float" office:value="1642" calcext:value-type="float">
            <text:p>1642</text:p>
          </table:table-cell>
          <table:table-cell table:formula="of:=([.C105]/[.B105])*100" office:value-type="float" office:value="2.08974979000687" calcext:value-type="float">
            <text:p>2,09</text:p>
          </table:table-cell>
          <table:table-cell office:value-type="float" office:value="18665" calcext:value-type="float">
            <text:p>18665</text:p>
          </table:table-cell>
          <table:table-cell table:formula="of:=([.E105]/[.B105])*100" office:value-type="float" office:value="23.7546771196579" calcext:value-type="float">
            <text:p>23,75</text:p>
          </table:table-cell>
          <table:table-cell office:value-type="float" office:value="19978" calcext:value-type="float">
            <text:p>19978</text:p>
          </table:table-cell>
          <table:table-cell table:formula="of:=([.G105]/[.B105])*100" office:value-type="float" office:value="25.4257133402907" calcext:value-type="float">
            <text:p>25,43</text:p>
          </table:table-cell>
          <table:table-cell office:value-type="float" office:value="357" calcext:value-type="float">
            <text:p>357</text:p>
          </table:table-cell>
          <table:table-cell office:value-type="float" office:value="695" calcext:value-type="float">
            <text:p>695</text:p>
          </table:table-cell>
          <table:table-cell office:value-type="float" office:value="1243" calcext:value-type="float">
            <text:p>1243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employ/employ</text:p>
          </table:table-cell>
          <table:table-cell office:value-type="float" office:value="4226" calcext:value-type="float">
            <text:p>4226</text:p>
          </table:table-cell>
          <table:table-cell office:value-type="float" office:value="118" calcext:value-type="float">
            <text:p>118</text:p>
          </table:table-cell>
          <table:table-cell table:formula="of:=([.C106]/[.B106])*100" office:value-type="float" office:value="2.79223852342641" calcext:value-type="float">
            <text:p>2,79</text:p>
          </table:table-cell>
          <table:table-cell office:value-type="float" office:value="2415" calcext:value-type="float">
            <text:p>2415</text:p>
          </table:table-cell>
          <table:table-cell table:formula="of:=([.E106]/[.B106])*100" office:value-type="float" office:value="57.1462375769049" calcext:value-type="float">
            <text:p>57,15</text:p>
          </table:table-cell>
          <table:table-cell office:value-type="float" office:value="2483" calcext:value-type="float">
            <text:p>2483</text:p>
          </table:table-cell>
          <table:table-cell table:formula="of:=([.G106]/[.B106])*100" office:value-type="float" office:value="58.7553241836252" calcext:value-type="float">
            <text:p>58,76</text:p>
          </table:table-cell>
          <table:table-cell office:value-type="float" office:value="288" calcext:value-type="float">
            <text:p>288</text:p>
          </table:table-cell>
          <table:table-cell office:value-type="float" office:value="235" calcext:value-type="float">
            <text:p>235</text:p>
          </table:table-cell>
          <table:table-cell office:value-type="float" office:value="341" calcext:value-type="float">
            <text:p>341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family/family</text:p>
          </table:table-cell>
          <table:table-cell office:value-type="float" office:value="785" calcext:value-type="float">
            <text:p>785</text:p>
          </table:table-cell>
          <table:table-cell office:value-type="float" office:value="33" calcext:value-type="float">
            <text:p>33</text:p>
          </table:table-cell>
          <table:table-cell table:formula="of:=([.C107]/[.B107])*100" office:value-type="float" office:value="4.20382165605096" calcext:value-type="float">
            <text:p>4,20</text:p>
          </table:table-cell>
          <table:table-cell office:value-type="float" office:value="200" calcext:value-type="float">
            <text:p>200</text:p>
          </table:table-cell>
          <table:table-cell table:formula="of:=([.E107]/[.B107])*100" office:value-type="float" office:value="25.4777070063694" calcext:value-type="float">
            <text:p>25,48</text:p>
          </table:table-cell>
          <table:table-cell office:value-type="float" office:value="212" calcext:value-type="float">
            <text:p>212</text:p>
          </table:table-cell>
          <table:table-cell table:formula="of:=([.G107]/[.B107])*100" office:value-type="float" office:value="27.0063694267516" calcext:value-type="float">
            <text:p>27,0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fsm/fsm</text:p>
          </table:table-cell>
          <table:table-cell office:value-type="float" office:value="967" calcext:value-type="float">
            <text:p>967</text:p>
          </table:table-cell>
          <table:table-cell office:value-type="float" office:value="61" calcext:value-type="float">
            <text:p>61</text:p>
          </table:table-cell>
          <table:table-cell table:formula="of:=([.C108]/[.B108])*100" office:value-type="float" office:value="6.3081695966908" calcext:value-type="float">
            <text:p>6,31</text:p>
          </table:table-cell>
          <table:table-cell office:value-type="float" office:value="232" calcext:value-type="float">
            <text:p>232</text:p>
          </table:table-cell>
          <table:table-cell table:formula="of:=([.E108]/[.B108])*100" office:value-type="float" office:value="23.9917269906929" calcext:value-type="float">
            <text:p>23,99</text:p>
          </table:table-cell>
          <table:table-cell office:value-type="float" office:value="259" calcext:value-type="float">
            <text:p>259</text:p>
          </table:table-cell>
          <table:table-cell table:formula="of:=([.G108]/[.B108])*100" office:value-type="float" office:value="26.7838676318511" calcext:value-type="float">
            <text:p>26,7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83" calcext:value-type="float">
            <text:p>18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garage/garage</text:p>
          </table:table-cell>
          <table:table-cell office:value-type="float" office:value="614" calcext:value-type="float">
            <text:p>614</text:p>
          </table:table-cell>
          <table:table-cell office:value-type="float" office:value="31" calcext:value-type="float">
            <text:p>31</text:p>
          </table:table-cell>
          <table:table-cell table:formula="of:=([.C109]/[.B109])*100" office:value-type="float" office:value="5.04885993485342" calcext:value-type="float">
            <text:p>5,05</text:p>
          </table:table-cell>
          <table:table-cell office:value-type="float" office:value="225" calcext:value-type="float">
            <text:p>225</text:p>
          </table:table-cell>
          <table:table-cell table:formula="of:=([.E109]/[.B109])*100" office:value-type="float" office:value="36.6449511400651" calcext:value-type="float">
            <text:p>36,64</text:p>
          </table:table-cell>
          <table:table-cell office:value-type="float" office:value="241" calcext:value-type="float">
            <text:p>241</text:p>
          </table:table-cell>
          <table:table-cell table:formula="of:=([.G109]/[.B109])*100" office:value-type="float" office:value="39.2508143322476" calcext:value-type="float">
            <text:p>39,2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life/life</text:p>
          </table:table-cell>
          <table:table-cell office:value-type="float" office:value="2605" calcext:value-type="float">
            <text:p>2605</text:p>
          </table:table-cell>
          <table:table-cell office:value-type="float" office:value="370" calcext:value-type="float">
            <text:p>370</text:p>
          </table:table-cell>
          <table:table-cell table:formula="of:=([.C110]/[.B110])*100" office:value-type="float" office:value="14.2034548944338" calcext:value-type="float">
            <text:p>14,20</text:p>
          </table:table-cell>
          <table:table-cell office:value-type="float" office:value="1695" calcext:value-type="float">
            <text:p>1695</text:p>
          </table:table-cell>
          <table:table-cell table:formula="of:=([.E110]/[.B110])*100" office:value-type="float" office:value="65.0671785028791" calcext:value-type="float">
            <text:p>65,07</text:p>
          </table:table-cell>
          <table:table-cell office:value-type="float" office:value="1928" calcext:value-type="float">
            <text:p>1928</text:p>
          </table:table-cell>
          <table:table-cell table:formula="of:=([.G110]/[.B110])*100" office:value-type="float" office:value="74.0115163147793" calcext:value-type="float">
            <text:p>74,01</text:p>
          </table:table-cell>
          <table:table-cell office:value-type="float" office:value="192" calcext:value-type="float">
            <text:p>19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NP/np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([.C111]/[.B111])*100" office:value-type="float" office:value="0" calcext:value-type="float">
            <text:p>0,00</text:p>
          </table:table-cell>
          <table:table-cell office:value-type="float" office:value="41" calcext:value-type="float">
            <text:p>41</text:p>
          </table:table-cell>
          <table:table-cell table:formula="of:=([.E111]/[.B111])*100" office:value-type="float" office:value="12.8930817610063" calcext:value-type="float">
            <text:p>12,89</text:p>
          </table:table-cell>
          <table:table-cell office:value-type="float" office:value="41" calcext:value-type="float">
            <text:p>41</text:p>
          </table:table-cell>
          <table:table-cell table:formula="of:=([.G111]/[.B111])*100" office:value-type="float" office:value="12.8930817610063" calcext:value-type="float">
            <text:p>12,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rolangs-C++/objects/objects</text:p>
          </table:table-cell>
          <table:table-cell table:style-name="ce7" office:value-type="float" office:value="3782" calcext:value-type="float">
            <text:p>3782</text:p>
          </table:table-cell>
          <table:table-cell table:style-name="ce11" office:value-type="float" office:value="621" calcext:value-type="float">
            <text:p>621</text:p>
          </table:table-cell>
          <table:table-cell table:style-name="ce14" table:formula="of:=([.C112]/[.B112])*100" office:value-type="float" office:value="16.4198836594395" calcext:value-type="float">
            <text:p>16,42</text:p>
          </table:table-cell>
          <table:table-cell table:style-name="ce11" office:value-type="float" office:value="425" calcext:value-type="float">
            <text:p>425</text:p>
          </table:table-cell>
          <table:table-cell table:style-name="ce14" table:formula="of:=([.E112]/[.B112])*100" office:value-type="float" office:value="11.2374405076679" calcext:value-type="float">
            <text:p>11,24</text:p>
          </table:table-cell>
          <table:table-cell table:style-name="ce11" office:value-type="float" office:value="729" calcext:value-type="float">
            <text:p>729</text:p>
          </table:table-cell>
          <table:table-cell table:style-name="ce14" table:formula="of:=([.G112]/[.B112])*100" office:value-type="float" office:value="19.2755156002115" calcext:value-type="float">
            <text:p>19,28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502" calcext:value-type="float">
            <text:p>502</text:p>
          </table:table-cell>
          <table:table-cell table:style-name="ce19" office:value-type="float" office:value="1019" calcext:value-type="float">
            <text:p>1019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Prolangs-C++/ocean/ocean</text:p>
          </table:table-cell>
          <table:table-cell office:value-type="float" office:value="3480" calcext:value-type="float">
            <text:p>3480</text:p>
          </table:table-cell>
          <table:table-cell office:value-type="float" office:value="222" calcext:value-type="float">
            <text:p>222</text:p>
          </table:table-cell>
          <table:table-cell table:formula="of:=([.C113]/[.B113])*100" office:value-type="float" office:value="6.37931034482759" calcext:value-type="float">
            <text:p>6,38</text:p>
          </table:table-cell>
          <table:table-cell office:value-type="float" office:value="934" calcext:value-type="float">
            <text:p>934</text:p>
          </table:table-cell>
          <table:table-cell table:formula="of:=([.E113]/[.B113])*100" office:value-type="float" office:value="26.8390804597701" calcext:value-type="float">
            <text:p>26,84</text:p>
          </table:table-cell>
          <table:table-cell office:value-type="float" office:value="1065" calcext:value-type="float">
            <text:p>1065</text:p>
          </table:table-cell>
          <table:table-cell table:formula="of:=([.G113]/[.B113])*100" office:value-type="float" office:value="30.6034482758621" calcext:value-type="float">
            <text:p>30,60</text:p>
          </table:table-cell>
          <table:table-cell office:value-type="float" office:value="404" calcext:value-type="float">
            <text:p>404</text:p>
          </table:table-cell>
          <table:table-cell office:value-type="float" office:value="387" calcext:value-type="float">
            <text:p>387</text:p>
          </table:table-cell>
          <table:table-cell office:value-type="float" office:value="610" calcext:value-type="float">
            <text:p>61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office/office</text:p>
          </table:table-cell>
          <table:table-cell office:value-type="float" office:value="3409" calcext:value-type="float">
            <text:p>3409</text:p>
          </table:table-cell>
          <table:table-cell office:value-type="float" office:value="199" calcext:value-type="float">
            <text:p>199</text:p>
          </table:table-cell>
          <table:table-cell table:formula="of:=([.C114]/[.B114])*100" office:value-type="float" office:value="5.83748899970666" calcext:value-type="float">
            <text:p>5,84</text:p>
          </table:table-cell>
          <table:table-cell office:value-type="float" office:value="1070" calcext:value-type="float">
            <text:p>1070</text:p>
          </table:table-cell>
          <table:table-cell table:formula="of:=([.E114]/[.B114])*100" office:value-type="float" office:value="31.3875036667644" calcext:value-type="float">
            <text:p>31,39</text:p>
          </table:table-cell>
          <table:table-cell office:value-type="float" office:value="1166" calcext:value-type="float">
            <text:p>1166</text:p>
          </table:table-cell>
          <table:table-cell table:formula="of:=([.G114]/[.B114])*100" office:value-type="float" office:value="34.2035787621003" calcext:value-type="float">
            <text:p>34,20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300" calcext:value-type="float">
            <text:p>30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primes/primes</text:p>
          </table:table-cell>
          <table:table-cell office:value-type="float" office:value="238" calcext:value-type="float">
            <text:p>238</text:p>
          </table:table-cell>
          <table:table-cell office:value-type="float" office:value="26" calcext:value-type="float">
            <text:p>26</text:p>
          </table:table-cell>
          <table:table-cell table:formula="of:=([.C115]/[.B115])*100" office:value-type="float" office:value="10.9243697478992" calcext:value-type="float">
            <text:p>10,92</text:p>
          </table:table-cell>
          <table:table-cell office:value-type="float" office:value="55" calcext:value-type="float">
            <text:p>55</text:p>
          </table:table-cell>
          <table:table-cell table:formula="of:=([.E115]/[.B115])*100" office:value-type="float" office:value="23.109243697479" calcext:value-type="float">
            <text:p>23,11</text:p>
          </table:table-cell>
          <table:table-cell office:value-type="float" office:value="74" calcext:value-type="float">
            <text:p>74</text:p>
          </table:table-cell>
          <table:table-cell table:formula="of:=([.G115]/[.B115])*100" office:value-type="float" office:value="31.0924369747899" calcext:value-type="float">
            <text:p>31,0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shapes/shapes</text:p>
          </table:table-cell>
          <table:table-cell office:value-type="float" office:value="7878" calcext:value-type="float">
            <text:p>7878</text:p>
          </table:table-cell>
          <table:table-cell office:value-type="float" office:value="308" calcext:value-type="float">
            <text:p>308</text:p>
          </table:table-cell>
          <table:table-cell table:formula="of:=([.C116]/[.B116])*100" office:value-type="float" office:value="3.90962173140391" calcext:value-type="float">
            <text:p>3,91</text:p>
          </table:table-cell>
          <table:table-cell office:value-type="float" office:value="1223" calcext:value-type="float">
            <text:p>1223</text:p>
          </table:table-cell>
          <table:table-cell table:formula="of:=([.E116]/[.B116])*100" office:value-type="float" office:value="15.5242447321655" calcext:value-type="float">
            <text:p>15,52</text:p>
          </table:table-cell>
          <table:table-cell office:value-type="float" office:value="1319" calcext:value-type="float">
            <text:p>1319</text:p>
          </table:table-cell>
          <table:table-cell table:formula="of:=([.G116]/[.B116])*100" office:value-type="float" office:value="16.7428281289667" calcext:value-type="float">
            <text:p>16,74</text:p>
          </table:table-cell>
          <table:table-cell office:value-type="float" office:value="299" calcext:value-type="float">
            <text:p>299</text:p>
          </table:table-cell>
          <table:table-cell office:value-type="float" office:value="382" calcext:value-type="float">
            <text:p>382</text:p>
          </table:table-cell>
          <table:table-cell office:value-type="float" office:value="655" calcext:value-type="float">
            <text:p>65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simul/simul</text:p>
          </table:table-cell>
          <table:table-cell office:value-type="float" office:value="1275" calcext:value-type="float">
            <text:p>1275</text:p>
          </table:table-cell>
          <table:table-cell office:value-type="float" office:value="149" calcext:value-type="float">
            <text:p>149</text:p>
          </table:table-cell>
          <table:table-cell table:formula="of:=([.C117]/[.B117])*100" office:value-type="float" office:value="11.6862745098039" calcext:value-type="float">
            <text:p>11,69</text:p>
          </table:table-cell>
          <table:table-cell office:value-type="float" office:value="246" calcext:value-type="float">
            <text:p>246</text:p>
          </table:table-cell>
          <table:table-cell table:formula="of:=([.E117]/[.B117])*100" office:value-type="float" office:value="19.2941176470588" calcext:value-type="float">
            <text:p>19,29</text:p>
          </table:table-cell>
          <table:table-cell office:value-type="float" office:value="342" calcext:value-type="float">
            <text:p>342</text:p>
          </table:table-cell>
          <table:table-cell table:formula="of:=([.G117]/[.B117])*100" office:value-type="float" office:value="26.8235294117647" calcext:value-type="float">
            <text:p>26,82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416" calcext:value-type="float">
            <text:p>416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langs-C++/trees/trees</text:p>
          </table:table-cell>
          <table:table-cell office:value-type="float" office:value="3563" calcext:value-type="float">
            <text:p>3563</text:p>
          </table:table-cell>
          <table:table-cell office:value-type="float" office:value="117" calcext:value-type="float">
            <text:p>117</text:p>
          </table:table-cell>
          <table:table-cell table:formula="of:=([.C118]/[.B118])*100" office:value-type="float" office:value="3.28374964917205" calcext:value-type="float">
            <text:p>3,28</text:p>
          </table:table-cell>
          <table:table-cell office:value-type="float" office:value="1049" calcext:value-type="float">
            <text:p>1049</text:p>
          </table:table-cell>
          <table:table-cell table:formula="of:=([.E118]/[.B118])*100" office:value-type="float" office:value="29.4414818972776" calcext:value-type="float">
            <text:p>29,44</text:p>
          </table:table-cell>
          <table:table-cell office:value-type="float" office:value="1086" calcext:value-type="float">
            <text:p>1086</text:p>
          </table:table-cell>
          <table:table-cell table:formula="of:=([.G118]/[.B118])*100" office:value-type="float" office:value="30.4799326410328" calcext:value-type="float">
            <text:p>30,48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83" calcext:value-type="float">
            <text:p>28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rolangs-C++/vcirc/vcirc</text:p>
          </table:table-cell>
          <table:table-cell table:style-name="ce7" office:value-type="float" office:value="285" calcext:value-type="float">
            <text:p>285</text:p>
          </table:table-cell>
          <table:table-cell table:style-name="ce11" office:value-type="float" office:value="81" calcext:value-type="float">
            <text:p>81</text:p>
          </table:table-cell>
          <table:table-cell table:style-name="ce14" table:formula="of:=([.C119]/[.B119])*100" office:value-type="float" office:value="28.4210526315789" calcext:value-type="float">
            <text:p>28,42</text:p>
          </table:table-cell>
          <table:table-cell table:style-name="ce11" office:value-type="float" office:value="50" calcext:value-type="float">
            <text:p>50</text:p>
          </table:table-cell>
          <table:table-cell table:style-name="ce14" table:formula="of:=([.E119]/[.B119])*100" office:value-type="float" office:value="17.5438596491228" calcext:value-type="float">
            <text:p>17,54</text:p>
          </table:table-cell>
          <table:table-cell table:style-name="ce11" office:value-type="float" office:value="83" calcext:value-type="float">
            <text:p>83</text:p>
          </table:table-cell>
          <table:table-cell table:style-name="ce14" table:formula="of:=([.G119]/[.B119])*100" office:value-type="float" office:value="29.1228070175439" calcext:value-type="float">
            <text:p>29,1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Ptrdist/anagram/anagram</text:p>
          </table:table-cell>
          <table:table-cell office:value-type="float" office:value="3179" calcext:value-type="float">
            <text:p>3179</text:p>
          </table:table-cell>
          <table:table-cell office:value-type="float" office:value="85" calcext:value-type="float">
            <text:p>85</text:p>
          </table:table-cell>
          <table:table-cell table:formula="of:=([.C120]/[.B120])*100" office:value-type="float" office:value="2.67379679144385" calcext:value-type="float">
            <text:p>2,67</text:p>
          </table:table-cell>
          <table:table-cell office:value-type="float" office:value="1081" calcext:value-type="float">
            <text:p>1081</text:p>
          </table:table-cell>
          <table:table-cell table:formula="of:=([.E120]/[.B120])*100" office:value-type="float" office:value="34.0044039005977" calcext:value-type="float">
            <text:p>34,00</text:p>
          </table:table-cell>
          <table:table-cell office:value-type="float" office:value="1117" calcext:value-type="float">
            <text:p>1117</text:p>
          </table:table-cell>
          <table:table-cell table:formula="of:=([.G120]/[.B120])*100" office:value-type="float" office:value="35.1368354828562" calcext:value-type="float">
            <text:p>35,14</text:p>
          </table:table-cell>
          <table:table-cell office:value-type="float" office:value="350" calcext:value-type="float">
            <text:p>350</text:p>
          </table:table-cell>
          <table:table-cell office:value-type="float" office:value="294" calcext:value-type="float">
            <text:p>294</text:p>
          </table:table-cell>
          <table:table-cell office:value-type="float" office:value="466" calcext:value-type="float">
            <text:p>466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trdist/bc/bc</text:p>
          </table:table-cell>
          <table:table-cell office:value-type="float" office:value="202058" calcext:value-type="float">
            <text:p>202058</text:p>
          </table:table-cell>
          <table:table-cell office:value-type="float" office:value="19993" calcext:value-type="float">
            <text:p>19993</text:p>
          </table:table-cell>
          <table:table-cell table:formula="of:=([.C121]/[.B121])*100" office:value-type="float" office:value="9.89468370467885" calcext:value-type="float">
            <text:p>9,89</text:p>
          </table:table-cell>
          <table:table-cell office:value-type="float" office:value="62771" calcext:value-type="float">
            <text:p>62771</text:p>
          </table:table-cell>
          <table:table-cell table:formula="of:=([.E121]/[.B121])*100" office:value-type="float" office:value="31.0658325827238" calcext:value-type="float">
            <text:p>31,07</text:p>
          </table:table-cell>
          <table:table-cell office:value-type="float" office:value="65901" calcext:value-type="float">
            <text:p>65901</text:p>
          </table:table-cell>
          <table:table-cell table:formula="of:=([.G121]/[.B121])*100" office:value-type="float" office:value="32.6148927535658" calcext:value-type="float">
            <text:p>32,61</text:p>
          </table:table-cell>
          <table:table-cell office:value-type="float" office:value="2948" calcext:value-type="float">
            <text:p>2948</text:p>
          </table:table-cell>
          <table:table-cell office:value-type="float" office:value="9108" calcext:value-type="float">
            <text:p>9108</text:p>
          </table:table-cell>
          <table:table-cell office:value-type="float" office:value="18867" calcext:value-type="float">
            <text:p>18867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trdist/ft/ft</text:p>
          </table:table-cell>
          <table:table-cell office:value-type="float" office:value="8376" calcext:value-type="float">
            <text:p>8376</text:p>
          </table:table-cell>
          <table:table-cell office:value-type="float" office:value="408" calcext:value-type="float">
            <text:p>408</text:p>
          </table:table-cell>
          <table:table-cell table:formula="of:=([.C122]/[.B122])*100" office:value-type="float" office:value="4.87106017191977" calcext:value-type="float">
            <text:p>4,87</text:p>
          </table:table-cell>
          <table:table-cell office:value-type="float" office:value="484" calcext:value-type="float">
            <text:p>484</text:p>
          </table:table-cell>
          <table:table-cell table:formula="of:=([.E122]/[.B122])*100" office:value-type="float" office:value="5.77841451766953" calcext:value-type="float">
            <text:p>5,78</text:p>
          </table:table-cell>
          <table:table-cell office:value-type="float" office:value="692" calcext:value-type="float">
            <text:p>692</text:p>
          </table:table-cell>
          <table:table-cell table:formula="of:=([.G122]/[.B122])*100" office:value-type="float" office:value="8.26170009551098" calcext:value-type="float">
            <text:p>8,26</text:p>
          </table:table-cell>
          <table:table-cell office:value-type="float" office:value="291" calcext:value-type="float">
            <text:p>291</text:p>
          </table:table-cell>
          <table:table-cell office:value-type="float" office:value="532" calcext:value-type="float">
            <text:p>532</text:p>
          </table:table-cell>
          <table:table-cell office:value-type="float" office:value="980" calcext:value-type="float">
            <text:p>980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trdist/ks/ks</text:p>
          </table:table-cell>
          <table:table-cell office:value-type="float" office:value="12449" calcext:value-type="float">
            <text:p>12449</text:p>
          </table:table-cell>
          <table:table-cell office:value-type="float" office:value="160" calcext:value-type="float">
            <text:p>160</text:p>
          </table:table-cell>
          <table:table-cell table:formula="of:=([.C123]/[.B123])*100" office:value-type="float" office:value="1.2852437946823" calcext:value-type="float">
            <text:p>1,29</text:p>
          </table:table-cell>
          <table:table-cell office:value-type="float" office:value="3309" calcext:value-type="float">
            <text:p>3309</text:p>
          </table:table-cell>
          <table:table-cell table:formula="of:=([.E123]/[.B123])*100" office:value-type="float" office:value="26.5804482287734" calcext:value-type="float">
            <text:p>26,58</text:p>
          </table:table-cell>
          <table:table-cell office:value-type="float" office:value="3401" calcext:value-type="float">
            <text:p>3401</text:p>
          </table:table-cell>
          <table:table-cell table:formula="of:=([.G123]/[.B123])*100" office:value-type="float" office:value="27.3194634107157" calcext:value-type="float">
            <text:p>27,32</text:p>
          </table:table-cell>
          <table:table-cell office:value-type="float" office:value="168" calcext:value-type="float">
            <text:p>168</text:p>
          </table:table-cell>
          <table:table-cell office:value-type="float" office:value="369" calcext:value-type="float">
            <text:p>369</text:p>
          </table:table-cell>
          <table:table-cell office:value-type="float" office:value="642" calcext:value-type="float">
            <text:p>64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trdist/yacr2/yacr2</text:p>
          </table:table-cell>
          <table:table-cell office:value-type="float" office:value="39220" calcext:value-type="float">
            <text:p>39220</text:p>
          </table:table-cell>
          <table:table-cell office:value-type="float" office:value="404" calcext:value-type="float">
            <text:p>404</text:p>
          </table:table-cell>
          <table:table-cell table:formula="of:=([.C124]/[.B124])*100" office:value-type="float" office:value="1.03008669046405" calcext:value-type="float">
            <text:p>1,03</text:p>
          </table:table-cell>
          <table:table-cell office:value-type="float" office:value="3287" calcext:value-type="float">
            <text:p>3287</text:p>
          </table:table-cell>
          <table:table-cell table:formula="of:=([.E124]/[.B124])*100" office:value-type="float" office:value="8.38092809790923" calcext:value-type="float">
            <text:p>8,38</text:p>
          </table:table-cell>
          <table:table-cell office:value-type="float" office:value="3682" calcext:value-type="float">
            <text:p>3682</text:p>
          </table:table-cell>
          <table:table-cell table:formula="of:=([.G124]/[.B124])*100" office:value-type="float" office:value="9.38806731259561" calcext:value-type="float">
            <text:p>9,39</text:p>
          </table:table-cell>
          <table:table-cell office:value-type="float" office:value="2020" calcext:value-type="float">
            <text:p>2020</text:p>
          </table:table-cell>
          <table:table-cell office:value-type="float" office:value="1940" calcext:value-type="float">
            <text:p>1940</text:p>
          </table:table-cell>
          <table:table-cell office:value-type="float" office:value="3930" calcext:value-type="float">
            <text:p>3930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iMark2-C/scimark2</text:p>
          </table:table-cell>
          <table:table-cell office:value-type="float" office:value="4138" calcext:value-type="float">
            <text:p>4138</text:p>
          </table:table-cell>
          <table:table-cell office:value-type="float" office:value="424" calcext:value-type="float">
            <text:p>424</text:p>
          </table:table-cell>
          <table:table-cell table:formula="of:=([.C125]/[.B125])*100" office:value-type="float" office:value="10.2464958917351" calcext:value-type="float">
            <text:p>10,25</text:p>
          </table:table-cell>
          <table:table-cell office:value-type="float" office:value="1904" calcext:value-type="float">
            <text:p>1904</text:p>
          </table:table-cell>
          <table:table-cell table:formula="of:=([.E125]/[.B125])*100" office:value-type="float" office:value="46.0125664572257" calcext:value-type="float">
            <text:p>46,01</text:p>
          </table:table-cell>
          <table:table-cell office:value-type="float" office:value="2004" calcext:value-type="float">
            <text:p>2004</text:p>
          </table:table-cell>
          <table:table-cell table:formula="of:=([.G125]/[.B125])*100" office:value-type="float" office:value="48.4291928467859" calcext:value-type="float">
            <text:p>48,43</text:p>
          </table:table-cell>
          <table:table-cell office:value-type="float" office:value="707" calcext:value-type="float">
            <text:p>707</text:p>
          </table:table-cell>
          <table:table-cell office:value-type="float" office:value="934" calcext:value-type="float">
            <text:p>934</text:p>
          </table:table-cell>
          <table:table-cell office:value-type="float" office:value="1800" calcext:value-type="float">
            <text:p>1800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m/sim</text:p>
          </table:table-cell>
          <table:table-cell office:value-type="float" office:value="73773" calcext:value-type="float">
            <text:p>73773</text:p>
          </table:table-cell>
          <table:table-cell office:value-type="float" office:value="581" calcext:value-type="float">
            <text:p>581</text:p>
          </table:table-cell>
          <table:table-cell table:formula="of:=([.C126]/[.B126])*100" office:value-type="float" office:value="0.787551001043742" calcext:value-type="float">
            <text:p>0,79</text:p>
          </table:table-cell>
          <table:table-cell office:value-type="float" office:value="9886" calcext:value-type="float">
            <text:p>9886</text:p>
          </table:table-cell>
          <table:table-cell table:formula="of:=([.E126]/[.B126])*100" office:value-type="float" office:value="13.4005666029577" calcext:value-type="float">
            <text:p>13,40</text:p>
          </table:table-cell>
          <table:table-cell office:value-type="float" office:value="10063" calcext:value-type="float">
            <text:p>10063</text:p>
          </table:table-cell>
          <table:table-cell table:formula="of:=([.G126]/[.B126])*100" office:value-type="float" office:value="13.6404917788351" calcext:value-type="float">
            <text:p>13,64</text:p>
          </table:table-cell>
          <table:table-cell office:value-type="float" office:value="1828" calcext:value-type="float">
            <text:p>1828</text:p>
          </table:table-cell>
          <table:table-cell office:value-type="float" office:value="1919" calcext:value-type="float">
            <text:p>1919</text:p>
          </table:table-cell>
          <table:table-cell office:value-type="float" office:value="3478" calcext:value-type="float">
            <text:p>3478</text:p>
          </table:table-cell>
          <table:table-cell office:value-type="float" office:value="4289" calcext:value-type="float">
            <text:p>428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mp3d-v4/tramp3d-v4</text:p>
          </table:table-cell>
          <table:table-cell office:value-type="float" office:value="1069432" calcext:value-type="float">
            <text:p>1069432</text:p>
          </table:table-cell>
          <table:table-cell office:value-type="float" office:value="59757" calcext:value-type="float">
            <text:p>59757</text:p>
          </table:table-cell>
          <table:table-cell table:formula="of:=([.C127]/[.B127])*100" office:value-type="float" office:value="5.58773255335543" calcext:value-type="float">
            <text:p>5,59</text:p>
          </table:table-cell>
          <table:table-cell office:value-type="float" office:value="467505" calcext:value-type="float">
            <text:p>467505</text:p>
          </table:table-cell>
          <table:table-cell table:formula="of:=([.E127]/[.B127])*100" office:value-type="float" office:value="43.7152619334376" calcext:value-type="float">
            <text:p>43,72</text:p>
          </table:table-cell>
          <table:table-cell office:value-type="float" office:value="497913" calcext:value-type="float">
            <text:p>497913</text:p>
          </table:table-cell>
          <table:table-cell table:formula="of:=([.G127]/[.B127])*100" office:value-type="float" office:value="46.5586404745697" calcext:value-type="float">
            <text:p>46,56</text:p>
          </table:table-cell>
          <table:table-cell office:value-type="float" office:value="61521" calcext:value-type="float">
            <text:p>61521</text:p>
          </table:table-cell>
          <table:table-cell office:value-type="float" office:value="44876" calcext:value-type="float">
            <text:p>44876</text:p>
          </table:table-cell>
          <table:table-cell office:value-type="float" office:value="87427" calcext:value-type="float">
            <text:p>87427</text:p>
          </table:table-cell>
          <table:table-cell office:value-type="float" office:value="106519" calcext:value-type="float">
            <text:p>106519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maran/enc-3des/enc-3des</text:p>
          </table:table-cell>
          <table:table-cell office:value-type="float" office:value="148504" calcext:value-type="float">
            <text:p>148504</text:p>
          </table:table-cell>
          <table:table-cell office:value-type="float" office:value="6325" calcext:value-type="float">
            <text:p>6325</text:p>
          </table:table-cell>
          <table:table-cell table:formula="of:=([.C128]/[.B128])*100" office:value-type="float" office:value="4.25914453482735" calcext:value-type="float">
            <text:p>4,26</text:p>
          </table:table-cell>
          <table:table-cell office:value-type="float" office:value="76661" calcext:value-type="float">
            <text:p>76661</text:p>
          </table:table-cell>
          <table:table-cell table:formula="of:=([.E128]/[.B128])*100" office:value-type="float" office:value="51.6221785271777" calcext:value-type="float">
            <text:p>51,62</text:p>
          </table:table-cell>
          <table:table-cell office:value-type="float" office:value="82427" calcext:value-type="float">
            <text:p>82427</text:p>
          </table:table-cell>
          <table:table-cell table:formula="of:=([.G128]/[.B128])*100" office:value-type="float" office:value="55.5049022248559" calcext:value-type="float">
            <text:p>55,50</text:p>
          </table:table-cell>
          <table:table-cell office:value-type="float" office:value="3114" calcext:value-type="float">
            <text:p>3114</text:p>
          </table:table-cell>
          <table:table-cell office:value-type="float" office:value="1244" calcext:value-type="float">
            <text:p>1244</text:p>
          </table:table-cell>
          <table:table-cell office:value-type="float" office:value="2175" calcext:value-type="float">
            <text:p>2175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maran/enc-md5/enc-md5</text:p>
          </table:table-cell>
          <table:table-cell office:value-type="float" office:value="16600" calcext:value-type="float">
            <text:p>16600</text:p>
          </table:table-cell>
          <table:table-cell office:value-type="float" office:value="5950" calcext:value-type="float">
            <text:p>5950</text:p>
          </table:table-cell>
          <table:table-cell table:formula="of:=([.C129]/[.B129])*100" office:value-type="float" office:value="35.8433734939759" calcext:value-type="float">
            <text:p>35,84</text:p>
          </table:table-cell>
          <table:table-cell office:value-type="float" office:value="13590" calcext:value-type="float">
            <text:p>13590</text:p>
          </table:table-cell>
          <table:table-cell table:formula="of:=([.E129]/[.B129])*100" office:value-type="float" office:value="81.8674698795181" calcext:value-type="float">
            <text:p>81,87</text:p>
          </table:table-cell>
          <table:table-cell office:value-type="float" office:value="13769" calcext:value-type="float">
            <text:p>13769</text:p>
          </table:table-cell>
          <table:table-cell table:formula="of:=([.G129]/[.B129])*100" office:value-type="float" office:value="82.9457831325301" calcext:value-type="float">
            <text:p>82,95</text:p>
          </table:table-cell>
          <table:table-cell office:value-type="float" office:value="1243" calcext:value-type="float">
            <text:p>1243</text:p>
          </table:table-cell>
          <table:table-cell office:value-type="float" office:value="5174" calcext:value-type="float">
            <text:p>5174</text:p>
          </table:table-cell>
          <table:table-cell office:value-type="float" office:value="10422" calcext:value-type="float">
            <text:p>10422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maran/enc-pc1/enc-pc1</text:p>
          </table:table-cell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  <table:table-cell table:formula="of:=([.C130]/[.B130])*100" office:value-type="float" office:value="0.0553709856035437" calcext:value-type="float">
            <text:p>0,06</text:p>
          </table:table-cell>
          <table:table-cell office:value-type="float" office:value="1709" calcext:value-type="float">
            <text:p>1709</text:p>
          </table:table-cell>
          <table:table-cell table:formula="of:=([.E130]/[.B130])*100" office:value-type="float" office:value="94.6290143964563" calcext:value-type="float">
            <text:p>94,63</text:p>
          </table:table-cell>
          <table:table-cell office:value-type="float" office:value="1709" calcext:value-type="float">
            <text:p>1709</text:p>
          </table:table-cell>
          <table:table-cell table:formula="of:=([.G130]/[.B130])*100" office:value-type="float" office:value="94.6290143964563" calcext:value-type="float">
            <text:p>94,63</text:p>
          </table:table-cell>
          <table:table-cell office:value-type="float" office:value="415" calcext:value-type="float">
            <text:p>415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maran/enc-rc4/enc-rc4</text:p>
          </table:table-cell>
          <table:table-cell office:value-type="float" office:value="653" calcext:value-type="float">
            <text:p>653</text:p>
          </table:table-cell>
          <table:table-cell office:value-type="float" office:value="36" calcext:value-type="float">
            <text:p>36</text:p>
          </table:table-cell>
          <table:table-cell table:formula="of:=([.C131]/[.B131])*100" office:value-type="float" office:value="5.51301684532925" calcext:value-type="float">
            <text:p>5,51</text:p>
          </table:table-cell>
          <table:table-cell office:value-type="float" office:value="413" calcext:value-type="float">
            <text:p>413</text:p>
          </table:table-cell>
          <table:table-cell table:formula="of:=([.E131]/[.B131])*100" office:value-type="float" office:value="63.2465543644717" calcext:value-type="float">
            <text:p>63,25</text:p>
          </table:table-cell>
          <table:table-cell office:value-type="float" office:value="431" calcext:value-type="float">
            <text:p>431</text:p>
          </table:table-cell>
          <table:table-cell table:formula="of:=([.G131]/[.B131])*100" office:value-type="float" office:value="66.0030627871363" calcext:value-type="float">
            <text:p>66,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maran/netbench-crc/netbench-crc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([.C132]/[.B132])*100" office:value-type="float" office:value="1.28205128205128" calcext:value-type="float">
            <text:p>1,28</text:p>
          </table:table-cell>
          <table:table-cell office:value-type="float" office:value="74" calcext:value-type="float">
            <text:p>74</text:p>
          </table:table-cell>
          <table:table-cell table:formula="of:=([.E132]/[.B132])*100" office:value-type="float" office:value="47.4358974358974" calcext:value-type="float">
            <text:p>47,44</text:p>
          </table:table-cell>
          <table:table-cell office:value-type="float" office:value="74" calcext:value-type="float">
            <text:p>74</text:p>
          </table:table-cell>
          <table:table-cell table:formula="of:=([.G132]/[.B132])*100" office:value-type="float" office:value="47.4358974358974" calcext:value-type="float">
            <text:p>47,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maran/netbench-url/netbench-url</text:p>
          </table:table-cell>
          <table:table-cell office:value-type="float" office:value="3778" calcext:value-type="float">
            <text:p>3778</text:p>
          </table:table-cell>
          <table:table-cell office:value-type="float" office:value="253" calcext:value-type="float">
            <text:p>253</text:p>
          </table:table-cell>
          <table:table-cell table:formula="of:=([.C133]/[.B133])*100" office:value-type="float" office:value="6.69666490206459" calcext:value-type="float">
            <text:p>6,70</text:p>
          </table:table-cell>
          <table:table-cell office:value-type="float" office:value="1163" calcext:value-type="float">
            <text:p>1163</text:p>
          </table:table-cell>
          <table:table-cell table:formula="of:=([.E133]/[.B133])*100" office:value-type="float" office:value="30.7834833245103" calcext:value-type="float">
            <text:p>30,78</text:p>
          </table:table-cell>
          <table:table-cell office:value-type="float" office:value="1232" calcext:value-type="float">
            <text:p>1232</text:p>
          </table:table-cell>
          <table:table-cell table:formula="of:=([.G133]/[.B133])*100" office:value-type="float" office:value="32.6098464796188" calcext:value-type="float">
            <text:p>32,61</text:p>
          </table:table-cell>
          <table:table-cell office:value-type="float" office:value="325" calcext:value-type="float">
            <text:p>325</text:p>
          </table:table-cell>
          <table:table-cell office:value-type="float" office:value="429" calcext:value-type="float">
            <text:p>429</text:p>
          </table:table-cell>
          <table:table-cell office:value-type="float" office:value="774" calcext:value-type="float">
            <text:p>774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ControlFlow-dbl/ControlFlow-dbl</text:p>
          </table:table-cell>
          <table:table-cell office:value-type="float" office:value="1170510" calcext:value-type="float">
            <text:p>1170510</text:p>
          </table:table-cell>
          <table:table-cell office:value-type="float" office:value="111420" calcext:value-type="float">
            <text:p>111420</text:p>
          </table:table-cell>
          <table:table-cell table:formula="of:=([.C134]/[.B134])*100" office:value-type="float" office:value="9.51892764692314" calcext:value-type="float">
            <text:p>9,52</text:p>
          </table:table-cell>
          <table:table-cell office:value-type="float" office:value="510381" calcext:value-type="float">
            <text:p>510381</text:p>
          </table:table-cell>
          <table:table-cell table:formula="of:=([.E134]/[.B134])*100" office:value-type="float" office:value="43.6033011251506" calcext:value-type="float">
            <text:p>43,60</text:p>
          </table:table-cell>
          <table:table-cell office:value-type="float" office:value="510410" calcext:value-type="float">
            <text:p>510410</text:p>
          </table:table-cell>
          <table:table-cell table:formula="of:=([.G134]/[.B134])*100" office:value-type="float" office:value="43.6057786776704" calcext:value-type="float">
            <text:p>43,61</text:p>
          </table:table-cell>
          <table:table-cell office:value-type="float" office:value="6084" calcext:value-type="float">
            <text:p>6084</text:p>
          </table:table-cell>
          <table:table-cell office:value-type="float" office:value="59849" calcext:value-type="float">
            <text:p>59849</text:p>
          </table:table-cell>
          <table:table-cell office:value-type="float" office:value="117686" calcext:value-type="float">
            <text:p>117686</text:p>
          </table:table-cell>
          <table:table-cell office:value-type="float" office:value="12545" calcext:value-type="float">
            <text:p>12545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ControlFlow-flt/ControlFlow-flt</text:p>
          </table:table-cell>
          <table:table-cell office:value-type="float" office:value="1170510" calcext:value-type="float">
            <text:p>1170510</text:p>
          </table:table-cell>
          <table:table-cell office:value-type="float" office:value="111420" calcext:value-type="float">
            <text:p>111420</text:p>
          </table:table-cell>
          <table:table-cell table:formula="of:=([.C135]/[.B135])*100" office:value-type="float" office:value="9.51892764692314" calcext:value-type="float">
            <text:p>9,52</text:p>
          </table:table-cell>
          <table:table-cell office:value-type="float" office:value="510381" calcext:value-type="float">
            <text:p>510381</text:p>
          </table:table-cell>
          <table:table-cell table:formula="of:=([.E135]/[.B135])*100" office:value-type="float" office:value="43.6033011251506" calcext:value-type="float">
            <text:p>43,60</text:p>
          </table:table-cell>
          <table:table-cell office:value-type="float" office:value="510410" calcext:value-type="float">
            <text:p>510410</text:p>
          </table:table-cell>
          <table:table-cell table:formula="of:=([.G135]/[.B135])*100" office:value-type="float" office:value="43.6057786776704" calcext:value-type="float">
            <text:p>43,61</text:p>
          </table:table-cell>
          <table:table-cell office:value-type="float" office:value="6084" calcext:value-type="float">
            <text:p>6084</text:p>
          </table:table-cell>
          <table:table-cell office:value-type="float" office:value="59849" calcext:value-type="float">
            <text:p>59849</text:p>
          </table:table-cell>
          <table:table-cell office:value-type="float" office:value="117686" calcext:value-type="float">
            <text:p>117686</text:p>
          </table:table-cell>
          <table:table-cell office:value-type="float" office:value="12575" calcext:value-type="float">
            <text:p>12575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ControlLoops-dbl/ControlLoops-dbl</text:p>
          </table:table-cell>
          <table:table-cell office:value-type="float" office:value="1159586" calcext:value-type="float">
            <text:p>1159586</text:p>
          </table:table-cell>
          <table:table-cell office:value-type="float" office:value="111411" calcext:value-type="float">
            <text:p>111411</text:p>
          </table:table-cell>
          <table:table-cell table:formula="of:=([.C136]/[.B136])*100" office:value-type="float" office:value="9.60782555153305" calcext:value-type="float">
            <text:p>9,61</text:p>
          </table:table-cell>
          <table:table-cell office:value-type="float" office:value="505119" calcext:value-type="float">
            <text:p>505119</text:p>
          </table:table-cell>
          <table:table-cell table:formula="of:=([.E136]/[.B136])*100" office:value-type="float" office:value="43.5602878958525" calcext:value-type="float">
            <text:p>43,56</text:p>
          </table:table-cell>
          <table:table-cell office:value-type="float" office:value="505139" calcext:value-type="float">
            <text:p>505139</text:p>
          </table:table-cell>
          <table:table-cell table:formula="of:=([.G136]/[.B136])*100" office:value-type="float" office:value="43.5620126493421" calcext:value-type="float">
            <text:p>43,56</text:p>
          </table:table-cell>
          <table:table-cell office:value-type="float" office:value="5740" calcext:value-type="float">
            <text:p>5740</text:p>
          </table:table-cell>
          <table:table-cell office:value-type="float" office:value="59422" calcext:value-type="float">
            <text:p>59422</text:p>
          </table:table-cell>
          <table:table-cell office:value-type="float" office:value="116139" calcext:value-type="float">
            <text:p>116139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1.0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ControlLoops-flt/ControlLoops-flt</text:p>
          </table:table-cell>
          <table:table-cell office:value-type="float" office:value="1159586" calcext:value-type="float">
            <text:p>1159586</text:p>
          </table:table-cell>
          <table:table-cell office:value-type="float" office:value="111411" calcext:value-type="float">
            <text:p>111411</text:p>
          </table:table-cell>
          <table:table-cell table:formula="of:=([.C137]/[.B137])*100" office:value-type="float" office:value="9.60782555153305" calcext:value-type="float">
            <text:p>9,61</text:p>
          </table:table-cell>
          <table:table-cell office:value-type="float" office:value="505119" calcext:value-type="float">
            <text:p>505119</text:p>
          </table:table-cell>
          <table:table-cell table:formula="of:=([.E137]/[.B137])*100" office:value-type="float" office:value="43.5602878958525" calcext:value-type="float">
            <text:p>43,56</text:p>
          </table:table-cell>
          <table:table-cell office:value-type="float" office:value="505139" calcext:value-type="float">
            <text:p>505139</text:p>
          </table:table-cell>
          <table:table-cell table:formula="of:=([.G137]/[.B137])*100" office:value-type="float" office:value="43.5620126493421" calcext:value-type="float">
            <text:p>43,56</text:p>
          </table:table-cell>
          <table:table-cell office:value-type="float" office:value="5740" calcext:value-type="float">
            <text:p>5740</text:p>
          </table:table-cell>
          <table:table-cell office:value-type="float" office:value="59422" calcext:value-type="float">
            <text:p>59422</text:p>
          </table:table-cell>
          <table:table-cell office:value-type="float" office:value="116140" calcext:value-type="float">
            <text:p>116140</text:p>
          </table:table-cell>
          <table:table-cell office:value-type="float" office:value="11470" calcext:value-type="float">
            <text:p>11470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CrossingThresholds-dbl/CrossingThresholds-dbl</text:p>
          </table:table-cell>
          <table:table-cell office:value-type="float" office:value="1158578" calcext:value-type="float">
            <text:p>1158578</text:p>
          </table:table-cell>
          <table:table-cell office:value-type="float" office:value="111418" calcext:value-type="float">
            <text:p>111418</text:p>
          </table:table-cell>
          <table:table-cell table:formula="of:=([.C138]/[.B138])*100" office:value-type="float" office:value="9.61678885668466" calcext:value-type="float">
            <text:p>9,62</text:p>
          </table:table-cell>
          <table:table-cell office:value-type="float" office:value="504190" calcext:value-type="float">
            <text:p>504190</text:p>
          </table:table-cell>
          <table:table-cell table:formula="of:=([.E138]/[.B138])*100" office:value-type="float" office:value="43.5180022406778" calcext:value-type="float">
            <text:p>43,52</text:p>
          </table:table-cell>
          <table:table-cell office:value-type="float" office:value="504217" calcext:value-type="float">
            <text:p>504217</text:p>
          </table:table-cell>
          <table:table-cell table:formula="of:=([.G138]/[.B138])*100" office:value-type="float" office:value="43.5203326836864" calcext:value-type="float">
            <text:p>43,52</text:p>
          </table:table-cell>
          <table:table-cell office:value-type="float" office:value="5646" calcext:value-type="float">
            <text:p>5646</text:p>
          </table:table-cell>
          <table:table-cell office:value-type="float" office:value="59401" calcext:value-type="float">
            <text:p>59401</text:p>
          </table:table-cell>
          <table:table-cell office:value-type="float" office:value="116135" calcext:value-type="float">
            <text:p>116135</text:p>
          </table:table-cell>
          <table:table-cell office:value-type="float" office:value="11215" calcext:value-type="float">
            <text:p>11215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CrossingThresholds-flt/CrossingThresholds-flt</text:p>
          </table:table-cell>
          <table:table-cell office:value-type="float" office:value="1158578" calcext:value-type="float">
            <text:p>1158578</text:p>
          </table:table-cell>
          <table:table-cell office:value-type="float" office:value="111418" calcext:value-type="float">
            <text:p>111418</text:p>
          </table:table-cell>
          <table:table-cell table:formula="of:=([.C139]/[.B139])*100" office:value-type="float" office:value="9.61678885668466" calcext:value-type="float">
            <text:p>9,62</text:p>
          </table:table-cell>
          <table:table-cell office:value-type="float" office:value="504190" calcext:value-type="float">
            <text:p>504190</text:p>
          </table:table-cell>
          <table:table-cell table:formula="of:=([.E139]/[.B139])*100" office:value-type="float" office:value="43.5180022406778" calcext:value-type="float">
            <text:p>43,52</text:p>
          </table:table-cell>
          <table:table-cell office:value-type="float" office:value="504217" calcext:value-type="float">
            <text:p>504217</text:p>
          </table:table-cell>
          <table:table-cell table:formula="of:=([.G139]/[.B139])*100" office:value-type="float" office:value="43.5203326836864" calcext:value-type="float">
            <text:p>43,52</text:p>
          </table:table-cell>
          <table:table-cell office:value-type="float" office:value="5646" calcext:value-type="float">
            <text:p>5646</text:p>
          </table:table-cell>
          <table:table-cell office:value-type="float" office:value="59401" calcext:value-type="float">
            <text:p>59401</text:p>
          </table:table-cell>
          <table:table-cell office:value-type="float" office:value="116135" calcext:value-type="float">
            <text:p>116135</text:p>
          </table:table-cell>
          <table:table-cell office:value-type="float" office:value="11245" calcext:value-type="float">
            <text:p>11245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Equivalencing-dbl/Equivalencing-dbl</text:p>
          </table:table-cell>
          <table:table-cell office:value-type="float" office:value="1157984" calcext:value-type="float">
            <text:p>1157984</text:p>
          </table:table-cell>
          <table:table-cell office:value-type="float" office:value="111418" calcext:value-type="float">
            <text:p>111418</text:p>
          </table:table-cell>
          <table:table-cell table:formula="of:=([.C140]/[.B140])*100" office:value-type="float" office:value="9.62172188907619" calcext:value-type="float">
            <text:p>9,62</text:p>
          </table:table-cell>
          <table:table-cell office:value-type="float" office:value="503671" calcext:value-type="float">
            <text:p>503671</text:p>
          </table:table-cell>
          <table:table-cell table:formula="of:=([.E140]/[.B140])*100" office:value-type="float" office:value="43.4955059828115" calcext:value-type="float">
            <text:p>43,50</text:p>
          </table:table-cell>
          <table:table-cell office:value-type="float" office:value="503698" calcext:value-type="float">
            <text:p>503698</text:p>
          </table:table-cell>
          <table:table-cell table:formula="of:=([.G140]/[.B140])*100" office:value-type="float" office:value="43.4978376212452" calcext:value-type="float">
            <text:p>43,50</text:p>
          </table:table-cell>
          <table:table-cell office:value-type="float" office:value="5577" calcext:value-type="float">
            <text:p>5577</text:p>
          </table:table-cell>
          <table:table-cell office:value-type="float" office:value="59326" calcext:value-type="float">
            <text:p>59326</text:p>
          </table:table-cell>
          <table:table-cell office:value-type="float" office:value="116003" calcext:value-type="float">
            <text:p>116003</text:p>
          </table:table-cell>
          <table:table-cell office:value-type="float" office:value="11069" calcext:value-type="float">
            <text:p>11069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Equivalencing-flt/Equivalencing-flt</text:p>
          </table:table-cell>
          <table:table-cell office:value-type="float" office:value="1157984" calcext:value-type="float">
            <text:p>1157984</text:p>
          </table:table-cell>
          <table:table-cell office:value-type="float" office:value="111418" calcext:value-type="float">
            <text:p>111418</text:p>
          </table:table-cell>
          <table:table-cell table:formula="of:=([.C141]/[.B141])*100" office:value-type="float" office:value="9.62172188907619" calcext:value-type="float">
            <text:p>9,62</text:p>
          </table:table-cell>
          <table:table-cell office:value-type="float" office:value="503619" calcext:value-type="float">
            <text:p>503619</text:p>
          </table:table-cell>
          <table:table-cell table:formula="of:=([.E141]/[.B141])*100" office:value-type="float" office:value="43.4910154199022" calcext:value-type="float">
            <text:p>43,49</text:p>
          </table:table-cell>
          <table:table-cell office:value-type="float" office:value="503646" calcext:value-type="float">
            <text:p>503646</text:p>
          </table:table-cell>
          <table:table-cell table:formula="of:=([.G141]/[.B141])*100" office:value-type="float" office:value="43.4933470583359" calcext:value-type="float">
            <text:p>43,49</text:p>
          </table:table-cell>
          <table:table-cell office:value-type="float" office:value="5577" calcext:value-type="float">
            <text:p>5577</text:p>
          </table:table-cell>
          <table:table-cell office:value-type="float" office:value="59326" calcext:value-type="float">
            <text:p>59326</text:p>
          </table:table-cell>
          <table:table-cell office:value-type="float" office:value="116005" calcext:value-type="float">
            <text:p>116005</text:p>
          </table:table-cell>
          <table:table-cell office:value-type="float" office:value="11099" calcext:value-type="float">
            <text:p>11099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Expansion-dbl/Expansion-dbl</text:p>
          </table:table-cell>
          <table:table-cell office:value-type="float" office:value="1161471" calcext:value-type="float">
            <text:p>1161471</text:p>
          </table:table-cell>
          <table:table-cell office:value-type="float" office:value="111436" calcext:value-type="float">
            <text:p>111436</text:p>
          </table:table-cell>
          <table:table-cell table:formula="of:=([.C142]/[.B142])*100" office:value-type="float" office:value="9.5943850513702" calcext:value-type="float">
            <text:p>9,59</text:p>
          </table:table-cell>
          <table:table-cell office:value-type="float" office:value="505753" calcext:value-type="float">
            <text:p>505753</text:p>
          </table:table-cell>
          <table:table-cell table:formula="of:=([.E142]/[.B142])*100" office:value-type="float" office:value="43.5441780294127" calcext:value-type="float">
            <text:p>43,54</text:p>
          </table:table-cell>
          <table:table-cell office:value-type="float" office:value="505798" calcext:value-type="float">
            <text:p>505798</text:p>
          </table:table-cell>
          <table:table-cell table:formula="of:=([.G142]/[.B142])*100" office:value-type="float" office:value="43.5480524266211" calcext:value-type="float">
            <text:p>43,55</text:p>
          </table:table-cell>
          <table:table-cell office:value-type="float" office:value="5750" calcext:value-type="float">
            <text:p>5750</text:p>
          </table:table-cell>
          <table:table-cell office:value-type="float" office:value="59503" calcext:value-type="float">
            <text:p>59503</text:p>
          </table:table-cell>
          <table:table-cell office:value-type="float" office:value="116274" calcext:value-type="float">
            <text:p>116274</text:p>
          </table:table-cell>
          <table:table-cell office:value-type="float" office:value="11525" calcext:value-type="float">
            <text:p>11525</text:p>
          </table:table-cell>
          <table:table-cell office:value-type="string" calcext:value-type="string">
            <text:p>1.1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Expansion-flt/Expansion-flt</text:p>
          </table:table-cell>
          <table:table-cell office:value-type="float" office:value="1161471" calcext:value-type="float">
            <text:p>1161471</text:p>
          </table:table-cell>
          <table:table-cell office:value-type="float" office:value="111436" calcext:value-type="float">
            <text:p>111436</text:p>
          </table:table-cell>
          <table:table-cell table:formula="of:=([.C143]/[.B143])*100" office:value-type="float" office:value="9.5943850513702" calcext:value-type="float">
            <text:p>9,59</text:p>
          </table:table-cell>
          <table:table-cell office:value-type="float" office:value="505753" calcext:value-type="float">
            <text:p>505753</text:p>
          </table:table-cell>
          <table:table-cell table:formula="of:=([.E143]/[.B143])*100" office:value-type="float" office:value="43.5441780294127" calcext:value-type="float">
            <text:p>43,54</text:p>
          </table:table-cell>
          <table:table-cell office:value-type="float" office:value="505798" calcext:value-type="float">
            <text:p>505798</text:p>
          </table:table-cell>
          <table:table-cell table:formula="of:=([.G143]/[.B143])*100" office:value-type="float" office:value="43.5480524266211" calcext:value-type="float">
            <text:p>43,55</text:p>
          </table:table-cell>
          <table:table-cell office:value-type="float" office:value="5750" calcext:value-type="float">
            <text:p>5750</text:p>
          </table:table-cell>
          <table:table-cell office:value-type="float" office:value="59503" calcext:value-type="float">
            <text:p>59503</text:p>
          </table:table-cell>
          <table:table-cell office:value-type="float" office:value="116274" calcext:value-type="float">
            <text:p>116274</text:p>
          </table:table-cell>
          <table:table-cell office:value-type="float" office:value="11556" calcext:value-type="float">
            <text:p>11556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GlobalDataFlow-dbl/GlobalDataFlow-dbl</text:p>
          </table:table-cell>
          <table:table-cell office:value-type="float" office:value="1159064" calcext:value-type="float">
            <text:p>1159064</text:p>
          </table:table-cell>
          <table:table-cell office:value-type="float" office:value="111420" calcext:value-type="float">
            <text:p>111420</text:p>
          </table:table-cell>
          <table:table-cell table:formula="of:=([.C144]/[.B144])*100" office:value-type="float" office:value="9.61292905309802" calcext:value-type="float">
            <text:p>9,61</text:p>
          </table:table-cell>
          <table:table-cell office:value-type="float" office:value="504652" calcext:value-type="float">
            <text:p>504652</text:p>
          </table:table-cell>
          <table:table-cell table:formula="of:=([.E144]/[.B144])*100" office:value-type="float" office:value="43.5396147236046" calcext:value-type="float">
            <text:p>43,54</text:p>
          </table:table-cell>
          <table:table-cell office:value-type="float" office:value="504681" calcext:value-type="float">
            <text:p>504681</text:p>
          </table:table-cell>
          <table:table-cell table:formula="of:=([.G144]/[.B144])*100" office:value-type="float" office:value="43.542116742475" calcext:value-type="float">
            <text:p>43,54</text:p>
          </table:table-cell>
          <table:table-cell office:value-type="float" office:value="5720" calcext:value-type="float">
            <text:p>5720</text:p>
          </table:table-cell>
          <table:table-cell office:value-type="float" office:value="59426" calcext:value-type="float">
            <text:p>59426</text:p>
          </table:table-cell>
          <table:table-cell office:value-type="float" office:value="118827" calcext:value-type="float">
            <text:p>118827</text:p>
          </table:table-cell>
          <table:table-cell office:value-type="float" office:value="11312" calcext:value-type="float">
            <text:p>11312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GlobalDataFlow-flt/GlobalDataFlow-flt</text:p>
          </table:table-cell>
          <table:table-cell office:value-type="float" office:value="1159064" calcext:value-type="float">
            <text:p>1159064</text:p>
          </table:table-cell>
          <table:table-cell office:value-type="float" office:value="111420" calcext:value-type="float">
            <text:p>111420</text:p>
          </table:table-cell>
          <table:table-cell table:formula="of:=([.C145]/[.B145])*100" office:value-type="float" office:value="9.61292905309802" calcext:value-type="float">
            <text:p>9,61</text:p>
          </table:table-cell>
          <table:table-cell office:value-type="float" office:value="504652" calcext:value-type="float">
            <text:p>504652</text:p>
          </table:table-cell>
          <table:table-cell table:formula="of:=([.E145]/[.B145])*100" office:value-type="float" office:value="43.5396147236046" calcext:value-type="float">
            <text:p>43,54</text:p>
          </table:table-cell>
          <table:table-cell office:value-type="float" office:value="504681" calcext:value-type="float">
            <text:p>504681</text:p>
          </table:table-cell>
          <table:table-cell table:formula="of:=([.G145]/[.B145])*100" office:value-type="float" office:value="43.542116742475" calcext:value-type="float">
            <text:p>43,54</text:p>
          </table:table-cell>
          <table:table-cell office:value-type="float" office:value="5720" calcext:value-type="float">
            <text:p>5720</text:p>
          </table:table-cell>
          <table:table-cell office:value-type="float" office:value="59426" calcext:value-type="float">
            <text:p>59426</text:p>
          </table:table-cell>
          <table:table-cell office:value-type="float" office:value="118826" calcext:value-type="float">
            <text:p>118826</text:p>
          </table:table-cell>
          <table:table-cell office:value-type="float" office:value="11342" calcext:value-type="float">
            <text:p>11342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IndirectAddressing-dbl/IndirectAddressing-dbl</text:p>
          </table:table-cell>
          <table:table-cell office:value-type="float" office:value="1158218" calcext:value-type="float">
            <text:p>1158218</text:p>
          </table:table-cell>
          <table:table-cell office:value-type="float" office:value="111414" calcext:value-type="float">
            <text:p>111414</text:p>
          </table:table-cell>
          <table:table-cell table:formula="of:=([.C146]/[.B146])*100" office:value-type="float" office:value="9.61943261113193" calcext:value-type="float">
            <text:p>9,62</text:p>
          </table:table-cell>
          <table:table-cell office:value-type="float" office:value="504030" calcext:value-type="float">
            <text:p>504030</text:p>
          </table:table-cell>
          <table:table-cell table:formula="of:=([.E146]/[.B146])*100" office:value-type="float" office:value="43.5177142817673" calcext:value-type="float">
            <text:p>43,52</text:p>
          </table:table-cell>
          <table:table-cell office:value-type="float" office:value="504053" calcext:value-type="float">
            <text:p>504053</text:p>
          </table:table-cell>
          <table:table-cell table:formula="of:=([.G146]/[.B146])*100" office:value-type="float" office:value="43.5197000910019" calcext:value-type="float">
            <text:p>43,52</text:p>
          </table:table-cell>
          <table:table-cell office:value-type="float" office:value="5623" calcext:value-type="float">
            <text:p>5623</text:p>
          </table:table-cell>
          <table:table-cell office:value-type="float" office:value="59337" calcext:value-type="float">
            <text:p>59337</text:p>
          </table:table-cell>
          <table:table-cell office:value-type="float" office:value="116004" calcext:value-type="float">
            <text:p>116004</text:p>
          </table:table-cell>
          <table:table-cell office:value-type="float" office:value="11107" calcext:value-type="float">
            <text:p>11107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IndirectAddressing-flt/IndirectAddressing-flt</text:p>
          </table:table-cell>
          <table:table-cell office:value-type="float" office:value="1158218" calcext:value-type="float">
            <text:p>1158218</text:p>
          </table:table-cell>
          <table:table-cell office:value-type="float" office:value="111414" calcext:value-type="float">
            <text:p>111414</text:p>
          </table:table-cell>
          <table:table-cell table:formula="of:=([.C147]/[.B147])*100" office:value-type="float" office:value="9.61943261113193" calcext:value-type="float">
            <text:p>9,62</text:p>
          </table:table-cell>
          <table:table-cell office:value-type="float" office:value="504030" calcext:value-type="float">
            <text:p>504030</text:p>
          </table:table-cell>
          <table:table-cell table:formula="of:=([.E147]/[.B147])*100" office:value-type="float" office:value="43.5177142817673" calcext:value-type="float">
            <text:p>43,52</text:p>
          </table:table-cell>
          <table:table-cell office:value-type="float" office:value="504053" calcext:value-type="float">
            <text:p>504053</text:p>
          </table:table-cell>
          <table:table-cell table:formula="of:=([.G147]/[.B147])*100" office:value-type="float" office:value="43.5197000910019" calcext:value-type="float">
            <text:p>43,52</text:p>
          </table:table-cell>
          <table:table-cell office:value-type="float" office:value="5623" calcext:value-type="float">
            <text:p>5623</text:p>
          </table:table-cell>
          <table:table-cell office:value-type="float" office:value="59337" calcext:value-type="float">
            <text:p>59337</text:p>
          </table:table-cell>
          <table:table-cell office:value-type="float" office:value="116006" calcext:value-type="float">
            <text:p>116006</text:p>
          </table:table-cell>
          <table:table-cell office:value-type="float" office:value="11137" calcext:value-type="float">
            <text:p>11137</text:p>
          </table:table-cell>
          <table:table-cell office:value-type="string" calcext:value-type="string">
            <text:p>1.0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InductionVariable-dbl/InductionVariable-dbl</text:p>
          </table:table-cell>
          <table:table-cell office:value-type="float" office:value="1159634" calcext:value-type="float">
            <text:p>1159634</text:p>
          </table:table-cell>
          <table:table-cell office:value-type="float" office:value="111418" calcext:value-type="float">
            <text:p>111418</text:p>
          </table:table-cell>
          <table:table-cell table:formula="of:=([.C148]/[.B148])*100" office:value-type="float" office:value="9.60803149959384" calcext:value-type="float">
            <text:p>9,61</text:p>
          </table:table-cell>
          <table:table-cell office:value-type="float" office:value="504745" calcext:value-type="float">
            <text:p>504745</text:p>
          </table:table-cell>
          <table:table-cell table:formula="of:=([.E148]/[.B148])*100" office:value-type="float" office:value="43.5262332770512" calcext:value-type="float">
            <text:p>43,53</text:p>
          </table:table-cell>
          <table:table-cell office:value-type="float" office:value="504772" calcext:value-type="float">
            <text:p>504772</text:p>
          </table:table-cell>
          <table:table-cell table:formula="of:=([.G148]/[.B148])*100" office:value-type="float" office:value="43.5285615978835" calcext:value-type="float">
            <text:p>43,53</text:p>
          </table:table-cell>
          <table:table-cell office:value-type="float" office:value="5698" calcext:value-type="float">
            <text:p>5698</text:p>
          </table:table-cell>
          <table:table-cell office:value-type="float" office:value="59460" calcext:value-type="float">
            <text:p>59460</text:p>
          </table:table-cell>
          <table:table-cell office:value-type="float" office:value="116227" calcext:value-type="float">
            <text:p>116227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InductionVariable-flt/InductionVariable-flt</text:p>
          </table:table-cell>
          <table:table-cell office:value-type="float" office:value="1159634" calcext:value-type="float">
            <text:p>1159634</text:p>
          </table:table-cell>
          <table:table-cell office:value-type="float" office:value="111418" calcext:value-type="float">
            <text:p>111418</text:p>
          </table:table-cell>
          <table:table-cell table:formula="of:=([.C149]/[.B149])*100" office:value-type="float" office:value="9.60803149959384" calcext:value-type="float">
            <text:p>9,61</text:p>
          </table:table-cell>
          <table:table-cell office:value-type="float" office:value="504745" calcext:value-type="float">
            <text:p>504745</text:p>
          </table:table-cell>
          <table:table-cell table:formula="of:=([.E149]/[.B149])*100" office:value-type="float" office:value="43.5262332770512" calcext:value-type="float">
            <text:p>43,53</text:p>
          </table:table-cell>
          <table:table-cell office:value-type="float" office:value="504772" calcext:value-type="float">
            <text:p>504772</text:p>
          </table:table-cell>
          <table:table-cell table:formula="of:=([.G149]/[.B149])*100" office:value-type="float" office:value="43.5285615978835" calcext:value-type="float">
            <text:p>43,53</text:p>
          </table:table-cell>
          <table:table-cell office:value-type="float" office:value="5698" calcext:value-type="float">
            <text:p>5698</text:p>
          </table:table-cell>
          <table:table-cell office:value-type="float" office:value="59460" calcext:value-type="float">
            <text:p>59460</text:p>
          </table:table-cell>
          <table:table-cell office:value-type="float" office:value="116227" calcext:value-type="float">
            <text:p>116227</text:p>
          </table:table-cell>
          <table:table-cell office:value-type="float" office:value="11350" calcext:value-type="float">
            <text:p>11350</text:p>
          </table:table-cell>
          <table:table-cell office:value-type="string" calcext:value-type="string">
            <text:p>1.1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LinearDependence-dbl/LinearDependence-dbl</text:p>
          </table:table-cell>
          <table:table-cell office:value-type="float" office:value="1161417" calcext:value-type="float">
            <text:p>1161417</text:p>
          </table:table-cell>
          <table:table-cell office:value-type="float" office:value="111446" calcext:value-type="float">
            <text:p>111446</text:p>
          </table:table-cell>
          <table:table-cell table:formula="of:=([.C150]/[.B150])*100" office:value-type="float" office:value="9.59569215880257" calcext:value-type="float">
            <text:p>9,60</text:p>
          </table:table-cell>
          <table:table-cell office:value-type="float" office:value="505830" calcext:value-type="float">
            <text:p>505830</text:p>
          </table:table-cell>
          <table:table-cell table:formula="of:=([.E150]/[.B150])*100" office:value-type="float" office:value="43.5528324451941" calcext:value-type="float">
            <text:p>43,55</text:p>
          </table:table-cell>
          <table:table-cell office:value-type="float" office:value="505885" calcext:value-type="float">
            <text:p>505885</text:p>
          </table:table-cell>
          <table:table-cell table:formula="of:=([.G150]/[.B150])*100" office:value-type="float" office:value="43.5575680397308" calcext:value-type="float">
            <text:p>43,56</text:p>
          </table:table-cell>
          <table:table-cell office:value-type="float" office:value="5838" calcext:value-type="float">
            <text:p>5838</text:p>
          </table:table-cell>
          <table:table-cell office:value-type="float" office:value="59570" calcext:value-type="float">
            <text:p>59570</text:p>
          </table:table-cell>
          <table:table-cell office:value-type="float" office:value="116890" calcext:value-type="float">
            <text:p>116890</text:p>
          </table:table-cell>
          <table:table-cell office:value-type="float" office:value="11612" calcext:value-type="float">
            <text:p>11612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LinearDependence-flt/LinearDependence-flt</text:p>
          </table:table-cell>
          <table:table-cell office:value-type="float" office:value="1161417" calcext:value-type="float">
            <text:p>1161417</text:p>
          </table:table-cell>
          <table:table-cell office:value-type="float" office:value="111446" calcext:value-type="float">
            <text:p>111446</text:p>
          </table:table-cell>
          <table:table-cell table:formula="of:=([.C151]/[.B151])*100" office:value-type="float" office:value="9.59569215880257" calcext:value-type="float">
            <text:p>9,60</text:p>
          </table:table-cell>
          <table:table-cell office:value-type="float" office:value="505830" calcext:value-type="float">
            <text:p>505830</text:p>
          </table:table-cell>
          <table:table-cell table:formula="of:=([.E151]/[.B151])*100" office:value-type="float" office:value="43.5528324451941" calcext:value-type="float">
            <text:p>43,55</text:p>
          </table:table-cell>
          <table:table-cell office:value-type="float" office:value="505885" calcext:value-type="float">
            <text:p>505885</text:p>
          </table:table-cell>
          <table:table-cell table:formula="of:=([.G151]/[.B151])*100" office:value-type="float" office:value="43.5575680397308" calcext:value-type="float">
            <text:p>43,56</text:p>
          </table:table-cell>
          <table:table-cell office:value-type="float" office:value="5838" calcext:value-type="float">
            <text:p>5838</text:p>
          </table:table-cell>
          <table:table-cell office:value-type="float" office:value="59570" calcext:value-type="float">
            <text:p>59570</text:p>
          </table:table-cell>
          <table:table-cell office:value-type="float" office:value="116891" calcext:value-type="float">
            <text:p>116891</text:p>
          </table:table-cell>
          <table:table-cell office:value-type="float" office:value="11642" calcext:value-type="float">
            <text:p>11642</text:p>
          </table:table-cell>
          <table:table-cell office:value-type="string" calcext:value-type="string">
            <text:p>7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LoopRerolling-dbl/LoopRerolling-dbl</text:p>
          </table:table-cell>
          <table:table-cell office:value-type="float" office:value="1158645" calcext:value-type="float">
            <text:p>1158645</text:p>
          </table:table-cell>
          <table:table-cell office:value-type="float" office:value="111442" calcext:value-type="float">
            <text:p>111442</text:p>
          </table:table-cell>
          <table:table-cell table:formula="of:=([.C152]/[.B152])*100" office:value-type="float" office:value="9.61830413974945" calcext:value-type="float">
            <text:p>9,62</text:p>
          </table:table-cell>
          <table:table-cell office:value-type="float" office:value="503946" calcext:value-type="float">
            <text:p>503946</text:p>
          </table:table-cell>
          <table:table-cell table:formula="of:=([.E152]/[.B152])*100" office:value-type="float" office:value="43.4944266794402" calcext:value-type="float">
            <text:p>43,49</text:p>
          </table:table-cell>
          <table:table-cell office:value-type="float" office:value="503990" calcext:value-type="float">
            <text:p>503990</text:p>
          </table:table-cell>
          <table:table-cell table:formula="of:=([.G152]/[.B152])*100" office:value-type="float" office:value="43.4982242188073" calcext:value-type="float">
            <text:p>43,50</text:p>
          </table:table-cell>
          <table:table-cell office:value-type="float" office:value="5568" calcext:value-type="float">
            <text:p>5568</text:p>
          </table:table-cell>
          <table:table-cell office:value-type="float" office:value="59368" calcext:value-type="float">
            <text:p>59368</text:p>
          </table:table-cell>
          <table:table-cell office:value-type="float" office:value="116084" calcext:value-type="float">
            <text:p>116084</text:p>
          </table:table-cell>
          <table:table-cell office:value-type="float" office:value="11081" calcext:value-type="float">
            <text:p>11081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LoopRerolling-flt/LoopRerolling-flt</text:p>
          </table:table-cell>
          <table:table-cell office:value-type="float" office:value="1158645" calcext:value-type="float">
            <text:p>1158645</text:p>
          </table:table-cell>
          <table:table-cell office:value-type="float" office:value="111442" calcext:value-type="float">
            <text:p>111442</text:p>
          </table:table-cell>
          <table:table-cell table:formula="of:=([.C153]/[.B153])*100" office:value-type="float" office:value="9.61830413974945" calcext:value-type="float">
            <text:p>9,62</text:p>
          </table:table-cell>
          <table:table-cell office:value-type="float" office:value="503934" calcext:value-type="float">
            <text:p>503934</text:p>
          </table:table-cell>
          <table:table-cell table:formula="of:=([.E153]/[.B153])*100" office:value-type="float" office:value="43.4933909868856" calcext:value-type="float">
            <text:p>43,49</text:p>
          </table:table-cell>
          <table:table-cell office:value-type="float" office:value="503978" calcext:value-type="float">
            <text:p>503978</text:p>
          </table:table-cell>
          <table:table-cell table:formula="of:=([.G153]/[.B153])*100" office:value-type="float" office:value="43.4971885262527" calcext:value-type="float">
            <text:p>43,50</text:p>
          </table:table-cell>
          <table:table-cell office:value-type="float" office:value="5568" calcext:value-type="float">
            <text:p>5568</text:p>
          </table:table-cell>
          <table:table-cell office:value-type="float" office:value="59368" calcext:value-type="float">
            <text:p>59368</text:p>
          </table:table-cell>
          <table:table-cell office:value-type="float" office:value="116084" calcext:value-type="float">
            <text:p>1160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7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LoopRestructuring-dbl/LoopRestructuring-dbl</text:p>
          </table:table-cell>
          <table:table-cell office:value-type="float" office:value="1160243" calcext:value-type="float">
            <text:p>1160243</text:p>
          </table:table-cell>
          <table:table-cell office:value-type="float" office:value="111476" calcext:value-type="float">
            <text:p>111476</text:p>
          </table:table-cell>
          <table:table-cell table:formula="of:=([.C154]/[.B154])*100" office:value-type="float" office:value="9.60798729231721" calcext:value-type="float">
            <text:p>9,61</text:p>
          </table:table-cell>
          <table:table-cell office:value-type="float" office:value="504895" calcext:value-type="float">
            <text:p>504895</text:p>
          </table:table-cell>
          <table:table-cell table:formula="of:=([.E154]/[.B154])*100" office:value-type="float" office:value="43.5163151167471" calcext:value-type="float">
            <text:p>43,52</text:p>
          </table:table-cell>
          <table:table-cell office:value-type="float" office:value="504980" calcext:value-type="float">
            <text:p>504980</text:p>
          </table:table-cell>
          <table:table-cell table:formula="of:=([.G154]/[.B154])*100" office:value-type="float" office:value="43.5236411682725" calcext:value-type="float">
            <text:p>43,52</text:p>
          </table:table-cell>
          <table:table-cell office:value-type="float" office:value="5723" calcext:value-type="float">
            <text:p>5723</text:p>
          </table:table-cell>
          <table:table-cell office:value-type="float" office:value="59491" calcext:value-type="float">
            <text:p>59491</text:p>
          </table:table-cell>
          <table:table-cell office:value-type="float" office:value="116311" calcext:value-type="float">
            <text:p>116311</text:p>
          </table:table-cell>
          <table:table-cell office:value-type="float" office:value="11405" calcext:value-type="float">
            <text:p>11405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LoopRestructuring-flt/LoopRestructuring-flt</text:p>
          </table:table-cell>
          <table:table-cell office:value-type="float" office:value="1160243" calcext:value-type="float">
            <text:p>1160243</text:p>
          </table:table-cell>
          <table:table-cell office:value-type="float" office:value="111476" calcext:value-type="float">
            <text:p>111476</text:p>
          </table:table-cell>
          <table:table-cell table:formula="of:=([.C155]/[.B155])*100" office:value-type="float" office:value="9.60798729231721" calcext:value-type="float">
            <text:p>9,61</text:p>
          </table:table-cell>
          <table:table-cell office:value-type="float" office:value="504895" calcext:value-type="float">
            <text:p>504895</text:p>
          </table:table-cell>
          <table:table-cell table:formula="of:=([.E155]/[.B155])*100" office:value-type="float" office:value="43.5163151167471" calcext:value-type="float">
            <text:p>43,52</text:p>
          </table:table-cell>
          <table:table-cell office:value-type="float" office:value="504980" calcext:value-type="float">
            <text:p>504980</text:p>
          </table:table-cell>
          <table:table-cell table:formula="of:=([.G155]/[.B155])*100" office:value-type="float" office:value="43.5236411682725" calcext:value-type="float">
            <text:p>43,52</text:p>
          </table:table-cell>
          <table:table-cell office:value-type="float" office:value="5723" calcext:value-type="float">
            <text:p>5723</text:p>
          </table:table-cell>
          <table:table-cell office:value-type="float" office:value="59491" calcext:value-type="float">
            <text:p>59491</text:p>
          </table:table-cell>
          <table:table-cell office:value-type="float" office:value="116311" calcext:value-type="float">
            <text:p>116311</text:p>
          </table:table-cell>
          <table:table-cell office:value-type="float" office:value="11435" calcext:value-type="float">
            <text:p>11435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NodeSplitting-dbl/NodeSplitting-dbl</text:p>
          </table:table-cell>
          <table:table-cell office:value-type="float" office:value="1159496" calcext:value-type="float">
            <text:p>1159496</text:p>
          </table:table-cell>
          <table:table-cell office:value-type="float" office:value="111421" calcext:value-type="float">
            <text:p>111421</text:p>
          </table:table-cell>
          <table:table-cell table:formula="of:=([.C156]/[.B156])*100" office:value-type="float" office:value="9.60943375397587" calcext:value-type="float">
            <text:p>9,61</text:p>
          </table:table-cell>
          <table:table-cell office:value-type="float" office:value="504415" calcext:value-type="float">
            <text:p>504415</text:p>
          </table:table-cell>
          <table:table-cell table:formula="of:=([.E156]/[.B156])*100" office:value-type="float" office:value="43.5029530071686" calcext:value-type="float">
            <text:p>43,50</text:p>
          </table:table-cell>
          <table:table-cell office:value-type="float" office:value="504445" calcext:value-type="float">
            <text:p>504445</text:p>
          </table:table-cell>
          <table:table-cell table:formula="of:=([.G156]/[.B156])*100" office:value-type="float" office:value="43.5055403382159" calcext:value-type="float">
            <text:p>43,51</text:p>
          </table:table-cell>
          <table:table-cell office:value-type="float" office:value="5602" calcext:value-type="float">
            <text:p>5602</text:p>
          </table:table-cell>
          <table:table-cell office:value-type="float" office:value="59380" calcext:value-type="float">
            <text:p>59380</text:p>
          </table:table-cell>
          <table:table-cell office:value-type="float" office:value="116085" calcext:value-type="float">
            <text:p>116085</text:p>
          </table:table-cell>
          <table:table-cell office:value-type="float" office:value="11175" calcext:value-type="float">
            <text:p>11175</text:p>
          </table:table-cell>
          <table:table-cell office:value-type="string" calcext:value-type="string">
            <text:p>1.0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NodeSplitting-flt/NodeSplitting-flt</text:p>
          </table:table-cell>
          <table:table-cell office:value-type="float" office:value="1159496" calcext:value-type="float">
            <text:p>1159496</text:p>
          </table:table-cell>
          <table:table-cell office:value-type="float" office:value="111421" calcext:value-type="float">
            <text:p>111421</text:p>
          </table:table-cell>
          <table:table-cell table:formula="of:=([.C157]/[.B157])*100" office:value-type="float" office:value="9.60943375397587" calcext:value-type="float">
            <text:p>9,61</text:p>
          </table:table-cell>
          <table:table-cell office:value-type="float" office:value="504415" calcext:value-type="float">
            <text:p>504415</text:p>
          </table:table-cell>
          <table:table-cell table:formula="of:=([.E157]/[.B157])*100" office:value-type="float" office:value="43.5029530071686" calcext:value-type="float">
            <text:p>43,50</text:p>
          </table:table-cell>
          <table:table-cell office:value-type="float" office:value="504445" calcext:value-type="float">
            <text:p>504445</text:p>
          </table:table-cell>
          <table:table-cell table:formula="of:=([.G157]/[.B157])*100" office:value-type="float" office:value="43.5055403382159" calcext:value-type="float">
            <text:p>43,51</text:p>
          </table:table-cell>
          <table:table-cell office:value-type="float" office:value="5602" calcext:value-type="float">
            <text:p>5602</text:p>
          </table:table-cell>
          <table:table-cell office:value-type="float" office:value="59380" calcext:value-type="float">
            <text:p>59380</text:p>
          </table:table-cell>
          <table:table-cell office:value-type="float" office:value="116084" calcext:value-type="float">
            <text:p>116084</text:p>
          </table:table-cell>
          <table:table-cell office:value-type="float" office:value="11205" calcext:value-type="float">
            <text:p>11205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Packing-dbl/Packing-dbl</text:p>
          </table:table-cell>
          <table:table-cell office:value-type="float" office:value="1156517" calcext:value-type="float">
            <text:p>1156517</text:p>
          </table:table-cell>
          <table:table-cell office:value-type="float" office:value="111411" calcext:value-type="float">
            <text:p>111411</text:p>
          </table:table-cell>
          <table:table-cell table:formula="of:=([.C158]/[.B158])*100" office:value-type="float" office:value="9.63332142977578" calcext:value-type="float">
            <text:p>9,63</text:p>
          </table:table-cell>
          <table:table-cell office:value-type="float" office:value="502905" calcext:value-type="float">
            <text:p>502905</text:p>
          </table:table-cell>
          <table:table-cell table:formula="of:=([.E158]/[.B158])*100" office:value-type="float" office:value="43.484445105433" calcext:value-type="float">
            <text:p>43,48</text:p>
          </table:table-cell>
          <table:table-cell office:value-type="float" office:value="502925" calcext:value-type="float">
            <text:p>502925</text:p>
          </table:table-cell>
          <table:table-cell table:formula="of:=([.G158]/[.B158])*100" office:value-type="float" office:value="43.4861744358276" calcext:value-type="float">
            <text:p>43,49</text:p>
          </table:table-cell>
          <table:table-cell office:value-type="float" office:value="5505" calcext:value-type="float">
            <text:p>5505</text:p>
          </table:table-cell>
          <table:table-cell office:value-type="float" office:value="59267" calcext:value-type="float">
            <text:p>59267</text:p>
          </table:table-cell>
          <table:table-cell office:value-type="float" office:value="115902" calcext:value-type="float">
            <text:p>115902</text:p>
          </table:table-cell>
          <table:table-cell office:value-type="float" office:value="10892" calcext:value-type="float">
            <text:p>10892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Packing-flt/Packing-flt</text:p>
          </table:table-cell>
          <table:table-cell office:value-type="float" office:value="1156517" calcext:value-type="float">
            <text:p>1156517</text:p>
          </table:table-cell>
          <table:table-cell office:value-type="float" office:value="111411" calcext:value-type="float">
            <text:p>111411</text:p>
          </table:table-cell>
          <table:table-cell table:formula="of:=([.C159]/[.B159])*100" office:value-type="float" office:value="9.63332142977578" calcext:value-type="float">
            <text:p>9,63</text:p>
          </table:table-cell>
          <table:table-cell office:value-type="float" office:value="502905" calcext:value-type="float">
            <text:p>502905</text:p>
          </table:table-cell>
          <table:table-cell table:formula="of:=([.E159]/[.B159])*100" office:value-type="float" office:value="43.484445105433" calcext:value-type="float">
            <text:p>43,48</text:p>
          </table:table-cell>
          <table:table-cell office:value-type="float" office:value="502925" calcext:value-type="float">
            <text:p>502925</text:p>
          </table:table-cell>
          <table:table-cell table:formula="of:=([.G159]/[.B159])*100" office:value-type="float" office:value="43.4861744358276" calcext:value-type="float">
            <text:p>43,49</text:p>
          </table:table-cell>
          <table:table-cell office:value-type="float" office:value="5505" calcext:value-type="float">
            <text:p>5505</text:p>
          </table:table-cell>
          <table:table-cell office:value-type="float" office:value="59267" calcext:value-type="float">
            <text:p>59267</text:p>
          </table:table-cell>
          <table:table-cell office:value-type="float" office:value="115902" calcext:value-type="float">
            <text:p>115902</text:p>
          </table:table-cell>
          <table:table-cell office:value-type="float" office:value="10922" calcext:value-type="float">
            <text:p>10922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Recurrences-dbl/Recurrences-dbl</text:p>
          </table:table-cell>
          <table:table-cell office:value-type="float" office:value="1156926" calcext:value-type="float">
            <text:p>1156926</text:p>
          </table:table-cell>
          <table:table-cell office:value-type="float" office:value="111425" calcext:value-type="float">
            <text:p>111425</text:p>
          </table:table-cell>
          <table:table-cell table:formula="of:=([.C160]/[.B160])*100" office:value-type="float" office:value="9.63112593199565" calcext:value-type="float">
            <text:p>9,63</text:p>
          </table:table-cell>
          <table:table-cell office:value-type="float" office:value="503055" calcext:value-type="float">
            <text:p>503055</text:p>
          </table:table-cell>
          <table:table-cell table:formula="of:=([.E160]/[.B160])*100" office:value-type="float" office:value="43.4820377448514" calcext:value-type="float">
            <text:p>43,48</text:p>
          </table:table-cell>
          <table:table-cell office:value-type="float" office:value="503089" calcext:value-type="float">
            <text:p>503089</text:p>
          </table:table-cell>
          <table:table-cell table:formula="of:=([.G160]/[.B160])*100" office:value-type="float" office:value="43.4849765672135" calcext:value-type="float">
            <text:p>43,48</text:p>
          </table:table-cell>
          <table:table-cell office:value-type="float" office:value="5501" calcext:value-type="float">
            <text:p>5501</text:p>
          </table:table-cell>
          <table:table-cell office:value-type="float" office:value="59268" calcext:value-type="float">
            <text:p>59268</text:p>
          </table:table-cell>
          <table:table-cell office:value-type="float" office:value="115911" calcext:value-type="float">
            <text:p>115911</text:p>
          </table:table-cell>
          <table:table-cell office:value-type="float" office:value="10905" calcext:value-type="float">
            <text:p>10905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Recurrences-flt/Recurrences-flt</text:p>
          </table:table-cell>
          <table:table-cell office:value-type="float" office:value="1156926" calcext:value-type="float">
            <text:p>1156926</text:p>
          </table:table-cell>
          <table:table-cell office:value-type="float" office:value="111425" calcext:value-type="float">
            <text:p>111425</text:p>
          </table:table-cell>
          <table:table-cell table:formula="of:=([.C161]/[.B161])*100" office:value-type="float" office:value="9.63112593199565" calcext:value-type="float">
            <text:p>9,63</text:p>
          </table:table-cell>
          <table:table-cell office:value-type="float" office:value="503055" calcext:value-type="float">
            <text:p>503055</text:p>
          </table:table-cell>
          <table:table-cell table:formula="of:=([.E161]/[.B161])*100" office:value-type="float" office:value="43.4820377448514" calcext:value-type="float">
            <text:p>43,48</text:p>
          </table:table-cell>
          <table:table-cell office:value-type="float" office:value="503089" calcext:value-type="float">
            <text:p>503089</text:p>
          </table:table-cell>
          <table:table-cell table:formula="of:=([.G161]/[.B161])*100" office:value-type="float" office:value="43.4849765672135" calcext:value-type="float">
            <text:p>43,48</text:p>
          </table:table-cell>
          <table:table-cell office:value-type="float" office:value="5501" calcext:value-type="float">
            <text:p>5501</text:p>
          </table:table-cell>
          <table:table-cell office:value-type="float" office:value="59268" calcext:value-type="float">
            <text:p>59268</text:p>
          </table:table-cell>
          <table:table-cell office:value-type="float" office:value="115910" calcext:value-type="float">
            <text:p>115910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Reductions-dbl/Reductions-dbl</text:p>
          </table:table-cell>
          <table:table-cell office:value-type="float" office:value="1160707" calcext:value-type="float">
            <text:p>1160707</text:p>
          </table:table-cell>
          <table:table-cell office:value-type="float" office:value="111422" calcext:value-type="float">
            <text:p>111422</text:p>
          </table:table-cell>
          <table:table-cell table:formula="of:=([.C162]/[.B162])*100" office:value-type="float" office:value="9.5994941014399" calcext:value-type="float">
            <text:p>9,60</text:p>
          </table:table-cell>
          <table:table-cell office:value-type="float" office:value="505814" calcext:value-type="float">
            <text:p>505814</text:p>
          </table:table-cell>
          <table:table-cell table:formula="of:=([.E162]/[.B162])*100" office:value-type="float" office:value="43.5780950748122" calcext:value-type="float">
            <text:p>43,58</text:p>
          </table:table-cell>
          <table:table-cell office:value-type="float" office:value="505845" calcext:value-type="float">
            <text:p>505845</text:p>
          </table:table-cell>
          <table:table-cell table:formula="of:=([.G162]/[.B162])*100" office:value-type="float" office:value="43.5807658608073" calcext:value-type="float">
            <text:p>43,58</text:p>
          </table:table-cell>
          <table:table-cell office:value-type="float" office:value="5834" calcext:value-type="float">
            <text:p>5834</text:p>
          </table:table-cell>
          <table:table-cell office:value-type="float" office:value="59520" calcext:value-type="float">
            <text:p>59520</text:p>
          </table:table-cell>
          <table:table-cell office:value-type="float" office:value="117190" calcext:value-type="float">
            <text:p>117190</text:p>
          </table:table-cell>
          <table:table-cell office:value-type="float" office:value="11647" calcext:value-type="float">
            <text:p>11647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Reductions-flt/Reductions-flt</text:p>
          </table:table-cell>
          <table:table-cell office:value-type="float" office:value="1160707" calcext:value-type="float">
            <text:p>1160707</text:p>
          </table:table-cell>
          <table:table-cell office:value-type="float" office:value="111422" calcext:value-type="float">
            <text:p>111422</text:p>
          </table:table-cell>
          <table:table-cell table:formula="of:=([.C163]/[.B163])*100" office:value-type="float" office:value="9.5994941014399" calcext:value-type="float">
            <text:p>9,60</text:p>
          </table:table-cell>
          <table:table-cell office:value-type="float" office:value="505814" calcext:value-type="float">
            <text:p>505814</text:p>
          </table:table-cell>
          <table:table-cell table:formula="of:=([.E163]/[.B163])*100" office:value-type="float" office:value="43.5780950748122" calcext:value-type="float">
            <text:p>43,58</text:p>
          </table:table-cell>
          <table:table-cell office:value-type="float" office:value="505845" calcext:value-type="float">
            <text:p>505845</text:p>
          </table:table-cell>
          <table:table-cell table:formula="of:=([.G163]/[.B163])*100" office:value-type="float" office:value="43.5807658608073" calcext:value-type="float">
            <text:p>43,58</text:p>
          </table:table-cell>
          <table:table-cell office:value-type="float" office:value="5834" calcext:value-type="float">
            <text:p>5834</text:p>
          </table:table-cell>
          <table:table-cell office:value-type="float" office:value="59520" calcext:value-type="float">
            <text:p>59520</text:p>
          </table:table-cell>
          <table:table-cell office:value-type="float" office:value="117190" calcext:value-type="float">
            <text:p>117190</text:p>
          </table:table-cell>
          <table:table-cell office:value-type="float" office:value="11677" calcext:value-type="float">
            <text:p>11677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Searching-dbl/Searching-dbl</text:p>
          </table:table-cell>
          <table:table-cell office:value-type="float" office:value="1156073" calcext:value-type="float">
            <text:p>1156073</text:p>
          </table:table-cell>
          <table:table-cell office:value-type="float" office:value="111411" calcext:value-type="float">
            <text:p>111411</text:p>
          </table:table-cell>
          <table:table-cell table:formula="of:=([.C164]/[.B164])*100" office:value-type="float" office:value="9.63702119156835" calcext:value-type="float">
            <text:p>9,64</text:p>
          </table:table-cell>
          <table:table-cell office:value-type="float" office:value="502623" calcext:value-type="float">
            <text:p>502623</text:p>
          </table:table-cell>
          <table:table-cell table:formula="of:=([.E164]/[.B164])*100" office:value-type="float" office:value="43.4767527656126" calcext:value-type="float">
            <text:p>43,48</text:p>
          </table:table-cell>
          <table:table-cell office:value-type="float" office:value="502643" calcext:value-type="float">
            <text:p>502643</text:p>
          </table:table-cell>
          <table:table-cell table:formula="of:=([.G164]/[.B164])*100" office:value-type="float" office:value="43.4784827601717" calcext:value-type="float">
            <text:p>43,48</text:p>
          </table:table-cell>
          <table:table-cell office:value-type="float" office:value="5479" calcext:value-type="float">
            <text:p>5479</text:p>
          </table:table-cell>
          <table:table-cell office:value-type="float" office:value="59241" calcext:value-type="float">
            <text:p>59241</text:p>
          </table:table-cell>
          <table:table-cell office:value-type="float" office:value="115862" calcext:value-type="float">
            <text:p>115862</text:p>
          </table:table-cell>
          <table:table-cell office:value-type="float" office:value="10833" calcext:value-type="float">
            <text:p>10833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Searching-flt/Searching-flt</text:p>
          </table:table-cell>
          <table:table-cell office:value-type="float" office:value="1156073" calcext:value-type="float">
            <text:p>1156073</text:p>
          </table:table-cell>
          <table:table-cell office:value-type="float" office:value="111411" calcext:value-type="float">
            <text:p>111411</text:p>
          </table:table-cell>
          <table:table-cell table:formula="of:=([.C165]/[.B165])*100" office:value-type="float" office:value="9.63702119156835" calcext:value-type="float">
            <text:p>9,64</text:p>
          </table:table-cell>
          <table:table-cell office:value-type="float" office:value="502623" calcext:value-type="float">
            <text:p>502623</text:p>
          </table:table-cell>
          <table:table-cell table:formula="of:=([.E165]/[.B165])*100" office:value-type="float" office:value="43.4767527656126" calcext:value-type="float">
            <text:p>43,48</text:p>
          </table:table-cell>
          <table:table-cell office:value-type="float" office:value="502643" calcext:value-type="float">
            <text:p>502643</text:p>
          </table:table-cell>
          <table:table-cell table:formula="of:=([.G165]/[.B165])*100" office:value-type="float" office:value="43.4784827601717" calcext:value-type="float">
            <text:p>43,48</text:p>
          </table:table-cell>
          <table:table-cell office:value-type="float" office:value="5479" calcext:value-type="float">
            <text:p>5479</text:p>
          </table:table-cell>
          <table:table-cell office:value-type="float" office:value="59241" calcext:value-type="float">
            <text:p>59241</text:p>
          </table:table-cell>
          <table:table-cell office:value-type="float" office:value="115861" calcext:value-type="float">
            <text:p>115861</text:p>
          </table:table-cell>
          <table:table-cell office:value-type="float" office:value="10863" calcext:value-type="float">
            <text:p>10863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StatementReordering-dbl/StatementReordering-dbl</text:p>
          </table:table-cell>
          <table:table-cell office:value-type="float" office:value="1157032" calcext:value-type="float">
            <text:p>1157032</text:p>
          </table:table-cell>
          <table:table-cell office:value-type="float" office:value="111424" calcext:value-type="float">
            <text:p>111424</text:p>
          </table:table-cell>
          <table:table-cell table:formula="of:=([.C166]/[.B166])*100" office:value-type="float" office:value="9.6301571607354" calcext:value-type="float">
            <text:p>9,63</text:p>
          </table:table-cell>
          <table:table-cell office:value-type="float" office:value="503114" calcext:value-type="float">
            <text:p>503114</text:p>
          </table:table-cell>
          <table:table-cell table:formula="of:=([.E166]/[.B166])*100" office:value-type="float" office:value="43.4831534477871" calcext:value-type="float">
            <text:p>43,48</text:p>
          </table:table-cell>
          <table:table-cell office:value-type="float" office:value="503147" calcext:value-type="float">
            <text:p>503147</text:p>
          </table:table-cell>
          <table:table-cell table:formula="of:=([.G166]/[.B166])*100" office:value-type="float" office:value="43.4860055728796" calcext:value-type="float">
            <text:p>43,49</text:p>
          </table:table-cell>
          <table:table-cell office:value-type="float" office:value="5502" calcext:value-type="float">
            <text:p>5502</text:p>
          </table:table-cell>
          <table:table-cell office:value-type="float" office:value="59276" calcext:value-type="float">
            <text:p>59276</text:p>
          </table:table-cell>
          <table:table-cell office:value-type="float" office:value="115926" calcext:value-type="float">
            <text:p>115926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1.0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StatementReordering-flt/StatementReordering-flt</text:p>
          </table:table-cell>
          <table:table-cell office:value-type="float" office:value="1157032" calcext:value-type="float">
            <text:p>1157032</text:p>
          </table:table-cell>
          <table:table-cell office:value-type="float" office:value="111424" calcext:value-type="float">
            <text:p>111424</text:p>
          </table:table-cell>
          <table:table-cell table:formula="of:=([.C167]/[.B167])*100" office:value-type="float" office:value="9.6301571607354" calcext:value-type="float">
            <text:p>9,63</text:p>
          </table:table-cell>
          <table:table-cell office:value-type="float" office:value="503114" calcext:value-type="float">
            <text:p>503114</text:p>
          </table:table-cell>
          <table:table-cell table:formula="of:=([.E167]/[.B167])*100" office:value-type="float" office:value="43.4831534477871" calcext:value-type="float">
            <text:p>43,48</text:p>
          </table:table-cell>
          <table:table-cell office:value-type="float" office:value="503147" calcext:value-type="float">
            <text:p>503147</text:p>
          </table:table-cell>
          <table:table-cell table:formula="of:=([.G167]/[.B167])*100" office:value-type="float" office:value="43.4860055728796" calcext:value-type="float">
            <text:p>43,49</text:p>
          </table:table-cell>
          <table:table-cell office:value-type="float" office:value="5502" calcext:value-type="float">
            <text:p>5502</text:p>
          </table:table-cell>
          <table:table-cell office:value-type="float" office:value="59276" calcext:value-type="float">
            <text:p>59276</text:p>
          </table:table-cell>
          <table:table-cell office:value-type="float" office:value="115924" calcext:value-type="float">
            <text:p>115924</text:p>
          </table:table-cell>
          <table:table-cell office:value-type="float" office:value="10942" calcext:value-type="float">
            <text:p>10942</text:p>
          </table:table-cell>
          <table:table-cell office:value-type="string" calcext:value-type="string">
            <text:p>8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Symbolics-dbl/Symbolics-dbl</text:p>
          </table:table-cell>
          <table:table-cell office:value-type="float" office:value="1157272" calcext:value-type="float">
            <text:p>1157272</text:p>
          </table:table-cell>
          <table:table-cell office:value-type="float" office:value="111414" calcext:value-type="float">
            <text:p>111414</text:p>
          </table:table-cell>
          <table:table-cell table:formula="of:=([.C168]/[.B168])*100" office:value-type="float" office:value="9.62729591660388" calcext:value-type="float">
            <text:p>9,63</text:p>
          </table:table-cell>
          <table:table-cell office:value-type="float" office:value="503443" calcext:value-type="float">
            <text:p>503443</text:p>
          </table:table-cell>
          <table:table-cell table:formula="of:=([.E168]/[.B168])*100" office:value-type="float" office:value="43.5025646520438" calcext:value-type="float">
            <text:p>43,50</text:p>
          </table:table-cell>
          <table:table-cell office:value-type="float" office:value="503466" calcext:value-type="float">
            <text:p>503466</text:p>
          </table:table-cell>
          <table:table-cell table:formula="of:=([.G168]/[.B168])*100" office:value-type="float" office:value="43.5045520845575" calcext:value-type="float">
            <text:p>43,50</text:p>
          </table:table-cell>
          <table:table-cell office:value-type="float" office:value="5579" calcext:value-type="float">
            <text:p>5579</text:p>
          </table:table-cell>
          <table:table-cell office:value-type="float" office:value="59317" calcext:value-type="float">
            <text:p>59317</text:p>
          </table:table-cell>
          <table:table-cell office:value-type="float" office:value="116000" calcext:value-type="float">
            <text:p>116000</text:p>
          </table:table-cell>
          <table:table-cell office:value-type="float" office:value="11026" calcext:value-type="float">
            <text:p>11026</text:p>
          </table:table-cell>
          <table:table-cell office:value-type="string" calcext:value-type="string">
            <text:p>1.000000e+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SVC/Symbolics-flt/Symbolics-flt</text:p>
          </table:table-cell>
          <table:table-cell office:value-type="float" office:value="1157272" calcext:value-type="float">
            <text:p>1157272</text:p>
          </table:table-cell>
          <table:table-cell office:value-type="float" office:value="111414" calcext:value-type="float">
            <text:p>111414</text:p>
          </table:table-cell>
          <table:table-cell table:formula="of:=([.C169]/[.B169])*100" office:value-type="float" office:value="9.62729591660388" calcext:value-type="float">
            <text:p>9,63</text:p>
          </table:table-cell>
          <table:table-cell office:value-type="float" office:value="503443" calcext:value-type="float">
            <text:p>503443</text:p>
          </table:table-cell>
          <table:table-cell table:formula="of:=([.E169]/[.B169])*100" office:value-type="float" office:value="43.5025646520438" calcext:value-type="float">
            <text:p>43,50</text:p>
          </table:table-cell>
          <table:table-cell office:value-type="float" office:value="503466" calcext:value-type="float">
            <text:p>503466</text:p>
          </table:table-cell>
          <table:table-cell table:formula="of:=([.G169]/[.B169])*100" office:value-type="float" office:value="43.5045520845575" calcext:value-type="float">
            <text:p>43,50</text:p>
          </table:table-cell>
          <table:table-cell office:value-type="float" office:value="5579" calcext:value-type="float">
            <text:p>5579</text:p>
          </table:table-cell>
          <table:table-cell office:value-type="float" office:value="59317" calcext:value-type="float">
            <text:p>59317</text:p>
          </table:table-cell>
          <table:table-cell office:value-type="float" office:value="116002" calcext:value-type="float">
            <text:p>116002</text:p>
          </table:table-cell>
          <table:table-cell office:value-type="float" office:value="11056" calcext:value-type="float">
            <text:p>11056</text:p>
          </table:table-cell>
          <table:table-cell office:value-type="string" calcext:value-type="string">
            <text:p>9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saBench/8b10b/8b10b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([.C170]/[.B170])*100" office:value-type="float" office:value="3.40136054421769" calcext:value-type="float">
            <text:p>3,40</text:p>
          </table:table-cell>
          <table:table-cell office:value-type="float" office:value="68" calcext:value-type="float">
            <text:p>68</text:p>
          </table:table-cell>
          <table:table-cell table:formula="of:=([.E170]/[.B170])*100" office:value-type="float" office:value="46.2585034013605" calcext:value-type="float">
            <text:p>46,26</text:p>
          </table:table-cell>
          <table:table-cell office:value-type="float" office:value="70" calcext:value-type="float">
            <text:p>70</text:p>
          </table:table-cell>
          <table:table-cell table:formula="of:=([.G170]/[.B170])*100" office:value-type="float" office:value="47.6190476190476" calcext:value-type="float">
            <text:p>47,62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saBench/beamformer/beamformer</text:p>
          </table:table-cell>
          <table:table-cell office:value-type="float" office:value="4201" calcext:value-type="float">
            <text:p>4201</text:p>
          </table:table-cell>
          <table:table-cell office:value-type="float" office:value="181" calcext:value-type="float">
            <text:p>181</text:p>
          </table:table-cell>
          <table:table-cell table:formula="of:=([.C171]/[.B171])*100" office:value-type="float" office:value="4.30849797667222" calcext:value-type="float">
            <text:p>4,31</text:p>
          </table:table-cell>
          <table:table-cell office:value-type="float" office:value="3118" calcext:value-type="float">
            <text:p>3118</text:p>
          </table:table-cell>
          <table:table-cell table:formula="of:=([.E171]/[.B171])*100" office:value-type="float" office:value="74.2204237086408" calcext:value-type="float">
            <text:p>74,22</text:p>
          </table:table-cell>
          <table:table-cell office:value-type="float" office:value="3164" calcext:value-type="float">
            <text:p>3164</text:p>
          </table:table-cell>
          <table:table-cell table:formula="of:=([.G171]/[.B171])*100" office:value-type="float" office:value="75.3154010949774" calcext:value-type="float">
            <text:p>75,32</text:p>
          </table:table-cell>
          <table:table-cell office:value-type="float" office:value="295" calcext:value-type="float">
            <text:p>295</text:p>
          </table:table-cell>
          <table:table-cell office:value-type="float" office:value="442" calcext:value-type="float">
            <text:p>442</text:p>
          </table:table-cell>
          <table:table-cell office:value-type="float" office:value="751" calcext:value-type="float">
            <text:p>751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saBench/bmm/bmm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([.C172]/[.B172])*100" office:value-type="float" office:value="2.23880597014925" calcext:value-type="float">
            <text:p>2,24</text:p>
          </table:table-cell>
          <table:table-cell office:value-type="float" office:value="81" calcext:value-type="float">
            <text:p>81</text:p>
          </table:table-cell>
          <table:table-cell table:formula="of:=([.E172]/[.B172])*100" office:value-type="float" office:value="60.4477611940298" calcext:value-type="float">
            <text:p>60,45</text:p>
          </table:table-cell>
          <table:table-cell office:value-type="float" office:value="81" calcext:value-type="float">
            <text:p>81</text:p>
          </table:table-cell>
          <table:table-cell table:formula="of:=([.G172]/[.B172])*100" office:value-type="float" office:value="60.4477611940298" calcext:value-type="float">
            <text:p>60,4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saBench/dbms/dbms</text:p>
          </table:table-cell>
          <table:table-cell office:value-type="float" office:value="50558" calcext:value-type="float">
            <text:p>50558</text:p>
          </table:table-cell>
          <table:table-cell office:value-type="float" office:value="5596" calcext:value-type="float">
            <text:p>5596</text:p>
          </table:table-cell>
          <table:table-cell table:formula="of:=([.C173]/[.B173])*100" office:value-type="float" office:value="11.0684758099608" calcext:value-type="float">
            <text:p>11,07</text:p>
          </table:table-cell>
          <table:table-cell office:value-type="float" office:value="13908" calcext:value-type="float">
            <text:p>13908</text:p>
          </table:table-cell>
          <table:table-cell table:formula="of:=([.E173]/[.B173])*100" office:value-type="float" office:value="27.5089995648562" calcext:value-type="float">
            <text:p>27,51</text:p>
          </table:table-cell>
          <table:table-cell office:value-type="float" office:value="15356" calcext:value-type="float">
            <text:p>15356</text:p>
          </table:table-cell>
          <table:table-cell table:formula="of:=([.G173]/[.B173])*100" office:value-type="float" office:value="30.3730369081055" calcext:value-type="float">
            <text:p>30,37</text:p>
          </table:table-cell>
          <table:table-cell office:value-type="float" office:value="891" calcext:value-type="float">
            <text:p>891</text:p>
          </table:table-cell>
          <table:table-cell office:value-type="float" office:value="2721" calcext:value-type="float">
            <text:p>2721</text:p>
          </table:table-cell>
          <table:table-cell office:value-type="float" office:value="5867" calcext:value-type="float">
            <text:p>5867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saBench/ecbdes/ecbdes</text:p>
          </table:table-cell>
          <table:table-cell office:value-type="float" office:value="10519" calcext:value-type="float">
            <text:p>10519</text:p>
          </table:table-cell>
          <table:table-cell office:value-type="float" office:value="279" calcext:value-type="float">
            <text:p>279</text:p>
          </table:table-cell>
          <table:table-cell table:formula="of:=([.C174]/[.B174])*100" office:value-type="float" office:value="2.65234337864816" calcext:value-type="float">
            <text:p>2,65</text:p>
          </table:table-cell>
          <table:table-cell office:value-type="float" office:value="829" calcext:value-type="float">
            <text:p>829</text:p>
          </table:table-cell>
          <table:table-cell table:formula="of:=([.E174]/[.B174])*100" office:value-type="float" office:value="7.88097727920905" calcext:value-type="float">
            <text:p>7,88</text:p>
          </table:table-cell>
          <table:table-cell office:value-type="float" office:value="982" calcext:value-type="float">
            <text:p>982</text:p>
          </table:table-cell>
          <table:table-cell table:formula="of:=([.G174]/[.B174])*100" office:value-type="float" office:value="9.33548816427417" calcext:value-type="float">
            <text:p>9,34</text:p>
          </table:table-cell>
          <table:table-cell office:value-type="float" office:value="1304" calcext:value-type="float">
            <text:p>1304</text:p>
          </table:table-cell>
          <table:table-cell office:value-type="float" office:value="496" calcext:value-type="float">
            <text:p>496</text:p>
          </table:table-cell>
          <table:table-cell office:value-type="float" office:value="916" calcext:value-type="float">
            <text:p>916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Test-Suite Singlesource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style-name="ce2" office:value-type="string" calcext:value-type="string">
            <text:p>NumInsts</text:p>
          </table:table-cell>
          <table:table-cell table:style-name="ce2" office:value-type="string" calcext:value-type="string">
            <text:p>Tim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obe-C++/functionobjects</text:p>
          </table:table-cell>
          <table:table-cell office:value-type="float" office:value="10275" calcext:value-type="float">
            <text:p>10275</text:p>
          </table:table-cell>
          <table:table-cell office:value-type="float" office:value="398" calcext:value-type="float">
            <text:p>398</text:p>
          </table:table-cell>
          <table:table-cell table:formula="of:=([.C178]/[.B178])*100" office:value-type="float" office:value="3.87347931873479" calcext:value-type="float">
            <text:p>3,87</text:p>
          </table:table-cell>
          <table:table-cell office:value-type="float" office:value="4299" calcext:value-type="float">
            <text:p>4299</text:p>
          </table:table-cell>
          <table:table-cell table:formula="of:=([.E178]/[.B178])*100" office:value-type="float" office:value="41.8394160583942" calcext:value-type="float">
            <text:p>41,84</text:p>
          </table:table-cell>
          <table:table-cell office:value-type="float" office:value="4573" calcext:value-type="float">
            <text:p>4573</text:p>
          </table:table-cell>
          <table:table-cell table:formula="of:=([.G178]/[.B178])*100" office:value-type="float" office:value="44.5060827250608" calcext:value-type="float">
            <text:p>44,51</text:p>
          </table:table-cell>
          <table:table-cell office:value-type="float" office:value="1427" calcext:value-type="float">
            <text:p>1427</text:p>
          </table:table-cell>
          <table:table-cell office:value-type="float" office:value="1014" calcext:value-type="float">
            <text:p>1014</text:p>
          </table:table-cell>
          <table:table-cell office:value-type="float" office:value="1662" calcext:value-type="float">
            <text:p>1662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obe-C++/loop_unroll</text:p>
          </table:table-cell>
          <table:table-cell office:value-type="float" office:value="7999" calcext:value-type="float">
            <text:p>7999</text:p>
          </table:table-cell>
          <table:table-cell office:value-type="float" office:value="208" calcext:value-type="float">
            <text:p>208</text:p>
          </table:table-cell>
          <table:table-cell table:formula="of:=([.C179]/[.B179])*100" office:value-type="float" office:value="2.60032504063008" calcext:value-type="float">
            <text:p>2,60</text:p>
          </table:table-cell>
          <table:table-cell office:value-type="float" office:value="3735" calcext:value-type="float">
            <text:p>3735</text:p>
          </table:table-cell>
          <table:table-cell table:formula="of:=([.E179]/[.B179])*100" office:value-type="float" office:value="46.6933366670834" calcext:value-type="float">
            <text:p>46,69</text:p>
          </table:table-cell>
          <table:table-cell office:value-type="float" office:value="3938" calcext:value-type="float">
            <text:p>3938</text:p>
          </table:table-cell>
          <table:table-cell table:formula="of:=([.G179]/[.B179])*100" office:value-type="float" office:value="49.2311538942368" calcext:value-type="float">
            <text:p>49,23</text:p>
          </table:table-cell>
          <table:table-cell office:value-type="float" office:value="7287" calcext:value-type="float">
            <text:p>7287</text:p>
          </table:table-cell>
          <table:table-cell office:value-type="float" office:value="6277" calcext:value-type="float">
            <text:p>6277</text:p>
          </table:table-cell>
          <table:table-cell office:value-type="float" office:value="11189" calcext:value-type="float">
            <text:p>11189</text:p>
          </table:table-cell>
          <table:table-cell office:value-type="float" office:value="14997" calcext:value-type="float">
            <text:p>1499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obe-C++/simple_types_constant_folding</text:p>
          </table:table-cell>
          <table:table-cell office:value-type="float" office:value="58371" calcext:value-type="float">
            <text:p>58371</text:p>
          </table:table-cell>
          <table:table-cell office:value-type="float" office:value="38" calcext:value-type="float">
            <text:p>38</text:p>
          </table:table-cell>
          <table:table-cell table:formula="of:=([.C180]/[.B180])*100" office:value-type="float" office:value="0.0651008206129756" calcext:value-type="float">
            <text:p>0,07</text:p>
          </table:table-cell>
          <table:table-cell office:value-type="float" office:value="53329" calcext:value-type="float">
            <text:p>53329</text:p>
          </table:table-cell>
          <table:table-cell table:formula="of:=([.E180]/[.B180])*100" office:value-type="float" office:value="91.362149012352" calcext:value-type="float">
            <text:p>91,36</text:p>
          </table:table-cell>
          <table:table-cell office:value-type="float" office:value="53354" calcext:value-type="float">
            <text:p>53354</text:p>
          </table:table-cell>
          <table:table-cell table:formula="of:=([.G180]/[.B180])*100" office:value-type="float" office:value="91.4049784995974" calcext:value-type="float">
            <text:p>91,40</text:p>
          </table:table-cell>
          <table:table-cell office:value-type="float" office:value="8540" calcext:value-type="float">
            <text:p>8540</text:p>
          </table:table-cell>
          <table:table-cell office:value-type="float" office:value="4784" calcext:value-type="float">
            <text:p>4784</text:p>
          </table:table-cell>
          <table:table-cell office:value-type="float" office:value="7193" calcext:value-type="float">
            <text:p>7193</text:p>
          </table:table-cell>
          <table:table-cell office:value-type="float" office:value="15948" calcext:value-type="float">
            <text:p>1594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obe-C++/simple_types_loop_invariant</text:p>
          </table:table-cell>
          <table:table-cell office:value-type="float" office:value="24786" calcext:value-type="float">
            <text:p>24786</text:p>
          </table:table-cell>
          <table:table-cell office:value-type="float" office:value="41" calcext:value-type="float">
            <text:p>41</text:p>
          </table:table-cell>
          <table:table-cell table:formula="of:=([.C181]/[.B181])*100" office:value-type="float" office:value="0.165415960622932" calcext:value-type="float">
            <text:p>0,17</text:p>
          </table:table-cell>
          <table:table-cell office:value-type="float" office:value="20915" calcext:value-type="float">
            <text:p>20915</text:p>
          </table:table-cell>
          <table:table-cell table:formula="of:=([.E181]/[.B181])*100" office:value-type="float" office:value="84.3823125958202" calcext:value-type="float">
            <text:p>84,38</text:p>
          </table:table-cell>
          <table:table-cell office:value-type="float" office:value="20940" calcext:value-type="float">
            <text:p>20940</text:p>
          </table:table-cell>
          <table:table-cell table:formula="of:=([.G181]/[.B181])*100" office:value-type="float" office:value="84.483175986444" calcext:value-type="float">
            <text:p>84,48</text:p>
          </table:table-cell>
          <table:table-cell office:value-type="float" office:value="6834" calcext:value-type="float">
            <text:p>6834</text:p>
          </table:table-cell>
          <table:table-cell office:value-type="float" office:value="2967" calcext:value-type="float">
            <text:p>2967</text:p>
          </table:table-cell>
          <table:table-cell office:value-type="float" office:value="4275" calcext:value-type="float">
            <text:p>4275</text:p>
          </table:table-cell>
          <table:table-cell office:value-type="float" office:value="9876" calcext:value-type="float">
            <text:p>987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obe-C++/stepanov_abstraction</text:p>
          </table:table-cell>
          <table:table-cell office:value-type="float" office:value="136647" calcext:value-type="float">
            <text:p>136647</text:p>
          </table:table-cell>
          <table:table-cell office:value-type="float" office:value="260" calcext:value-type="float">
            <text:p>260</text:p>
          </table:table-cell>
          <table:table-cell table:formula="of:=([.C182]/[.B182])*100" office:value-type="float" office:value="0.190271282940716" calcext:value-type="float">
            <text:p>0,19</text:p>
          </table:table-cell>
          <table:table-cell office:value-type="float" office:value="107069" calcext:value-type="float">
            <text:p>107069</text:p>
          </table:table-cell>
          <table:table-cell table:formula="of:=([.E182]/[.B182])*100" office:value-type="float" office:value="78.3544461276135" calcext:value-type="float">
            <text:p>78,35</text:p>
          </table:table-cell>
          <table:table-cell office:value-type="float" office:value="107258" calcext:value-type="float">
            <text:p>107258</text:p>
          </table:table-cell>
          <table:table-cell table:formula="of:=([.G182]/[.B182])*100" office:value-type="float" office:value="78.4927587140589" calcext:value-type="float">
            <text:p>78,49</text:p>
          </table:table-cell>
          <table:table-cell office:value-type="float" office:value="1718" calcext:value-type="float">
            <text:p>1718</text:p>
          </table:table-cell>
          <table:table-cell office:value-type="float" office:value="2115" calcext:value-type="float">
            <text:p>2115</text:p>
          </table:table-cell>
          <table:table-cell office:value-type="float" office:value="2777" calcext:value-type="float">
            <text:p>2777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dobe-C++/stepanov_vector</text:p>
          </table:table-cell>
          <table:table-cell office:value-type="float" office:value="75995" calcext:value-type="float">
            <text:p>75995</text:p>
          </table:table-cell>
          <table:table-cell office:value-type="float" office:value="1147" calcext:value-type="float">
            <text:p>1147</text:p>
          </table:table-cell>
          <table:table-cell table:formula="of:=([.C183]/[.B183])*100" office:value-type="float" office:value="1.50930982301467" calcext:value-type="float">
            <text:p>1,51</text:p>
          </table:table-cell>
          <table:table-cell office:value-type="float" office:value="42743" calcext:value-type="float">
            <text:p>42743</text:p>
          </table:table-cell>
          <table:table-cell table:formula="of:=([.E183]/[.B183])*100" office:value-type="float" office:value="56.2444897690638" calcext:value-type="float">
            <text:p>56,24</text:p>
          </table:table-cell>
          <table:table-cell office:value-type="float" office:value="43729" calcext:value-type="float">
            <text:p>43729</text:p>
          </table:table-cell>
          <table:table-cell table:formula="of:=([.G183]/[.B183])*100" office:value-type="float" office:value="57.5419435489177" calcext:value-type="float">
            <text:p>57,54</text:p>
          </table:table-cell>
          <table:table-cell office:value-type="float" office:value="2125" calcext:value-type="float">
            <text:p>2125</text:p>
          </table:table-cell>
          <table:table-cell office:value-type="float" office:value="1197" calcext:value-type="float">
            <text:p>1197</text:p>
          </table:table-cell>
          <table:table-cell office:value-type="float" office:value="1972" calcext:value-type="float">
            <text:p>1972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BenchmarkGame/fannkuch</text:p>
          </table:table-cell>
          <table:table-cell table:style-name="ce7" office:value-type="float" office:value="352" calcext:value-type="float">
            <text:p>352</text:p>
          </table:table-cell>
          <table:table-cell table:style-name="ce11" office:value-type="float" office:value="43" calcext:value-type="float">
            <text:p>43</text:p>
          </table:table-cell>
          <table:table-cell table:style-name="ce14" table:formula="of:=([.C184]/[.B184])*100" office:value-type="float" office:value="12.2159090909091" calcext:value-type="float">
            <text:p>12,22</text:p>
          </table:table-cell>
          <table:table-cell table:style-name="ce11" office:value-type="float" office:value="244" calcext:value-type="float">
            <text:p>244</text:p>
          </table:table-cell>
          <table:table-cell table:style-name="ce14" table:formula="of:=([.E184]/[.B184])*100" office:value-type="float" office:value="69.3181818181818" calcext:value-type="float">
            <text:p>69,32</text:p>
          </table:table-cell>
          <table:table-cell table:style-name="ce11" office:value-type="float" office:value="286" calcext:value-type="float">
            <text:p>286</text:p>
          </table:table-cell>
          <table:table-cell table:style-name="ce14" table:formula="of:=([.G184]/[.B184])*100" office:value-type="float" office:value="81.25" calcext:value-type="float">
            <text:p>81,25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228" calcext:value-type="float">
            <text:p>228</text:p>
          </table:table-cell>
          <table:table-cell table:style-name="ce19" office:value-type="float" office:value="187" calcext:value-type="float">
            <text:p>187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BenchmarkGame/Large/fasta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([.C185]/[.B185])*100" office:value-type="float" office:value="1.17647058823529" calcext:value-type="float">
            <text:p>1,18</text:p>
          </table:table-cell>
          <table:table-cell office:value-type="float" office:value="95" calcext:value-type="float">
            <text:p>95</text:p>
          </table:table-cell>
          <table:table-cell table:formula="of:=([.E185]/[.B185])*100" office:value-type="float" office:value="55.8823529411765" calcext:value-type="float">
            <text:p>55,88</text:p>
          </table:table-cell>
          <table:table-cell office:value-type="float" office:value="97" calcext:value-type="float">
            <text:p>97</text:p>
          </table:table-cell>
          <table:table-cell table:formula="of:=([.G185]/[.B185])*100" office:value-type="float" office:value="57.0588235294118" calcext:value-type="float">
            <text:p>57,0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BenchmarkGame/n-body</text:p>
          </table:table-cell>
          <table:table-cell table:style-name="ce7" office:value-type="float" office:value="705" calcext:value-type="float">
            <text:p>705</text:p>
          </table:table-cell>
          <table:table-cell table:style-name="ce11" office:value-type="float" office:value="327" calcext:value-type="float">
            <text:p>327</text:p>
          </table:table-cell>
          <table:table-cell table:style-name="ce14" table:formula="of:=([.C186]/[.B186])*100" office:value-type="float" office:value="46.3829787234043" calcext:value-type="float">
            <text:p>46,38</text:p>
          </table:table-cell>
          <table:table-cell table:style-name="ce11" office:value-type="float" office:value="155" calcext:value-type="float">
            <text:p>155</text:p>
          </table:table-cell>
          <table:table-cell table:style-name="ce14" table:formula="of:=([.E186]/[.B186])*100" office:value-type="float" office:value="21.9858156028369" calcext:value-type="float">
            <text:p>21,99</text:p>
          </table:table-cell>
          <table:table-cell table:style-name="ce11" office:value-type="float" office:value="341" calcext:value-type="float">
            <text:p>341</text:p>
          </table:table-cell>
          <table:table-cell table:style-name="ce14" table:formula="of:=([.G186]/[.B186])*100" office:value-type="float" office:value="48.3687943262411" calcext:value-type="float">
            <text:p>48,37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636" calcext:value-type="float">
            <text:p>636</text:p>
          </table:table-cell>
          <table:table-cell table:style-name="ce19" office:value-type="float" office:value="278" calcext:value-type="float">
            <text:p>278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BenchmarkGame/nsieve-bits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([.C187]/[.B187])*100" office:value-type="float" office:value="0" calcext:value-type="float">
            <text:p>0,00</text:p>
          </table:table-cell>
          <table:table-cell office:value-type="float" office:value="16" calcext:value-type="float">
            <text:p>16</text:p>
          </table:table-cell>
          <table:table-cell table:formula="of:=([.E187]/[.B187])*100" office:value-type="float" office:value="35.5555555555556" calcext:value-type="float">
            <text:p>35,56</text:p>
          </table:table-cell>
          <table:table-cell office:value-type="float" office:value="16" calcext:value-type="float">
            <text:p>16</text:p>
          </table:table-cell>
          <table:table-cell table:formula="of:=([.G187]/[.B187])*100" office:value-type="float" office:value="35.5555555555556" calcext:value-type="float">
            <text:p>35,5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enchmarkGame/partialsums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formula="of:=([.C188]/[.B188])*100" office:value-type="float" office:value="5.08474576271187" calcext:value-type="float">
            <text:p>5,08</text:p>
          </table:table-cell>
          <table:table-cell office:value-type="float" office:value="94" calcext:value-type="float">
            <text:p>94</text:p>
          </table:table-cell>
          <table:table-cell table:formula="of:=([.E188]/[.B188])*100" office:value-type="float" office:value="79.6610169491525" calcext:value-type="float">
            <text:p>79,66</text:p>
          </table:table-cell>
          <table:table-cell office:value-type="float" office:value="96" calcext:value-type="float">
            <text:p>96</text:p>
          </table:table-cell>
          <table:table-cell table:formula="of:=([.G188]/[.B188])*100" office:value-type="float" office:value="81.3559322033898" calcext:value-type="float">
            <text:p>81,3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BenchmarkGame/puzzle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5" table:formula="of:=([.C189]/[.B189])*100" office:value-type="float" office:value="0" calcext:value-type="float">
            <text:p>0,00</text:p>
          </table:table-cell>
          <table:table-cell table:style-name="ce17" office:value-type="float" office:value="0" calcext:value-type="float">
            <text:p>0</text:p>
          </table:table-cell>
          <table:table-cell table:style-name="ce15" table:formula="of:=([.E189]/[.B189])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15" table:formula="of:=([.G189]/[.B189])*100" office:value-type="float" office:value="0" calcext:value-type="float">
            <text:p>0,00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112" calcext:value-type="float">
            <text:p>112</text:p>
          </table:table-cell>
          <table:table-cell table:style-name="ce20" office:value-type="float" office:value="133" calcext:value-type="float">
            <text:p>133</text:p>
          </table:table-cell>
          <table:table-cell table:style-name="ce24" office:value-type="string" calcext:value-type="string">
            <text:p>0.000000e+00</text:p>
          </table:table-cell>
          <table:table-cell table:style-name="ce27" table:number-columns-repeated="1011"/>
        </table:table-row>
        <table:table-row table:style-name="ro2">
          <table:table-cell office:value-type="string" calcext:value-type="string">
            <text:p>BenchmarkGame/recursiv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[.C190]/[.B190])*100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formula="of:=([.E190]/[.B190])*100" office:value-type="float" office:value="66.6666666666667" calcext:value-type="float">
            <text:p>66,67</text:p>
          </table:table-cell>
          <table:table-cell office:value-type="float" office:value="10" calcext:value-type="float">
            <text:p>10</text:p>
          </table:table-cell>
          <table:table-cell table:formula="of:=([.G190]/[.B190])*100" office:value-type="float" office:value="66.6666666666667" calcext:value-type="float">
            <text:p>66,67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enchmarkGame/spectral-norm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([.C191]/[.B191])*100" office:value-type="float" office:value="3.26086956521739" calcext:value-type="float">
            <text:p>3,26</text:p>
          </table:table-cell>
          <table:table-cell office:value-type="float" office:value="38" calcext:value-type="float">
            <text:p>38</text:p>
          </table:table-cell>
          <table:table-cell table:formula="of:=([.E191]/[.B191])*100" office:value-type="float" office:value="41.304347826087" calcext:value-type="float">
            <text:p>41,30</text:p>
          </table:table-cell>
          <table:table-cell office:value-type="float" office:value="40" calcext:value-type="float">
            <text:p>40</text:p>
          </table:table-cell>
          <table:table-cell table:formula="of:=([.G191]/[.B191])*100" office:value-type="float" office:value="43.4782608695652" calcext:value-type="float">
            <text:p>43,4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202" calcext:value-type="float">
            <text:p>20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yoteBench/almabench</text:p>
          </table:table-cell>
          <table:table-cell office:value-type="float" office:value="5071" calcext:value-type="float">
            <text:p>5071</text:p>
          </table:table-cell>
          <table:table-cell office:value-type="float" office:value="219" calcext:value-type="float">
            <text:p>219</text:p>
          </table:table-cell>
          <table:table-cell table:formula="of:=([.C192]/[.B192])*100" office:value-type="float" office:value="4.31867481759022" calcext:value-type="float">
            <text:p>4,32</text:p>
          </table:table-cell>
          <table:table-cell office:value-type="float" office:value="3071" calcext:value-type="float">
            <text:p>3071</text:p>
          </table:table-cell>
          <table:table-cell table:formula="of:=([.E192]/[.B192])*100" office:value-type="float" office:value="60.5600473279432" calcext:value-type="float">
            <text:p>60,56</text:p>
          </table:table-cell>
          <table:table-cell office:value-type="float" office:value="3186" calcext:value-type="float">
            <text:p>3186</text:p>
          </table:table-cell>
          <table:table-cell table:formula="of:=([.G192]/[.B192])*100" office:value-type="float" office:value="62.8278446065865" calcext:value-type="float">
            <text:p>62,83</text:p>
          </table:table-cell>
          <table:table-cell office:value-type="float" office:value="129" calcext:value-type="float">
            <text:p>129</text:p>
          </table:table-cell>
          <table:table-cell office:value-type="float" office:value="254" calcext:value-type="float">
            <text:p>254</text:p>
          </table:table-cell>
          <table:table-cell office:value-type="float" office:value="466" calcext:value-type="float">
            <text:p>46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yoteBench/fftbench</text:p>
          </table:table-cell>
          <table:table-cell office:value-type="float" office:value="5776" calcext:value-type="float">
            <text:p>5776</text:p>
          </table:table-cell>
          <table:table-cell office:value-type="float" office:value="237" calcext:value-type="float">
            <text:p>237</text:p>
          </table:table-cell>
          <table:table-cell table:formula="of:=([.C193]/[.B193])*100" office:value-type="float" office:value="4.10318559556787" calcext:value-type="float">
            <text:p>4,10</text:p>
          </table:table-cell>
          <table:table-cell office:value-type="float" office:value="3057" calcext:value-type="float">
            <text:p>3057</text:p>
          </table:table-cell>
          <table:table-cell table:formula="of:=([.E193]/[.B193])*100" office:value-type="float" office:value="52.9259002770083" calcext:value-type="float">
            <text:p>52,93</text:p>
          </table:table-cell>
          <table:table-cell office:value-type="float" office:value="3183" calcext:value-type="float">
            <text:p>3183</text:p>
          </table:table-cell>
          <table:table-cell table:formula="of:=([.G193]/[.B193])*100" office:value-type="float" office:value="55.1073407202216" calcext:value-type="float">
            <text:p>55,11</text:p>
          </table:table-cell>
          <table:table-cell office:value-type="float" office:value="554" calcext:value-type="float">
            <text:p>554</text:p>
          </table:table-cell>
          <table:table-cell office:value-type="float" office:value="470" calcext:value-type="float">
            <text:p>470</text:p>
          </table:table-cell>
          <table:table-cell office:value-type="float" office:value="753" calcext:value-type="float">
            <text:p>753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yoteBench/huffbench</text:p>
          </table:table-cell>
          <table:table-cell office:value-type="float" office:value="5341" calcext:value-type="float">
            <text:p>5341</text:p>
          </table:table-cell>
          <table:table-cell office:value-type="float" office:value="51" calcext:value-type="float">
            <text:p>51</text:p>
          </table:table-cell>
          <table:table-cell table:formula="of:=([.C194]/[.B194])*100" office:value-type="float" office:value="0.954877363789552" calcext:value-type="float">
            <text:p>0,95</text:p>
          </table:table-cell>
          <table:table-cell office:value-type="float" office:value="3475" calcext:value-type="float">
            <text:p>3475</text:p>
          </table:table-cell>
          <table:table-cell table:formula="of:=([.E194]/[.B194])*100" office:value-type="float" office:value="65.0627223366411" calcext:value-type="float">
            <text:p>65,06</text:p>
          </table:table-cell>
          <table:table-cell office:value-type="float" office:value="3507" calcext:value-type="float">
            <text:p>3507</text:p>
          </table:table-cell>
          <table:table-cell table:formula="of:=([.G194]/[.B194])*100" office:value-type="float" office:value="65.6618610747051" calcext:value-type="float">
            <text:p>65,66</text:p>
          </table:table-cell>
          <table:table-cell office:value-type="float" office:value="323" calcext:value-type="float">
            <text:p>323</text:p>
          </table:table-cell>
          <table:table-cell office:value-type="float" office:value="341" calcext:value-type="float">
            <text:p>341</text:p>
          </table:table-cell>
          <table:table-cell office:value-type="float" office:value="558" calcext:value-type="float">
            <text:p>55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yoteBench/lpbench</text:p>
          </table:table-cell>
          <table:table-cell office:value-type="float" office:value="1028" calcext:value-type="float">
            <text:p>1028</text:p>
          </table:table-cell>
          <table:table-cell office:value-type="float" office:value="22" calcext:value-type="float">
            <text:p>22</text:p>
          </table:table-cell>
          <table:table-cell table:formula="of:=([.C195]/[.B195])*100" office:value-type="float" office:value="2.14007782101167" calcext:value-type="float">
            <text:p>2,14</text:p>
          </table:table-cell>
          <table:table-cell office:value-type="float" office:value="331" calcext:value-type="float">
            <text:p>331</text:p>
          </table:table-cell>
          <table:table-cell table:formula="of:=([.E195]/[.B195])*100" office:value-type="float" office:value="32.1984435797665" calcext:value-type="float">
            <text:p>32,20</text:p>
          </table:table-cell>
          <table:table-cell office:value-type="float" office:value="341" calcext:value-type="float">
            <text:p>341</text:p>
          </table:table-cell>
          <table:table-cell table:formula="of:=([.G195]/[.B195])*100" office:value-type="float" office:value="33.1712062256809" calcext:value-type="float">
            <text:p>33,17</text:p>
          </table:table-cell>
          <table:table-cell office:value-type="float" office:value="268" calcext:value-type="float">
            <text:p>268</text:p>
          </table:table-cell>
          <table:table-cell office:value-type="float" office:value="300" calcext:value-type="float">
            <text:p>300</text:p>
          </table:table-cell>
          <table:table-cell office:value-type="float" office:value="511" calcext:value-type="float">
            <text:p>511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hrystone/dry</text:p>
          </table:table-cell>
          <table:table-cell office:value-type="float" office:value="1372" calcext:value-type="float">
            <text:p>1372</text:p>
          </table:table-cell>
          <table:table-cell office:value-type="float" office:value="27" calcext:value-type="float">
            <text:p>27</text:p>
          </table:table-cell>
          <table:table-cell table:formula="of:=([.C196]/[.B196])*100" office:value-type="float" office:value="1.96793002915452" calcext:value-type="float">
            <text:p>1,97</text:p>
          </table:table-cell>
          <table:table-cell office:value-type="float" office:value="690" calcext:value-type="float">
            <text:p>690</text:p>
          </table:table-cell>
          <table:table-cell table:formula="of:=([.E196]/[.B196])*100" office:value-type="float" office:value="50.2915451895044" calcext:value-type="float">
            <text:p>50,29</text:p>
          </table:table-cell>
          <table:table-cell office:value-type="float" office:value="703" calcext:value-type="float">
            <text:p>703</text:p>
          </table:table-cell>
          <table:table-cell table:formula="of:=([.G196]/[.B196])*100" office:value-type="float" office:value="51.2390670553936" calcext:value-type="float">
            <text:p>51,24</text:p>
          </table:table-cell>
          <table:table-cell office:value-type="float" office:value="166" calcext:value-type="float">
            <text:p>166</text:p>
          </table:table-cell>
          <table:table-cell office:value-type="float" office:value="117" calcext:value-type="float">
            <text:p>117</text:p>
          </table:table-cell>
          <table:table-cell office:value-type="float" office:value="176" calcext:value-type="float">
            <text:p>17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hrystone/fldry</text:p>
          </table:table-cell>
          <table:table-cell office:value-type="float" office:value="1382" calcext:value-type="float">
            <text:p>1382</text:p>
          </table:table-cell>
          <table:table-cell office:value-type="float" office:value="15" calcext:value-type="float">
            <text:p>15</text:p>
          </table:table-cell>
          <table:table-cell table:formula="of:=([.C197]/[.B197])*100" office:value-type="float" office:value="1.08538350217077" calcext:value-type="float">
            <text:p>1,09</text:p>
          </table:table-cell>
          <table:table-cell office:value-type="float" office:value="680" calcext:value-type="float">
            <text:p>680</text:p>
          </table:table-cell>
          <table:table-cell table:formula="of:=([.E197]/[.B197])*100" office:value-type="float" office:value="49.2040520984081" calcext:value-type="float">
            <text:p>49,20</text:p>
          </table:table-cell>
          <table:table-cell office:value-type="float" office:value="689" calcext:value-type="float">
            <text:p>689</text:p>
          </table:table-cell>
          <table:table-cell table:formula="of:=([.G197]/[.B197])*100" office:value-type="float" office:value="49.8552821997106" calcext:value-type="float">
            <text:p>49,86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pack/linpack-pc</text:p>
          </table:table-cell>
          <table:table-cell office:value-type="float" office:value="10540" calcext:value-type="float">
            <text:p>10540</text:p>
          </table:table-cell>
          <table:table-cell office:value-type="float" office:value="78" calcext:value-type="float">
            <text:p>78</text:p>
          </table:table-cell>
          <table:table-cell table:formula="of:=([.C198]/[.B198])*100" office:value-type="float" office:value="0.740037950664137" calcext:value-type="float">
            <text:p>0,74</text:p>
          </table:table-cell>
          <table:table-cell office:value-type="float" office:value="4645" calcext:value-type="float">
            <text:p>4645</text:p>
          </table:table-cell>
          <table:table-cell table:formula="of:=([.E198]/[.B198])*100" office:value-type="float" office:value="44.0702087286528" calcext:value-type="float">
            <text:p>44,07</text:p>
          </table:table-cell>
          <table:table-cell office:value-type="float" office:value="4721" calcext:value-type="float">
            <text:p>4721</text:p>
          </table:table-cell>
          <table:table-cell table:formula="of:=([.G198]/[.B198])*100" office:value-type="float" office:value="44.7912713472486" calcext:value-type="float">
            <text:p>44,79</text:p>
          </table:table-cell>
          <table:table-cell office:value-type="float" office:value="790" calcext:value-type="float">
            <text:p>790</text:p>
          </table:table-cell>
          <table:table-cell office:value-type="float" office:value="722" calcext:value-type="float">
            <text:p>722</text:p>
          </table:table-cell>
          <table:table-cell office:value-type="float" office:value="1462" calcext:value-type="float">
            <text:p>1462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Gill/chomp</text:p>
          </table:table-cell>
          <table:table-cell office:value-type="float" office:value="3264" calcext:value-type="float">
            <text:p>3264</text:p>
          </table:table-cell>
          <table:table-cell office:value-type="float" office:value="94" calcext:value-type="float">
            <text:p>94</text:p>
          </table:table-cell>
          <table:table-cell table:formula="of:=([.C199]/[.B199])*100" office:value-type="float" office:value="2.87990196078431" calcext:value-type="float">
            <text:p>2,88</text:p>
          </table:table-cell>
          <table:table-cell office:value-type="float" office:value="771" calcext:value-type="float">
            <text:p>771</text:p>
          </table:table-cell>
          <table:table-cell table:formula="of:=([.E199]/[.B199])*100" office:value-type="float" office:value="23.6213235294118" calcext:value-type="float">
            <text:p>23,62</text:p>
          </table:table-cell>
          <table:table-cell office:value-type="float" office:value="824" calcext:value-type="float">
            <text:p>824</text:p>
          </table:table-cell>
          <table:table-cell table:formula="of:=([.G199]/[.B199])*100" office:value-type="float" office:value="25.2450980392157" calcext:value-type="float">
            <text:p>25,25</text:p>
          </table:table-cell>
          <table:table-cell office:value-type="float" office:value="255" calcext:value-type="float">
            <text:p>255</text:p>
          </table:table-cell>
          <table:table-cell office:value-type="float" office:value="233" calcext:value-type="float">
            <text:p>233</text:p>
          </table:table-cell>
          <table:table-cell office:value-type="float" office:value="360" calcext:value-type="float">
            <text:p>36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Gill/exptree</text:p>
          </table:table-cell>
          <table:table-cell office:value-type="float" office:value="1374" calcext:value-type="float">
            <text:p>1374</text:p>
          </table:table-cell>
          <table:table-cell office:value-type="float" office:value="69" calcext:value-type="float">
            <text:p>69</text:p>
          </table:table-cell>
          <table:table-cell table:formula="of:=([.C200]/[.B200])*100" office:value-type="float" office:value="5.02183406113537" calcext:value-type="float">
            <text:p>5,02</text:p>
          </table:table-cell>
          <table:table-cell office:value-type="float" office:value="586" calcext:value-type="float">
            <text:p>586</text:p>
          </table:table-cell>
          <table:table-cell table:formula="of:=([.E200]/[.B200])*100" office:value-type="float" office:value="42.6491994177584" calcext:value-type="float">
            <text:p>42,65</text:p>
          </table:table-cell>
          <table:table-cell office:value-type="float" office:value="616" calcext:value-type="float">
            <text:p>616</text:p>
          </table:table-cell>
          <table:table-cell table:formula="of:=([.G200]/[.B200])*100" office:value-type="float" office:value="44.8326055312955" calcext:value-type="float">
            <text:p>44,83</text:p>
          </table:table-cell>
          <table:table-cell office:value-type="float" office:value="223" calcext:value-type="float">
            <text:p>223</text:p>
          </table:table-cell>
          <table:table-cell office:value-type="float" office:value="199" calcext:value-type="float">
            <text:p>199</text:p>
          </table:table-cell>
          <table:table-cell office:value-type="float" office:value="368" calcext:value-type="float">
            <text:p>36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Gill/misr</text:p>
          </table:table-cell>
          <table:table-cell office:value-type="float" office:value="2005" calcext:value-type="float">
            <text:p>2005</text:p>
          </table:table-cell>
          <table:table-cell office:value-type="float" office:value="166" calcext:value-type="float">
            <text:p>166</text:p>
          </table:table-cell>
          <table:table-cell table:formula="of:=([.C201]/[.B201])*100" office:value-type="float" office:value="8.27930174563591" calcext:value-type="float">
            <text:p>8,28</text:p>
          </table:table-cell>
          <table:table-cell office:value-type="float" office:value="732" calcext:value-type="float">
            <text:p>732</text:p>
          </table:table-cell>
          <table:table-cell table:formula="of:=([.E201]/[.B201])*100" office:value-type="float" office:value="36.5087281795511" calcext:value-type="float">
            <text:p>36,51</text:p>
          </table:table-cell>
          <table:table-cell office:value-type="float" office:value="774" calcext:value-type="float">
            <text:p>774</text:p>
          </table:table-cell>
          <table:table-cell table:formula="of:=([.G201]/[.B201])*100" office:value-type="float" office:value="38.6034912718205" calcext:value-type="float">
            <text:p>38,60</text:p>
          </table:table-cell>
          <table:table-cell office:value-type="float" office:value="191" calcext:value-type="float">
            <text:p>191</text:p>
          </table:table-cell>
          <table:table-cell office:value-type="float" office:value="220" calcext:value-type="float">
            <text:p>220</text:p>
          </table:table-cell>
          <table:table-cell office:value-type="float" office:value="367" calcext:value-type="float">
            <text:p>36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Gill/queens</text:p>
          </table:table-cell>
          <table:table-cell office:value-type="float" office:value="1516" calcext:value-type="float">
            <text:p>1516</text:p>
          </table:table-cell>
          <table:table-cell office:value-type="float" office:value="8" calcext:value-type="float">
            <text:p>8</text:p>
          </table:table-cell>
          <table:table-cell table:formula="of:=([.C202]/[.B202])*100" office:value-type="float" office:value="0.527704485488127" calcext:value-type="float">
            <text:p>0,53</text:p>
          </table:table-cell>
          <table:table-cell office:value-type="float" office:value="642" calcext:value-type="float">
            <text:p>642</text:p>
          </table:table-cell>
          <table:table-cell table:formula="of:=([.E202]/[.B202])*100" office:value-type="float" office:value="42.3482849604222" calcext:value-type="float">
            <text:p>42,35</text:p>
          </table:table-cell>
          <table:table-cell office:value-type="float" office:value="646" calcext:value-type="float">
            <text:p>646</text:p>
          </table:table-cell>
          <table:table-cell table:formula="of:=([.G202]/[.B202])*100" office:value-type="float" office:value="42.6121372031662" calcext:value-type="float">
            <text:p>42,61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-C++-EH/spirit</text:p>
          </table:table-cell>
          <table:table-cell office:value-type="float" office:value="7141774" calcext:value-type="float">
            <text:p>7141774</text:p>
          </table:table-cell>
          <table:table-cell office:value-type="float" office:value="530069" calcext:value-type="float">
            <text:p>530069</text:p>
          </table:table-cell>
          <table:table-cell table:formula="of:=([.C203]/[.B203])*100" office:value-type="float" office:value="7.42209148595293" calcext:value-type="float">
            <text:p>7,42</text:p>
          </table:table-cell>
          <table:table-cell office:value-type="float" office:value="5094587" calcext:value-type="float">
            <text:p>5094587</text:p>
          </table:table-cell>
          <table:table-cell table:formula="of:=([.E203]/[.B203])*100" office:value-type="float" office:value="71.3350352447445" calcext:value-type="float">
            <text:p>71,34</text:p>
          </table:table-cell>
          <table:table-cell office:value-type="float" office:value="5101587" calcext:value-type="float">
            <text:p>5101587</text:p>
          </table:table-cell>
          <table:table-cell table:formula="of:=([.G203]/[.B203])*100" office:value-type="float" office:value="71.4330501077183" calcext:value-type="float">
            <text:p>71,43</text:p>
          </table:table-cell>
          <table:table-cell office:value-type="float" office:value="18381" calcext:value-type="float">
            <text:p>18381</text:p>
          </table:table-cell>
          <table:table-cell office:value-type="float" office:value="249903" calcext:value-type="float">
            <text:p>249903</text:p>
          </table:table-cell>
          <table:table-cell office:value-type="float" office:value="496355" calcext:value-type="float">
            <text:p>496355</text:p>
          </table:table-cell>
          <table:table-cell office:value-type="float" office:value="35079" calcext:value-type="float">
            <text:p>35079</text:p>
          </table:table-cell>
          <table:table-cell office:value-type="string" calcext:value-type="string">
            <text:p>1.190000e+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-C++/bigfib</text:p>
          </table:table-cell>
          <table:table-cell office:value-type="float" office:value="49362" calcext:value-type="float">
            <text:p>49362</text:p>
          </table:table-cell>
          <table:table-cell office:value-type="float" office:value="3308" calcext:value-type="float">
            <text:p>3308</text:p>
          </table:table-cell>
          <table:table-cell table:formula="of:=([.C204]/[.B204])*100" office:value-type="float" office:value="6.70151128398363" calcext:value-type="float">
            <text:p>6,70</text:p>
          </table:table-cell>
          <table:table-cell office:value-type="float" office:value="10762" calcext:value-type="float">
            <text:p>10762</text:p>
          </table:table-cell>
          <table:table-cell table:formula="of:=([.E204]/[.B204])*100" office:value-type="float" office:value="21.8021960212309" calcext:value-type="float">
            <text:p>21,80</text:p>
          </table:table-cell>
          <table:table-cell office:value-type="float" office:value="13353" calcext:value-type="float">
            <text:p>13353</text:p>
          </table:table-cell>
          <table:table-cell table:formula="of:=([.G204]/[.B204])*100" office:value-type="float" office:value="27.0511729670597" calcext:value-type="float">
            <text:p>27,05</text:p>
          </table:table-cell>
          <table:table-cell office:value-type="float" office:value="1751" calcext:value-type="float">
            <text:p>1751</text:p>
          </table:table-cell>
          <table:table-cell office:value-type="float" office:value="1358" calcext:value-type="float">
            <text:p>1358</text:p>
          </table:table-cell>
          <table:table-cell office:value-type="float" office:value="2595" calcext:value-type="float">
            <text:p>2595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-C++/Large/ray</text:p>
          </table:table-cell>
          <table:table-cell office:value-type="float" office:value="4303" calcext:value-type="float">
            <text:p>4303</text:p>
          </table:table-cell>
          <table:table-cell office:value-type="float" office:value="175" calcext:value-type="float">
            <text:p>175</text:p>
          </table:table-cell>
          <table:table-cell table:formula="of:=([.C205]/[.B205])*100" office:value-type="float" office:value="4.06693004880316" calcext:value-type="float">
            <text:p>4,07</text:p>
          </table:table-cell>
          <table:table-cell office:value-type="float" office:value="1770" calcext:value-type="float">
            <text:p>1770</text:p>
          </table:table-cell>
          <table:table-cell table:formula="of:=([.E205]/[.B205])*100" office:value-type="float" office:value="41.1340924936091" calcext:value-type="float">
            <text:p>41,13</text:p>
          </table:table-cell>
          <table:table-cell office:value-type="float" office:value="1844" calcext:value-type="float">
            <text:p>1844</text:p>
          </table:table-cell>
          <table:table-cell table:formula="of:=([.G205]/[.B205])*100" office:value-type="float" office:value="42.8538229142459" calcext:value-type="float">
            <text:p>42,85</text:p>
          </table:table-cell>
          <table:table-cell office:value-type="float" office:value="408" calcext:value-type="float">
            <text:p>408</text:p>
          </table:table-cell>
          <table:table-cell office:value-type="float" office:value="345" calcext:value-type="float">
            <text:p>345</text:p>
          </table:table-cell>
          <table:table-cell office:value-type="float" office:value="511" calcext:value-type="float">
            <text:p>511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-C++/Large/sphereflake</text:p>
          </table:table-cell>
          <table:table-cell office:value-type="float" office:value="6232" calcext:value-type="float">
            <text:p>6232</text:p>
          </table:table-cell>
          <table:table-cell office:value-type="float" office:value="692" calcext:value-type="float">
            <text:p>692</text:p>
          </table:table-cell>
          <table:table-cell table:formula="of:=([.C206]/[.B206])*100" office:value-type="float" office:value="11.1039794608472" calcext:value-type="float">
            <text:p>11,10</text:p>
          </table:table-cell>
          <table:table-cell office:value-type="float" office:value="4489" calcext:value-type="float">
            <text:p>4489</text:p>
          </table:table-cell>
          <table:table-cell table:formula="of:=([.E206]/[.B206])*100" office:value-type="float" office:value="72.0314505776637" calcext:value-type="float">
            <text:p>72,03</text:p>
          </table:table-cell>
          <table:table-cell office:value-type="float" office:value="4620" calcext:value-type="float">
            <text:p>4620</text:p>
          </table:table-cell>
          <table:table-cell table:formula="of:=([.G206]/[.B206])*100" office:value-type="float" office:value="74.1335044929397" calcext:value-type="float">
            <text:p>74,13</text:p>
          </table:table-cell>
          <table:table-cell office:value-type="float" office:value="386" calcext:value-type="float">
            <text:p>386</text:p>
          </table:table-cell>
          <table:table-cell office:value-type="float" office:value="466" calcext:value-type="float">
            <text:p>466</text:p>
          </table:table-cell>
          <table:table-cell office:value-type="float" office:value="914" calcext:value-type="float">
            <text:p>91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-C++/mandel-te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07]/[.B207])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E207]/[.B207])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formula="of:=([.G207]/[.B207])*100" office:value-type="float" office:value="0" calcext:value-type="float">
            <text:p>0,0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-C++/oopack_v1p8</text:p>
          </table:table-cell>
          <table:table-cell office:value-type="float" office:value="5698" calcext:value-type="float">
            <text:p>5698</text:p>
          </table:table-cell>
          <table:table-cell office:value-type="float" office:value="171" calcext:value-type="float">
            <text:p>171</text:p>
          </table:table-cell>
          <table:table-cell table:formula="of:=([.C208]/[.B208])*100" office:value-type="float" office:value="3.001053001053" calcext:value-type="float">
            <text:p>3,00</text:p>
          </table:table-cell>
          <table:table-cell office:value-type="float" office:value="3568" calcext:value-type="float">
            <text:p>3568</text:p>
          </table:table-cell>
          <table:table-cell table:formula="of:=([.E208]/[.B208])*100" office:value-type="float" office:value="62.6184626184626" calcext:value-type="float">
            <text:p>62,62</text:p>
          </table:table-cell>
          <table:table-cell office:value-type="float" office:value="3653" calcext:value-type="float">
            <text:p>3653</text:p>
          </table:table-cell>
          <table:table-cell table:formula="of:=([.G208]/[.B208])*100" office:value-type="float" office:value="64.1102141102141" calcext:value-type="float">
            <text:p>64,11</text:p>
          </table:table-cell>
          <table:table-cell office:value-type="float" office:value="322" calcext:value-type="float">
            <text:p>322</text:p>
          </table:table-cell>
          <table:table-cell office:value-type="float" office:value="395" calcext:value-type="float">
            <text:p>395</text:p>
          </table:table-cell>
          <table:table-cell office:value-type="float" office:value="637" calcext:value-type="float">
            <text:p>637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-C++/stepanov_container</text:p>
          </table:table-cell>
          <table:table-cell office:value-type="float" office:value="50860" calcext:value-type="float">
            <text:p>50860</text:p>
          </table:table-cell>
          <table:table-cell office:value-type="float" office:value="1156" calcext:value-type="float">
            <text:p>1156</text:p>
          </table:table-cell>
          <table:table-cell table:formula="of:=([.C209]/[.B209])*100" office:value-type="float" office:value="2.27290601651593" calcext:value-type="float">
            <text:p>2,27</text:p>
          </table:table-cell>
          <table:table-cell office:value-type="float" office:value="30153" calcext:value-type="float">
            <text:p>30153</text:p>
          </table:table-cell>
          <table:table-cell table:formula="of:=([.E209]/[.B209])*100" office:value-type="float" office:value="59.2862760519072" calcext:value-type="float">
            <text:p>59,29</text:p>
          </table:table-cell>
          <table:table-cell office:value-type="float" office:value="30882" calcext:value-type="float">
            <text:p>30882</text:p>
          </table:table-cell>
          <table:table-cell table:formula="of:=([.G209]/[.B209])*100" office:value-type="float" office:value="60.7196224931184" calcext:value-type="float">
            <text:p>60,72</text:p>
          </table:table-cell>
          <table:table-cell office:value-type="float" office:value="2491" calcext:value-type="float">
            <text:p>2491</text:p>
          </table:table-cell>
          <table:table-cell office:value-type="float" office:value="1827" calcext:value-type="float">
            <text:p>1827</text:p>
          </table:table-cell>
          <table:table-cell office:value-type="float" office:value="2663" calcext:value-type="float">
            <text:p>2663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-C++/stepanov_v1p2</text:p>
          </table:table-cell>
          <table:table-cell office:value-type="float" office:value="19314" calcext:value-type="float">
            <text:p>19314</text:p>
          </table:table-cell>
          <table:table-cell office:value-type="float" office:value="21" calcext:value-type="float">
            <text:p>21</text:p>
          </table:table-cell>
          <table:table-cell table:formula="of:=([.C210]/[.B210])*100" office:value-type="float" office:value="0.108729419074247" calcext:value-type="float">
            <text:p>0,11</text:p>
          </table:table-cell>
          <table:table-cell office:value-type="float" office:value="16055" calcext:value-type="float">
            <text:p>16055</text:p>
          </table:table-cell>
          <table:table-cell table:formula="of:=([.E210]/[.B210])*100" office:value-type="float" office:value="83.1262296779538" calcext:value-type="float">
            <text:p>83,13</text:p>
          </table:table-cell>
          <table:table-cell office:value-type="float" office:value="16060" calcext:value-type="float">
            <text:p>16060</text:p>
          </table:table-cell>
          <table:table-cell table:formula="of:=([.G210]/[.B210])*100" office:value-type="float" office:value="83.1521176348763" calcext:value-type="float">
            <text:p>83,15</text:p>
          </table:table-cell>
          <table:table-cell office:value-type="float" office:value="711" calcext:value-type="float">
            <text:p>711</text:p>
          </table:table-cell>
          <table:table-cell office:value-type="float" office:value="663" calcext:value-type="float">
            <text:p>663</text:p>
          </table:table-cell>
          <table:table-cell office:value-type="float" office:value="757" calcext:value-type="float">
            <text:p>757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dt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([.C211]/[.B211])*100" office:value-type="float" office:value="0" calcext:value-type="float">
            <text:p>0,00</text:p>
          </table:table-cell>
          <table:table-cell office:value-type="float" office:value="64" calcext:value-type="float">
            <text:p>64</text:p>
          </table:table-cell>
          <table:table-cell table:formula="of:=([.E211]/[.B211])*100" office:value-type="float" office:value="32.6530612244898" calcext:value-type="float">
            <text:p>32,65</text:p>
          </table:table-cell>
          <table:table-cell office:value-type="float" office:value="64" calcext:value-type="float">
            <text:p>64</text:p>
          </table:table-cell>
          <table:table-cell table:formula="of:=([.G211]/[.B211])*100" office:value-type="float" office:value="32.6530612244898" calcext:value-type="float">
            <text:p>32,6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bench</text:p>
          </table:table-cell>
          <table:table-cell office:value-type="float" office:value="4257" calcext:value-type="float">
            <text:p>4257</text:p>
          </table:table-cell>
          <table:table-cell office:value-type="float" office:value="21" calcext:value-type="float">
            <text:p>21</text:p>
          </table:table-cell>
          <table:table-cell table:formula="of:=([.C212]/[.B212])*100" office:value-type="float" office:value="0.493305144467935" calcext:value-type="float">
            <text:p>0,49</text:p>
          </table:table-cell>
          <table:table-cell office:value-type="float" office:value="3368" calcext:value-type="float">
            <text:p>3368</text:p>
          </table:table-cell>
          <table:table-cell table:formula="of:=([.E212]/[.B212])*100" office:value-type="float" office:value="79.1167488841907" calcext:value-type="float">
            <text:p>79,12</text:p>
          </table:table-cell>
          <table:table-cell office:value-type="float" office:value="3389" calcext:value-type="float">
            <text:p>3389</text:p>
          </table:table-cell>
          <table:table-cell table:formula="of:=([.G212]/[.B212])*100" office:value-type="float" office:value="79.6100540286587" calcext:value-type="float">
            <text:p>79,61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82" calcext:value-type="float">
            <text:p>18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Misc/ffbench</text:p>
          </table:table-cell>
          <table:table-cell table:style-name="ce8" office:value-type="float" office:value="421" calcext:value-type="float">
            <text:p>421</text:p>
          </table:table-cell>
          <table:table-cell office:value-type="float" office:value="40" calcext:value-type="float">
            <text:p>40</text:p>
          </table:table-cell>
          <table:table-cell table:style-name="ce15" table:formula="of:=([.C213]/[.B213])*100" office:value-type="float" office:value="9.50118764845606" calcext:value-type="float">
            <text:p>9,50</text:p>
          </table:table-cell>
          <table:table-cell table:style-name="ce17" office:value-type="float" office:value="142" calcext:value-type="float">
            <text:p>142</text:p>
          </table:table-cell>
          <table:table-cell table:style-name="ce15" table:formula="of:=([.E213]/[.B213])*100" office:value-type="float" office:value="33.729216152019" calcext:value-type="float">
            <text:p>33,73</text:p>
          </table:table-cell>
          <table:table-cell office:value-type="float" office:value="160" calcext:value-type="float">
            <text:p>160</text:p>
          </table:table-cell>
          <table:table-cell table:style-name="ce15" table:formula="of:=([.G213]/[.B213])*100" office:value-type="float" office:value="38.0047505938242" calcext:value-type="float">
            <text:p>38,00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22" calcext:value-type="float">
            <text:p>322</text:p>
          </table:table-cell>
          <table:table-cell table:style-name="ce20" office:value-type="float" office:value="385" calcext:value-type="float">
            <text:p>385</text:p>
          </table:table-cell>
          <table:table-cell table:style-name="ce24" office:value-type="string" calcext:value-type="string">
            <text:p>0.000000e+00</text:p>
          </table:table-cell>
          <table:table-cell table:style-name="ce27" table:number-columns-repeated="1011"/>
        </table:table-row>
        <table:table-row table:style-name="ro2">
          <table:table-cell office:value-type="string" calcext:value-type="string">
            <text:p>Misc/flops</text:p>
          </table:table-cell>
          <table:table-cell office:value-type="float" office:value="3683" calcext:value-type="float">
            <text:p>3683</text:p>
          </table:table-cell>
          <table:table-cell office:value-type="float" office:value="7" calcext:value-type="float">
            <text:p>7</text:p>
          </table:table-cell>
          <table:table-cell table:formula="of:=([.C214]/[.B214])*100" office:value-type="float" office:value="0.190062449090415" calcext:value-type="float">
            <text:p>0,19</text:p>
          </table:table-cell>
          <table:table-cell office:value-type="float" office:value="3663" calcext:value-type="float">
            <text:p>3663</text:p>
          </table:table-cell>
          <table:table-cell table:formula="of:=([.E214]/[.B214])*100" office:value-type="float" office:value="99.4569644311702" calcext:value-type="float">
            <text:p>99,46</text:p>
          </table:table-cell>
          <table:table-cell office:value-type="float" office:value="3663" calcext:value-type="float">
            <text:p>3663</text:p>
          </table:table-cell>
          <table:table-cell table:formula="of:=([.G214]/[.B214])*100" office:value-type="float" office:value="99.4569644311702" calcext:value-type="float">
            <text:p>99,46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lops-1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([.C215]/[.B215])*100" office:value-type="float" office:value="0" calcext:value-type="float">
            <text:p>0,00</text:p>
          </table:table-cell>
          <table:table-cell office:value-type="float" office:value="231" calcext:value-type="float">
            <text:p>231</text:p>
          </table:table-cell>
          <table:table-cell table:formula="of:=([.E215]/[.B215])*100" office:value-type="float" office:value="100" calcext:value-type="float">
            <text:p>100,00</text:p>
          </table:table-cell>
          <table:table-cell office:value-type="float" office:value="231" calcext:value-type="float">
            <text:p>231</text:p>
          </table:table-cell>
          <table:table-cell table:formula="of:=([.G215]/[.B215])*100" office:value-type="float" office:value="100" calcext:value-type="float">
            <text:p>100,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lops-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([.C216]/[.B216])*100" office:value-type="float" office:value="0" calcext:value-type="float">
            <text:p>0,00</text:p>
          </table:table-cell>
          <table:table-cell office:value-type="float" office:value="153" calcext:value-type="float">
            <text:p>153</text:p>
          </table:table-cell>
          <table:table-cell table:formula="of:=([.E216]/[.B216])*100" office:value-type="float" office:value="100" calcext:value-type="float">
            <text:p>100,00</text:p>
          </table:table-cell>
          <table:table-cell office:value-type="float" office:value="153" calcext:value-type="float">
            <text:p>153</text:p>
          </table:table-cell>
          <table:table-cell table:formula="of:=([.G216]/[.B216])*100" office:value-type="float" office:value="100" calcext:value-type="float">
            <text:p>100,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lops-3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([.C217]/[.B217])*100" office:value-type="float" office:value="0" calcext:value-type="float">
            <text:p>0,00</text:p>
          </table:table-cell>
          <table:table-cell office:value-type="float" office:value="231" calcext:value-type="float">
            <text:p>231</text:p>
          </table:table-cell>
          <table:table-cell table:formula="of:=([.E217]/[.B217])*100" office:value-type="float" office:value="100" calcext:value-type="float">
            <text:p>100,00</text:p>
          </table:table-cell>
          <table:table-cell office:value-type="float" office:value="231" calcext:value-type="float">
            <text:p>231</text:p>
          </table:table-cell>
          <table:table-cell table:formula="of:=([.G217]/[.B217])*100" office:value-type="float" office:value="100" calcext:value-type="float">
            <text:p>100,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lops-4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([.C218]/[.B218])*100" office:value-type="float" office:value="0" calcext:value-type="float">
            <text:p>0,00</text:p>
          </table:table-cell>
          <table:table-cell office:value-type="float" office:value="406" calcext:value-type="float">
            <text:p>406</text:p>
          </table:table-cell>
          <table:table-cell table:formula="of:=([.E218]/[.B218])*100" office:value-type="float" office:value="100" calcext:value-type="float">
            <text:p>100,00</text:p>
          </table:table-cell>
          <table:table-cell office:value-type="float" office:value="406" calcext:value-type="float">
            <text:p>406</text:p>
          </table:table-cell>
          <table:table-cell table:formula="of:=([.G218]/[.B218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lops-5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([.C219]/[.B219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formula="of:=([.E219]/[.B219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formula="of:=([.G219]/[.B219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lops-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([.C220]/[.B220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formula="of:=([.E220]/[.B220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formula="of:=([.G220]/[.B220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lops-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([.C221]/[.B221])*100" office:value-type="float" office:value="0" calcext:value-type="float">
            <text:p>0,00</text:p>
          </table:table-cell>
          <table:table-cell office:value-type="float" office:value="105" calcext:value-type="float">
            <text:p>105</text:p>
          </table:table-cell>
          <table:table-cell table:formula="of:=([.E221]/[.B221])*100" office:value-type="float" office:value="100" calcext:value-type="float">
            <text:p>100,00</text:p>
          </table:table-cell>
          <table:table-cell office:value-type="float" office:value="105" calcext:value-type="float">
            <text:p>105</text:p>
          </table:table-cell>
          <table:table-cell table:formula="of:=([.G221]/[.B221])*100" office:value-type="float" office:value="100" calcext:value-type="float">
            <text:p>100,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lops-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([.C222]/[.B222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formula="of:=([.E222]/[.B222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formula="of:=([.G222]/[.B222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fp-convert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([.C223]/[.B223])*100" office:value-type="float" office:value="0" calcext:value-type="float">
            <text:p>0,00</text:p>
          </table:table-cell>
          <table:table-cell office:value-type="float" office:value="45" calcext:value-type="float">
            <text:p>45</text:p>
          </table:table-cell>
          <table:table-cell table:formula="of:=([.E223]/[.B223])*100" office:value-type="float" office:value="62.5" calcext:value-type="float">
            <text:p>62,50</text:p>
          </table:table-cell>
          <table:table-cell office:value-type="float" office:value="45" calcext:value-type="float">
            <text:p>45</text:p>
          </table:table-cell>
          <table:table-cell table:formula="of:=([.G223]/[.B223])*100" office:value-type="float" office:value="62.5" calcext:value-type="float">
            <text:p>62,5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himenobmtxpa</text:p>
          </table:table-cell>
          <table:table-cell office:value-type="float" office:value="53892" calcext:value-type="float">
            <text:p>53892</text:p>
          </table:table-cell>
          <table:table-cell office:value-type="float" office:value="8977" calcext:value-type="float">
            <text:p>8977</text:p>
          </table:table-cell>
          <table:table-cell table:formula="of:=([.C224]/[.B224])*100" office:value-type="float" office:value="16.6573888517776" calcext:value-type="float">
            <text:p>16,66</text:p>
          </table:table-cell>
          <table:table-cell office:value-type="float" office:value="9181" calcext:value-type="float">
            <text:p>9181</text:p>
          </table:table-cell>
          <table:table-cell table:formula="of:=([.E224]/[.B224])*100" office:value-type="float" office:value="17.0359236992504" calcext:value-type="float">
            <text:p>17,04</text:p>
          </table:table-cell>
          <table:table-cell office:value-type="float" office:value="9428" calcext:value-type="float">
            <text:p>9428</text:p>
          </table:table-cell>
          <table:table-cell table:formula="of:=([.G224]/[.B224])*100" office:value-type="float" office:value="17.4942477547688" calcext:value-type="float">
            <text:p>17,49</text:p>
          </table:table-cell>
          <table:table-cell office:value-type="float" office:value="768" calcext:value-type="float">
            <text:p>768</text:p>
          </table:table-cell>
          <table:table-cell office:value-type="float" office:value="6173" calcext:value-type="float">
            <text:p>6173</text:p>
          </table:table-cell>
          <table:table-cell office:value-type="float" office:value="12487" calcext:value-type="float">
            <text:p>12487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lowercas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([.C225]/[.B225])*100"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formula="of:=([.E225]/[.B225])*100" office:value-type="float" office:value="73.8095238095238" calcext:value-type="float">
            <text:p>73,81</text:p>
          </table:table-cell>
          <table:table-cell office:value-type="float" office:value="31" calcext:value-type="float">
            <text:p>31</text:p>
          </table:table-cell>
          <table:table-cell table:formula="of:=([.G225]/[.B225])*100" office:value-type="float" office:value="73.8095238095238" calcext:value-type="float">
            <text:p>73,8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mandel</text:p>
          </table:table-cell>
          <table:table-cell office:value-type="float" office:value="375" calcext:value-type="float">
            <text:p>375</text:p>
          </table:table-cell>
          <table:table-cell office:value-type="float" office:value="76" calcext:value-type="float">
            <text:p>76</text:p>
          </table:table-cell>
          <table:table-cell table:formula="of:=([.C226]/[.B226])*100" office:value-type="float" office:value="20.2666666666667" calcext:value-type="float">
            <text:p>20,27</text:p>
          </table:table-cell>
          <table:table-cell office:value-type="float" office:value="293" calcext:value-type="float">
            <text:p>293</text:p>
          </table:table-cell>
          <table:table-cell table:formula="of:=([.E226]/[.B226])*100" office:value-type="float" office:value="78.1333333333333" calcext:value-type="float">
            <text:p>78,13</text:p>
          </table:table-cell>
          <table:table-cell office:value-type="float" office:value="305" calcext:value-type="float">
            <text:p>305</text:p>
          </table:table-cell>
          <table:table-cell table:formula="of:=([.G226]/[.B226])*100" office:value-type="float" office:value="81.3333333333333" calcext:value-type="float">
            <text:p>81,3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mandel-2</text:p>
          </table:table-cell>
          <table:table-cell office:value-type="float" office:value="391" calcext:value-type="float">
            <text:p>391</text:p>
          </table:table-cell>
          <table:table-cell office:value-type="float" office:value="76" calcext:value-type="float">
            <text:p>76</text:p>
          </table:table-cell>
          <table:table-cell table:formula="of:=([.C227]/[.B227])*100" office:value-type="float" office:value="19.4373401534527" calcext:value-type="float">
            <text:p>19,44</text:p>
          </table:table-cell>
          <table:table-cell office:value-type="float" office:value="310" calcext:value-type="float">
            <text:p>310</text:p>
          </table:table-cell>
          <table:table-cell table:formula="of:=([.E227]/[.B227])*100" office:value-type="float" office:value="79.2838874680307" calcext:value-type="float">
            <text:p>79,28</text:p>
          </table:table-cell>
          <table:table-cell office:value-type="float" office:value="325" calcext:value-type="float">
            <text:p>325</text:p>
          </table:table-cell>
          <table:table-cell table:formula="of:=([.G227]/[.B227])*100" office:value-type="float" office:value="83.1202046035806" calcext:value-type="float">
            <text:p>83,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matmul_f64_4x4</text:p>
          </table:table-cell>
          <table:table-cell office:value-type="float" office:value="39118" calcext:value-type="float">
            <text:p>39118</text:p>
          </table:table-cell>
          <table:table-cell office:value-type="float" office:value="11013" calcext:value-type="float">
            <text:p>11013</text:p>
          </table:table-cell>
          <table:table-cell table:formula="of:=([.C228]/[.B228])*100" office:value-type="float" office:value="28.1532798200317" calcext:value-type="float">
            <text:p>28,15</text:p>
          </table:table-cell>
          <table:table-cell office:value-type="float" office:value="18632" calcext:value-type="float">
            <text:p>18632</text:p>
          </table:table-cell>
          <table:table-cell table:formula="of:=([.E228]/[.B228])*100" office:value-type="float" office:value="47.6302469451403" calcext:value-type="float">
            <text:p>47,63</text:p>
          </table:table-cell>
          <table:table-cell office:value-type="float" office:value="19127" calcext:value-type="float">
            <text:p>19127</text:p>
          </table:table-cell>
          <table:table-cell table:formula="of:=([.G228]/[.B228])*100" office:value-type="float" office:value="48.895649061813" calcext:value-type="float">
            <text:p>48,90</text:p>
          </table:table-cell>
          <table:table-cell office:value-type="float" office:value="30" calcext:value-type="float">
            <text:p>30</text:p>
          </table:table-cell>
          <table:table-cell office:value-type="float" office:value="3190" calcext:value-type="float">
            <text:p>3190</text:p>
          </table:table-cell>
          <table:table-cell office:value-type="float" office:value="7121" calcext:value-type="float">
            <text:p>7121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Misc/oourafft</text:p>
          </table:table-cell>
          <table:table-cell table:style-name="ce7" office:value-type="float" office:value="18040" calcext:value-type="float">
            <text:p>18040</text:p>
          </table:table-cell>
          <table:table-cell table:style-name="ce11" office:value-type="float" office:value="4440" calcext:value-type="float">
            <text:p>4440</text:p>
          </table:table-cell>
          <table:table-cell table:style-name="ce14" table:formula="of:=([.C229]/[.B229])*100" office:value-type="float" office:value="24.6119733924612" calcext:value-type="float">
            <text:p>24,61</text:p>
          </table:table-cell>
          <table:table-cell table:style-name="ce11" office:value-type="float" office:value="3005" calcext:value-type="float">
            <text:p>3005</text:p>
          </table:table-cell>
          <table:table-cell table:style-name="ce14" table:formula="of:=([.E229]/[.B229])*100" office:value-type="float" office:value="16.6574279379157" calcext:value-type="float">
            <text:p>16,66</text:p>
          </table:table-cell>
          <table:table-cell table:style-name="ce11" office:value-type="float" office:value="5809" calcext:value-type="float">
            <text:p>5809</text:p>
          </table:table-cell>
          <table:table-cell table:style-name="ce14" table:formula="of:=([.G229]/[.B229])*100" office:value-type="float" office:value="32.2006651884701" calcext:value-type="float">
            <text:p>32,20</text:p>
          </table:table-cell>
          <table:table-cell table:style-name="ce19" office:value-type="float" office:value="946" calcext:value-type="float">
            <text:p>946</text:p>
          </table:table-cell>
          <table:table-cell table:style-name="ce19" office:value-type="float" office:value="5130" calcext:value-type="float">
            <text:p>5130</text:p>
          </table:table-cell>
          <table:table-cell table:style-name="ce19" office:value-type="float" office:value="10598" calcext:value-type="float">
            <text:p>10598</text:p>
          </table:table-cell>
          <table:table-cell table:style-name="ce19" office:value-type="float" office:value="2379" calcext:value-type="float">
            <text:p>2379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3">
          <table:table-cell table:style-name="ce3" office:value-type="string" calcext:value-type="string">
            <text:p>Misc/perlin</text:p>
          </table:table-cell>
          <table:table-cell table:style-name="ce7" office:value-type="float" office:value="115" calcext:value-type="float">
            <text:p>115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formula="of:=([.C230]/[.B230])*100" office:value-type="float" office:value="13.9130434782609" calcext:value-type="float">
            <text:p>13,91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E230]/[.B230])*100" office:value-type="float" office:value="11.304347826087" calcext:value-type="float">
            <text:p>11,30</text:p>
          </table:table-cell>
          <table:table-cell table:style-name="ce11" office:value-type="float" office:value="22" calcext:value-type="float">
            <text:p>22</text:p>
          </table:table-cell>
          <table:table-cell table:style-name="ce14" table:formula="of:=([.G230]/[.B230])*100" office:value-type="float" office:value="19.1304347826087" calcext:value-type="float">
            <text:p>19,13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204" calcext:value-type="float">
            <text:p>204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Misc/pi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([.C231]/[.B231])*100"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formula="of:=([.E231]/[.B231])*100" office:value-type="float" office:value="78.2608695652174" calcext:value-type="float">
            <text:p>78,26</text:p>
          </table:table-cell>
          <table:table-cell office:value-type="float" office:value="36" calcext:value-type="float">
            <text:p>36</text:p>
          </table:table-cell>
          <table:table-cell table:formula="of:=([.G231]/[.B231])*100" office:value-type="float" office:value="78.2608695652174" calcext:value-type="float">
            <text:p>78,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ReedSolomon</text:p>
          </table:table-cell>
          <table:table-cell office:value-type="float" office:value="27089" calcext:value-type="float">
            <text:p>27089</text:p>
          </table:table-cell>
          <table:table-cell office:value-type="float" office:value="814" calcext:value-type="float">
            <text:p>814</text:p>
          </table:table-cell>
          <table:table-cell table:formula="of:=([.C232]/[.B232])*100" office:value-type="float" office:value="3.00490974196168" calcext:value-type="float">
            <text:p>3,00</text:p>
          </table:table-cell>
          <table:table-cell office:value-type="float" office:value="23748" calcext:value-type="float">
            <text:p>23748</text:p>
          </table:table-cell>
          <table:table-cell table:formula="of:=([.E232]/[.B232])*100" office:value-type="float" office:value="87.6665805308428" calcext:value-type="float">
            <text:p>87,67</text:p>
          </table:table-cell>
          <table:table-cell office:value-type="float" office:value="24491" calcext:value-type="float">
            <text:p>24491</text:p>
          </table:table-cell>
          <table:table-cell table:formula="of:=([.G232]/[.B232])*100" office:value-type="float" office:value="90.4093912658275" calcext:value-type="float">
            <text:p>90,41</text:p>
          </table:table-cell>
          <table:table-cell office:value-type="float" office:value="682" calcext:value-type="float">
            <text:p>682</text:p>
          </table:table-cell>
          <table:table-cell office:value-type="float" office:value="1028" calcext:value-type="float">
            <text:p>1028</text:p>
          </table:table-cell>
          <table:table-cell office:value-type="float" office:value="2079" calcext:value-type="float">
            <text:p>2079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richards_benchmark</text:p>
          </table:table-cell>
          <table:table-cell office:value-type="float" office:value="2028" calcext:value-type="float">
            <text:p>2028</text:p>
          </table:table-cell>
          <table:table-cell office:value-type="float" office:value="148" calcext:value-type="float">
            <text:p>148</text:p>
          </table:table-cell>
          <table:table-cell table:formula="of:=([.C233]/[.B233])*100" office:value-type="float" office:value="7.29783037475345" calcext:value-type="float">
            <text:p>7,30</text:p>
          </table:table-cell>
          <table:table-cell office:value-type="float" office:value="505" calcext:value-type="float">
            <text:p>505</text:p>
          </table:table-cell>
          <table:table-cell table:formula="of:=([.E233]/[.B233])*100" office:value-type="float" office:value="24.9013806706114" calcext:value-type="float">
            <text:p>24,90</text:p>
          </table:table-cell>
          <table:table-cell office:value-type="float" office:value="588" calcext:value-type="float">
            <text:p>588</text:p>
          </table:table-cell>
          <table:table-cell table:formula="of:=([.G233]/[.B233])*100" office:value-type="float" office:value="28.9940828402367" calcext:value-type="float">
            <text:p>28,99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308" calcext:value-type="float">
            <text:p>30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salsa20</text:p>
          </table:table-cell>
          <table:table-cell office:value-type="float" office:value="14386" calcext:value-type="float">
            <text:p>14386</text:p>
          </table:table-cell>
          <table:table-cell office:value-type="float" office:value="12450" calcext:value-type="float">
            <text:p>12450</text:p>
          </table:table-cell>
          <table:table-cell table:formula="of:=([.C234]/[.B234])*100" office:value-type="float" office:value="86.5424718476296" calcext:value-type="float">
            <text:p>86,54</text:p>
          </table:table-cell>
          <table:table-cell office:value-type="float" office:value="13141" calcext:value-type="float">
            <text:p>13141</text:p>
          </table:table-cell>
          <table:table-cell table:formula="of:=([.E234]/[.B234])*100" office:value-type="float" office:value="91.345752815237" calcext:value-type="float">
            <text:p>91,35</text:p>
          </table:table-cell>
          <table:table-cell office:value-type="float" office:value="13291" calcext:value-type="float">
            <text:p>13291</text:p>
          </table:table-cell>
          <table:table-cell table:formula="of:=([.G234]/[.B234])*100" office:value-type="float" office:value="92.3884331989434" calcext:value-type="float">
            <text:p>92,39</text:p>
          </table:table-cell>
          <table:table-cell office:value-type="float" office:value="416" calcext:value-type="float">
            <text:p>416</text:p>
          </table:table-cell>
          <table:table-cell office:value-type="float" office:value="10704" calcext:value-type="float">
            <text:p>10704</text:p>
          </table:table-cell>
          <table:table-cell office:value-type="float" office:value="21540" calcext:value-type="float">
            <text:p>2154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1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/whetstone</text:p>
          </table:table-cell>
          <table:table-cell office:value-type="float" office:value="820" calcext:value-type="float">
            <text:p>820</text:p>
          </table:table-cell>
          <table:table-cell office:value-type="float" office:value="174" calcext:value-type="float">
            <text:p>174</text:p>
          </table:table-cell>
          <table:table-cell table:formula="of:=([.C235]/[.B235])*100" office:value-type="float" office:value="21.219512195122" calcext:value-type="float">
            <text:p>21,22</text:p>
          </table:table-cell>
          <table:table-cell office:value-type="float" office:value="418" calcext:value-type="float">
            <text:p>418</text:p>
          </table:table-cell>
          <table:table-cell table:formula="of:=([.E235]/[.B235])*100" office:value-type="float" office:value="50.9756097560976" calcext:value-type="float">
            <text:p>50,98</text:p>
          </table:table-cell>
          <table:table-cell office:value-type="float" office:value="422" calcext:value-type="float">
            <text:p>422</text:p>
          </table:table-cell>
          <table:table-cell table:formula="of:=([.G235]/[.B235])*100" office:value-type="float" office:value="51.4634146341463" calcext:value-type="float">
            <text:p>51,46</text:p>
          </table:table-cell>
          <table:table-cell office:value-type="float" office:value="230" calcext:value-type="float">
            <text:p>230</text:p>
          </table:table-cell>
          <table:table-cell office:value-type="float" office:value="296" calcext:value-type="float">
            <text:p>296</text:p>
          </table:table-cell>
          <table:table-cell office:value-type="float" office:value="579" calcext:value-type="float">
            <text:p>579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datamining/correlation/correlation</text:p>
          </table:table-cell>
          <table:table-cell office:value-type="float" office:value="1909" calcext:value-type="float">
            <text:p>1909</text:p>
          </table:table-cell>
          <table:table-cell office:value-type="float" office:value="185" calcext:value-type="float">
            <text:p>185</text:p>
          </table:table-cell>
          <table:table-cell table:formula="of:=([.C236]/[.B236])*100" office:value-type="float" office:value="9.69093766369827" calcext:value-type="float">
            <text:p>9,69</text:p>
          </table:table-cell>
          <table:table-cell office:value-type="float" office:value="478" calcext:value-type="float">
            <text:p>478</text:p>
          </table:table-cell>
          <table:table-cell table:formula="of:=([.E236]/[.B236])*100" office:value-type="float" office:value="25.0392875851231" calcext:value-type="float">
            <text:p>25,04</text:p>
          </table:table-cell>
          <table:table-cell office:value-type="float" office:value="620" calcext:value-type="float">
            <text:p>620</text:p>
          </table:table-cell>
          <table:table-cell table:formula="of:=([.G236]/[.B236])*100" office:value-type="float" office:value="32.4777370350969" calcext:value-type="float">
            <text:p>32,48</text:p>
          </table:table-cell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office:value-type="float" office:value="691" calcext:value-type="float">
            <text:p>69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datamining/covariance/covariance</text:p>
          </table:table-cell>
          <table:table-cell office:value-type="float" office:value="1094" calcext:value-type="float">
            <text:p>1094</text:p>
          </table:table-cell>
          <table:table-cell office:value-type="float" office:value="132" calcext:value-type="float">
            <text:p>132</text:p>
          </table:table-cell>
          <table:table-cell table:formula="of:=([.C237]/[.B237])*100" office:value-type="float" office:value="12.0658135283364" calcext:value-type="float">
            <text:p>12,07</text:p>
          </table:table-cell>
          <table:table-cell office:value-type="float" office:value="475" calcext:value-type="float">
            <text:p>475</text:p>
          </table:table-cell>
          <table:table-cell table:formula="of:=([.E237]/[.B237])*100" office:value-type="float" office:value="43.418647166362" calcext:value-type="float">
            <text:p>43,42</text:p>
          </table:table-cell>
          <table:table-cell office:value-type="float" office:value="564" calcext:value-type="float">
            <text:p>564</text:p>
          </table:table-cell>
          <table:table-cell table:formula="of:=([.G237]/[.B237])*100" office:value-type="float" office:value="51.5539305301645" calcext:value-type="float">
            <text:p>51,55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522" calcext:value-type="float">
            <text:p>52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2mm/2mm</text:p>
          </table:table-cell>
          <table:table-cell office:value-type="float" office:value="1479" calcext:value-type="float">
            <text:p>1479</text:p>
          </table:table-cell>
          <table:table-cell office:value-type="float" office:value="118" calcext:value-type="float">
            <text:p>118</text:p>
          </table:table-cell>
          <table:table-cell table:formula="of:=([.C238]/[.B238])*100" office:value-type="float" office:value="7.97836375929682" calcext:value-type="float">
            <text:p>7,98</text:p>
          </table:table-cell>
          <table:table-cell office:value-type="float" office:value="556" calcext:value-type="float">
            <text:p>556</text:p>
          </table:table-cell>
          <table:table-cell table:formula="of:=([.E238]/[.B238])*100" office:value-type="float" office:value="37.5929682217715" calcext:value-type="float">
            <text:p>37,59</text:p>
          </table:table-cell>
          <table:table-cell office:value-type="float" office:value="631" calcext:value-type="float">
            <text:p>631</text:p>
          </table:table-cell>
          <table:table-cell table:formula="of:=([.G238]/[.B238])*100" office:value-type="float" office:value="42.6639621365788" calcext:value-type="float">
            <text:p>42,66</text:p>
          </table:table-cell>
          <table:table-cell office:value-type="float" office:value="213" calcext:value-type="float">
            <text:p>213</text:p>
          </table:table-cell>
          <table:table-cell office:value-type="float" office:value="256" calcext:value-type="float">
            <text:p>256</text:p>
          </table:table-cell>
          <table:table-cell office:value-type="float" office:value="503" calcext:value-type="float">
            <text:p>5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3mm/3mm</text:p>
          </table:table-cell>
          <table:table-cell office:value-type="float" office:value="1774" calcext:value-type="float">
            <text:p>1774</text:p>
          </table:table-cell>
          <table:table-cell office:value-type="float" office:value="126" calcext:value-type="float">
            <text:p>126</text:p>
          </table:table-cell>
          <table:table-cell table:formula="of:=([.C239]/[.B239])*100" office:value-type="float" office:value="7.10259301014656" calcext:value-type="float">
            <text:p>7,10</text:p>
          </table:table-cell>
          <table:table-cell office:value-type="float" office:value="451" calcext:value-type="float">
            <text:p>451</text:p>
          </table:table-cell>
          <table:table-cell table:formula="of:=([.E239]/[.B239])*100" office:value-type="float" office:value="25.4227733934611" calcext:value-type="float">
            <text:p>25,42</text:p>
          </table:table-cell>
          <table:table-cell office:value-type="float" office:value="534" calcext:value-type="float">
            <text:p>534</text:p>
          </table:table-cell>
          <table:table-cell table:formula="of:=([.G239]/[.B239])*100" office:value-type="float" office:value="30.1014656144307" calcext:value-type="float">
            <text:p>30,10</text:p>
          </table:table-cell>
          <table:table-cell office:value-type="float" office:value="227" calcext:value-type="float">
            <text:p>227</text:p>
          </table:table-cell>
          <table:table-cell office:value-type="float" office:value="283" calcext:value-type="float">
            <text:p>283</text:p>
          </table:table-cell>
          <table:table-cell office:value-type="float" office:value="567" calcext:value-type="float">
            <text:p>56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atax/atax</text:p>
          </table:table-cell>
          <table:table-cell office:value-type="float" office:value="997" calcext:value-type="float">
            <text:p>997</text:p>
          </table:table-cell>
          <table:table-cell office:value-type="float" office:value="110" calcext:value-type="float">
            <text:p>110</text:p>
          </table:table-cell>
          <table:table-cell table:formula="of:=([.C240]/[.B240])*100" office:value-type="float" office:value="11.0330992978937" calcext:value-type="float">
            <text:p>11,03</text:p>
          </table:table-cell>
          <table:table-cell office:value-type="float" office:value="450" calcext:value-type="float">
            <text:p>450</text:p>
          </table:table-cell>
          <table:table-cell table:formula="of:=([.E240]/[.B240])*100" office:value-type="float" office:value="45.135406218656" calcext:value-type="float">
            <text:p>45,14</text:p>
          </table:table-cell>
          <table:table-cell office:value-type="float" office:value="517" calcext:value-type="float">
            <text:p>517</text:p>
          </table:table-cell>
          <table:table-cell table:formula="of:=([.G240]/[.B240])*100" office:value-type="float" office:value="51.8555667001003" calcext:value-type="float">
            <text:p>51,86</text:p>
          </table:table-cell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bicg/bicg</text:p>
          </table:table-cell>
          <table:table-cell office:value-type="float" office:value="1194" calcext:value-type="float">
            <text:p>1194</text:p>
          </table:table-cell>
          <table:table-cell office:value-type="float" office:value="115" calcext:value-type="float">
            <text:p>115</text:p>
          </table:table-cell>
          <table:table-cell table:formula="of:=([.C241]/[.B241])*100" office:value-type="float" office:value="9.63149078726968" calcext:value-type="float">
            <text:p>9,63</text:p>
          </table:table-cell>
          <table:table-cell office:value-type="float" office:value="462" calcext:value-type="float">
            <text:p>462</text:p>
          </table:table-cell>
          <table:table-cell table:formula="of:=([.E241]/[.B241])*100" office:value-type="float" office:value="38.6934673366834" calcext:value-type="float">
            <text:p>38,69</text:p>
          </table:table-cell>
          <table:table-cell office:value-type="float" office:value="534" calcext:value-type="float">
            <text:p>534</text:p>
          </table:table-cell>
          <table:table-cell table:formula="of:=([.G241]/[.B241])*100" office:value-type="float" office:value="44.7236180904523" calcext:value-type="float">
            <text:p>44,72</text:p>
          </table:table-cell>
          <table:table-cell office:value-type="float" office:value="171" calcext:value-type="float">
            <text:p>171</text:p>
          </table:table-cell>
          <table:table-cell office:value-type="float" office:value="202" calcext:value-type="float">
            <text:p>202</text:p>
          </table:table-cell>
          <table:table-cell office:value-type="float" office:value="376" calcext:value-type="float">
            <text:p>37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olybench/linear-algebra/kernels/cholesky/cholesky</text:p>
          </table:table-cell>
          <table:table-cell table:style-name="ce7" office:value-type="float" office:value="911" calcext:value-type="float">
            <text:p>911</text:p>
          </table:table-cell>
          <table:table-cell table:style-name="ce11" office:value-type="float" office:value="136" calcext:value-type="float">
            <text:p>136</text:p>
          </table:table-cell>
          <table:table-cell table:style-name="ce14" table:formula="of:=([.C242]/[.B242])*100" office:value-type="float" office:value="14.9286498353458" calcext:value-type="float">
            <text:p>14,93</text:p>
          </table:table-cell>
          <table:table-cell table:style-name="ce11" office:value-type="float" office:value="451" calcext:value-type="float">
            <text:p>451</text:p>
          </table:table-cell>
          <table:table-cell table:style-name="ce14" table:formula="of:=([.E242]/[.B242])*100" office:value-type="float" office:value="49.5060373216246" calcext:value-type="float">
            <text:p>49,51</text:p>
          </table:table-cell>
          <table:table-cell table:style-name="ce11" office:value-type="float" office:value="544" calcext:value-type="float">
            <text:p>544</text:p>
          </table:table-cell>
          <table:table-cell table:style-name="ce14" table:formula="of:=([.G242]/[.B242])*100" office:value-type="float" office:value="59.7145993413831" calcext:value-type="float">
            <text:p>59,71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509" calcext:value-type="float">
            <text:p>509</text:p>
          </table:table-cell>
          <table:table-cell table:style-name="ce19" office:value-type="float" office:value="329" calcext:value-type="float">
            <text:p>329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Polybench/linear-algebra/kernels/doitgen/doitgen</text:p>
          </table:table-cell>
          <table:table-cell office:value-type="float" office:value="1082" calcext:value-type="float">
            <text:p>1082</text:p>
          </table:table-cell>
          <table:table-cell office:value-type="float" office:value="110" calcext:value-type="float">
            <text:p>110</text:p>
          </table:table-cell>
          <table:table-cell table:formula="of:=([.C243]/[.B243])*100" office:value-type="float" office:value="10.1663585951941" calcext:value-type="float">
            <text:p>10,17</text:p>
          </table:table-cell>
          <table:table-cell office:value-type="float" office:value="452" calcext:value-type="float">
            <text:p>452</text:p>
          </table:table-cell>
          <table:table-cell table:formula="of:=([.E243]/[.B243])*100" office:value-type="float" office:value="41.7744916820702" calcext:value-type="float">
            <text:p>41,77</text:p>
          </table:table-cell>
          <table:table-cell office:value-type="float" office:value="519" calcext:value-type="float">
            <text:p>519</text:p>
          </table:table-cell>
          <table:table-cell table:formula="of:=([.G243]/[.B243])*100" office:value-type="float" office:value="47.9667282809612" calcext:value-type="float">
            <text:p>47,97</text:p>
          </table:table-cell>
          <table:table-cell office:value-type="float" office:value="188" calcext:value-type="float">
            <text:p>188</text:p>
          </table:table-cell>
          <table:table-cell office:value-type="float" office:value="229" calcext:value-type="float">
            <text:p>229</text:p>
          </table:table-cell>
          <table:table-cell office:value-type="float" office:value="421" calcext:value-type="float">
            <text:p>42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gemm/gemm</text:p>
          </table:table-cell>
          <table:table-cell office:value-type="float" office:value="1045" calcext:value-type="float">
            <text:p>1045</text:p>
          </table:table-cell>
          <table:table-cell office:value-type="float" office:value="110" calcext:value-type="float">
            <text:p>110</text:p>
          </table:table-cell>
          <table:table-cell table:formula="of:=([.C244]/[.B244])*100" office:value-type="float" office:value="10.5263157894737" calcext:value-type="float">
            <text:p>10,53</text:p>
          </table:table-cell>
          <table:table-cell office:value-type="float" office:value="526" calcext:value-type="float">
            <text:p>526</text:p>
          </table:table-cell>
          <table:table-cell table:formula="of:=([.E244]/[.B244])*100" office:value-type="float" office:value="50.3349282296651" calcext:value-type="float">
            <text:p>50,33</text:p>
          </table:table-cell>
          <table:table-cell office:value-type="float" office:value="593" calcext:value-type="float">
            <text:p>593</text:p>
          </table:table-cell>
          <table:table-cell table:formula="of:=([.G244]/[.B244])*100" office:value-type="float" office:value="56.7464114832536" calcext:value-type="float">
            <text:p>56,75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317" calcext:value-type="float">
            <text:p>31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gemver/gemver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table:formula="of:=([.C245]/[.B245])*100" office:value-type="float" office:value="0" calcext:value-type="float">
            <text:p>0,00</text:p>
          </table:table-cell>
          <table:table-cell office:value-type="float" office:value="104" calcext:value-type="float">
            <text:p>104</text:p>
          </table:table-cell>
          <table:table-cell table:formula="of:=([.E245]/[.B245])*100" office:value-type="float" office:value="4.99759730898607" calcext:value-type="float">
            <text:p>5,00</text:p>
          </table:table-cell>
          <table:table-cell office:value-type="float" office:value="104" calcext:value-type="float">
            <text:p>104</text:p>
          </table:table-cell>
          <table:table-cell table:formula="of:=([.G245]/[.B245])*100" office:value-type="float" office:value="4.99759730898607" calcext:value-type="float">
            <text:p>5,00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office:value-type="float" office:value="386" calcext:value-type="float">
            <text:p>38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gesummv/gesummv</text:p>
          </table:table-cell>
          <table:table-cell office:value-type="float" office:value="1377" calcext:value-type="float">
            <text:p>1377</text:p>
          </table:table-cell>
          <table:table-cell office:value-type="float" office:value="110" calcext:value-type="float">
            <text:p>110</text:p>
          </table:table-cell>
          <table:table-cell table:formula="of:=([.C246]/[.B246])*100" office:value-type="float" office:value="7.98838053740015" calcext:value-type="float">
            <text:p>7,99</text:p>
          </table:table-cell>
          <table:table-cell office:value-type="float" office:value="519" calcext:value-type="float">
            <text:p>519</text:p>
          </table:table-cell>
          <table:table-cell table:formula="of:=([.E246]/[.B246])*100" office:value-type="float" office:value="37.6906318082789" calcext:value-type="float">
            <text:p>37,69</text:p>
          </table:table-cell>
          <table:table-cell office:value-type="float" office:value="586" calcext:value-type="float">
            <text:p>586</text:p>
          </table:table-cell>
          <table:table-cell table:formula="of:=([.G246]/[.B246])*100" office:value-type="float" office:value="42.556281771968" calcext:value-type="float">
            <text:p>42,56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366" calcext:value-type="float">
            <text:p>36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mvt/mvt</text:p>
          </table:table-cell>
          <table:table-cell office:value-type="float" office:value="1233" calcext:value-type="float">
            <text:p>1233</text:p>
          </table:table-cell>
          <table:table-cell office:value-type="float" office:value="110" calcext:value-type="float">
            <text:p>110</text:p>
          </table:table-cell>
          <table:table-cell table:formula="of:=([.C247]/[.B247])*100" office:value-type="float" office:value="8.9213300892133" calcext:value-type="float">
            <text:p>8,92</text:p>
          </table:table-cell>
          <table:table-cell office:value-type="float" office:value="452" calcext:value-type="float">
            <text:p>452</text:p>
          </table:table-cell>
          <table:table-cell table:formula="of:=([.E247]/[.B247])*100" office:value-type="float" office:value="36.6585563665856" calcext:value-type="float">
            <text:p>36,66</text:p>
          </table:table-cell>
          <table:table-cell office:value-type="float" office:value="519" calcext:value-type="float">
            <text:p>519</text:p>
          </table:table-cell>
          <table:table-cell table:formula="of:=([.G247]/[.B247])*100" office:value-type="float" office:value="42.0924574209246" calcext:value-type="float">
            <text:p>42,09</text:p>
          </table:table-cell>
          <table:table-cell office:value-type="float" office:value="168" calcext:value-type="float">
            <text:p>168</text:p>
          </table:table-cell>
          <table:table-cell office:value-type="float" office:value="195" calcext:value-type="float">
            <text:p>195</text:p>
          </table:table-cell>
          <table:table-cell office:value-type="float" office:value="430" calcext:value-type="float">
            <text:p>43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symm/symm</text:p>
          </table:table-cell>
          <table:table-cell office:value-type="float" office:value="1200" calcext:value-type="float">
            <text:p>1200</text:p>
          </table:table-cell>
          <table:table-cell office:value-type="float" office:value="110" calcext:value-type="float">
            <text:p>110</text:p>
          </table:table-cell>
          <table:table-cell table:formula="of:=([.C248]/[.B248])*100" office:value-type="float" office:value="9.16666666666667" calcext:value-type="float">
            <text:p>9,17</text:p>
          </table:table-cell>
          <table:table-cell office:value-type="float" office:value="526" calcext:value-type="float">
            <text:p>526</text:p>
          </table:table-cell>
          <table:table-cell table:formula="of:=([.E248]/[.B248])*100" office:value-type="float" office:value="43.8333333333333" calcext:value-type="float">
            <text:p>43,83</text:p>
          </table:table-cell>
          <table:table-cell office:value-type="float" office:value="593" calcext:value-type="float">
            <text:p>593</text:p>
          </table:table-cell>
          <table:table-cell table:formula="of:=([.G248]/[.B248])*100" office:value-type="float" office:value="49.4166666666667" calcext:value-type="float">
            <text:p>49,42</text:p>
          </table:table-cell>
          <table:table-cell office:value-type="float" office:value="171" calcext:value-type="float">
            <text:p>171</text:p>
          </table:table-cell>
          <table:table-cell office:value-type="float" office:value="204" calcext:value-type="float">
            <text:p>204</text:p>
          </table:table-cell>
          <table:table-cell office:value-type="float" office:value="364" calcext:value-type="float">
            <text:p>36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syr2k/syr2k</text:p>
          </table:table-cell>
          <table:table-cell office:value-type="float" office:value="1126" calcext:value-type="float">
            <text:p>1126</text:p>
          </table:table-cell>
          <table:table-cell office:value-type="float" office:value="118" calcext:value-type="float">
            <text:p>118</text:p>
          </table:table-cell>
          <table:table-cell table:formula="of:=([.C249]/[.B249])*100" office:value-type="float" office:value="10.4795737122558" calcext:value-type="float">
            <text:p>10,48</text:p>
          </table:table-cell>
          <table:table-cell office:value-type="float" office:value="526" calcext:value-type="float">
            <text:p>526</text:p>
          </table:table-cell>
          <table:table-cell table:formula="of:=([.E249]/[.B249])*100" office:value-type="float" office:value="46.7140319715808" calcext:value-type="float">
            <text:p>46,71</text:p>
          </table:table-cell>
          <table:table-cell office:value-type="float" office:value="601" calcext:value-type="float">
            <text:p>601</text:p>
          </table:table-cell>
          <table:table-cell table:formula="of:=([.G249]/[.B249])*100" office:value-type="float" office:value="53.3747779751332" calcext:value-type="float">
            <text:p>53,37</text:p>
          </table:table-cell>
          <table:table-cell office:value-type="float" office:value="183" calcext:value-type="float">
            <text:p>183</text:p>
          </table:table-cell>
          <table:table-cell office:value-type="float" office:value="222" calcext:value-type="float">
            <text:p>222</text:p>
          </table:table-cell>
          <table:table-cell office:value-type="float" office:value="459" calcext:value-type="float">
            <text:p>45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syrk/syrk</text:p>
          </table:table-cell>
          <table:table-cell office:value-type="float" office:value="908" calcext:value-type="float">
            <text:p>908</text:p>
          </table:table-cell>
          <table:table-cell office:value-type="float" office:value="114" calcext:value-type="float">
            <text:p>114</text:p>
          </table:table-cell>
          <table:table-cell table:formula="of:=([.C250]/[.B250])*100" office:value-type="float" office:value="12.5550660792952" calcext:value-type="float">
            <text:p>12,56</text:p>
          </table:table-cell>
          <table:table-cell office:value-type="float" office:value="508" calcext:value-type="float">
            <text:p>508</text:p>
          </table:table-cell>
          <table:table-cell table:formula="of:=([.E250]/[.B250])*100" office:value-type="float" office:value="55.9471365638767" calcext:value-type="float">
            <text:p>55,95</text:p>
          </table:table-cell>
          <table:table-cell office:value-type="float" office:value="579" calcext:value-type="float">
            <text:p>579</text:p>
          </table:table-cell>
          <table:table-cell table:formula="of:=([.G250]/[.B250])*100" office:value-type="float" office:value="63.7665198237885" calcext:value-type="float">
            <text:p>63,77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  <table:table-cell office:value-type="float" office:value="413" calcext:value-type="float">
            <text:p>41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trisolv/trisolv</text:p>
          </table:table-cell>
          <table:table-cell office:value-type="float" office:value="925" calcext:value-type="float">
            <text:p>925</text:p>
          </table:table-cell>
          <table:table-cell office:value-type="float" office:value="120" calcext:value-type="float">
            <text:p>120</text:p>
          </table:table-cell>
          <table:table-cell table:formula="of:=([.C251]/[.B251])*100" office:value-type="float" office:value="12.972972972973" calcext:value-type="float">
            <text:p>12,97</text:p>
          </table:table-cell>
          <table:table-cell office:value-type="float" office:value="450" calcext:value-type="float">
            <text:p>450</text:p>
          </table:table-cell>
          <table:table-cell table:formula="of:=([.E251]/[.B251])*100" office:value-type="float" office:value="48.6486486486487" calcext:value-type="float">
            <text:p>48,65</text:p>
          </table:table-cell>
          <table:table-cell office:value-type="float" office:value="527" calcext:value-type="float">
            <text:p>527</text:p>
          </table:table-cell>
          <table:table-cell table:formula="of:=([.G251]/[.B251])*100" office:value-type="float" office:value="56.972972972973" calcext:value-type="float">
            <text:p>56,97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linear-algebra/kernels/trmm/trmm</text:p>
          </table:table-cell>
          <table:table-cell office:value-type="float" office:value="836" calcext:value-type="float">
            <text:p>836</text:p>
          </table:table-cell>
          <table:table-cell office:value-type="float" office:value="114" calcext:value-type="float">
            <text:p>114</text:p>
          </table:table-cell>
          <table:table-cell table:formula="of:=([.C252]/[.B252])*100" office:value-type="float" office:value="13.6363636363636" calcext:value-type="float">
            <text:p>13,64</text:p>
          </table:table-cell>
          <table:table-cell office:value-type="float" office:value="475" calcext:value-type="float">
            <text:p>475</text:p>
          </table:table-cell>
          <table:table-cell table:formula="of:=([.E252]/[.B252])*100" office:value-type="float" office:value="56.8181818181818" calcext:value-type="float">
            <text:p>56,82</text:p>
          </table:table-cell>
          <table:table-cell office:value-type="float" office:value="546" calcext:value-type="float">
            <text:p>546</text:p>
          </table:table-cell>
          <table:table-cell table:formula="of:=([.G252]/[.B252])*100" office:value-type="float" office:value="65.311004784689" calcext:value-type="float">
            <text:p>65,31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338" calcext:value-type="float">
            <text:p>33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olybench/linear-algebra/solvers/durbin/durbin</text:p>
          </table:table-cell>
          <table:table-cell table:style-name="ce7" office:value-type="float" office:value="1535" calcext:value-type="float">
            <text:p>1535</text:p>
          </table:table-cell>
          <table:table-cell table:style-name="ce11" office:value-type="float" office:value="70" calcext:value-type="float">
            <text:p>70</text:p>
          </table:table-cell>
          <table:table-cell table:style-name="ce14" table:formula="of:=([.C253]/[.B253])*100" office:value-type="float" office:value="4.56026058631922" calcext:value-type="float">
            <text:p>4,56</text:p>
          </table:table-cell>
          <table:table-cell table:style-name="ce11" office:value-type="float" office:value="25" calcext:value-type="float">
            <text:p>25</text:p>
          </table:table-cell>
          <table:table-cell table:style-name="ce14" table:formula="of:=([.E253]/[.B253])*100" office:value-type="float" office:value="1.62866449511401" calcext:value-type="float">
            <text:p>1,63</text:p>
          </table:table-cell>
          <table:table-cell table:style-name="ce11" office:value-type="float" office:value="94" calcext:value-type="float">
            <text:p>94</text:p>
          </table:table-cell>
          <table:table-cell table:style-name="ce14" table:formula="of:=([.G253]/[.B253])*100" office:value-type="float" office:value="6.12377850162866" calcext:value-type="float">
            <text:p>6,12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409" calcext:value-type="float">
            <text:p>409</text:p>
          </table:table-cell>
          <table:table-cell table:style-name="ce19" office:value-type="float" office:value="335" calcext:value-type="float">
            <text:p>335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table:style-name="ce4" office:value-type="string" calcext:value-type="string">
            <text:p>Polybench/linear-algebra/solvers/dynprog/dynprog</text:p>
          </table:table-cell>
          <table:table-cell table:style-name="ce8"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table:style-name="ce15" table:formula="of:=([.C254]/[.B254])*100" office:value-type="float" office:value="5.73355817875211" calcext:value-type="float">
            <text:p>5,73</text:p>
          </table:table-cell>
          <table:table-cell table:style-name="ce17" office:value-type="float" office:value="48" calcext:value-type="float">
            <text:p>48</text:p>
          </table:table-cell>
          <table:table-cell table:style-name="ce15" table:formula="of:=([.E254]/[.B254])*100" office:value-type="float" office:value="8.09443507588533" calcext:value-type="float">
            <text:p>8,09</text:p>
          </table:table-cell>
          <table:table-cell office:value-type="float" office:value="82" calcext:value-type="float">
            <text:p>82</text:p>
          </table:table-cell>
          <table:table-cell table:style-name="ce15" table:formula="of:=([.G254]/[.B254])*100" office:value-type="float" office:value="13.8279932546374" calcext:value-type="float">
            <text:p>13,83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266" calcext:value-type="float">
            <text:p>266</text:p>
          </table:table-cell>
          <table:table-cell table:style-name="ce20" office:value-type="float" office:value="248" calcext:value-type="float">
            <text:p>248</text:p>
          </table:table-cell>
          <table:table-cell table:style-name="ce24" office:value-type="string" calcext:value-type="string">
            <text:p>0.000000e+00</text:p>
          </table:table-cell>
          <table:table-cell table:style-name="ce27" table:number-columns-repeated="1011"/>
        </table:table-row>
        <table:table-row table:style-name="ro2">
          <table:table-cell office:value-type="string" calcext:value-type="string">
            <text:p>Polybench/linear-algebra/solvers/gramschmidt/gramschmidt</text:p>
          </table:table-cell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formula="of:=([.C255]/[.B255])*100" office:value-type="float" office:value="1.30576713819369" calcext:value-type="float">
            <text:p>1,31</text:p>
          </table:table-cell>
          <table:table-cell office:value-type="float" office:value="50" calcext:value-type="float">
            <text:p>50</text:p>
          </table:table-cell>
          <table:table-cell table:formula="of:=([.E255]/[.B255])*100" office:value-type="float" office:value="5.44069640914037" calcext:value-type="float">
            <text:p>5,44</text:p>
          </table:table-cell>
          <table:table-cell office:value-type="float" office:value="62" calcext:value-type="float">
            <text:p>62</text:p>
          </table:table-cell>
          <table:table-cell table:formula="of:=([.G255]/[.B255])*100" office:value-type="float" office:value="6.74646354733406" calcext:value-type="float">
            <text:p>6,75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502" calcext:value-type="float">
            <text:p>50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olybench/linear-algebra/solvers/lu/lu</text:p>
          </table:table-cell>
          <table:table-cell table:style-name="ce7" office:value-type="float" office:value="811" calcext:value-type="float">
            <text:p>811</text:p>
          </table:table-cell>
          <table:table-cell table:style-name="ce11" office:value-type="float" office:value="124" calcext:value-type="float">
            <text:p>124</text:p>
          </table:table-cell>
          <table:table-cell table:style-name="ce14" table:formula="of:=([.C256]/[.B256])*100" office:value-type="float" office:value="15.2897657213317" calcext:value-type="float">
            <text:p>15,29</text:p>
          </table:table-cell>
          <table:table-cell table:style-name="ce11" office:value-type="float" office:value="451" calcext:value-type="float">
            <text:p>451</text:p>
          </table:table-cell>
          <table:table-cell table:style-name="ce14" table:formula="of:=([.E256]/[.B256])*100" office:value-type="float" office:value="55.6103575832306" calcext:value-type="float">
            <text:p>55,61</text:p>
          </table:table-cell>
          <table:table-cell table:style-name="ce11" office:value-type="float" office:value="532" calcext:value-type="float">
            <text:p>532</text:p>
          </table:table-cell>
          <table:table-cell table:style-name="ce14" table:formula="of:=([.G256]/[.B256])*100" office:value-type="float" office:value="65.5980271270037" calcext:value-type="float">
            <text:p>65,60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457" calcext:value-type="float">
            <text:p>457</text:p>
          </table:table-cell>
          <table:table-cell table:style-name="ce19" office:value-type="float" office:value="313" calcext:value-type="float">
            <text:p>313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Polybench/medley/floyd-warshall/floyd-warshall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table:formula="of:=([.C257]/[.B257])*100" office:value-type="float" office:value="13.5635018495684" calcext:value-type="float">
            <text:p>13,56</text:p>
          </table:table-cell>
          <table:table-cell office:value-type="float" office:value="451" calcext:value-type="float">
            <text:p>451</text:p>
          </table:table-cell>
          <table:table-cell table:formula="of:=([.E257]/[.B257])*100" office:value-type="float" office:value="55.6103575832306" calcext:value-type="float">
            <text:p>55,61</text:p>
          </table:table-cell>
          <table:table-cell office:value-type="float" office:value="518" calcext:value-type="float">
            <text:p>518</text:p>
          </table:table-cell>
          <table:table-cell table:formula="of:=([.G257]/[.B257])*100" office:value-type="float" office:value="63.8717632552404" calcext:value-type="float">
            <text:p>63,87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375" calcext:value-type="float">
            <text:p>37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olybench/medley/reg_detect/reg_detect</text:p>
          </table:table-cell>
          <table:table-cell table:style-name="ce7" office:value-type="float" office:value="1189" calcext:value-type="float">
            <text:p>1189</text:p>
          </table:table-cell>
          <table:table-cell table:style-name="ce11" office:value-type="float" office:value="25" calcext:value-type="float">
            <text:p>25</text:p>
          </table:table-cell>
          <table:table-cell table:style-name="ce14" table:formula="of:=([.C258]/[.B258])*100" office:value-type="float" office:value="2.10260723296888" calcext:value-type="float">
            <text:p>2,10</text:p>
          </table:table-cell>
          <table:table-cell table:style-name="ce11" office:value-type="float" office:value="28" calcext:value-type="float">
            <text:p>28</text:p>
          </table:table-cell>
          <table:table-cell table:style-name="ce14" table:formula="of:=([.E258]/[.B258])*100" office:value-type="float" office:value="2.35492010092515" calcext:value-type="float">
            <text:p>2,35</text:p>
          </table:table-cell>
          <table:table-cell table:style-name="ce11" office:value-type="float" office:value="53" calcext:value-type="float">
            <text:p>53</text:p>
          </table:table-cell>
          <table:table-cell table:style-name="ce14" table:formula="of:=([.G258]/[.B258])*100" office:value-type="float" office:value="4.45752733389403" calcext:value-type="float">
            <text:p>4,46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383" calcext:value-type="float">
            <text:p>383</text:p>
          </table:table-cell>
          <table:table-cell table:style-name="ce19" office:value-type="float" office:value="352" calcext:value-type="float">
            <text:p>352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Polybench/stencils/adi/adi</text:p>
          </table:table-cell>
          <table:table-cell office:value-type="float" office:value="3629" calcext:value-type="float">
            <text:p>3629</text:p>
          </table:table-cell>
          <table:table-cell office:value-type="float" office:value="194" calcext:value-type="float">
            <text:p>194</text:p>
          </table:table-cell>
          <table:table-cell table:formula="of:=([.C259]/[.B259])*100" office:value-type="float" office:value="5.34582529622486" calcext:value-type="float">
            <text:p>5,35</text:p>
          </table:table-cell>
          <table:table-cell office:value-type="float" office:value="451" calcext:value-type="float">
            <text:p>451</text:p>
          </table:table-cell>
          <table:table-cell table:formula="of:=([.E259]/[.B259])*100" office:value-type="float" office:value="12.427666023698" calcext:value-type="float">
            <text:p>12,43</text:p>
          </table:table-cell>
          <table:table-cell office:value-type="float" office:value="602" calcext:value-type="float">
            <text:p>602</text:p>
          </table:table-cell>
          <table:table-cell table:formula="of:=([.G259]/[.B259])*100" office:value-type="float" office:value="16.5885918985947" calcext:value-type="float">
            <text:p>16,59</text:p>
          </table:table-cell>
          <table:table-cell office:value-type="float" office:value="297" calcext:value-type="float">
            <text:p>297</text:p>
          </table:table-cell>
          <table:table-cell office:value-type="float" office:value="427" calcext:value-type="float">
            <text:p>427</text:p>
          </table:table-cell>
          <table:table-cell office:value-type="float" office:value="967" calcext:value-type="float">
            <text:p>967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stencils/fdtd-2d/fdtd-2d</text:p>
          </table:table-cell>
          <table:table-cell office:value-type="float" office:value="1684" calcext:value-type="float">
            <text:p>1684</text:p>
          </table:table-cell>
          <table:table-cell office:value-type="float" office:value="163" calcext:value-type="float">
            <text:p>163</text:p>
          </table:table-cell>
          <table:table-cell table:formula="of:=([.C260]/[.B260])*100" office:value-type="float" office:value="9.67933491686461" calcext:value-type="float">
            <text:p>9,68</text:p>
          </table:table-cell>
          <table:table-cell office:value-type="float" office:value="460" calcext:value-type="float">
            <text:p>460</text:p>
          </table:table-cell>
          <table:table-cell table:formula="of:=([.E260]/[.B260])*100" office:value-type="float" office:value="27.3159144893112" calcext:value-type="float">
            <text:p>27,32</text:p>
          </table:table-cell>
          <table:table-cell office:value-type="float" office:value="579" calcext:value-type="float">
            <text:p>579</text:p>
          </table:table-cell>
          <table:table-cell table:formula="of:=([.G260]/[.B260])*100" office:value-type="float" office:value="34.3824228028504" calcext:value-type="float">
            <text:p>34,38</text:p>
          </table:table-cell>
          <table:table-cell office:value-type="float" office:value="233" calcext:value-type="float">
            <text:p>233</text:p>
          </table:table-cell>
          <table:table-cell office:value-type="float" office:value="304" calcext:value-type="float">
            <text:p>304</text:p>
          </table:table-cell>
          <table:table-cell office:value-type="float" office:value="638" calcext:value-type="float">
            <text:p>63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stencils/fdtd-apml/fdtd-apml</text:p>
          </table:table-cell>
          <table:table-cell office:value-type="float" office:value="22557" calcext:value-type="float">
            <text:p>22557</text:p>
          </table:table-cell>
          <table:table-cell office:value-type="float" office:value="169" calcext:value-type="float">
            <text:p>169</text:p>
          </table:table-cell>
          <table:table-cell table:formula="of:=([.C261]/[.B261])*100" office:value-type="float" office:value="0.74921310457951" calcext:value-type="float">
            <text:p>0,75</text:p>
          </table:table-cell>
          <table:table-cell office:value-type="float" office:value="266" calcext:value-type="float">
            <text:p>266</text:p>
          </table:table-cell>
          <table:table-cell table:formula="of:=([.E261]/[.B261])*100" office:value-type="float" office:value="1.17923482732633" calcext:value-type="float">
            <text:p>1,18</text:p>
          </table:table-cell>
          <table:table-cell office:value-type="float" office:value="435" calcext:value-type="float">
            <text:p>435</text:p>
          </table:table-cell>
          <table:table-cell table:formula="of:=([.G261]/[.B261])*100" office:value-type="float" office:value="1.92844793190584" calcext:value-type="float">
            <text:p>1,93</text:p>
          </table:table-cell>
          <table:table-cell office:value-type="float" office:value="405" calcext:value-type="float">
            <text:p>405</text:p>
          </table:table-cell>
          <table:table-cell office:value-type="float" office:value="661" calcext:value-type="float">
            <text:p>661</text:p>
          </table:table-cell>
          <table:table-cell office:value-type="float" office:value="1198" calcext:value-type="float">
            <text:p>1198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ench/stencils/jacobi-1d-imper/jacobi-1d-imper</text:p>
          </table:table-cell>
          <table:table-cell office:value-type="float" office:value="777" calcext:value-type="float">
            <text:p>777</text:p>
          </table:table-cell>
          <table:table-cell office:value-type="float" office:value="118" calcext:value-type="float">
            <text:p>118</text:p>
          </table:table-cell>
          <table:table-cell table:formula="of:=([.C262]/[.B262])*100" office:value-type="float" office:value="15.1866151866152" calcext:value-type="float">
            <text:p>15,19</text:p>
          </table:table-cell>
          <table:table-cell office:value-type="float" office:value="451" calcext:value-type="float">
            <text:p>451</text:p>
          </table:table-cell>
          <table:table-cell table:formula="of:=([.E262]/[.B262])*100" office:value-type="float" office:value="58.043758043758" calcext:value-type="float">
            <text:p>58,04</text:p>
          </table:table-cell>
          <table:table-cell office:value-type="float" office:value="525" calcext:value-type="float">
            <text:p>525</text:p>
          </table:table-cell>
          <table:table-cell table:formula="of:=([.G262]/[.B262])*100" office:value-type="float" office:value="67.5675675675676" calcext:value-type="float">
            <text:p>67,57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olybench/stencils/jacobi-2d-imper/jacobi-2d-imper</text:p>
          </table:table-cell>
          <table:table-cell table:style-name="ce7" office:value-type="float" office:value="916" calcext:value-type="float">
            <text:p>916</text:p>
          </table:table-cell>
          <table:table-cell table:style-name="ce11" office:value-type="float" office:value="146" calcext:value-type="float">
            <text:p>146</text:p>
          </table:table-cell>
          <table:table-cell table:style-name="ce14" table:formula="of:=([.C263]/[.B263])*100" office:value-type="float" office:value="15.938864628821" calcext:value-type="float">
            <text:p>15,94</text:p>
          </table:table-cell>
          <table:table-cell table:style-name="ce11" office:value-type="float" office:value="451" calcext:value-type="float">
            <text:p>451</text:p>
          </table:table-cell>
          <table:table-cell table:style-name="ce14" table:formula="of:=([.E263]/[.B263])*100" office:value-type="float" office:value="49.235807860262" calcext:value-type="float">
            <text:p>49,24</text:p>
          </table:table-cell>
          <table:table-cell table:style-name="ce11" office:value-type="float" office:value="554" calcext:value-type="float">
            <text:p>554</text:p>
          </table:table-cell>
          <table:table-cell table:style-name="ce14" table:formula="of:=([.G263]/[.B263])*100" office:value-type="float" office:value="60.4803493449782" calcext:value-type="float">
            <text:p>60,48</text:p>
          </table:table-cell>
          <table:table-cell table:style-name="ce19" office:value-type="float" office:value="166" calcext:value-type="float">
            <text:p>166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344" calcext:value-type="float">
            <text:p>344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Polybench/stencils/seidel-2d/seidel-2d</text:p>
          </table:table-cell>
          <table:table-cell office:value-type="float" office:value="916" calcext:value-type="float">
            <text:p>916</text:p>
          </table:table-cell>
          <table:table-cell office:value-type="float" office:value="199" calcext:value-type="float">
            <text:p>199</text:p>
          </table:table-cell>
          <table:table-cell table:formula="of:=([.C264]/[.B264])*100" office:value-type="float" office:value="21.7248908296943" calcext:value-type="float">
            <text:p>21,72</text:p>
          </table:table-cell>
          <table:table-cell office:value-type="float" office:value="478" calcext:value-type="float">
            <text:p>478</text:p>
          </table:table-cell>
          <table:table-cell table:formula="of:=([.E264]/[.B264])*100" office:value-type="float" office:value="52.1834061135371" calcext:value-type="float">
            <text:p>52,18</text:p>
          </table:table-cell>
          <table:table-cell office:value-type="float" office:value="622" calcext:value-type="float">
            <text:p>622</text:p>
          </table:table-cell>
          <table:table-cell table:formula="of:=([.G264]/[.B264])*100" office:value-type="float" office:value="67.9039301310044" calcext:value-type="float">
            <text:p>67,90</text:p>
          </table:table-cell>
          <table:table-cell office:value-type="float" office:value="162" calcext:value-type="float">
            <text:p>162</text:p>
          </table:table-cell>
          <table:table-cell office:value-type="float" office:value="238" calcext:value-type="float">
            <text:p>238</text:p>
          </table:table-cell>
          <table:table-cell office:value-type="float" office:value="490" calcext:value-type="float">
            <text:p>49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ackermann</text:p>
          </table:table-cell>
          <table:table-cell office:value-type="float" office:value="214" calcext:value-type="float">
            <text:p>214</text:p>
          </table:table-cell>
          <table:table-cell office:value-type="float" office:value="17" calcext:value-type="float">
            <text:p>17</text:p>
          </table:table-cell>
          <table:table-cell table:formula="of:=([.C265]/[.B265])*100" office:value-type="float" office:value="7.94392523364486" calcext:value-type="float">
            <text:p>7,94</text:p>
          </table:table-cell>
          <table:table-cell office:value-type="float" office:value="34" calcext:value-type="float">
            <text:p>34</text:p>
          </table:table-cell>
          <table:table-cell table:formula="of:=([.E265]/[.B265])*100" office:value-type="float" office:value="15.8878504672897" calcext:value-type="float">
            <text:p>15,89</text:p>
          </table:table-cell>
          <table:table-cell office:value-type="float" office:value="42" calcext:value-type="float">
            <text:p>42</text:p>
          </table:table-cell>
          <table:table-cell table:formula="of:=([.G265]/[.B265])*100" office:value-type="float" office:value="19.6261682242991" calcext:value-type="float">
            <text:p>19,63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ary</text:p>
          </table:table-cell>
          <table:table-cell office:value-type="float" office:value="1087" calcext:value-type="float">
            <text:p>1087</text:p>
          </table:table-cell>
          <table:table-cell office:value-type="float" office:value="68" calcext:value-type="float">
            <text:p>68</text:p>
          </table:table-cell>
          <table:table-cell table:formula="of:=([.C266]/[.B266])*100" office:value-type="float" office:value="6.2557497700092" calcext:value-type="float">
            <text:p>6,26</text:p>
          </table:table-cell>
          <table:table-cell office:value-type="float" office:value="177" calcext:value-type="float">
            <text:p>177</text:p>
          </table:table-cell>
          <table:table-cell table:formula="of:=([.E266]/[.B266])*100" office:value-type="float" office:value="16.2833486660534" calcext:value-type="float">
            <text:p>16,28</text:p>
          </table:table-cell>
          <table:table-cell office:value-type="float" office:value="221" calcext:value-type="float">
            <text:p>221</text:p>
          </table:table-cell>
          <table:table-cell table:formula="of:=([.G266]/[.B266])*100" office:value-type="float" office:value="20.3311867525299" calcext:value-type="float">
            <text:p>20,33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213" calcext:value-type="float">
            <text:p>21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ary2</text:p>
          </table:table-cell>
          <table:table-cell office:value-type="float" office:value="2221" calcext:value-type="float">
            <text:p>2221</text:p>
          </table:table-cell>
          <table:table-cell office:value-type="float" office:value="68" calcext:value-type="float">
            <text:p>68</text:p>
          </table:table-cell>
          <table:table-cell table:formula="of:=([.C267]/[.B267])*100" office:value-type="float" office:value="3.06168392615939" calcext:value-type="float">
            <text:p>3,06</text:p>
          </table:table-cell>
          <table:table-cell office:value-type="float" office:value="231" calcext:value-type="float">
            <text:p>231</text:p>
          </table:table-cell>
          <table:table-cell table:formula="of:=([.E267]/[.B267])*100" office:value-type="float" office:value="10.4007203962179" calcext:value-type="float">
            <text:p>10,40</text:p>
          </table:table-cell>
          <table:table-cell office:value-type="float" office:value="275" calcext:value-type="float">
            <text:p>275</text:p>
          </table:table-cell>
          <table:table-cell table:formula="of:=([.G267]/[.B267])*100" office:value-type="float" office:value="12.3818099954975" calcext:value-type="float">
            <text:p>12,38</text:p>
          </table:table-cell>
          <table:table-cell office:value-type="float" office:value="290" calcext:value-type="float">
            <text:p>290</text:p>
          </table:table-cell>
          <table:table-cell office:value-type="float" office:value="179" calcext:value-type="float">
            <text:p>179</text:p>
          </table:table-cell>
          <table:table-cell office:value-type="float" office:value="329" calcext:value-type="float">
            <text:p>3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ary3</text:p>
          </table:table-cell>
          <table:table-cell office:value-type="float" office:value="1267" calcext:value-type="float">
            <text:p>1267</text:p>
          </table:table-cell>
          <table:table-cell office:value-type="float" office:value="72" calcext:value-type="float">
            <text:p>72</text:p>
          </table:table-cell>
          <table:table-cell table:formula="of:=([.C268]/[.B268])*100" office:value-type="float" office:value="5.68271507498027" calcext:value-type="float">
            <text:p>5,68</text:p>
          </table:table-cell>
          <table:table-cell office:value-type="float" office:value="225" calcext:value-type="float">
            <text:p>225</text:p>
          </table:table-cell>
          <table:table-cell table:formula="of:=([.E268]/[.B268])*100" office:value-type="float" office:value="17.7584846093133" calcext:value-type="float">
            <text:p>17,76</text:p>
          </table:table-cell>
          <table:table-cell office:value-type="float" office:value="271" calcext:value-type="float">
            <text:p>271</text:p>
          </table:table-cell>
          <table:table-cell table:formula="of:=([.G268]/[.B268])*100" office:value-type="float" office:value="21.3891081294396" calcext:value-type="float">
            <text:p>21,39</text:p>
          </table:table-cell>
          <table:table-cell office:value-type="float" office:value="244" calcext:value-type="float">
            <text:p>244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EH/except</text:p>
          </table:table-cell>
          <table:table-cell office:value-type="float" office:value="361" calcext:value-type="float">
            <text:p>361</text:p>
          </table:table-cell>
          <table:table-cell office:value-type="float" office:value="18" calcext:value-type="float">
            <text:p>18</text:p>
          </table:table-cell>
          <table:table-cell table:formula="of:=([.C269]/[.B269])*100" office:value-type="float" office:value="4.98614958448754" calcext:value-type="float">
            <text:p>4,99</text:p>
          </table:table-cell>
          <table:table-cell office:value-type="float" office:value="79" calcext:value-type="float">
            <text:p>79</text:p>
          </table:table-cell>
          <table:table-cell table:formula="of:=([.E269]/[.B269])*100" office:value-type="float" office:value="21.8836565096953" calcext:value-type="float">
            <text:p>21,88</text:p>
          </table:table-cell>
          <table:table-cell office:value-type="float" office:value="87" calcext:value-type="float">
            <text:p>87</text:p>
          </table:table-cell>
          <table:table-cell table:formula="of:=([.G269]/[.B269])*100" office:value-type="float" office:value="24.0997229916898" calcext:value-type="float">
            <text:p>24,1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hootout-C++/fibo</text:p>
          </table:table-cell>
          <table:table-cell table:style-name="ce7" office:value-type="float" office:value="112" calcext:value-type="float">
            <text:p>112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C270]/[.B270])*100" office:value-type="float" office:value="11.6071428571429" calcext:value-type="float">
            <text:p>11,61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E270]/[.B270])*100" office:value-type="float" office:value="11.6071428571429" calcext:value-type="float">
            <text:p>11,61</text:p>
          </table:table-cell>
          <table:table-cell table:style-name="ce11" office:value-type="float" office:value="19" calcext:value-type="float">
            <text:p>19</text:p>
          </table:table-cell>
          <table:table-cell table:style-name="ce14" table:formula="of:=([.G270]/[.B270])*100" office:value-type="float" office:value="16.9642857142857" calcext:value-type="float">
            <text:p>16,96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80" calcext:value-type="float">
            <text:p>80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3">
          <table:table-cell table:style-name="ce3" office:value-type="string" calcext:value-type="string">
            <text:p>Shootout-C++/hash</text:p>
          </table:table-cell>
          <table:table-cell table:style-name="ce7" office:value-type="float" office:value="16637" calcext:value-type="float">
            <text:p>16637</text:p>
          </table:table-cell>
          <table:table-cell table:style-name="ce11" office:value-type="float" office:value="1351" calcext:value-type="float">
            <text:p>1351</text:p>
          </table:table-cell>
          <table:table-cell table:style-name="ce14" table:formula="of:=([.C271]/[.B271])*100" office:value-type="float" office:value="8.12045440884775" calcext:value-type="float">
            <text:p>8,12</text:p>
          </table:table-cell>
          <table:table-cell table:style-name="ce11" office:value-type="float" office:value="1557" calcext:value-type="float">
            <text:p>1557</text:p>
          </table:table-cell>
          <table:table-cell table:style-name="ce14" table:formula="of:=([.E271]/[.B271])*100" office:value-type="float" office:value="9.35865841197331" calcext:value-type="float">
            <text:p>9,36</text:p>
          </table:table-cell>
          <table:table-cell table:style-name="ce11" office:value-type="float" office:value="2663" calcext:value-type="float">
            <text:p>2663</text:p>
          </table:table-cell>
          <table:table-cell table:style-name="ce14" table:formula="of:=([.G271]/[.B271])*100" office:value-type="float" office:value="16.0064915549678" calcext:value-type="float">
            <text:p>16,01</text:p>
          </table:table-cell>
          <table:table-cell table:style-name="ce19" office:value-type="float" office:value="765" calcext:value-type="float">
            <text:p>765</text:p>
          </table:table-cell>
          <table:table-cell table:style-name="ce19" office:value-type="float" office:value="524" calcext:value-type="float">
            <text:p>524</text:p>
          </table:table-cell>
          <table:table-cell table:style-name="ce19" office:value-type="float" office:value="1060" calcext:value-type="float">
            <text:p>1060</text:p>
          </table:table-cell>
          <table:table-cell table:style-name="ce19" office:value-type="float" office:value="1420" calcext:value-type="float">
            <text:p>1420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Shootout-C++/hash2</text:p>
          </table:table-cell>
          <table:table-cell office:value-type="float" office:value="18847" calcext:value-type="float">
            <text:p>18847</text:p>
          </table:table-cell>
          <table:table-cell office:value-type="float" office:value="1405" calcext:value-type="float">
            <text:p>1405</text:p>
          </table:table-cell>
          <table:table-cell table:formula="of:=([.C272]/[.B272])*100" office:value-type="float" office:value="7.45476733697671" calcext:value-type="float">
            <text:p>7,45</text:p>
          </table:table-cell>
          <table:table-cell office:value-type="float" office:value="2401" calcext:value-type="float">
            <text:p>2401</text:p>
          </table:table-cell>
          <table:table-cell table:formula="of:=([.E272]/[.B272])*100" office:value-type="float" office:value="12.7394280256805" calcext:value-type="float">
            <text:p>12,74</text:p>
          </table:table-cell>
          <table:table-cell office:value-type="float" office:value="3533" calcext:value-type="float">
            <text:p>3533</text:p>
          </table:table-cell>
          <table:table-cell table:formula="of:=([.G272]/[.B272])*100" office:value-type="float" office:value="18.7456889690667" calcext:value-type="float">
            <text:p>18,75</text:p>
          </table:table-cell>
          <table:table-cell office:value-type="float" office:value="857" calcext:value-type="float">
            <text:p>857</text:p>
          </table:table-cell>
          <table:table-cell office:value-type="float" office:value="585" calcext:value-type="float">
            <text:p>585</text:p>
          </table:table-cell>
          <table:table-cell office:value-type="float" office:value="1151" calcext:value-type="float">
            <text:p>115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hootout-C++/heapsort</text:p>
          </table:table-cell>
          <table:table-cell table:style-name="ce8"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style-name="ce15" table:formula="of:=([.C273]/[.B273])*100" office:value-type="float" office:value="8.33333333333333" calcext:value-type="float">
            <text:p>8,33</text:p>
          </table:table-cell>
          <table:table-cell table:style-name="ce17" office:value-type="float" office:value="26" calcext:value-type="float">
            <text:p>26</text:p>
          </table:table-cell>
          <table:table-cell table:style-name="ce15" table:formula="of:=([.E273]/[.B273])*100" office:value-type="float" office:value="24.0740740740741" calcext:value-type="float">
            <text:p>24,07</text:p>
          </table:table-cell>
          <table:table-cell office:value-type="float" office:value="31" calcext:value-type="float">
            <text:p>31</text:p>
          </table:table-cell>
          <table:table-cell table:style-name="ce15" table:formula="of:=([.G273]/[.B273])*100" office:value-type="float" office:value="28.7037037037037" calcext:value-type="float">
            <text:p>28,70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34" calcext:value-type="float">
            <text:p>134</text:p>
          </table:table-cell>
          <table:table-cell table:style-name="ce24" office:value-type="string" calcext:value-type="string">
            <text:p>0.000000e+00</text:p>
          </table:table-cell>
          <table:table-cell table:style-name="ce27" table:number-columns-repeated="1011"/>
        </table:table-row>
        <table:table-row table:style-name="ro2">
          <table:table-cell office:value-type="string" calcext:value-type="string">
            <text:p>Shootout-C++/hello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formula="of:=([.C274]/[.B274])*100" office:value-type="float" office:value="10.126582278481" calcext:value-type="float">
            <text:p>10,13</text:p>
          </table:table-cell>
          <table:table-cell office:value-type="float" office:value="18" calcext:value-type="float">
            <text:p>18</text:p>
          </table:table-cell>
          <table:table-cell table:formula="of:=([.E274]/[.B274])*100" office:value-type="float" office:value="11.3924050632911" calcext:value-type="float">
            <text:p>11,39</text:p>
          </table:table-cell>
          <table:table-cell office:value-type="float" office:value="26" calcext:value-type="float">
            <text:p>26</text:p>
          </table:table-cell>
          <table:table-cell table:formula="of:=([.G274]/[.B274])*100" office:value-type="float" office:value="16.4556962025316" calcext:value-type="float">
            <text:p>16,46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lists</text:p>
          </table:table-cell>
          <table:table-cell office:value-type="float" office:value="2448" calcext:value-type="float">
            <text:p>2448</text:p>
          </table:table-cell>
          <table:table-cell office:value-type="float" office:value="57" calcext:value-type="float">
            <text:p>57</text:p>
          </table:table-cell>
          <table:table-cell table:formula="of:=([.C275]/[.B275])*100" office:value-type="float" office:value="2.32843137254902" calcext:value-type="float">
            <text:p>2,33</text:p>
          </table:table-cell>
          <table:table-cell office:value-type="float" office:value="824" calcext:value-type="float">
            <text:p>824</text:p>
          </table:table-cell>
          <table:table-cell table:formula="of:=([.E275]/[.B275])*100" office:value-type="float" office:value="33.6601307189542" calcext:value-type="float">
            <text:p>33,66</text:p>
          </table:table-cell>
          <table:table-cell office:value-type="float" office:value="869" calcext:value-type="float">
            <text:p>869</text:p>
          </table:table-cell>
          <table:table-cell table:formula="of:=([.G275]/[.B275])*100" office:value-type="float" office:value="35.4983660130719" calcext:value-type="float">
            <text:p>35,50</text:p>
          </table:table-cell>
          <table:table-cell office:value-type="float" office:value="330" calcext:value-type="float">
            <text:p>330</text:p>
          </table:table-cell>
          <table:table-cell office:value-type="float" office:value="243" calcext:value-type="float">
            <text:p>243</text:p>
          </table:table-cell>
          <table:table-cell office:value-type="float" office:value="310" calcext:value-type="float">
            <text:p>31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lists1</text:p>
          </table:table-cell>
          <table:table-cell office:value-type="float" office:value="10410" calcext:value-type="float">
            <text:p>10410</text:p>
          </table:table-cell>
          <table:table-cell office:value-type="float" office:value="59" calcext:value-type="float">
            <text:p>59</text:p>
          </table:table-cell>
          <table:table-cell table:formula="of:=([.C276]/[.B276])*100" office:value-type="float" office:value="0.566762728146014" calcext:value-type="float">
            <text:p>0,57</text:p>
          </table:table-cell>
          <table:table-cell office:value-type="float" office:value="6177" calcext:value-type="float">
            <text:p>6177</text:p>
          </table:table-cell>
          <table:table-cell table:formula="of:=([.E276]/[.B276])*100" office:value-type="float" office:value="59.3371757925072" calcext:value-type="float">
            <text:p>59,34</text:p>
          </table:table-cell>
          <table:table-cell office:value-type="float" office:value="6222" calcext:value-type="float">
            <text:p>6222</text:p>
          </table:table-cell>
          <table:table-cell table:formula="of:=([.G276]/[.B276])*100" office:value-type="float" office:value="59.7694524495677" calcext:value-type="float">
            <text:p>59,77</text:p>
          </table:table-cell>
          <table:table-cell office:value-type="float" office:value="467" calcext:value-type="float">
            <text:p>467</text:p>
          </table:table-cell>
          <table:table-cell office:value-type="float" office:value="336" calcext:value-type="float">
            <text:p>336</text:p>
          </table:table-cell>
          <table:table-cell office:value-type="float" office:value="399" calcext:value-type="float">
            <text:p>399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matrix</text:p>
          </table:table-cell>
          <table:table-cell office:value-type="float" office:value="723" calcext:value-type="float">
            <text:p>723</text:p>
          </table:table-cell>
          <table:table-cell office:value-type="float" office:value="29" calcext:value-type="float">
            <text:p>29</text:p>
          </table:table-cell>
          <table:table-cell table:formula="of:=([.C277]/[.B277])*100" office:value-type="float" office:value="4.01106500691563" calcext:value-type="float">
            <text:p>4,01</text:p>
          </table:table-cell>
          <table:table-cell office:value-type="float" office:value="72" calcext:value-type="float">
            <text:p>72</text:p>
          </table:table-cell>
          <table:table-cell table:formula="of:=([.E277]/[.B277])*100" office:value-type="float" office:value="9.95850622406639" calcext:value-type="float">
            <text:p>9,96</text:p>
          </table:table-cell>
          <table:table-cell office:value-type="float" office:value="80" calcext:value-type="float">
            <text:p>80</text:p>
          </table:table-cell>
          <table:table-cell table:formula="of:=([.G277]/[.B277])*100" office:value-type="float" office:value="11.0650069156293" calcext:value-type="float">
            <text:p>11,07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methcall</text:p>
          </table:table-cell>
          <table:table-cell office:value-type="float" office:value="886" calcext:value-type="float">
            <text:p>886</text:p>
          </table:table-cell>
          <table:table-cell office:value-type="float" office:value="61" calcext:value-type="float">
            <text:p>61</text:p>
          </table:table-cell>
          <table:table-cell table:formula="of:=([.C278]/[.B278])*100" office:value-type="float" office:value="6.88487584650113" calcext:value-type="float">
            <text:p>6,88</text:p>
          </table:table-cell>
          <table:table-cell office:value-type="float" office:value="256" calcext:value-type="float">
            <text:p>256</text:p>
          </table:table-cell>
          <table:table-cell table:formula="of:=([.E278]/[.B278])*100" office:value-type="float" office:value="28.8939051918736" calcext:value-type="float">
            <text:p>28,89</text:p>
          </table:table-cell>
          <table:table-cell office:value-type="float" office:value="285" calcext:value-type="float">
            <text:p>285</text:p>
          </table:table-cell>
          <table:table-cell table:formula="of:=([.G278]/[.B278])*100" office:value-type="float" office:value="32.1670428893905" calcext:value-type="float">
            <text:p>32,17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moments</text:p>
          </table:table-cell>
          <table:table-cell office:value-type="float" office:value="31160" calcext:value-type="float">
            <text:p>31160</text:p>
          </table:table-cell>
          <table:table-cell office:value-type="float" office:value="1158" calcext:value-type="float">
            <text:p>1158</text:p>
          </table:table-cell>
          <table:table-cell table:formula="of:=([.C279]/[.B279])*100" office:value-type="float" office:value="3.71630295250321" calcext:value-type="float">
            <text:p>3,72</text:p>
          </table:table-cell>
          <table:table-cell office:value-type="float" office:value="19361" calcext:value-type="float">
            <text:p>19361</text:p>
          </table:table-cell>
          <table:table-cell table:formula="of:=([.E279]/[.B279])*100" office:value-type="float" office:value="62.1341463414634" calcext:value-type="float">
            <text:p>62,13</text:p>
          </table:table-cell>
          <table:table-cell office:value-type="float" office:value="20036" calcext:value-type="float">
            <text:p>20036</text:p>
          </table:table-cell>
          <table:table-cell table:formula="of:=([.G279]/[.B279])*100" office:value-type="float" office:value="64.3003851091143" calcext:value-type="float">
            <text:p>64,30</text:p>
          </table:table-cell>
          <table:table-cell office:value-type="float" office:value="738" calcext:value-type="float">
            <text:p>738</text:p>
          </table:table-cell>
          <table:table-cell office:value-type="float" office:value="930" calcext:value-type="float">
            <text:p>930</text:p>
          </table:table-cell>
          <table:table-cell office:value-type="float" office:value="1502" calcext:value-type="float">
            <text:p>150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hootout-C++/nestedloop</text:p>
          </table:table-cell>
          <table:table-cell table:style-name="ce7" office:value-type="float" office:value="111" calcext:value-type="float">
            <text:p>111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C280]/[.B280])*100" office:value-type="float" office:value="11.7117117117117" calcext:value-type="float">
            <text:p>11,71</text:p>
          </table:table-cell>
          <table:table-cell table:style-name="ce11" office:value-type="float" office:value="13" calcext:value-type="float">
            <text:p>13</text:p>
          </table:table-cell>
          <table:table-cell table:style-name="ce14" table:formula="of:=([.E280]/[.B280])*100" office:value-type="float" office:value="11.7117117117117" calcext:value-type="float">
            <text:p>11,71</text:p>
          </table:table-cell>
          <table:table-cell table:style-name="ce11" office:value-type="float" office:value="19" calcext:value-type="float">
            <text:p>19</text:p>
          </table:table-cell>
          <table:table-cell table:style-name="ce14" table:formula="of:=([.G280]/[.B280])*100" office:value-type="float" office:value="17.1171171171171" calcext:value-type="float">
            <text:p>17,12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134" calcext:value-type="float">
            <text:p>134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Shootout-C++/objinst</text:p>
          </table:table-cell>
          <table:table-cell office:value-type="float" office:value="1546" calcext:value-type="float">
            <text:p>1546</text:p>
          </table:table-cell>
          <table:table-cell office:value-type="float" office:value="63" calcext:value-type="float">
            <text:p>63</text:p>
          </table:table-cell>
          <table:table-cell table:formula="of:=([.C281]/[.B281])*100" office:value-type="float" office:value="4.07503234152652" calcext:value-type="float">
            <text:p>4,08</text:p>
          </table:table-cell>
          <table:table-cell office:value-type="float" office:value="488" calcext:value-type="float">
            <text:p>488</text:p>
          </table:table-cell>
          <table:table-cell table:formula="of:=([.E281]/[.B281])*100" office:value-type="float" office:value="31.5653298835705" calcext:value-type="float">
            <text:p>31,57</text:p>
          </table:table-cell>
          <table:table-cell office:value-type="float" office:value="517" calcext:value-type="float">
            <text:p>517</text:p>
          </table:table-cell>
          <table:table-cell table:formula="of:=([.G281]/[.B281])*100" office:value-type="float" office:value="33.4411384217335" calcext:value-type="float">
            <text:p>33,44</text:p>
          </table:table-cell>
          <table:table-cell office:value-type="float" office:value="118" calcext:value-type="float">
            <text:p>118</text:p>
          </table:table-cell>
          <table:table-cell office:value-type="float" office:value="99" calcext:value-type="float">
            <text:p>99</text:p>
          </table:table-cell>
          <table:table-cell office:value-type="float" office:value="162" calcext:value-type="float">
            <text:p>16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random</text:p>
          </table:table-cell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table:formula="of:=([.C282]/[.B282])*100" office:value-type="float" office:value="7.74907749077491" calcext:value-type="float">
            <text:p>7,75</text:p>
          </table:table-cell>
          <table:table-cell office:value-type="float" office:value="23" calcext:value-type="float">
            <text:p>23</text:p>
          </table:table-cell>
          <table:table-cell table:formula="of:=([.E282]/[.B282])*100" office:value-type="float" office:value="8.48708487084871" calcext:value-type="float">
            <text:p>8,49</text:p>
          </table:table-cell>
          <table:table-cell office:value-type="float" office:value="33" calcext:value-type="float">
            <text:p>33</text:p>
          </table:table-cell>
          <table:table-cell table:formula="of:=([.G282]/[.B282])*100" office:value-type="float" office:value="12.1771217712177" calcext:value-type="float">
            <text:p>12,18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hootout-C++/reversefile</text:p>
          </table:table-cell>
          <table:table-cell table:style-name="ce7" office:value-type="float" office:value="12358" calcext:value-type="float">
            <text:p>12358</text:p>
          </table:table-cell>
          <table:table-cell table:style-name="ce11" office:value-type="float" office:value="2415" calcext:value-type="float">
            <text:p>2415</text:p>
          </table:table-cell>
          <table:table-cell table:style-name="ce14" table:formula="of:=([.C283]/[.B283])*100" office:value-type="float" office:value="19.5419970869073" calcext:value-type="float">
            <text:p>19,54</text:p>
          </table:table-cell>
          <table:table-cell table:style-name="ce11" office:value-type="float" office:value="1497" calcext:value-type="float">
            <text:p>1497</text:p>
          </table:table-cell>
          <table:table-cell table:style-name="ce14" table:formula="of:=([.E283]/[.B283])*100" office:value-type="float" office:value="12.1136106166046" calcext:value-type="float">
            <text:p>12,11</text:p>
          </table:table-cell>
          <table:table-cell table:style-name="ce11" office:value-type="float" office:value="3378" calcext:value-type="float">
            <text:p>3378</text:p>
          </table:table-cell>
          <table:table-cell table:style-name="ce14" table:formula="of:=([.G283]/[.B283])*100" office:value-type="float" office:value="27.3345201488914" calcext:value-type="float">
            <text:p>27,33</text:p>
          </table:table-cell>
          <table:table-cell table:style-name="ce19" office:value-type="float" office:value="697" calcext:value-type="float">
            <text:p>697</text:p>
          </table:table-cell>
          <table:table-cell table:style-name="ce19" office:value-type="float" office:value="622" calcext:value-type="float">
            <text:p>622</text:p>
          </table:table-cell>
          <table:table-cell table:style-name="ce19" office:value-type="float" office:value="1406" calcext:value-type="float">
            <text:p>1406</text:p>
          </table:table-cell>
          <table:table-cell table:style-name="ce19" office:value-type="float" office:value="1503" calcext:value-type="float">
            <text:p>1503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Shootout-C++/sieve</text:p>
          </table:table-cell>
          <table:table-cell office:value-type="float" office:value="9777" calcext:value-type="float">
            <text:p>9777</text:p>
          </table:table-cell>
          <table:table-cell office:value-type="float" office:value="851" calcext:value-type="float">
            <text:p>851</text:p>
          </table:table-cell>
          <table:table-cell table:formula="of:=([.C284]/[.B284])*100" office:value-type="float" office:value="8.70410146261635" calcext:value-type="float">
            <text:p>8,70</text:p>
          </table:table-cell>
          <table:table-cell office:value-type="float" office:value="1253" calcext:value-type="float">
            <text:p>1253</text:p>
          </table:table-cell>
          <table:table-cell table:formula="of:=([.E284]/[.B284])*100" office:value-type="float" office:value="12.8157921652859" calcext:value-type="float">
            <text:p>12,82</text:p>
          </table:table-cell>
          <table:table-cell office:value-type="float" office:value="1946" calcext:value-type="float">
            <text:p>1946</text:p>
          </table:table-cell>
          <table:table-cell table:formula="of:=([.G284]/[.B284])*100" office:value-type="float" office:value="19.9038559885445" calcext:value-type="float">
            <text:p>19,90</text:p>
          </table:table-cell>
          <table:table-cell office:value-type="float" office:value="511" calcext:value-type="float">
            <text:p>511</text:p>
          </table:table-cell>
          <table:table-cell office:value-type="float" office:value="388" calcext:value-type="float">
            <text:p>388</text:p>
          </table:table-cell>
          <table:table-cell office:value-type="float" office:value="705" calcext:value-type="float">
            <text:p>70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spellcheck</text:p>
          </table:table-cell>
          <table:table-cell office:value-type="float" office:value="12286" calcext:value-type="float">
            <text:p>12286</text:p>
          </table:table-cell>
          <table:table-cell office:value-type="float" office:value="360" calcext:value-type="float">
            <text:p>360</text:p>
          </table:table-cell>
          <table:table-cell table:formula="of:=([.C285]/[.B285])*100" office:value-type="float" office:value="2.93016441478105" calcext:value-type="float">
            <text:p>2,93</text:p>
          </table:table-cell>
          <table:table-cell office:value-type="float" office:value="5569" calcext:value-type="float">
            <text:p>5569</text:p>
          </table:table-cell>
          <table:table-cell table:formula="of:=([.E285]/[.B285])*100" office:value-type="float" office:value="45.3280156275435" calcext:value-type="float">
            <text:p>45,33</text:p>
          </table:table-cell>
          <table:table-cell office:value-type="float" office:value="5709" calcext:value-type="float">
            <text:p>5709</text:p>
          </table:table-cell>
          <table:table-cell table:formula="of:=([.G285]/[.B285])*100" office:value-type="float" office:value="46.4675240110695" calcext:value-type="float">
            <text:p>46,47</text:p>
          </table:table-cell>
          <table:table-cell office:value-type="float" office:value="611" calcext:value-type="float">
            <text:p>611</text:p>
          </table:table-cell>
          <table:table-cell office:value-type="float" office:value="495" calcext:value-type="float">
            <text:p>495</text:p>
          </table:table-cell>
          <table:table-cell office:value-type="float" office:value="724" calcext:value-type="float">
            <text:p>724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strcat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table:formula="of:=([.C286]/[.B286])*100" office:value-type="float" office:value="8.30449826989619" calcext:value-type="float">
            <text:p>8,30</text:p>
          </table:table-cell>
          <table:table-cell office:value-type="float" office:value="47" calcext:value-type="float">
            <text:p>47</text:p>
          </table:table-cell>
          <table:table-cell table:formula="of:=([.E286]/[.B286])*100" office:value-type="float" office:value="16.2629757785467" calcext:value-type="float">
            <text:p>16,26</text:p>
          </table:table-cell>
          <table:table-cell office:value-type="float" office:value="64" calcext:value-type="float">
            <text:p>64</text:p>
          </table:table-cell>
          <table:table-cell table:formula="of:=([.G286]/[.B286])*100" office:value-type="float" office:value="22.1453287197232" calcext:value-type="float">
            <text:p>22,15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sumcol</text:p>
          </table:table-cell>
          <table:table-cell office:value-type="float" office:value="615" calcext:value-type="float">
            <text:p>615</text:p>
          </table:table-cell>
          <table:table-cell office:value-type="float" office:value="20" calcext:value-type="float">
            <text:p>20</text:p>
          </table:table-cell>
          <table:table-cell table:formula="of:=([.C287]/[.B287])*100" office:value-type="float" office:value="3.2520325203252" calcext:value-type="float">
            <text:p>3,25</text:p>
          </table:table-cell>
          <table:table-cell office:value-type="float" office:value="126" calcext:value-type="float">
            <text:p>126</text:p>
          </table:table-cell>
          <table:table-cell table:formula="of:=([.E287]/[.B287])*100" office:value-type="float" office:value="20.4878048780488" calcext:value-type="float">
            <text:p>20,49</text:p>
          </table:table-cell>
          <table:table-cell office:value-type="float" office:value="135" calcext:value-type="float">
            <text:p>135</text:p>
          </table:table-cell>
          <table:table-cell table:formula="of:=([.G287]/[.B287])*100" office:value-type="float" office:value="21.9512195121951" calcext:value-type="float">
            <text:p>21,9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wc</text:p>
          </table:table-cell>
          <table:table-cell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table:formula="of:=([.C288]/[.B288])*100" office:value-type="float" office:value="4.36893203883495" calcext:value-type="float">
            <text:p>4,37</text:p>
          </table:table-cell>
          <table:table-cell office:value-type="float" office:value="92" calcext:value-type="float">
            <text:p>92</text:p>
          </table:table-cell>
          <table:table-cell table:formula="of:=([.E288]/[.B288])*100" office:value-type="float" office:value="14.8867313915858" calcext:value-type="float">
            <text:p>14,89</text:p>
          </table:table-cell>
          <table:table-cell office:value-type="float" office:value="105" calcext:value-type="float">
            <text:p>105</text:p>
          </table:table-cell>
          <table:table-cell table:formula="of:=([.G288]/[.B288])*100" office:value-type="float" office:value="16.9902912621359" calcext:value-type="float">
            <text:p>16,99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-C++/wordfreq</text:p>
          </table:table-cell>
          <table:table-cell office:value-type="float" office:value="33912" calcext:value-type="float">
            <text:p>33912</text:p>
          </table:table-cell>
          <table:table-cell office:value-type="float" office:value="321" calcext:value-type="float">
            <text:p>321</text:p>
          </table:table-cell>
          <table:table-cell table:formula="of:=([.C289]/[.B289])*100" office:value-type="float" office:value="0.946567586694975" calcext:value-type="float">
            <text:p>0,95</text:p>
          </table:table-cell>
          <table:table-cell office:value-type="float" office:value="24846" calcext:value-type="float">
            <text:p>24846</text:p>
          </table:table-cell>
          <table:table-cell table:formula="of:=([.E289]/[.B289])*100" office:value-type="float" office:value="73.2661004953999" calcext:value-type="float">
            <text:p>73,27</text:p>
          </table:table-cell>
          <table:table-cell office:value-type="float" office:value="25019" calcext:value-type="float">
            <text:p>25019</text:p>
          </table:table-cell>
          <table:table-cell table:formula="of:=([.G289]/[.B289])*100" office:value-type="float" office:value="73.7762443972635" calcext:value-type="float">
            <text:p>73,78</text:p>
          </table:table-cell>
          <table:table-cell office:value-type="float" office:value="1074" calcext:value-type="float">
            <text:p>1074</text:p>
          </table:table-cell>
          <table:table-cell office:value-type="float" office:value="1049" calcext:value-type="float">
            <text:p>1049</text:p>
          </table:table-cell>
          <table:table-cell office:value-type="float" office:value="1356" calcext:value-type="float">
            <text:p>1356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ackerman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290]/[.B290])*100" office:value-type="float" office:value="16.6666666666667" calcext:value-type="float">
            <text:p>16,67</text:p>
          </table:table-cell>
          <table:table-cell office:value-type="float" office:value="1" calcext:value-type="float">
            <text:p>1</text:p>
          </table:table-cell>
          <table:table-cell table:formula="of:=([.E290]/[.B290])*100" office:value-type="float" office:value="16.6666666666667" calcext:value-type="float">
            <text:p>16,67</text:p>
          </table:table-cell>
          <table:table-cell office:value-type="float" office:value="1" calcext:value-type="float">
            <text:p>1</text:p>
          </table:table-cell>
          <table:table-cell table:formula="of:=([.G290]/[.B290])*100" office:value-type="float" office:value="16.6666666666667" calcext:value-type="float">
            <text:p>16,6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ary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([.C291]/[.B291])*100" office:value-type="float" office:value="0.952380952380952" calcext:value-type="float">
            <text:p>0,95</text:p>
          </table:table-cell>
          <table:table-cell office:value-type="float" office:value="66" calcext:value-type="float">
            <text:p>66</text:p>
          </table:table-cell>
          <table:table-cell table:formula="of:=([.E291]/[.B291])*100" office:value-type="float" office:value="62.8571428571429" calcext:value-type="float">
            <text:p>62,86</text:p>
          </table:table-cell>
          <table:table-cell office:value-type="float" office:value="66" calcext:value-type="float">
            <text:p>66</text:p>
          </table:table-cell>
          <table:table-cell table:formula="of:=([.G291]/[.B291])*100" office:value-type="float" office:value="62.8571428571429" calcext:value-type="float">
            <text:p>62,8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fib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292]/[.B292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formula="of:=([.E292]/[.B292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formula="of:=([.G292]/[.B292])*100" office:value-type="float" office:value="50" calcext:value-type="float">
            <text:p>50,0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hash</text:p>
          </table:table-cell>
          <table:table-cell office:value-type="float" office:value="703" calcext:value-type="float">
            <text:p>703</text:p>
          </table:table-cell>
          <table:table-cell office:value-type="float" office:value="57" calcext:value-type="float">
            <text:p>57</text:p>
          </table:table-cell>
          <table:table-cell table:formula="of:=([.C293]/[.B293])*100" office:value-type="float" office:value="8.10810810810811" calcext:value-type="float">
            <text:p>8,11</text:p>
          </table:table-cell>
          <table:table-cell office:value-type="float" office:value="179" calcext:value-type="float">
            <text:p>179</text:p>
          </table:table-cell>
          <table:table-cell table:formula="of:=([.E293]/[.B293])*100" office:value-type="float" office:value="25.4623044096728" calcext:value-type="float">
            <text:p>25,46</text:p>
          </table:table-cell>
          <table:table-cell office:value-type="float" office:value="202" calcext:value-type="float">
            <text:p>202</text:p>
          </table:table-cell>
          <table:table-cell table:formula="of:=([.G293]/[.B293])*100" office:value-type="float" office:value="28.7339971550498" calcext:value-type="float">
            <text:p>28,73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74" calcext:value-type="float">
            <text:p>17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heapsort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formula="of:=([.C294]/[.B294])*100" office:value-type="float" office:value="8.82352941176471" calcext:value-type="float">
            <text:p>8,82</text:p>
          </table:table-cell>
          <table:table-cell office:value-type="float" office:value="21" calcext:value-type="float">
            <text:p>21</text:p>
          </table:table-cell>
          <table:table-cell table:formula="of:=([.E294]/[.B294])*100" office:value-type="float" office:value="20.5882352941176" calcext:value-type="float">
            <text:p>20,59</text:p>
          </table:table-cell>
          <table:table-cell office:value-type="float" office:value="26" calcext:value-type="float">
            <text:p>26</text:p>
          </table:table-cell>
          <table:table-cell table:formula="of:=([.G294]/[.B294])*100" office:value-type="float" office:value="25.4901960784314" calcext:value-type="float">
            <text:p>25,49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hootout/lists</text:p>
          </table:table-cell>
          <table:table-cell table:style-name="ce7" office:value-type="float" office:value="1710" calcext:value-type="float">
            <text:p>1710</text:p>
          </table:table-cell>
          <table:table-cell table:style-name="ce11" office:value-type="float" office:value="224" calcext:value-type="float">
            <text:p>224</text:p>
          </table:table-cell>
          <table:table-cell table:style-name="ce14" table:formula="of:=([.C295]/[.B295])*100" office:value-type="float" office:value="13.0994152046784" calcext:value-type="float">
            <text:p>13,10</text:p>
          </table:table-cell>
          <table:table-cell table:style-name="ce11" office:value-type="float" office:value="114" calcext:value-type="float">
            <text:p>114</text:p>
          </table:table-cell>
          <table:table-cell table:style-name="ce14" table:formula="of:=([.E295]/[.B295])*100" office:value-type="float" office:value="6.66666666666667" calcext:value-type="float">
            <text:p>6,67</text:p>
          </table:table-cell>
          <table:table-cell table:style-name="ce11" office:value-type="float" office:value="294" calcext:value-type="float">
            <text:p>294</text:p>
          </table:table-cell>
          <table:table-cell table:style-name="ce14" table:formula="of:=([.G295]/[.B295])*100" office:value-type="float" office:value="17.1929824561404" calcext:value-type="float">
            <text:p>17,19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218" calcext:value-type="float">
            <text:p>218</text:p>
          </table:table-cell>
          <table:table-cell table:style-name="ce19" office:value-type="float" office:value="451" calcext:value-type="float">
            <text:p>451</text:p>
          </table:table-cell>
          <table:table-cell table:style-name="ce19" office:value-type="float" office:value="435" calcext:value-type="float">
            <text:p>435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Shootout/matrix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table:formula="of:=([.C296]/[.B296])*100" office:value-type="float" office:value="4.0625" calcext:value-type="float">
            <text:p>4,06</text:p>
          </table:table-cell>
          <table:table-cell office:value-type="float" office:value="29" calcext:value-type="float">
            <text:p>29</text:p>
          </table:table-cell>
          <table:table-cell table:formula="of:=([.E296]/[.B296])*100" office:value-type="float" office:value="9.0625" calcext:value-type="float">
            <text:p>9,06</text:p>
          </table:table-cell>
          <table:table-cell office:value-type="float" office:value="29" calcext:value-type="float">
            <text:p>29</text:p>
          </table:table-cell>
          <table:table-cell table:formula="of:=([.G296]/[.B296])*100" office:value-type="float" office:value="9.0625" calcext:value-type="float">
            <text:p>9,0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methcall</text:p>
          </table:table-cell>
          <table:table-cell office:value-type="float" office:value="368" calcext:value-type="float">
            <text:p>368</text:p>
          </table:table-cell>
          <table:table-cell office:value-type="float" office:value="36" calcext:value-type="float">
            <text:p>36</text:p>
          </table:table-cell>
          <table:table-cell table:formula="of:=([.C297]/[.B297])*100" office:value-type="float" office:value="9.78260869565217" calcext:value-type="float">
            <text:p>9,78</text:p>
          </table:table-cell>
          <table:table-cell office:value-type="float" office:value="77" calcext:value-type="float">
            <text:p>77</text:p>
          </table:table-cell>
          <table:table-cell table:formula="of:=([.E297]/[.B297])*100" office:value-type="float" office:value="20.9239130434783" calcext:value-type="float">
            <text:p>20,92</text:p>
          </table:table-cell>
          <table:table-cell office:value-type="float" office:value="94" calcext:value-type="float">
            <text:p>94</text:p>
          </table:table-cell>
          <table:table-cell table:formula="of:=([.G297]/[.B297])*100" office:value-type="float" office:value="25.5434782608696" calcext:value-type="float">
            <text:p>25,5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nestedloop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298]/[.B298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formula="of:=([.E298]/[.B298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formula="of:=([.G298]/[.B298])*100" office:value-type="float" office:value="50" calcext:value-type="float">
            <text:p>50,0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objinst</text:p>
          </table:table-cell>
          <table:table-cell office:value-type="float" office:value="551" calcext:value-type="float">
            <text:p>551</text:p>
          </table:table-cell>
          <table:table-cell office:value-type="float" office:value="46" calcext:value-type="float">
            <text:p>46</text:p>
          </table:table-cell>
          <table:table-cell table:formula="of:=([.C299]/[.B299])*100" office:value-type="float" office:value="8.34845735027223" calcext:value-type="float">
            <text:p>8,35</text:p>
          </table:table-cell>
          <table:table-cell office:value-type="float" office:value="118" calcext:value-type="float">
            <text:p>118</text:p>
          </table:table-cell>
          <table:table-cell table:formula="of:=([.E299]/[.B299])*100" office:value-type="float" office:value="21.4156079854809" calcext:value-type="float">
            <text:p>21,42</text:p>
          </table:table-cell>
          <table:table-cell office:value-type="float" office:value="137" calcext:value-type="float">
            <text:p>137</text:p>
          </table:table-cell>
          <table:table-cell table:formula="of:=([.G299]/[.B299])*100" office:value-type="float" office:value="24.8638838475499" calcext:value-type="float">
            <text:p>24,8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ootout/rando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300]/[.B300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formula="of:=([.E300]/[.B300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formula="of:=([.G300]/[.B300])*100" office:value-type="float" office:value="50" calcext:value-type="float">
            <text:p>50,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hootout/sieve</text:p>
          </table:table-cell>
          <table:table-cell table:style-name="ce9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formula="of:=([.C301]/[.B301])*100" office:value-type="float" office:value="14.2857142857143" calcext:value-type="float">
            <text:p>14,29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([.E301]/[.B301])*100" office:value-type="float" office:value="17.8571428571429" calcext:value-type="float">
            <text:p>17,86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formula="of:=([.G301]/[.B301])*100" office:value-type="float" office:value="28.5714285714286" calcext:value-type="float">
            <text:p>28,5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58" calcext:value-type="float">
            <text:p>58</text:p>
          </table:table-cell>
          <table:table-cell table:style-name="ce25" office:value-type="string" calcext:value-type="string">
            <text:p>0.000000e+00</text:p>
          </table:table-cell>
          <table:table-cell table:style-name="ce28" table:number-columns-repeated="1011"/>
        </table:table-row>
        <table:table-row table:style-name="ro2">
          <table:table-cell office:value-type="string" calcext:value-type="string">
            <text:p>Shootout/strcat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([.C302]/[.B302])*100" office:value-type="float" office:value="1.75438596491228" calcext:value-type="float">
            <text:p>1,75</text:p>
          </table:table-cell>
          <table:table-cell office:value-type="float" office:value="23" calcext:value-type="float">
            <text:p>23</text:p>
          </table:table-cell>
          <table:table-cell table:formula="of:=([.E302]/[.B302])*100" office:value-type="float" office:value="13.4502923976608" calcext:value-type="float">
            <text:p>13,45</text:p>
          </table:table-cell>
          <table:table-cell office:value-type="float" office:value="25" calcext:value-type="float">
            <text:p>25</text:p>
          </table:table-cell>
          <table:table-cell table:formula="of:=([.G302]/[.B302])*100" office:value-type="float" office:value="14.6198830409357" calcext:value-type="float">
            <text:p>14,6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PT/smallpt</text:p>
          </table:table-cell>
          <table:table-cell office:value-type="float" office:value="16222" calcext:value-type="float">
            <text:p>16222</text:p>
          </table:table-cell>
          <table:table-cell office:value-type="float" office:value="333" calcext:value-type="float">
            <text:p>333</text:p>
          </table:table-cell>
          <table:table-cell table:formula="of:=([.C303]/[.B303])*100" office:value-type="float" office:value="2.05276784613488" calcext:value-type="float">
            <text:p>2,05</text:p>
          </table:table-cell>
          <table:table-cell office:value-type="float" office:value="13757" calcext:value-type="float">
            <text:p>13757</text:p>
          </table:table-cell>
          <table:table-cell table:formula="of:=([.E303]/[.B303])*100" office:value-type="float" office:value="84.8045863641968" calcext:value-type="float">
            <text:p>84,80</text:p>
          </table:table-cell>
          <table:table-cell office:value-type="float" office:value="13849" calcext:value-type="float">
            <text:p>13849</text:p>
          </table:table-cell>
          <table:table-cell table:formula="of:=([.G303]/[.B303])*100" office:value-type="float" office:value="85.3717174207866" calcext:value-type="float">
            <text:p>85,37</text:p>
          </table:table-cell>
          <table:table-cell office:value-type="float" office:value="349" calcext:value-type="float">
            <text:p>349</text:p>
          </table:table-cell>
          <table:table-cell office:value-type="float" office:value="335" calcext:value-type="float">
            <text:p>335</text:p>
          </table:table-cell>
          <table:table-cell office:value-type="float" office:value="621" calcext:value-type="float">
            <text:p>621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anford/Bubblesort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table:formula="of:=([.C304]/[.B304])*100" office:value-type="float" office:value="15.7894736842105" calcext:value-type="float">
            <text:p>15,79</text:p>
          </table:table-cell>
          <table:table-cell office:value-type="float" office:value="83" calcext:value-type="float">
            <text:p>83</text:p>
          </table:table-cell>
          <table:table-cell table:formula="of:=([.E304]/[.B304])*100" office:value-type="float" office:value="62.406015037594" calcext:value-type="float">
            <text:p>62,41</text:p>
          </table:table-cell>
          <table:table-cell office:value-type="float" office:value="95" calcext:value-type="float">
            <text:p>95</text:p>
          </table:table-cell>
          <table:table-cell table:formula="of:=([.G304]/[.B304])*100" office:value-type="float" office:value="71.4285714285714" calcext:value-type="float">
            <text:p>71,4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anford/FloatMM</text:p>
          </table:table-cell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5" calcext:value-type="float">
            <text:p>15</text:p>
          </table:table-cell>
          <table:table-cell table:style-name="ce14" table:formula="of:=([.C305]/[.B305])*100" office:value-type="float" office:value="28.8461538461538" calcext:value-type="float">
            <text:p>28,85</text:p>
          </table:table-cell>
          <table:table-cell table:style-name="ce11" office:value-type="float" office:value="18" calcext:value-type="float">
            <text:p>18</text:p>
          </table:table-cell>
          <table:table-cell table:style-name="ce14" table:formula="of:=([.E305]/[.B305])*100" office:value-type="float" office:value="34.6153846153846" calcext:value-type="float">
            <text:p>34,62</text:p>
          </table:table-cell>
          <table:table-cell table:style-name="ce11" office:value-type="float" office:value="33" calcext:value-type="float">
            <text:p>33</text:p>
          </table:table-cell>
          <table:table-cell table:style-name="ce14" table:formula="of:=([.G305]/[.B305])*100" office:value-type="float" office:value="63.4615384615385" calcext:value-type="float">
            <text:p>63,46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12" calcext:value-type="float">
            <text:p>112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3">
          <table:table-cell table:style-name="ce3" office:value-type="string" calcext:value-type="string">
            <text:p>Stanford/IntMM</text:p>
          </table:table-cell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5" calcext:value-type="float">
            <text:p>15</text:p>
          </table:table-cell>
          <table:table-cell table:style-name="ce14" table:formula="of:=([.C306]/[.B306])*100" office:value-type="float" office:value="28.8461538461538" calcext:value-type="float">
            <text:p>28,85</text:p>
          </table:table-cell>
          <table:table-cell table:style-name="ce11" office:value-type="float" office:value="18" calcext:value-type="float">
            <text:p>18</text:p>
          </table:table-cell>
          <table:table-cell table:style-name="ce14" table:formula="of:=([.E306]/[.B306])*100" office:value-type="float" office:value="34.6153846153846" calcext:value-type="float">
            <text:p>34,62</text:p>
          </table:table-cell>
          <table:table-cell table:style-name="ce11" office:value-type="float" office:value="33" calcext:value-type="float">
            <text:p>33</text:p>
          </table:table-cell>
          <table:table-cell table:style-name="ce14" table:formula="of:=([.G306]/[.B306])*100" office:value-type="float" office:value="63.4615384615385" calcext:value-type="float">
            <text:p>63,46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104" calcext:value-type="float">
            <text:p>104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3">
          <table:table-cell table:style-name="ce3" office:value-type="string" calcext:value-type="string">
            <text:p>Stanford/Oscar</text:p>
          </table:table-cell>
          <table:table-cell table:style-name="ce7" office:value-type="float" office:value="2097" calcext:value-type="float">
            <text:p>2097</text:p>
          </table:table-cell>
          <table:table-cell table:style-name="ce11" office:value-type="float" office:value="306" calcext:value-type="float">
            <text:p>306</text:p>
          </table:table-cell>
          <table:table-cell table:style-name="ce14" table:formula="of:=([.C307]/[.B307])*100" office:value-type="float" office:value="14.5922746781116" calcext:value-type="float">
            <text:p>14,59</text:p>
          </table:table-cell>
          <table:table-cell table:style-name="ce11" office:value-type="float" office:value="360" calcext:value-type="float">
            <text:p>360</text:p>
          </table:table-cell>
          <table:table-cell table:style-name="ce14" table:formula="of:=([.E307]/[.B307])*100" office:value-type="float" office:value="17.1673819742489" calcext:value-type="float">
            <text:p>17,17</text:p>
          </table:table-cell>
          <table:table-cell table:style-name="ce11" office:value-type="float" office:value="646" calcext:value-type="float">
            <text:p>646</text:p>
          </table:table-cell>
          <table:table-cell table:style-name="ce14" table:formula="of:=([.G307]/[.B307])*100" office:value-type="float" office:value="30.8059132093467" calcext:value-type="float">
            <text:p>30,81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747" calcext:value-type="float">
            <text:p>747</text:p>
          </table:table-cell>
          <table:table-cell table:style-name="ce19" office:value-type="float" office:value="455" calcext:value-type="float">
            <text:p>455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3">
          <table:table-cell table:style-name="ce3" office:value-type="string" calcext:value-type="string">
            <text:p>Stanford/Perm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([.C308]/[.B308])*100" office:value-type="float" office:value="50" calcext:value-type="float">
            <text:p>50,00</text:p>
          </table:table-cell>
          <table:table-cell table:style-name="ce11" office:value-type="float" office:value="8" calcext:value-type="float">
            <text:p>8</text:p>
          </table:table-cell>
          <table:table-cell table:style-name="ce14" table:formula="of:=([.E308]/[.B308])*100" office:value-type="float" office:value="40" calcext:value-type="float">
            <text:p>40,00</text:p>
          </table:table-cell>
          <table:table-cell table:style-name="ce11" office:value-type="float" office:value="18" calcext:value-type="float">
            <text:p>18</text:p>
          </table:table-cell>
          <table:table-cell table:style-name="ce14" table:formula="of:=([.G308]/[.B308])*100" office:value-type="float" office:value="90" calcext:value-type="float">
            <text:p>90,0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90" calcext:value-type="float">
            <text:p>90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Stanford/Puzzle</text:p>
          </table:table-cell>
          <table:table-cell office:value-type="float" office:value="2478" calcext:value-type="float">
            <text:p>2478</text:p>
          </table:table-cell>
          <table:table-cell office:value-type="float" office:value="2" calcext:value-type="float">
            <text:p>2</text:p>
          </table:table-cell>
          <table:table-cell table:formula="of:=([.C309]/[.B309])*100" office:value-type="float" office:value="0.0807102502017756" calcext:value-type="float">
            <text:p>0,08</text:p>
          </table:table-cell>
          <table:table-cell office:value-type="float" office:value="2116" calcext:value-type="float">
            <text:p>2116</text:p>
          </table:table-cell>
          <table:table-cell table:formula="of:=([.E309]/[.B309])*100" office:value-type="float" office:value="85.3914447134786" calcext:value-type="float">
            <text:p>85,39</text:p>
          </table:table-cell>
          <table:table-cell office:value-type="float" office:value="2118" calcext:value-type="float">
            <text:p>2118</text:p>
          </table:table-cell>
          <table:table-cell table:formula="of:=([.G309]/[.B309])*100" office:value-type="float" office:value="85.4721549636804" calcext:value-type="float">
            <text:p>85,47</text:p>
          </table:table-cell>
          <table:table-cell office:value-type="float" office:value="310" calcext:value-type="float">
            <text:p>310</text:p>
          </table:table-cell>
          <table:table-cell office:value-type="float" office:value="384" calcext:value-type="float">
            <text:p>384</text:p>
          </table:table-cell>
          <table:table-cell office:value-type="float" office:value="807" calcext:value-type="float">
            <text:p>807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anford/Queens</text:p>
          </table:table-cell>
          <table:table-cell office:value-type="float" office:value="358" calcext:value-type="float">
            <text:p>358</text:p>
          </table:table-cell>
          <table:table-cell office:value-type="float" office:value="15" calcext:value-type="float">
            <text:p>15</text:p>
          </table:table-cell>
          <table:table-cell table:formula="of:=([.C310]/[.B310])*100" office:value-type="float" office:value="4.18994413407821" calcext:value-type="float">
            <text:p>4,19</text:p>
          </table:table-cell>
          <table:table-cell office:value-type="float" office:value="214" calcext:value-type="float">
            <text:p>214</text:p>
          </table:table-cell>
          <table:table-cell table:formula="of:=([.E310]/[.B310])*100" office:value-type="float" office:value="59.7765363128492" calcext:value-type="float">
            <text:p>59,78</text:p>
          </table:table-cell>
          <table:table-cell office:value-type="float" office:value="229" calcext:value-type="float">
            <text:p>229</text:p>
          </table:table-cell>
          <table:table-cell table:formula="of:=([.G310]/[.B310])*100" office:value-type="float" office:value="63.9664804469274" calcext:value-type="float">
            <text:p>63,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Stanford/Quicksort</text:p>
          </table:table-cell>
          <table:table-cell table:style-name="ce7" office:value-type="float" office:value="92" calcext:value-type="float">
            <text:p>92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([.C311]/[.B311])*100" office:value-type="float" office:value="13.0434782608696" calcext:value-type="float">
            <text:p>13,04</text:p>
          </table:table-cell>
          <table:table-cell table:style-name="ce11" office:value-type="float" office:value="42" calcext:value-type="float">
            <text:p>42</text:p>
          </table:table-cell>
          <table:table-cell table:style-name="ce14" table:formula="of:=([.E311]/[.B311])*100" office:value-type="float" office:value="45.6521739130435" calcext:value-type="float">
            <text:p>45,65</text:p>
          </table:table-cell>
          <table:table-cell table:style-name="ce11" office:value-type="float" office:value="54" calcext:value-type="float">
            <text:p>54</text:p>
          </table:table-cell>
          <table:table-cell table:style-name="ce14" table:formula="of:=([.G311]/[.B311])*100" office:value-type="float" office:value="58.695652173913" calcext:value-type="float">
            <text:p>58,7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63" calcext:value-type="float">
            <text:p>163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3">
          <table:table-cell table:style-name="ce3" office:value-type="string" calcext:value-type="string">
            <text:p>Stanford/RealMM</text:p>
          </table:table-cell>
          <table:table-cell table:style-name="ce7" office:value-type="float" office:value="52" calcext:value-type="float">
            <text:p>52</text:p>
          </table:table-cell>
          <table:table-cell table:style-name="ce11" office:value-type="float" office:value="15" calcext:value-type="float">
            <text:p>15</text:p>
          </table:table-cell>
          <table:table-cell table:style-name="ce14" table:formula="of:=([.C312]/[.B312])*100" office:value-type="float" office:value="28.8461538461538" calcext:value-type="float">
            <text:p>28,85</text:p>
          </table:table-cell>
          <table:table-cell table:style-name="ce11" office:value-type="float" office:value="18" calcext:value-type="float">
            <text:p>18</text:p>
          </table:table-cell>
          <table:table-cell table:style-name="ce14" table:formula="of:=([.E312]/[.B312])*100" office:value-type="float" office:value="34.6153846153846" calcext:value-type="float">
            <text:p>34,62</text:p>
          </table:table-cell>
          <table:table-cell table:style-name="ce11" office:value-type="float" office:value="33" calcext:value-type="float">
            <text:p>33</text:p>
          </table:table-cell>
          <table:table-cell table:style-name="ce14" table:formula="of:=([.G312]/[.B312])*100" office:value-type="float" office:value="63.4615384615385" calcext:value-type="float">
            <text:p>63,46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106" calcext:value-type="float">
            <text:p>106</text:p>
          </table:table-cell>
          <table:table-cell table:style-name="ce23" office:value-type="string" calcext:value-type="string">
            <text:p>0.000000e+00</text:p>
          </table:table-cell>
          <table:table-cell table:style-name="ce26" table:number-columns-repeated="1011"/>
        </table:table-row>
        <table:table-row table:style-name="ro2">
          <table:table-cell office:value-type="string" calcext:value-type="string">
            <text:p>Stanford/Towers</text:p>
          </table:table-cell>
          <table:table-cell office:value-type="float" office:value="231" calcext:value-type="float">
            <text:p>231</text:p>
          </table:table-cell>
          <table:table-cell office:value-type="float" office:value="12" calcext:value-type="float">
            <text:p>12</text:p>
          </table:table-cell>
          <table:table-cell table:formula="of:=([.C313]/[.B313])*100" office:value-type="float" office:value="5.1948051948052" calcext:value-type="float">
            <text:p>5,19</text:p>
          </table:table-cell>
          <table:table-cell office:value-type="float" office:value="154" calcext:value-type="float">
            <text:p>154</text:p>
          </table:table-cell>
          <table:table-cell table:formula="of:=([.E313]/[.B313])*100" office:value-type="float" office:value="66.6666666666667" calcext:value-type="float">
            <text:p>66,67</text:p>
          </table:table-cell>
          <table:table-cell office:value-type="float" office:value="166" calcext:value-type="float">
            <text:p>166</text:p>
          </table:table-cell>
          <table:table-cell table:formula="of:=([.G313]/[.B313])*100" office:value-type="float" office:value="71.8614718614719" calcext:value-type="float">
            <text:p>71,8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anford/Treesort</text:p>
          </table:table-cell>
          <table:table-cell office:value-type="float" office:value="414" calcext:value-type="float">
            <text:p>414</text:p>
          </table:table-cell>
          <table:table-cell office:value-type="float" office:value="65" calcext:value-type="float">
            <text:p>65</text:p>
          </table:table-cell>
          <table:table-cell table:formula="of:=([.C314]/[.B314])*100" office:value-type="float" office:value="15.7004830917874" calcext:value-type="float">
            <text:p>15,70</text:p>
          </table:table-cell>
          <table:table-cell office:value-type="float" office:value="98" calcext:value-type="float">
            <text:p>98</text:p>
          </table:table-cell>
          <table:table-cell table:formula="of:=([.E314]/[.B314])*100" office:value-type="float" office:value="23.6714975845411" calcext:value-type="float">
            <text:p>23,67</text:p>
          </table:table-cell>
          <table:table-cell office:value-type="float" office:value="121" calcext:value-type="float">
            <text:p>121</text:p>
          </table:table-cell>
          <table:table-cell table:formula="of:=([.G314]/[.B314])*100" office:value-type="float" office:value="29.2270531400966" calcext:value-type="float">
            <text:p>29,2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000000e+0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5:28:38.159182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4:16:13.348241464</meta:creation-date>
    <dc:date>2016-06-15T15:31:06.105882211</dc:date>
    <meta:editing-duration>PT5H28M35S</meta:editing-duration>
    <meta:editing-cycles>15</meta:editing-cycles>
    <meta:generator>LibreOffice/5.0.5.2$Linux_X86_64 LibreOffice_project/00m0$Build-2</meta:generator>
    <meta:document-statistic meta:table-count="1" meta:cell-count="4019" meta:object-count="0"/>
  </office:meta>
</office:document-meta>
</file>